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_0_37__32_-_32_Accent1" style:data-style-name="N0">
      <style:table-cell-properties fo:background-color="#9BC2E6"/>
      <style:text-properties fo:color="#FFFFFF" style:font-name="Calibri" style:font-name-asian="Calibri" style:font-name-complex="Calibri"/>
    </style:style>
    <style:style style:name="ce3" style:family="table-cell" style:parent-style-name="_54_0_37__32_-_32_Accent1" style:data-style-name="N0">
      <style:table-cell-properties style:vertical-align="middle" fo:wrap-option="wrap" fo:background-color="#9BC2E6" style:repeat-content="false"/>
      <style:paragraph-properties fo:text-align="center"/>
      <style:text-properties fo:color="#FFFFFF"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otation-angle="90" style:repeat-content="false"/>
      <style:paragraph-properties fo:text-align="center"/>
    </style:style>
    <style:style style:name="ce6" style:family="table-cell" style:parent-style-name="_54_0_37__32_-_32_Accent1" style:data-style-name="N0">
      <style:table-cell-properties style:vertical-align="automatic" fo:background-color="#9BC2E6" style:repeat-content="false"/>
      <style:paragraph-properties fo:text-align="center"/>
      <style:text-properties fo:color="#FFFFFF"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style:vertical-align="middle" style:rotation-angle="9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otation-angle="45" style:repeat-content="false"/>
      <style:paragraph-properties fo:text-align="center"/>
    </style:style>
    <style:style style:name="ce11" style:family="table-cell" style:parent-style-name="Good" style:data-style-name="N0">
      <style:table-cell-properties fo:border="thin solid #000000" style:vertical-align="automatic" fo:background-color="#CCFFCC"/>
      <style:text-properties fo:color="#006600" fo:font-size="10pt" style:font-size-asian="10pt" style:font-size-complex="10pt"/>
    </style:style>
    <style:style style:name="ce12" style:family="table-cell" style:parent-style-name="Good" style:data-style-name="N0">
      <style:table-cell-properties fo:border="thin solid #000000" style:vertical-align="automatic" fo:wrap-option="wrap" fo:background-color="#CCFFCC"/>
      <style:text-properties fo:color="#006600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/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5.84729166666667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2.91041666666667cm" style:use-optimal-column-width="true"/>
    </style:style>
    <style:style style:name="co9" style:family="table-column">
      <style:table-column-properties fo:break-before="auto" style:column-width="2.80458333333333cm" style:use-optimal-column-width="true"/>
    </style:style>
    <style:style style:name="co10" style:family="table-column">
      <style:table-column-properties fo:break-before="auto" style:column-width="2.143125cm" style:use-optimal-column-width="true"/>
    </style:style>
    <style:style style:name="co11" style:family="table-column">
      <style:table-column-properties fo:break-before="auto" style:column-width="2.48708333333333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co13" style:family="table-column">
      <style:table-column-properties fo:break-before="auto" style:column-width="2.27541666666667cm" style:use-optimal-column-width="true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79.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42.75pt" style:use-optimal-row-height="true" fo:break-before="auto"/>
    </style:style>
    <style:style style:name="ro7" style:family="table-row">
      <style:table-row-properties style:row-height="58.5pt" style:use-optimal-row-height="false" fo:break-before="auto"/>
    </style:style>
    <style:style style:name="ro8" style:family="table-row">
      <style:table-row-properties style:row-height="51.75pt" style:use-optimal-row-height="false" fo:break-before="auto"/>
    </style:style>
    <style:style style:name="ro9" style:family="table-row">
      <style:table-row-properties style:row-height="66pt" style:use-optimal-row-height="false" fo:break-before="auto"/>
    </style:style>
    <style:style style:name="ro10" style:family="table-row">
      <style:table-row-properties style:row-height="6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0" table:default-cell-style-name="ce1"/>
        <table:table-column table:style-name="co3" table:default-cell-style-name="ce1"/>
        <table:table-column table:style-name="co2" table:number-columns-repeated="12" table:default-cell-style-name="ce1"/>
        <table:table-column table:style-name="co4" table:default-cell-style-name="ce1"/>
        <table:table-column table:style-name="co2" table:number-columns-repeated="11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6315" table:default-cell-style-name="ce1"/>
        <table:table-row table:style-name="ro1">
          <table:table-cell office:value-type="string" table:style-name="ce2">
            <text:p>20_V_M_1</text:p>
          </table:table-cell>
          <table:table-cell table:number-columns-repeated="3" table:style-name="ce2"/>
          <table:table-cell office:value-type="string" table:style-name="ce2">
            <text:p>20_V_M_2</text:p>
          </table:table-cell>
          <table:table-cell table:number-columns-repeated="3" table:style-name="ce2"/>
          <table:table-cell office:value-type="string" table:style-name="ce2">
            <text:p>22_NV_M</text:p>
          </table:table-cell>
          <table:table-cell table:number-columns-repeated="3" table:style-name="ce2"/>
          <table:table-cell office:value-type="string" table:style-name="ce2">
            <text:p>37_V_F</text:p>
          </table:table-cell>
          <table:table-cell table:number-columns-repeated="3" table:style-name="ce2"/>
          <table:table-cell office:value-type="string" table:style-name="ce2">
            <text:p>32_NV_M</text:p>
          </table:table-cell>
          <table:table-cell table:number-columns-repeated="3" table:style-name="ce2"/>
          <table:table-cell office:value-type="string" table:style-name="ce2">
            <text:p>35_NV_M</text:p>
          </table:table-cell>
          <table:table-cell table:number-columns-repeated="3" table:style-name="ce2"/>
          <table:table-cell office:value-type="string" table:style-name="ce2">
            <text:p>58_NV_M</text:p>
          </table:table-cell>
          <table:table-cell table:number-columns-repeated="3" table:style-name="ce2"/>
          <table:table-cell office:value-type="string" table:style-name="ce2">
            <text:p>55_NV_F</text:p>
          </table:table-cell>
          <table:table-cell table:number-columns-repeated="3" table:style-name="ce2"/>
          <table:table-cell office:value-type="string" table:style-name="ce2">
            <text:p>32_NV_M</text:p>
          </table:table-cell>
          <table:table-cell table:number-columns-repeated="3" table:style-name="ce2"/>
          <table:table-cell office:value-type="string" table:style-name="ce2">
            <text:p>18_NV_M</text:p>
          </table:table-cell>
          <table:table-cell table:number-columns-repeated="5" table:style-name="ce2"/>
          <table:table-cell office:value-type="string" table:style-name="ce2">
            <text:p>20_V_M_1</text:p>
          </table:table-cell>
          <table:table-cell office:value-type="string" table:style-name="ce2">
            <text:p>20_V_M_2</text:p>
          </table:table-cell>
          <table:table-cell office:value-type="string" table:style-name="ce2">
            <text:p>22_NV_M</text:p>
          </table:table-cell>
          <table:table-cell office:value-type="string" table:style-name="ce2">
            <text:p>37_V_F</text:p>
          </table:table-cell>
          <table:table-cell office:value-type="string" table:style-name="ce2">
            <text:p>32_NV_M</text:p>
          </table:table-cell>
          <table:table-cell office:value-type="string" table:style-name="ce2">
            <text:p>35_NV_M</text:p>
          </table:table-cell>
          <table:table-cell office:value-type="string" table:style-name="ce2">
            <text:p>58_NV_M</text:p>
          </table:table-cell>
          <table:table-cell office:value-type="string" table:style-name="ce2">
            <text:p>55_NV_F</text:p>
          </table:table-cell>
          <table:table-cell office:value-type="string" table:style-name="ce2">
            <text:p>32_NV_M</text:p>
          </table:table-cell>
          <table:table-cell office:value-type="string" table:style-name="ce2">
            <text:p>18_NV_M</text:p>
          </table:table-cell>
          <table:table-cell table:number-columns-repeated="3" table:style-name="ce2"/>
          <table:table-cell office:value-type="string" table:style-name="ce2">
            <text:p>20_V_M_1</text:p>
          </table:table-cell>
          <table:table-cell office:value-type="string" table:style-name="ce2">
            <text:p>20_V_M_2</text:p>
          </table:table-cell>
          <table:table-cell office:value-type="string" table:style-name="ce2">
            <text:p>22_NV_M</text:p>
          </table:table-cell>
          <table:table-cell office:value-type="string" table:style-name="ce2">
            <text:p>37_V_F</text:p>
          </table:table-cell>
          <table:table-cell office:value-type="string" table:style-name="ce2">
            <text:p>32_NV_M</text:p>
          </table:table-cell>
          <table:table-cell office:value-type="string" table:style-name="ce2">
            <text:p>35_NV_M</text:p>
          </table:table-cell>
          <table:table-cell office:value-type="string" table:style-name="ce2">
            <text:p>58_NV_M</text:p>
          </table:table-cell>
          <table:table-cell office:value-type="string" table:style-name="ce2">
            <text:p>55_NV_F</text:p>
          </table:table-cell>
          <table:table-cell office:value-type="string" table:style-name="ce2">
            <text:p>32_NV_M</text:p>
          </table:table-cell>
          <table:table-cell office:value-type="string" table:style-name="ce2">
            <text:p>18_NV_M</text:p>
          </table:table-cell>
          <table:table-cell office:value-type="string" table:style-name="ce2">
            <text:p>Total</text:p>
          </table:table-cell>
          <table:table-cell office:value-type="string" table:style-name="ce3">
            <text:p>Spearman correlation</text:p>
          </table:table-cell>
          <table:table-cell office:value-type="string" table:style-name="ce4">
            <text:p>ARG total</text:p>
          </table:table-cell>
          <table:table-cell office:value-type="string" table:style-name="ce4">
            <text:p>IS Total</text:p>
          </table:table-cell>
          <table:table-cell office:value-type="string" table:style-name="ce2">
            <text:p>ARG rank</text:p>
          </table:table-cell>
          <table:table-cell office:value-type="string" table:style-name="ce2">
            <text:p>IS rank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v=0,NV=1</text:p>
          </table:table-cell>
          <table:table-cell table:number-columns-repeated="16311" table:style-name="ce2"/>
        </table:table-row>
        <table:table-row table:style-name="ro2">
          <table:table-cell office:value-type="string" table:style-name="ce1">
            <text:p>tet(Q)_4_Z21523</text:p>
          </table:table-cell>
          <table:table-cell office:value-type="float" office:value="110" table:style-name="ce1">
            <text:p>110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367" table:style-name="ce1">
            <text:p>367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192" table:style-name="ce1">
            <text:p>192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419" table:style-name="ce1">
            <text:p>419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239" table:style-name="ce1">
            <text:p>239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191" table:style-name="ce1">
            <text:p>191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326" table:style-name="ce1">
            <text:p>326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390" table:style-name="ce1">
            <text:p>390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Blo8_IS256_unknown</text:p>
          </table:table-cell>
          <table:table-cell office:value-type="float" office:value="50" table:style-name="ce1">
            <text:p>50</text:p>
          </table:table-cell>
          <table:table-cell office:value-type="float" office:value="1408" table:style-name="ce1">
            <text:p>1408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580" table:style-name="ce1">
            <text:p>580</text:p>
          </table:table-cell>
          <table:table-cell office:value-type="float" office:value="1221" table:style-name="ce1">
            <text:p>1221</text:p>
          </table:table-cell>
          <table:table-cell table:number-columns-repeated="2" table:style-name="ce1"/>
          <table:table-cell office:value-type="string" table:style-name="ce1">
            <text:p>tet(Q)_4_Z21523</text:p>
          </table:table-cell>
          <table:table-cell office:value-type="float" office:value="110" table:formula="of:=INDEX([.$A$2:.$B$17];MATCH([.$AP2];[.$A$2:.$A$17];0);2)" table:style-name="ce1">
            <text:p>110</text:p>
          </table:table-cell>
          <table:table-cell office:value-type="float" office:value="593" table:formula="of:=INDEX([.$E$2:.$F$45];MATCH([.$AP2];[.$E$2:.$E$45];0);2)" table:style-name="ce1">
            <text:p>593</text:p>
          </table:table-cell>
          <table:table-cell office:value-type="float" office:value="0" table:formula="of:=INDEX([.$I$2:.$J$45];MATCH([.$AP2];[.$I$2:.$I$45];0);2)" table:style-name="ce1">
            <text:p>#N/A</text:p>
          </table:table-cell>
          <table:table-cell office:value-type="float" office:value="0" table:formula="of:=INDEX([.$M$2:.$N$45];MATCH([.$AP2];[.$M$2:.$M$45];0);2)" table:style-name="ce1">
            <text:p>#N/A</text:p>
          </table:table-cell>
          <table:table-cell office:value-type="float" office:value="890" table:formula="of:=INDEX([.$Q$2:.$R$45];MATCH([.$AP2];[.$Q$2:.$Q$45];0);2)" table:style-name="ce1">
            <text:p>890</text:p>
          </table:table-cell>
          <table:table-cell office:value-type="float" office:value="0" table:formula="of:=INDEX([.$U$2:.$V$45];MATCH([.$AP2];[.$U$2:.$U$45];0);2)" table:style-name="ce1">
            <text:p>#N/A</text:p>
          </table:table-cell>
          <table:table-cell office:value-type="float" office:value="273" table:formula="of:=INDEX([.$Y$2:.$Z$45];MATCH([.$AP2];[.$Y$2:.$Y$45];0);2)" table:style-name="ce1">
            <text:p>273</text:p>
          </table:table-cell>
          <table:table-cell office:value-type="float" office:value="0" table:formula="of:=INDEX([.$AC$2:.$AD$45];MATCH([.$AP2];[.$AC$2:.$AC$45];0);2)" table:style-name="ce1">
            <text:p>#N/A</text:p>
          </table:table-cell>
          <table:table-cell office:value-type="float" office:value="111" table:formula="of:=INDEX([.$AG$2:.$AH$45];MATCH([.$AP2];[.$AG$2:.$AG$45];0);2)" table:style-name="ce1">
            <text:p>111</text:p>
          </table:table-cell>
          <table:table-cell office:value-type="float" office:value="0" table:formula="of:=INDEX([.$AK$2:.$AL$45];MATCH([.$AP2];[.$AK$2:.$AK$45];0);2)" table:style-name="ce1">
            <text:p>#N/A</text:p>
          </table:table-cell>
          <table:table-cell table:style-name="ce1"/>
          <table:table-cell office:value-type="string" table:number-columns-spanned="1" table:number-rows-spanned="7" table:style-name="ce9">
            <text:p>Aminoglycoside</text:p>
          </table:table-cell>
          <table:table-cell office:value-type="string" table:style-name="ce1">
            <text:p>aadA5_1_AF1373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formula="of:=SUM([.BD2:.BM2])" table:style-name="ce1">
            <text:p>14</text:p>
          </table:table-cell>
          <table:table-cell office:value-type="string" table:style-name="ce6">
            <text:p>20_V_M_1</text:p>
          </table:table-cell>
          <table:table-cell office:value-type="float" office:value="4613" table:style-name="ce4">
            <text:p>4613</text:p>
          </table:table-cell>
          <table:table-cell office:value-type="float" office:value="619" table:style-name="ce4">
            <text:p>619</text:p>
          </table:table-cell>
          <table:table-cell office:value-type="float" office:value="10" table:formula="of:=COM.MICROSOFT.RANK.AVG([.BP2];[.$BP$2:.$BP$11];0)" table:style-name="ce1">
            <text:p>10</text:p>
          </table:table-cell>
          <table:table-cell office:value-type="float" office:value="8" table:formula="of:=COM.MICROSOFT.RANK.AVG([.BQ2];[.$BQ$2:.$BQ$11];0)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11"/>
        </table:table-row>
        <table:table-row table:style-name="ro3">
          <table:table-cell office:value-type="string" table:style-name="ce1">
            <text:p>tet(W)_5_AJ427422</text:p>
          </table:table-cell>
          <table:table-cell office:value-type="float" office:value="43" table:style-name="ce1">
            <text:p>4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234" table:style-name="ce1">
            <text:p>234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sul1_26_AY524415</text:p>
          </table:table-cell>
          <table:table-cell office:value-type="float" office:value="9" table:style-name="ce1">
            <text:p>9</text:p>
          </table:table-cell>
          <table:table-cell office:value-type="float" office:value="840" table:style-name="ce1">
            <text:p>840</text:p>
          </table:table-cell>
          <table:table-cell table:style-name="ce1"/>
          <table:table-cell office:value-type="string" table:style-name="ce1">
            <text:p>ISRob1_IS66_unknown</text:p>
          </table:table-cell>
          <table:table-cell office:value-type="float" office:value="92" table:style-name="ce1">
            <text:p>92</text:p>
          </table:table-cell>
          <table:table-cell office:value-type="float" office:value="2546" table:style-name="ce1">
            <text:p>2546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404" table:style-name="ce1">
            <text:p>40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Rob1_IS66_unknown</text:p>
          </table:table-cell>
          <table:table-cell office:value-type="float" office:value="466" table:style-name="ce1">
            <text:p>466</text:p>
          </table:table-cell>
          <table:table-cell office:value-type="float" office:value="2546" table:style-name="ce1">
            <text:p>2546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104" table:style-name="ce1">
            <text:p>10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erm(B)_9_AF299292</text:p>
          </table:table-cell>
          <table:table-cell office:value-type="float" office:value="15" table:style-name="ce1">
            <text:p>15</text:p>
          </table:table-cell>
          <table:table-cell office:value-type="float" office:value="738" table:style-name="ce1">
            <text:p>738</text:p>
          </table:table-cell>
          <table:table-cell table:style-name="ce1"/>
          <table:table-cell office:value-type="string" table:style-name="ce1">
            <text:p>blaTEM-181_1_KM977568</text:p>
          </table:table-cell>
          <table:table-cell office:value-type="float" office:value="12" table:style-name="ce1">
            <text:p>12</text:p>
          </table:table-cell>
          <table:table-cell office:value-type="float" office:value="861" table:style-name="ce1">
            <text:p>861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869" table:style-name="ce1">
            <text:p>869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tet(W)_5_AJ427422</text:p>
          </table:table-cell>
          <table:table-cell office:value-type="float" office:value="43" table:formula="of:=INDEX([.$A$2:.$B$17];MATCH([.$AP3];[.$A$2:.$A$17];0);2)" table:style-name="ce1">
            <text:p>43</text:p>
          </table:table-cell>
          <table:table-cell office:value-type="float" office:value="480" table:formula="of:=INDEX([.$E$2:.$F$45];MATCH([.$AP3];[.$E$2:.$E$45];0);2)" table:style-name="ce1">
            <text:p>480</text:p>
          </table:table-cell>
          <table:table-cell office:value-type="float" office:value="395" table:formula="of:=INDEX([.$I$2:.$J$45];MATCH([.$AP3];[.$I$2:.$I$45];0);2)" table:style-name="ce1">
            <text:p>395</text:p>
          </table:table-cell>
          <table:table-cell office:value-type="float" office:value="0" table:formula="of:=INDEX([.$M$2:.$N$45];MATCH([.$AP3];[.$M$2:.$M$45];0);2)" table:style-name="ce1">
            <text:p>#N/A</text:p>
          </table:table-cell>
          <table:table-cell office:value-type="float" office:value="679" table:formula="of:=INDEX([.$Q$2:.$R$45];MATCH([.$AP3];[.$Q$2:.$Q$45];0);2)" table:style-name="ce1">
            <text:p>679</text:p>
          </table:table-cell>
          <table:table-cell office:value-type="float" office:value="502" table:formula="of:=INDEX([.$U$2:.$V$45];MATCH([.$AP3];[.$U$2:.$U$45];0);2)" table:style-name="ce1">
            <text:p>502</text:p>
          </table:table-cell>
          <table:table-cell office:value-type="float" office:value="108" table:formula="of:=INDEX([.$Y$2:.$Z$45];MATCH([.$AP3];[.$Y$2:.$Y$45];0);2)" table:style-name="ce1">
            <text:p>108</text:p>
          </table:table-cell>
          <table:table-cell office:value-type="float" office:value="348" table:formula="of:=INDEX([.$AC$2:.$AD$45];MATCH([.$AP3];[.$AC$2:.$AC$45];0);2)" table:style-name="ce1">
            <text:p>348</text:p>
          </table:table-cell>
          <table:table-cell office:value-type="float" office:value="515" table:formula="of:=INDEX([.$AG$2:.$AH$45];MATCH([.$AP3];[.$AG$2:.$AG$45];0);2)" table:style-name="ce1">
            <text:p>515</text:p>
          </table:table-cell>
          <table:table-cell office:value-type="float" office:value="869" table:formula="of:=INDEX([.$AK$2:.$AL$45];MATCH([.$AP3];[.$AK$2:.$AK$45];0);2)" table:style-name="ce1">
            <text:p>869</text:p>
          </table:table-cell>
          <table:table-cell table:style-name="ce1"/>
          <table:covered-table-cell/>
          <table:table-cell office:value-type="string" table:style-name="ce1">
            <text:p>ant(6)-Ia_3_KF864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formula="of:=SUM([.BD3:.BM3])" table:style-name="ce1">
            <text:p>47</text:p>
          </table:table-cell>
          <table:table-cell office:value-type="string" table:style-name="ce6">
            <text:p>20_V_M_2</text:p>
          </table:table-cell>
          <table:table-cell office:value-type="float" office:value="6430" table:style-name="ce4">
            <text:p>6430</text:p>
          </table:table-cell>
          <table:table-cell office:value-type="float" office:value="5242" table:style-name="ce4">
            <text:p>5242</text:p>
          </table:table-cell>
          <table:table-cell office:value-type="float" office:value="8" table:formula="of:=COM.MICROSOFT.RANK.AVG([.BP3];[.$BP$2:.$BP$11];0)" table:style-name="ce1">
            <text:p>8</text:p>
          </table:table-cell>
          <table:table-cell office:value-type="float" office:value="1" table:formula="of:=COM.MICROSOFT.RANK.AVG([.BQ3];[.$BQ$2:.$BQ$11];0)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11"/>
        </table:table-row>
        <table:table-row table:style-name="ro3">
          <table:table-cell office:value-type="string" table:style-name="ce1">
            <text:p>erm(F)_3_M17808</text:p>
          </table:table-cell>
          <table:table-cell office:value-type="float" office:value="96" table:style-name="ce1">
            <text:p>96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279" table:style-name="ce1">
            <text:p>279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blaTEM-1A_1_HM749966</text:p>
          </table:table-cell>
          <table:table-cell office:value-type="float" office:value="16" table:style-name="ce1">
            <text:p>16</text:p>
          </table:table-cell>
          <table:table-cell office:value-type="float" office:value="861" table:style-name="ce1">
            <text:p>861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503" table:style-name="ce1">
            <text:p>503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aph(3'')-Ib_1_M28829</text:p>
          </table:table-cell>
          <table:table-cell office:value-type="float" office:value="26" table:style-name="ce1">
            <text:p>26</text:p>
          </table:table-cell>
          <table:table-cell office:value-type="float" office:value="804" table:style-name="ce1">
            <text:p>804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455" table:style-name="ce1">
            <text:p>455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226" table:style-name="ce1">
            <text:p>22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blaTEM-181_1_KM977568</text:p>
          </table:table-cell>
          <table:table-cell office:value-type="float" office:value="23" table:style-name="ce1">
            <text:p>23</text:p>
          </table:table-cell>
          <table:table-cell office:value-type="float" office:value="861" table:style-name="ce1">
            <text:p>861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515" table:style-name="ce1">
            <text:p>515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440" table:style-name="ce1">
            <text:p>44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erm(F)_3_M17808</text:p>
          </table:table-cell>
          <table:table-cell office:value-type="float" office:value="96" table:formula="of:=INDEX([.$A$2:.$B$17];MATCH([.$AP4];[.$A$2:.$A$17];0);2)" table:style-name="ce1">
            <text:p>96</text:p>
          </table:table-cell>
          <table:table-cell office:value-type="float" office:value="171" table:formula="of:=INDEX([.$E$2:.$F$45];MATCH([.$AP4];[.$E$2:.$E$45];0);2)" table:style-name="ce1">
            <text:p>171</text:p>
          </table:table-cell>
          <table:table-cell office:value-type="float" office:value="1705" table:formula="of:=INDEX([.$I$2:.$J$45];MATCH([.$AP4];[.$I$2:.$I$45];0);2)" table:style-name="ce1">
            <text:p>1705</text:p>
          </table:table-cell>
          <table:table-cell office:value-type="float" office:value="534" table:formula="of:=INDEX([.$M$2:.$N$45];MATCH([.$AP4];[.$M$2:.$M$45];0);2)" table:style-name="ce1">
            <text:p>534</text:p>
          </table:table-cell>
          <table:table-cell office:value-type="float" office:value="0" table:formula="of:=INDEX([.$Q$2:.$R$45];MATCH([.$AP4];[.$Q$2:.$Q$45];0);2)" table:style-name="ce1">
            <text:p>#N/A</text:p>
          </table:table-cell>
          <table:table-cell office:value-type="float" office:value="22" table:formula="of:=INDEX([.$U$2:.$V$45];MATCH([.$AP4];[.$U$2:.$U$45];0);2)" table:style-name="ce1">
            <text:p>22</text:p>
          </table:table-cell>
          <table:table-cell office:value-type="float" office:value="409" table:formula="of:=INDEX([.$Y$2:.$Z$45];MATCH([.$AP4];[.$Y$2:.$Y$45];0);2)" table:style-name="ce1">
            <text:p>409</text:p>
          </table:table-cell>
          <table:table-cell office:value-type="float" office:value="138" table:formula="of:=INDEX([.$AC$2:.$AD$45];MATCH([.$AP4];[.$AC$2:.$AC$45];0);2)" table:style-name="ce1">
            <text:p>138</text:p>
          </table:table-cell>
          <table:table-cell office:value-type="float" office:value="190" table:formula="of:=INDEX([.$AG$2:.$AH$45];MATCH([.$AP4];[.$AG$2:.$AG$45];0);2)" table:style-name="ce1">
            <text:p>190</text:p>
          </table:table-cell>
          <table:table-cell office:value-type="float" office:value="0" table:formula="of:=INDEX([.$AK$2:.$AL$45];MATCH([.$AP4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aph(3'')-Ib_1_M288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formula="of:=SUM([.BD4:.BM4])" table:style-name="ce1">
            <text:p>26</text:p>
          </table:table-cell>
          <table:table-cell office:value-type="string" table:style-name="ce6">
            <text:p>22_NV_M</text:p>
          </table:table-cell>
          <table:table-cell office:value-type="float" office:value="11401" table:style-name="ce4">
            <text:p>11401</text:p>
          </table:table-cell>
          <table:table-cell office:value-type="float" office:value="4549" table:style-name="ce4">
            <text:p>4549</text:p>
          </table:table-cell>
          <table:table-cell office:value-type="float" office:value="4" table:formula="of:=COM.MICROSOFT.RANK.AVG([.BP4];[.$BP$2:.$BP$11];0)" table:style-name="ce1">
            <text:p>4</text:p>
          </table:table-cell>
          <table:table-cell office:value-type="float" office:value="2" table:formula="of:=COM.MICROSOFT.RANK.AVG([.BQ4];[.$BQ$2:.$BQ$11];0)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11"/>
        </table:table-row>
        <table:table-row table:style-name="ro3">
          <table:table-cell office:value-type="string" table:style-name="ce1">
            <text:p>tet(O)_3_Y07780</text:p>
          </table:table-cell>
          <table:table-cell office:value-type="float" office:value="425" table:style-name="ce1">
            <text:p>425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400" table:style-name="ce1">
            <text:p>400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sul1_9_AY963803</text:p>
          </table:table-cell>
          <table:table-cell office:value-type="float" office:value="9" table:style-name="ce1">
            <text:p>9</text:p>
          </table:table-cell>
          <table:table-cell office:value-type="float" office:value="852" table:style-name="ce1">
            <text:p>852</text:p>
          </table:table-cell>
          <table:table-cell table:style-name="ce1"/>
          <table:table-cell office:value-type="string" table:style-name="ce1">
            <text:p>tet(M)_1_X92947</text:p>
          </table:table-cell>
          <table:table-cell office:value-type="float" office:value="59" table:style-name="ce1">
            <text:p>59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aph(3'')-Ib_5_AF321551</text:p>
          </table:table-cell>
          <table:table-cell office:value-type="float" office:value="40" table:style-name="ce1">
            <text:p>40</text:p>
          </table:table-cell>
          <table:table-cell office:value-type="float" office:value="804" table:style-name="ce1">
            <text:p>804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492" table:style-name="ce1">
            <text:p>492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blaACI-1_1_AJ007350</text:p>
          </table:table-cell>
          <table:table-cell office:value-type="float" office:value="410" table:style-name="ce1">
            <text:p>410</text:p>
          </table:table-cell>
          <table:table-cell office:value-type="float" office:value="855" table:style-name="ce1">
            <text:p>855</text:p>
          </table:table-cell>
          <table:table-cell table:style-name="ce1"/>
          <table:table-cell office:value-type="string" table:style-name="ce1">
            <text:p>blaTEM-116_1_AY425988</text:p>
          </table:table-cell>
          <table:table-cell office:value-type="float" office:value="26" table:style-name="ce1">
            <text:p>26</text:p>
          </table:table-cell>
          <table:table-cell office:value-type="float" office:value="861" table:style-name="ce1">
            <text:p>861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472" table:style-name="ce1">
            <text:p>472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807" table:style-name="ce1">
            <text:p>807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tet(O)_3_Y07780</text:p>
          </table:table-cell>
          <table:table-cell office:value-type="float" office:value="425" table:formula="of:=INDEX([.$A$2:.$B$17];MATCH([.$AP5];[.$A$2:.$A$17];0);2)" table:style-name="ce1">
            <text:p>425</text:p>
          </table:table-cell>
          <table:table-cell office:value-type="float" office:value="0" table:formula="of:=INDEX([.$E$2:.$F$45];MATCH([.$AP5];[.$E$2:.$E$45];0);2)" table:style-name="ce1">
            <text:p>#N/A</text:p>
          </table:table-cell>
          <table:table-cell office:value-type="float" office:value="429" table:formula="of:=INDEX([.$I$2:.$J$45];MATCH([.$AP5];[.$I$2:.$I$45];0);2)" table:style-name="ce1">
            <text:p>429</text:p>
          </table:table-cell>
          <table:table-cell office:value-type="float" office:value="1140" table:formula="of:=INDEX([.$M$2:.$N$45];MATCH([.$AP5];[.$M$2:.$M$45];0);2)" table:style-name="ce1">
            <text:p>1140</text:p>
          </table:table-cell>
          <table:table-cell office:value-type="float" office:value="300" table:formula="of:=INDEX([.$Q$2:.$R$45];MATCH([.$AP5];[.$Q$2:.$Q$45];0);2)" table:style-name="ce1">
            <text:p>300</text:p>
          </table:table-cell>
          <table:table-cell office:value-type="float" office:value="266" table:formula="of:=INDEX([.$U$2:.$V$45];MATCH([.$AP5];[.$U$2:.$U$45];0);2)" table:style-name="ce1">
            <text:p>266</text:p>
          </table:table-cell>
          <table:table-cell office:value-type="float" office:value="0" table:formula="of:=INDEX([.$Y$2:.$Z$45];MATCH([.$AP5];[.$Y$2:.$Y$45];0);2)" table:style-name="ce1">
            <text:p>#N/A</text:p>
          </table:table-cell>
          <table:table-cell office:value-type="float" office:value="379" table:formula="of:=INDEX([.$AC$2:.$AD$45];MATCH([.$AP5];[.$AC$2:.$AC$45];0);2)" table:style-name="ce1">
            <text:p>379</text:p>
          </table:table-cell>
          <table:table-cell office:value-type="float" office:value="493" table:formula="of:=INDEX([.$AG$2:.$AH$45];MATCH([.$AP5];[.$AG$2:.$AG$45];0);2)" table:style-name="ce1">
            <text:p>493</text:p>
          </table:table-cell>
          <table:table-cell office:value-type="float" office:value="791" table:formula="of:=INDEX([.$AK$2:.$AL$45];MATCH([.$AP5];[.$AK$2:.$AK$45];0);2)" table:style-name="ce1">
            <text:p>791</text:p>
          </table:table-cell>
          <table:table-cell table:style-name="ce1"/>
          <table:covered-table-cell/>
          <table:table-cell office:value-type="string" table:style-name="ce1">
            <text:p>aph(3'')-Ib_2_AF024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formula="of:=SUM([.BD5:.BM5])" table:style-name="ce1">
            <text:p>34</text:p>
          </table:table-cell>
          <table:table-cell office:value-type="string" table:style-name="ce6">
            <text:p>37_V_F</text:p>
          </table:table-cell>
          <table:table-cell office:value-type="float" office:value="11713" table:style-name="ce4">
            <text:p>11713</text:p>
          </table:table-cell>
          <table:table-cell office:value-type="float" office:value="1837" table:style-name="ce4">
            <text:p>1837</text:p>
          </table:table-cell>
          <table:table-cell office:value-type="float" office:value="3" table:formula="of:=COM.MICROSOFT.RANK.AVG([.BP5];[.$BP$2:.$BP$11];0)" table:style-name="ce1">
            <text:p>3</text:p>
          </table:table-cell>
          <table:table-cell office:value-type="float" office:value="3" table:formula="of:=COM.MICROSOFT.RANK.AVG([.BQ5];[.$BQ$2:.$BQ$11];0)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11"/>
        </table:table-row>
        <table:table-row table:style-name="ro3">
          <table:table-cell office:value-type="string" table:style-name="ce1">
            <text:p>tet(40)_1_FJ158002</text:p>
          </table:table-cell>
          <table:table-cell office:value-type="float" office:value="163" table:style-name="ce1">
            <text:p>163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IS1R_IS1_unknown</text:p>
          </table:table-cell>
          <table:table-cell office:value-type="float" office:value="253" table:style-name="ce1">
            <text:p>253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mph(A)_1_D16251</text:p>
          </table:table-cell>
          <table:table-cell office:value-type="float" office:value="19" table:style-name="ce1">
            <text:p>19</text:p>
          </table:table-cell>
          <table:table-cell office:value-type="float" office:value="906" table:style-name="ce1">
            <text:p>906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36" table:style-name="ce1">
            <text:p>36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ISBlo11_IS3_IS150</text:p>
          </table:table-cell>
          <table:table-cell office:value-type="float" office:value="34" table:style-name="ce1">
            <text:p>34</text:p>
          </table:table-cell>
          <table:table-cell office:value-type="float" office:value="1432" table:style-name="ce1">
            <text:p>1432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302" table:style-name="ce1">
            <text:p>302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82" table:style-name="ce1">
            <text:p>82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38" table:style-name="ce1">
            <text:p>38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198" table:style-name="ce1">
            <text:p>198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791" table:style-name="ce1">
            <text:p>791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tet(40)_1_FJ158002</text:p>
          </table:table-cell>
          <table:table-cell office:value-type="float" office:value="163" table:formula="of:=INDEX([.$A$2:.$B$17];MATCH([.$AP6];[.$A$2:.$A$17];0);2)" table:style-name="ce1">
            <text:p>163</text:p>
          </table:table-cell>
          <table:table-cell office:value-type="float" office:value="271" table:formula="of:=INDEX([.$E$2:.$F$45];MATCH([.$AP6];[.$E$2:.$E$45];0);2)" table:style-name="ce1">
            <text:p>271</text:p>
          </table:table-cell>
          <table:table-cell office:value-type="float" office:value="168" table:formula="of:=INDEX([.$I$2:.$J$45];MATCH([.$AP6];[.$I$2:.$I$45];0);2)" table:style-name="ce1">
            <text:p>168</text:p>
          </table:table-cell>
          <table:table-cell office:value-type="float" office:value="119" table:formula="of:=INDEX([.$M$2:.$N$45];MATCH([.$AP6];[.$M$2:.$M$45];0);2)" table:style-name="ce1">
            <text:p>119</text:p>
          </table:table-cell>
          <table:table-cell office:value-type="float" office:value="134" table:formula="of:=INDEX([.$Q$2:.$R$45];MATCH([.$AP6];[.$Q$2:.$Q$45];0);2)" table:style-name="ce1">
            <text:p>134</text:p>
          </table:table-cell>
          <table:table-cell office:value-type="float" office:value="101" table:formula="of:=INDEX([.$U$2:.$V$45];MATCH([.$AP6];[.$U$2:.$U$45];0);2)" table:style-name="ce1">
            <text:p>101</text:p>
          </table:table-cell>
          <table:table-cell office:value-type="float" office:value="73" table:formula="of:=INDEX([.$Y$2:.$Z$45];MATCH([.$AP6];[.$Y$2:.$Y$45];0);2)" table:style-name="ce1">
            <text:p>73</text:p>
          </table:table-cell>
          <table:table-cell office:value-type="float" office:value="134" table:formula="of:=INDEX([.$AC$2:.$AD$45];MATCH([.$AP6];[.$AC$2:.$AC$45];0);2)" table:style-name="ce1">
            <text:p>134</text:p>
          </table:table-cell>
          <table:table-cell office:value-type="float" office:value="198" table:formula="of:=INDEX([.$AG$2:.$AH$45];MATCH([.$AP6];[.$AG$2:.$AG$45];0);2)" table:style-name="ce1">
            <text:p>198</text:p>
          </table:table-cell>
          <table:table-cell office:value-type="float" office:value="400" table:formula="of:=INDEX([.$AK$2:.$AL$45];MATCH([.$AP6];[.$AK$2:.$AK$45];0);2)" table:style-name="ce1">
            <text:p>400</text:p>
          </table:table-cell>
          <table:table-cell table:style-name="ce1"/>
          <table:covered-table-cell/>
          <table:table-cell office:value-type="string" table:style-name="ce1">
            <text:p>aph(3'')-Ib_5_AF321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formula="of:=SUM([.BD6:.BM6])" table:style-name="ce1">
            <text:p>40</text:p>
          </table:table-cell>
          <table:table-cell office:value-type="string" table:style-name="ce6">
            <text:p>32_NV_M</text:p>
          </table:table-cell>
          <table:table-cell office:value-type="float" office:value="9301" table:style-name="ce4">
            <text:p>9301</text:p>
          </table:table-cell>
          <table:table-cell office:value-type="float" office:value="207" table:style-name="ce4">
            <text:p>207</text:p>
          </table:table-cell>
          <table:table-cell office:value-type="float" office:value="5" table:formula="of:=COM.MICROSOFT.RANK.AVG([.BP6];[.$BP$2:.$BP$11];0)" table:style-name="ce1">
            <text:p>5</text:p>
          </table:table-cell>
          <table:table-cell office:value-type="float" office:value="10" table:formula="of:=COM.MICROSOFT.RANK.AVG([.BQ6];[.$BQ$2:.$BQ$11];0)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11"/>
        </table:table-row>
        <table:table-row table:style-name="ro3">
          <table:table-cell office:value-type="string" table:style-name="ce1">
            <text:p>tet(40)_2_AM419751</text:p>
          </table:table-cell>
          <table:table-cell office:value-type="float" office:value="253" table:style-name="ce1">
            <text:p>253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457" table:style-name="ce1">
            <text:p>457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dfrA17_7_AB196349</text:p>
          </table:table-cell>
          <table:table-cell office:value-type="float" office:value="10" table:style-name="ce1">
            <text:p>10</text:p>
          </table:table-cell>
          <table:table-cell office:value-type="float" office:value="474" table:style-name="ce1">
            <text:p>474</text:p>
          </table:table-cell>
          <table:table-cell table:style-name="ce1"/>
          <table:table-cell office:value-type="string" table:style-name="ce1">
            <text:p>cfxA4_1_AY769933</text:p>
          </table:table-cell>
          <table:table-cell office:value-type="float" office:value="35" table:style-name="ce1">
            <text:p>35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aph(6)-Id_1_M28829</text:p>
          </table:table-cell>
          <table:table-cell office:value-type="float" office:value="29" table:style-name="ce1">
            <text:p>29</text:p>
          </table:table-cell>
          <table:table-cell office:value-type="float" office:value="837" table:style-name="ce1">
            <text:p>837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182" table:style-name="ce1">
            <text:p>182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108" table:style-name="ce1">
            <text:p>108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34" table:style-name="ce1">
            <text:p>34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48" table:style-name="ce1">
            <text:p>48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67" table:style-name="ce1">
            <text:p>67</text:p>
          </table:table-cell>
          <table:table-cell office:value-type="float" office:value="966" table:style-name="ce1">
            <text:p>966</text:p>
          </table:table-cell>
          <table:table-cell table:number-columns-repeated="2" table:style-name="ce1"/>
          <table:table-cell office:value-type="string" table:style-name="ce1">
            <text:p>tet(40)_2_AM419751</text:p>
          </table:table-cell>
          <table:table-cell office:value-type="float" office:value="253" table:formula="of:=INDEX([.$A$2:.$B$17];MATCH([.$AP7];[.$A$2:.$A$17];0);2)" table:style-name="ce1">
            <text:p>253</text:p>
          </table:table-cell>
          <table:table-cell office:value-type="float" office:value="367" table:formula="of:=INDEX([.$E$2:.$F$45];MATCH([.$AP7];[.$E$2:.$E$45];0);2)" table:style-name="ce1">
            <text:p>367</text:p>
          </table:table-cell>
          <table:table-cell office:value-type="float" office:value="251" table:formula="of:=INDEX([.$I$2:.$J$45];MATCH([.$AP7];[.$I$2:.$I$45];0);2)" table:style-name="ce1">
            <text:p>251</text:p>
          </table:table-cell>
          <table:table-cell office:value-type="float" office:value="171" table:formula="of:=INDEX([.$M$2:.$N$45];MATCH([.$AP7];[.$M$2:.$M$45];0);2)" table:style-name="ce1">
            <text:p>171</text:p>
          </table:table-cell>
          <table:table-cell office:value-type="float" office:value="197" table:formula="of:=INDEX([.$Q$2:.$R$45];MATCH([.$AP7];[.$Q$2:.$Q$45];0);2)" table:style-name="ce1">
            <text:p>197</text:p>
          </table:table-cell>
          <table:table-cell office:value-type="float" office:value="0" table:formula="of:=INDEX([.$U$2:.$V$45];MATCH([.$AP7];[.$U$2:.$U$45];0);2)" table:style-name="ce1">
            <text:p>#N/A</text:p>
          </table:table-cell>
          <table:table-cell office:value-type="float" office:value="108" table:formula="of:=INDEX([.$Y$2:.$Z$45];MATCH([.$AP7];[.$Y$2:.$Y$45];0);2)" table:style-name="ce1">
            <text:p>108</text:p>
          </table:table-cell>
          <table:table-cell office:value-type="float" office:value="147" table:formula="of:=INDEX([.$AC$2:.$AD$45];MATCH([.$AP7];[.$AC$2:.$AC$45];0);2)" table:style-name="ce1">
            <text:p>147</text:p>
          </table:table-cell>
          <table:table-cell office:value-type="float" office:value="235" table:formula="of:=INDEX([.$AG$2:.$AH$45];MATCH([.$AP7];[.$AG$2:.$AG$45];0);2)" table:style-name="ce1">
            <text:p>235</text:p>
          </table:table-cell>
          <table:table-cell office:value-type="float" office:value="580" table:formula="of:=INDEX([.$AK$2:.$AL$45];MATCH([.$AP7];[.$AK$2:.$AK$45];0);2)" table:style-name="ce1">
            <text:p>580</text:p>
          </table:table-cell>
          <table:table-cell table:style-name="ce1"/>
          <table:covered-table-cell/>
          <table:table-cell office:value-type="string" table:style-name="ce1">
            <text:p>aph(6)-Id_1_M288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formula="of:=SUM([.BD7:.BM7])" table:style-name="ce1">
            <text:p>29</text:p>
          </table:table-cell>
          <table:table-cell office:value-type="string" table:style-name="ce6">
            <text:p>35_NV_M</text:p>
          </table:table-cell>
          <table:table-cell office:value-type="float" office:value="5735" table:style-name="ce4">
            <text:p>5735</text:p>
          </table:table-cell>
          <table:table-cell office:value-type="float" office:value="1401" table:style-name="ce4">
            <text:p>1401</text:p>
          </table:table-cell>
          <table:table-cell office:value-type="float" office:value="9" table:formula="of:=COM.MICROSOFT.RANK.AVG([.BP7];[.$BP$2:.$BP$11];0)" table:style-name="ce1">
            <text:p>9</text:p>
          </table:table-cell>
          <table:table-cell office:value-type="float" office:value="5" table:formula="of:=COM.MICROSOFT.RANK.AVG([.BQ7];[.$BQ$2:.$BQ$11];0)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11"/>
        </table:table-row>
        <table:table-row table:style-name="ro3">
          <table:table-cell office:value-type="string" table:style-name="ce1">
            <text:p>ISBlo2_IS21_unknown</text:p>
          </table:table-cell>
          <table:table-cell office:value-type="float" office:value="232" table:style-name="ce1">
            <text:p>232</text:p>
          </table:table-cell>
          <table:table-cell office:value-type="float" office:value="2455" table:style-name="ce1">
            <text:p>2455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447" table:style-name="ce1">
            <text:p>447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32/O)_4_AIOQ01000025</text:p>
          </table:table-cell>
          <table:table-cell office:value-type="float" office:value="741" table:style-name="ce1">
            <text:p>741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171" table:style-name="ce1">
            <text:p>171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261" table:style-name="ce1">
            <text:p>261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22" table:style-name="ce1">
            <text:p>22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286" table:style-name="ce1">
            <text:p>28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32/O)_4_AIOQ01000025</text:p>
          </table:table-cell>
          <table:table-cell office:value-type="float" office:value="616" table:style-name="ce1">
            <text:p>61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blaTEM-116_1_AY425988</text:p>
          </table:table-cell>
          <table:table-cell office:value-type="float" office:value="14" table:style-name="ce1">
            <text:p>14</text:p>
          </table:table-cell>
          <table:table-cell office:value-type="float" office:value="861" table:style-name="ce1">
            <text:p>861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548" table:style-name="ce1">
            <text:p>548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ISBlo2_IS21_unknown</text:p>
          </table:table-cell>
          <table:table-cell office:value-type="float" office:value="232" table:formula="of:=INDEX([.$A$2:.$B$17];MATCH([.$AP8];[.$A$2:.$A$17];0);2)" table:style-name="ce1">
            <text:p>232</text:p>
          </table:table-cell>
          <table:table-cell office:value-type="float" office:value="195" table:formula="of:=INDEX([.$E$2:.$F$45];MATCH([.$AP8];[.$E$2:.$E$45];0);2)" table:style-name="ce1">
            <text:p>195</text:p>
          </table:table-cell>
          <table:table-cell office:value-type="float" office:value="0" table:formula="of:=INDEX([.$I$2:.$J$45];MATCH([.$AP8];[.$I$2:.$I$45];0);2)" table:style-name="ce1">
            <text:p>#N/A</text:p>
          </table:table-cell>
          <table:table-cell office:value-type="float" office:value="886" table:formula="of:=INDEX([.$M$2:.$N$45];MATCH([.$AP8];[.$M$2:.$M$45];0);2)" table:style-name="ce1">
            <text:p>886</text:p>
          </table:table-cell>
          <table:table-cell office:value-type="float" office:value="0" table:formula="of:=INDEX([.$Q$2:.$R$45];MATCH([.$AP8];[.$Q$2:.$Q$45];0);2)" table:style-name="ce1">
            <text:p>#N/A</text:p>
          </table:table-cell>
          <table:table-cell office:value-type="float" office:value="0" table:formula="of:=INDEX([.$U$2:.$V$45];MATCH([.$AP8];[.$U$2:.$U$45];0);2)" table:style-name="ce1">
            <text:p>#N/A</text:p>
          </table:table-cell>
          <table:table-cell office:value-type="float" office:value="0" table:formula="of:=INDEX([.$Y$2:.$Z$45];MATCH([.$AP8];[.$Y$2:.$Y$45];0);2)" table:style-name="ce1">
            <text:p>#N/A</text:p>
          </table:table-cell>
          <table:table-cell office:value-type="float" office:value="173" table:formula="of:=INDEX([.$AC$2:.$AD$45];MATCH([.$AP8];[.$AC$2:.$AC$45];0);2)" table:style-name="ce1">
            <text:p>173</text:p>
          </table:table-cell>
          <table:table-cell office:value-type="float" office:value="196" table:formula="of:=INDEX([.$AG$2:.$AH$45];MATCH([.$AP8];[.$AG$2:.$AG$45];0);2)" table:style-name="ce1">
            <text:p>196</text:p>
          </table:table-cell>
          <table:table-cell office:value-type="float" office:value="0" table:formula="of:=INDEX([.$AK$2:.$AL$45];MATCH([.$AP8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aph(6)-Id_2_AF024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formula="of:=SUM([.BD8:.BM8])" table:style-name="ce1">
            <text:p>29</text:p>
          </table:table-cell>
          <table:table-cell office:value-type="string" table:style-name="ce6">
            <text:p>58_NV_M</text:p>
          </table:table-cell>
          <table:table-cell office:value-type="float" office:value="7720" table:style-name="ce4">
            <text:p>7720</text:p>
          </table:table-cell>
          <table:table-cell office:value-type="float" office:value="967" table:style-name="ce4">
            <text:p>967</text:p>
          </table:table-cell>
          <table:table-cell office:value-type="float" office:value="7" table:formula="of:=COM.MICROSOFT.RANK.AVG([.BP8];[.$BP$2:.$BP$11];0)" table:style-name="ce1">
            <text:p>7</text:p>
          </table:table-cell>
          <table:table-cell office:value-type="float" office:value="6" table:formula="of:=COM.MICROSOFT.RANK.AVG([.BQ8];[.$BQ$2:.$BQ$11];0)" table:style-name="ce1">
            <text:p>6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table:number-columns-repeated="16311"/>
        </table:table-row>
        <table:table-row table:style-name="ro2">
          <table:table-cell office:value-type="string" table:style-name="ce1">
            <text:p>tet(O/32/O)_3_NZ_AUJS01000017</text:p>
          </table:table-cell>
          <table:table-cell office:value-type="float" office:value="463" table:style-name="ce1">
            <text:p>46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1SD_IS1_unknown</text:p>
          </table:table-cell>
          <table:table-cell office:value-type="float" office:value="84" table:style-name="ce1">
            <text:p>84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IS1A_IS1_unknown</text:p>
          </table:table-cell>
          <table:table-cell office:value-type="float" office:value="44" table:style-name="ce1">
            <text:p>44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ant(6)-Ia_3_KF864551</text:p>
          </table:table-cell>
          <table:table-cell office:value-type="float" office:value="47" table:style-name="ce1">
            <text:p>47</text:p>
          </table:table-cell>
          <table:table-cell office:value-type="float" office:value="867" table:style-name="ce1">
            <text:p>867</text:p>
          </table:table-cell>
          <table:table-cell table:style-name="ce1"/>
          <table:table-cell office:value-type="string" table:style-name="ce1">
            <text:p>tet(A)_6_AF534183</text:p>
          </table:table-cell>
          <table:table-cell office:value-type="float" office:value="57" table:style-name="ce1">
            <text:p>57</text:p>
          </table:table-cell>
          <table:table-cell office:value-type="float" office:value="1275" table:style-name="ce1">
            <text:p>1275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568" table:style-name="ce1">
            <text:p>568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158" table:style-name="ce1">
            <text:p>158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326" table:style-name="ce1">
            <text:p>32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Blo2_IS21_unknown</text:p>
          </table:table-cell>
          <table:table-cell office:value-type="float" office:value="196" table:style-name="ce1">
            <text:p>196</text:p>
          </table:table-cell>
          <table:table-cell office:value-type="float" office:value="2455" table:style-name="ce1">
            <text:p>2455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1431" table:style-name="ce1">
            <text:p>1431</text:p>
          </table:table-cell>
          <table:table-cell office:value-type="float" office:value="1926" table:style-name="ce1">
            <text:p>1926</text:p>
          </table:table-cell>
          <table:table-cell table:number-columns-repeated="2" table:style-name="ce1"/>
          <table:table-cell office:value-type="string" table:style-name="ce1">
            <text:p>tet(O/32/O)_3_NZ_AUJS01000017</text:p>
          </table:table-cell>
          <table:table-cell office:value-type="float" office:value="463" table:formula="of:=INDEX([.$A$2:.$B$17];MATCH([.$AP9];[.$A$2:.$A$17];0);2)" table:style-name="ce1">
            <text:p>463</text:p>
          </table:table-cell>
          <table:table-cell office:value-type="float" office:value="400" table:formula="of:=INDEX([.$E$2:.$F$45];MATCH([.$AP9];[.$E$2:.$E$45];0);2)" table:style-name="ce1">
            <text:p>400</text:p>
          </table:table-cell>
          <table:table-cell office:value-type="float" office:value="781" table:formula="of:=INDEX([.$I$2:.$J$45];MATCH([.$AP9];[.$I$2:.$I$45];0);2)" table:style-name="ce1">
            <text:p>781</text:p>
          </table:table-cell>
          <table:table-cell office:value-type="float" office:value="1547" table:formula="of:=INDEX([.$M$2:.$N$45];MATCH([.$AP9];[.$M$2:.$M$45];0);2)" table:style-name="ce1">
            <text:p>1547</text:p>
          </table:table-cell>
          <table:table-cell office:value-type="float" office:value="584" table:formula="of:=INDEX([.$Q$2:.$R$45];MATCH([.$AP9];[.$Q$2:.$Q$45];0);2)" table:style-name="ce1">
            <text:p>584</text:p>
          </table:table-cell>
          <table:table-cell office:value-type="float" office:value="568" table:formula="of:=INDEX([.$U$2:.$V$45];MATCH([.$AP9];[.$U$2:.$U$45];0);2)" table:style-name="ce1">
            <text:p>568</text:p>
          </table:table-cell>
          <table:table-cell office:value-type="float" office:value="286" table:formula="of:=INDEX([.$Y$2:.$Z$45];MATCH([.$AP9];[.$Y$2:.$Y$45];0);2)" table:style-name="ce1">
            <text:p>286</text:p>
          </table:table-cell>
          <table:table-cell office:value-type="float" office:value="661" table:formula="of:=INDEX([.$AC$2:.$AD$45];MATCH([.$AP9];[.$AC$2:.$AC$45];0);2)" table:style-name="ce1">
            <text:p>661</text:p>
          </table:table-cell>
          <table:table-cell office:value-type="float" office:value="875" table:formula="of:=INDEX([.$AG$2:.$AH$45];MATCH([.$AP9];[.$AG$2:.$AG$45];0);2)" table:style-name="ce1">
            <text:p>875</text:p>
          </table:table-cell>
          <table:table-cell office:value-type="float" office:value="1699" table:formula="of:=INDEX([.$AK$2:.$AL$45];MATCH([.$AP9];[.$AK$2:.$AK$45];0);2)" table:style-name="ce1">
            <text:p>1699</text:p>
          </table:table-cell>
          <table:table-cell table:style-name="ce1"/>
          <table:table-cell office:value-type="string" table:style-name="ce1">
            <text:p>Aminoglycoside total</text:p>
          </table:table-cell>
          <table:table-cell table:style-name="ce1"/>
          <table:table-cell office:value-type="float" office:value="0" table:formula="of:=SUM([.BD2:.BD8])" table:style-name="ce1">
            <text:p>0</text:p>
          </table:table-cell>
          <table:table-cell office:value-type="float" office:value="0" table:formula="of:=SUM([.BE2:.BE8])" table:style-name="ce1">
            <text:p>0</text:p>
          </table:table-cell>
          <table:table-cell office:value-type="float" office:value="14" table:formula="of:=SUM([.BF2:.BF8])" table:style-name="ce1">
            <text:p>14</text:p>
          </table:table-cell>
          <table:table-cell office:value-type="float" office:value="47" table:formula="of:=SUM([.BG2:.BG8])" table:style-name="ce1">
            <text:p>47</text:p>
          </table:table-cell>
          <table:table-cell office:value-type="float" office:value="158" table:formula="of:=SUM([.BH2:.BH8])" table:style-name="ce1">
            <text:p>158</text:p>
          </table:table-cell>
          <table:table-cell office:value-type="float" office:value="0" table:formula="of:=SUM([.BI2:.BI8])" table:style-name="ce1">
            <text:p>0</text:p>
          </table:table-cell>
          <table:table-cell office:value-type="float" office:value="0" table:formula="of:=SUM([.BJ2:.BJ8])" table:style-name="ce1">
            <text:p>0</text:p>
          </table:table-cell>
          <table:table-cell office:value-type="float" office:value="0" table:formula="of:=SUM([.BK2:.BK8])" table:style-name="ce1">
            <text:p>0</text:p>
          </table:table-cell>
          <table:table-cell office:value-type="float" office:value="0" table:formula="of:=SUM([.BL2:.BL8])" table:style-name="ce1">
            <text:p>0</text:p>
          </table:table-cell>
          <table:table-cell office:value-type="float" office:value="0" table:formula="of:=SUM([.BM2:.BM8])" table:style-name="ce1">
            <text:p>0</text:p>
          </table:table-cell>
          <table:table-cell office:value-type="float" office:value="219" table:formula="of:=SUM([.BD9:.BM9])" table:style-name="ce1">
            <text:p>219</text:p>
          </table:table-cell>
          <table:table-cell office:value-type="string" table:style-name="ce6">
            <text:p>55_NV_F</text:p>
          </table:table-cell>
          <table:table-cell office:value-type="float" office:value="8730" table:style-name="ce4">
            <text:p>8730</text:p>
          </table:table-cell>
          <table:table-cell office:value-type="float" office:value="670" table:style-name="ce4">
            <text:p>670</text:p>
          </table:table-cell>
          <table:table-cell office:value-type="float" office:value="6" table:formula="of:=COM.MICROSOFT.RANK.AVG([.BP9];[.$BP$2:.$BP$11];0)" table:style-name="ce1">
            <text:p>6</text:p>
          </table:table-cell>
          <table:table-cell office:value-type="float" office:value="7" table:formula="of:=COM.MICROSOFT.RANK.AVG([.BQ9];[.$BQ$2:.$BQ$11];0)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table:number-columns-repeated="16311"/>
        </table:table-row>
        <table:table-row table:style-name="ro4">
          <table:table-cell office:value-type="string" table:style-name="ce1">
            <text:p>IS1249_IS256_IS1249</text:p>
          </table:table-cell>
          <table:table-cell office:value-type="float" office:value="88" table:style-name="ce1">
            <text:p>88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string" table:style-name="ce1">
            <text:p>IS186A_IS4_IS231</text:p>
          </table:table-cell>
          <table:table-cell office:value-type="float" office:value="59" table:style-name="ce1">
            <text:p>59</text:p>
          </table:table-cell>
          <table:table-cell office:value-type="float" office:value="1341" table:style-name="ce1">
            <text:p>1341</text:p>
          </table:table-cell>
          <table:table-cell table:style-name="ce1"/>
          <table:table-cell office:value-type="string" table:style-name="ce1">
            <text:p>blaTEM-1C_1_FJ560503</text:p>
          </table:table-cell>
          <table:table-cell office:value-type="float" office:value="22" table:style-name="ce1">
            <text:p>22</text:p>
          </table:table-cell>
          <table:table-cell office:value-type="float" office:value="861" table:style-name="ce1">
            <text:p>861</text:p>
          </table:table-cell>
          <table:table-cell table:style-name="ce1"/>
          <table:table-cell office:value-type="string" table:style-name="ce1">
            <text:p>ISRmsp2_IS1182_unknown</text:p>
          </table:table-cell>
          <table:table-cell office:value-type="float" office:value="69" table:style-name="ce1">
            <text:p>69</text:p>
          </table:table-cell>
          <table:table-cell office:value-type="float" office:value="1687" table:style-name="ce1">
            <text:p>1687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134" table:style-name="ce1">
            <text:p>134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101" table:style-name="ce1">
            <text:p>101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tet(Q)_4_Z21523</text:p>
          </table:table-cell>
          <table:table-cell office:value-type="float" office:value="273" table:style-name="ce1">
            <text:p>273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1181" table:style-name="ce1">
            <text:p>1181</text:p>
          </table:table-cell>
          <table:table-cell office:value-type="float" office:value="996" table:style-name="ce1">
            <text:p>996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548" table:style-name="ce1">
            <text:p>548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405" table:style-name="ce1">
            <text:p>405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IS1249_IS256_IS1249</text:p>
          </table:table-cell>
          <table:table-cell office:value-type="float" office:value="88" table:formula="of:=INDEX([.$A$2:.$B$17];MATCH([.$AP10];[.$A$2:.$A$17];0);2)" table:style-name="ce1">
            <text:p>88</text:p>
          </table:table-cell>
          <table:table-cell office:value-type="float" office:value="272" table:formula="of:=INDEX([.$E$2:.$F$45];MATCH([.$AP10];[.$E$2:.$E$45];0);2)" table:style-name="ce1">
            <text:p>272</text:p>
          </table:table-cell>
          <table:table-cell office:value-type="float" office:value="87" table:formula="of:=INDEX([.$I$2:.$J$45];MATCH([.$AP10];[.$I$2:.$I$45];0);2)" table:style-name="ce1">
            <text:p>87</text:p>
          </table:table-cell>
          <table:table-cell office:value-type="float" office:value="463" table:formula="of:=INDEX([.$M$2:.$N$45];MATCH([.$AP10];[.$M$2:.$M$45];0);2)" table:style-name="ce1">
            <text:p>463</text:p>
          </table:table-cell>
          <table:table-cell office:value-type="float" office:value="65" table:formula="of:=INDEX([.$Q$2:.$R$45];MATCH([.$AP10];[.$Q$2:.$Q$45];0);2)" table:style-name="ce1">
            <text:p>65</text:p>
          </table:table-cell>
          <table:table-cell office:value-type="float" office:value="798" table:formula="of:=INDEX([.$U$2:.$V$45];MATCH([.$AP10];[.$U$2:.$U$45];0);2)" table:style-name="ce1">
            <text:p>798</text:p>
          </table:table-cell>
          <table:table-cell office:value-type="float" office:value="158" table:formula="of:=INDEX([.$Y$2:.$Z$45];MATCH([.$AP10];[.$Y$2:.$Y$45];0);2)" table:style-name="ce1">
            <text:p>158</text:p>
          </table:table-cell>
          <table:table-cell office:value-type="float" office:value="0" table:formula="of:=INDEX([.$AC$2:.$AD$45];MATCH([.$AP10];[.$AC$2:.$AC$45];0);2)" table:style-name="ce1">
            <text:p>#N/A</text:p>
          </table:table-cell>
          <table:table-cell office:value-type="float" office:value="293" table:formula="of:=INDEX([.$AG$2:.$AH$45];MATCH([.$AP10];[.$AG$2:.$AG$45];0);2)" table:style-name="ce1">
            <text:p>293</text:p>
          </table:table-cell>
          <table:table-cell office:value-type="float" office:value="0" table:formula="of:=INDEX([.$AK$2:.$AL$45];MATCH([.$AP10];[.$AK$2:.$AK$45];0);2)" table:style-name="ce1">
            <text:p>#N/A</text:p>
          </table:table-cell>
          <table:table-cell table:style-name="ce1"/>
          <table:table-cell office:value-type="string" table:number-columns-spanned="1" table:number-rows-spanned="14" table:style-name="ce9">
            <text:p>Betalactamase</text:p>
          </table:table-cell>
          <table:table-cell office:value-type="string" table:style-name="ce1">
            <text:p>blaACI-1_1_AJ007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0" table:style-name="ce1">
            <text:p>4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4" table:formula="of:=SUM([.BD10:.BM10])" table:style-name="ce1">
            <text:p>584</text:p>
          </table:table-cell>
          <table:table-cell office:value-type="string" table:style-name="ce6">
            <text:p>32_NV_M</text:p>
          </table:table-cell>
          <table:table-cell office:value-type="float" office:value="11730" table:style-name="ce4">
            <text:p>11730</text:p>
          </table:table-cell>
          <table:table-cell office:value-type="float" office:value="1518" table:style-name="ce4">
            <text:p>1518</text:p>
          </table:table-cell>
          <table:table-cell office:value-type="float" office:value="2" table:formula="of:=COM.MICROSOFT.RANK.AVG([.BP10];[.$BP$2:.$BP$11];0)" table:style-name="ce1">
            <text:p>2</text:p>
          </table:table-cell>
          <table:table-cell office:value-type="float" office:value="4" table:formula="of:=COM.MICROSOFT.RANK.AVG([.BQ10];[.$BQ$2:.$BQ$11];0)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11"/>
        </table:table-row>
        <table:table-row table:style-name="ro3">
          <table:table-cell office:value-type="string" table:style-name="ce1">
            <text:p>ISRmsp2_IS1182_unknown</text:p>
          </table:table-cell>
          <table:table-cell office:value-type="float" office:value="62" table:style-name="ce1">
            <text:p>62</text:p>
          </table:table-cell>
          <table:table-cell office:value-type="float" office:value="1687" table:style-name="ce1">
            <text:p>1687</text:p>
          </table:table-cell>
          <table:table-cell table:style-name="ce1"/>
          <table:table-cell office:value-type="string" table:style-name="ce1">
            <text:p>IS186B_IS4_IS231</text:p>
          </table:table-cell>
          <table:table-cell office:value-type="float" office:value="70" table:style-name="ce1">
            <text:p>70</text:p>
          </table:table-cell>
          <table:table-cell office:value-type="float" office:value="1338" table:style-name="ce1">
            <text:p>1338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251" table:style-name="ce1">
            <text:p>251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ISBthe6_IS66_unknown</text:p>
          </table:table-cell>
          <table:table-cell office:value-type="float" office:value="187" table:style-name="ce1">
            <text:p>187</text:p>
          </table:table-cell>
          <table:table-cell office:value-type="float" office:value="2544" table:style-name="ce1">
            <text:p>2544</text:p>
          </table:table-cell>
          <table:table-cell table:style-name="ce1"/>
          <table:table-cell office:value-type="string" table:style-name="ce1">
            <text:p>aph(6)-Id_2_AF024602</text:p>
          </table:table-cell>
          <table:table-cell office:value-type="float" office:value="29" table:style-name="ce1">
            <text:p>29</text:p>
          </table:table-cell>
          <table:table-cell office:value-type="float" office:value="837" table:style-name="ce1">
            <text:p>837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469" table:style-name="ce1">
            <text:p>469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32/O)_5_FP929050</text:p>
          </table:table-cell>
          <table:table-cell office:value-type="float" office:value="299" table:style-name="ce1">
            <text:p>299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Blo2_IS21_unknown</text:p>
          </table:table-cell>
          <table:table-cell office:value-type="float" office:value="173" table:style-name="ce1">
            <text:p>173</text:p>
          </table:table-cell>
          <table:table-cell office:value-type="float" office:value="2455" table:style-name="ce1">
            <text:p>2455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36" table:style-name="ce1">
            <text:p>36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blaTEM-1A_1_HM749966</text:p>
          </table:table-cell>
          <table:table-cell office:value-type="float" office:value="27" table:style-name="ce1">
            <text:p>27</text:p>
          </table:table-cell>
          <table:table-cell office:value-type="float" office:value="861" table:style-name="ce1">
            <text:p>861</text:p>
          </table:table-cell>
          <table:table-cell table:number-columns-repeated="2" table:style-name="ce1"/>
          <table:table-cell office:value-type="string" table:style-name="ce1">
            <text:p>ISRmsp2_IS1182_unknown</text:p>
          </table:table-cell>
          <table:table-cell office:value-type="float" office:value="62" table:formula="of:=INDEX([.$A$2:.$B$17];MATCH([.$AP11];[.$A$2:.$A$17];0);2)" table:style-name="ce1">
            <text:p>62</text:p>
          </table:table-cell>
          <table:table-cell office:value-type="float" office:value="0" table:formula="of:=INDEX([.$E$2:.$F$45];MATCH([.$AP11];[.$E$2:.$E$45];0);2)" table:style-name="ce1">
            <text:p>#N/A</text:p>
          </table:table-cell>
          <table:table-cell office:value-type="float" office:value="0" table:formula="of:=INDEX([.$I$2:.$J$45];MATCH([.$AP11];[.$I$2:.$I$45];0);2)" table:style-name="ce1">
            <text:p>#N/A</text:p>
          </table:table-cell>
          <table:table-cell office:value-type="float" office:value="69" table:formula="of:=INDEX([.$M$2:.$N$45];MATCH([.$AP11];[.$M$2:.$M$45];0);2)" table:style-name="ce1">
            <text:p>69</text:p>
          </table:table-cell>
          <table:table-cell office:value-type="float" office:value="97" table:formula="of:=INDEX([.$Q$2:.$R$45];MATCH([.$AP11];[.$Q$2:.$Q$45];0);2)" table:style-name="ce1">
            <text:p>97</text:p>
          </table:table-cell>
          <table:table-cell office:value-type="float" office:value="0" table:formula="of:=INDEX([.$U$2:.$V$45];MATCH([.$AP11];[.$U$2:.$U$45];0);2)" table:style-name="ce1">
            <text:p>#N/A</text:p>
          </table:table-cell>
          <table:table-cell office:value-type="float" office:value="0" table:formula="of:=INDEX([.$Y$2:.$Z$45];MATCH([.$AP11];[.$Y$2:.$Y$45];0);2)" table:style-name="ce1">
            <text:p>#N/A</text:p>
          </table:table-cell>
          <table:table-cell office:value-type="float" office:value="0" table:formula="of:=INDEX([.$AC$2:.$AD$45];MATCH([.$AP11];[.$AC$2:.$AC$45];0);2)" table:style-name="ce1">
            <text:p>#N/A</text:p>
          </table:table-cell>
          <table:table-cell office:value-type="float" office:value="0" table:formula="of:=INDEX([.$AG$2:.$AH$45];MATCH([.$AP11];[.$AG$2:.$AG$45];0);2)" table:style-name="ce1">
            <text:p>#N/A</text:p>
          </table:table-cell>
          <table:table-cell office:value-type="float" office:value="0" table:formula="of:=INDEX([.$AK$2:.$AL$45];MATCH([.$AP11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blaTEM-116_1_AY4259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70" table:formula="of:=SUM([.BD11:.BM11])" table:style-name="ce1">
            <text:p>70</text:p>
          </table:table-cell>
          <table:table-cell office:value-type="string" table:style-name="ce6">
            <text:p>18_NV_M</text:p>
          </table:table-cell>
          <table:table-cell office:value-type="float" office:value="15541" table:style-name="ce4">
            <text:p>15541</text:p>
          </table:table-cell>
          <table:table-cell office:value-type="float" office:value="269" table:style-name="ce4">
            <text:p>269</text:p>
          </table:table-cell>
          <table:table-cell office:value-type="float" office:value="1" table:formula="of:=COM.MICROSOFT.RANK.AVG([.BP11];[.$BP$2:.$BP$11];0)" table:style-name="ce1">
            <text:p>1</text:p>
          </table:table-cell>
          <table:table-cell office:value-type="float" office:value="9" table:formula="of:=COM.MICROSOFT.RANK.AVG([.BQ11];[.$BQ$2:.$BQ$11];0)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11"/>
        </table:table-row>
        <table:table-row table:style-name="ro5">
          <table:table-cell office:value-type="string" table:style-name="ce1">
            <text:p>IS4351_IS30_unknown</text:p>
          </table:table-cell>
          <table:table-cell office:value-type="float" office:value="237" table:style-name="ce1">
            <text:p>237</text:p>
          </table:table-cell>
          <table:table-cell office:value-type="float" office:value="1155" table:style-name="ce1">
            <text:p>1155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272" table:style-name="ce1">
            <text:p>272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202" table:style-name="ce1">
            <text:p>202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37" table:style-name="ce1">
            <text:p>37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614" table:style-name="ce1">
            <text:p>61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266" table:style-name="ce1">
            <text:p>26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108" table:style-name="ce1">
            <text:p>108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347" table:style-name="ce1">
            <text:p>347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O/32/O)_4_AIOQ01000025</text:p>
          </table:table-cell>
          <table:table-cell office:value-type="float" office:value="795" table:style-name="ce1">
            <text:p>795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blaTEM-181_1_KM977568</text:p>
          </table:table-cell>
          <table:table-cell office:value-type="float" office:value="34" table:style-name="ce1">
            <text:p>34</text:p>
          </table:table-cell>
          <table:table-cell office:value-type="float" office:value="861" table:style-name="ce1">
            <text:p>861</text:p>
          </table:table-cell>
          <table:table-cell table:number-columns-repeated="2" table:style-name="ce1"/>
          <table:table-cell office:value-type="string" table:style-name="ce1">
            <text:p>IS4351_IS30_unknown</text:p>
          </table:table-cell>
          <table:table-cell office:value-type="float" office:value="237" table:formula="of:=INDEX([.$A$2:.$B$17];MATCH([.$AP12];[.$A$2:.$A$17];0);2)" table:style-name="ce1">
            <text:p>237</text:p>
          </table:table-cell>
          <table:table-cell office:value-type="float" office:value="2081" table:formula="of:=INDEX([.$E$2:.$F$45];MATCH([.$AP12];[.$E$2:.$E$45];0);2)" table:style-name="ce1">
            <text:p>2081</text:p>
          </table:table-cell>
          <table:table-cell office:value-type="float" office:value="4199" table:formula="of:=INDEX([.$I$2:.$J$45];MATCH([.$AP12];[.$I$2:.$I$45];0);2)" table:style-name="ce1">
            <text:p>4199</text:p>
          </table:table-cell>
          <table:table-cell office:value-type="float" office:value="0" table:formula="of:=INDEX([.$M$2:.$N$45];MATCH([.$AP12];[.$M$2:.$M$45];0);2)" table:style-name="ce1">
            <text:p>#N/A</text:p>
          </table:table-cell>
          <table:table-cell office:value-type="float" office:value="0" table:formula="of:=INDEX([.$Q$2:.$R$45];MATCH([.$AP12];[.$Q$2:.$Q$45];0);2)" table:style-name="ce1">
            <text:p>#N/A</text:p>
          </table:table-cell>
          <table:table-cell office:value-type="float" office:value="0" table:formula="of:=INDEX([.$U$2:.$V$45];MATCH([.$AP12];[.$U$2:.$U$45];0);2)" table:style-name="ce1">
            <text:p>#N/A</text:p>
          </table:table-cell>
          <table:table-cell office:value-type="float" office:value="809" table:formula="of:=INDEX([.$Y$2:.$Z$45];MATCH([.$AP12];[.$Y$2:.$Y$45];0);2)" table:style-name="ce1">
            <text:p>809</text:p>
          </table:table-cell>
          <table:table-cell office:value-type="float" office:value="372" table:formula="of:=INDEX([.$AC$2:.$AD$45];MATCH([.$AP12];[.$AC$2:.$AC$45];0);2)" table:style-name="ce1">
            <text:p>372</text:p>
          </table:table-cell>
          <table:table-cell office:value-type="float" office:value="843" table:formula="of:=INDEX([.$AG$2:.$AH$45];MATCH([.$AP12];[.$AG$2:.$AG$45];0);2)" table:style-name="ce1">
            <text:p>843</text:p>
          </table:table-cell>
          <table:table-cell office:value-type="float" office:value="0" table:formula="of:=INDEX([.$AK$2:.$AL$45];MATCH([.$AP12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blaTEM-122_1_AY307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formula="of:=SUM([.BD12:.BM12])" table:style-name="ce1">
            <text:p>17</text:p>
          </table:table-cell>
          <table:table-cell table:number-columns-repeated="16318" table:style-name="ce1"/>
        </table:table-row>
        <table:table-row table:style-name="ro5">
          <table:table-cell office:value-type="string" table:style-name="ce1">
            <text:p>cfxA6_1_GQ342996</text:p>
          </table:table-cell>
          <table:table-cell office:value-type="float" office:value="1351" table:style-name="ce1">
            <text:p>1351</text:p>
          </table:table-cell>
          <table:table-cell office:value-type="float" office:value="996" table:style-name="ce1">
            <text:p>996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282" table:style-name="ce1">
            <text:p>282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blaACI-1_1_AJ007350</text:p>
          </table:table-cell>
          <table:table-cell office:value-type="float" office:value="174" table:style-name="ce1">
            <text:p>174</text:p>
          </table:table-cell>
          <table:table-cell office:value-type="float" office:value="855" table:style-name="ce1">
            <text:p>855</text:p>
          </table:table-cell>
          <table:table-cell table:style-name="ce1"/>
          <table:table-cell office:value-type="string" table:style-name="ce1">
            <text:p>tet(M)_13_AM990992</text:p>
          </table:table-cell>
          <table:table-cell office:value-type="float" office:value="66" table:style-name="ce1">
            <text:p>6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aph(3'')-Ib_2_AF024602</text:p>
          </table:table-cell>
          <table:table-cell office:value-type="float" office:value="34" table:style-name="ce1">
            <text:p>34</text:p>
          </table:table-cell>
          <table:table-cell office:value-type="float" office:value="804" table:style-name="ce1">
            <text:p>804</text:p>
          </table:table-cell>
          <table:table-cell table:style-name="ce1"/>
          <table:table-cell office:value-type="string" table:style-name="ce1">
            <text:p>tet(32)_2_EF626943</text:p>
          </table:table-cell>
          <table:table-cell office:value-type="float" office:value="127" table:style-name="ce1">
            <text:p>127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409" table:style-name="ce1">
            <text:p>409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379" table:style-name="ce1">
            <text:p>379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843" table:style-name="ce1">
            <text:p>843</text:p>
          </table:table-cell>
          <table:table-cell office:value-type="float" office:value="1155" table:style-name="ce1">
            <text:p>1155</text:p>
          </table:table-cell>
          <table:table-cell table:style-name="ce1"/>
          <table:table-cell office:value-type="string" table:style-name="ce1">
            <text:p>blaTEM-171_1_GQ149347</text:p>
          </table:table-cell>
          <table:table-cell office:value-type="float" office:value="23" table:style-name="ce1">
            <text:p>23</text:p>
          </table:table-cell>
          <table:table-cell office:value-type="float" office:value="861" table:style-name="ce1">
            <text:p>861</text:p>
          </table:table-cell>
          <table:table-cell table:number-columns-repeated="2" table:style-name="ce1"/>
          <table:table-cell office:value-type="string" table:style-name="ce1">
            <text:p>cfxA6_1_GQ342996</text:p>
          </table:table-cell>
          <table:table-cell office:value-type="float" office:value="1351" table:formula="of:=INDEX([.$A$2:.$B$17];MATCH([.$AP13];[.$A$2:.$A$17];0);2)" table:style-name="ce1">
            <text:p>1351</text:p>
          </table:table-cell>
          <table:table-cell office:value-type="float" office:value="770" table:formula="of:=INDEX([.$E$2:.$F$45];MATCH([.$AP13];[.$E$2:.$E$45];0);2)" table:style-name="ce1">
            <text:p>770</text:p>
          </table:table-cell>
          <table:table-cell office:value-type="float" office:value="2465" table:formula="of:=INDEX([.$I$2:.$J$45];MATCH([.$AP13];[.$I$2:.$I$45];0);2)" table:style-name="ce1">
            <text:p>2465</text:p>
          </table:table-cell>
          <table:table-cell office:value-type="float" office:value="600" table:formula="of:=INDEX([.$M$2:.$N$45];MATCH([.$AP13];[.$M$2:.$M$45];0);2)" table:style-name="ce1">
            <text:p>600</text:p>
          </table:table-cell>
          <table:table-cell office:value-type="float" office:value="1897" table:formula="of:=INDEX([.$Q$2:.$R$45];MATCH([.$AP13];[.$Q$2:.$Q$45];0);2)" table:style-name="ce1">
            <text:p>1897</text:p>
          </table:table-cell>
          <table:table-cell office:value-type="float" office:value="855" table:formula="of:=INDEX([.$U$2:.$V$45];MATCH([.$AP13];[.$U$2:.$U$45];0);2)" table:style-name="ce1">
            <text:p>855</text:p>
          </table:table-cell>
          <table:table-cell office:value-type="float" office:value="3189" table:formula="of:=INDEX([.$Y$2:.$Z$45];MATCH([.$AP13];[.$Y$2:.$Y$45];0);2)" table:style-name="ce1">
            <text:p>3189</text:p>
          </table:table-cell>
          <table:table-cell office:value-type="float" office:value="1181" table:formula="of:=INDEX([.$AC$2:.$AD$45];MATCH([.$AP13];[.$AC$2:.$AC$45];0);2)" table:style-name="ce1">
            <text:p>1181</text:p>
          </table:table-cell>
          <table:table-cell office:value-type="float" office:value="965" table:formula="of:=INDEX([.$AG$2:.$AH$45];MATCH([.$AP13];[.$AG$2:.$AG$45];0);2)" table:style-name="ce1">
            <text:p>965</text:p>
          </table:table-cell>
          <table:table-cell office:value-type="float" office:value="912" table:formula="of:=INDEX([.$AK$2:.$AL$45];MATCH([.$AP13];[.$AK$2:.$AK$45];0);2)" table:style-name="ce1">
            <text:p>912</text:p>
          </table:table-cell>
          <table:table-cell table:style-name="ce1"/>
          <table:covered-table-cell/>
          <table:table-cell office:value-type="string" table:style-name="ce1">
            <text:p>blaTEM-156_1_AM941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formula="of:=SUM([.BD13:.BM13])" table:style-name="ce1">
            <text:p>13</text:p>
          </table:table-cell>
          <table:table-cell table:number-columns-repeated="2" table:style-name="ce1"/>
          <table:table-cell office:value-type="string" table:style-name="ce1">
            <text:p>Spearman's</text:p>
          </table:table-cell>
          <table:table-cell office:value-type="float" office:value="-1.8181818181818181E-2" table:formula="of:=CORREL([.BR2:.BR11];[.BS2:.BS11])" table:style-name="ce1">
            <text:p>-0.018181818</text:p>
          </table:table-cell>
          <table:table-cell table:style-name="ce1"/>
          <table:table-cell office:value-type="string" table:style-name="ce1">
            <text:p>sample size =</text:p>
          </table:table-cell>
          <table:table-cell office:value-type="float" office:value="10" table:style-name="ce1">
            <text:p>10</text:p>
          </table:table-cell>
          <table:table-cell table:number-columns-repeated="16311"/>
        </table:table-row>
        <table:table-row table:style-name="ro5">
          <table:table-cell office:value-type="string" table:style-name="ce1">
            <text:p>tet(32)_2_EF626943</text:p>
          </table:table-cell>
          <table:table-cell office:value-type="float" office:value="43" table:style-name="ce1">
            <text:p>4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3_IS3_IS3</text:p>
          </table:table-cell>
          <table:table-cell office:value-type="float" office:value="81" table:style-name="ce1">
            <text:p>81</text:p>
          </table:table-cell>
          <table:table-cell office:value-type="float" office:value="1258" table:style-name="ce1">
            <text:p>1258</text:p>
          </table:table-cell>
          <table:table-cell table:style-name="ce1"/>
          <table:table-cell office:value-type="string" table:style-name="ce1">
            <text:p>dfrA17_1_FJ460238</text:p>
          </table:table-cell>
          <table:table-cell office:value-type="float" office:value="11" table:style-name="ce1">
            <text:p>11</text:p>
          </table:table-cell>
          <table:table-cell office:value-type="float" office:value="474" table:style-name="ce1">
            <text:p>474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578" table:style-name="ce1">
            <text:p>578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A)_4_AJ517790</text:p>
          </table:table-cell>
          <table:table-cell office:value-type="float" office:value="54" table:style-name="ce1">
            <text:p>54</text:p>
          </table:table-cell>
          <table:table-cell office:value-type="float" office:value="1200" table:style-name="ce1">
            <text:p>1200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502" table:style-name="ce1">
            <text:p>502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73" table:style-name="ce1">
            <text:p>73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erm(B)_12_U18931</text:p>
          </table:table-cell>
          <table:table-cell office:value-type="float" office:value="15" table:style-name="ce1">
            <text:p>15</text:p>
          </table:table-cell>
          <table:table-cell office:value-type="float" office:value="738" table:style-name="ce1">
            <text:p>738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146" table:style-name="ce1">
            <text:p>146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68" table:style-name="ce1">
            <text:p>68</text:p>
          </table:table-cell>
          <table:table-cell office:value-type="float" office:value="966" table:style-name="ce1">
            <text:p>966</text:p>
          </table:table-cell>
          <table:table-cell table:number-columns-repeated="2" table:style-name="ce1"/>
          <table:table-cell office:value-type="string" table:style-name="ce1">
            <text:p>tet(32)_2_EF626943</text:p>
          </table:table-cell>
          <table:table-cell office:value-type="float" office:value="43" table:formula="of:=INDEX([.$A$2:.$B$17];MATCH([.$AP14];[.$A$2:.$A$17];0);2)" table:style-name="ce1">
            <text:p>43</text:p>
          </table:table-cell>
          <table:table-cell office:value-type="float" office:value="0" table:formula="of:=INDEX([.$E$2:.$F$45];MATCH([.$AP14];[.$E$2:.$E$45];0);2)" table:style-name="ce1">
            <text:p>#N/A</text:p>
          </table:table-cell>
          <table:table-cell office:value-type="float" office:value="0" table:formula="of:=INDEX([.$I$2:.$J$45];MATCH([.$AP14];[.$I$2:.$I$45];0);2)" table:style-name="ce1">
            <text:p>#N/A</text:p>
          </table:table-cell>
          <table:table-cell office:value-type="float" office:value="83" table:formula="of:=INDEX([.$M$2:.$N$45];MATCH([.$AP14];[.$M$2:.$M$45];0);2)" table:style-name="ce1">
            <text:p>83</text:p>
          </table:table-cell>
          <table:table-cell office:value-type="float" office:value="57" table:formula="of:=INDEX([.$Q$2:.$R$45];MATCH([.$AP14];[.$Q$2:.$Q$45];0);2)" table:style-name="ce1">
            <text:p>57</text:p>
          </table:table-cell>
          <table:table-cell office:value-type="float" office:value="127" table:formula="of:=INDEX([.$U$2:.$V$45];MATCH([.$AP14];[.$U$2:.$U$45];0);2)" table:style-name="ce1">
            <text:p>127</text:p>
          </table:table-cell>
          <table:table-cell office:value-type="float" office:value="0" table:formula="of:=INDEX([.$Y$2:.$Z$45];MATCH([.$AP14];[.$Y$2:.$Y$45];0);2)" table:style-name="ce1">
            <text:p>#N/A</text:p>
          </table:table-cell>
          <table:table-cell office:value-type="float" office:value="0" table:formula="of:=INDEX([.$AC$2:.$AD$45];MATCH([.$AP14];[.$AC$2:.$AC$45];0);2)" table:style-name="ce1">
            <text:p>#N/A</text:p>
          </table:table-cell>
          <table:table-cell office:value-type="float" office:value="0" table:formula="of:=INDEX([.$AG$2:.$AH$45];MATCH([.$AP14];[.$AG$2:.$AG$45];0);2)" table:style-name="ce1">
            <text:p>#N/A</text:p>
          </table:table-cell>
          <table:table-cell office:value-type="float" office:value="104" table:formula="of:=INDEX([.$AK$2:.$AL$45];MATCH([.$AP14];[.$AK$2:.$AK$45];0);2)" table:style-name="ce1">
            <text:p>104</text:p>
          </table:table-cell>
          <table:table-cell table:style-name="ce1"/>
          <table:covered-table-cell/>
          <table:table-cell office:value-type="string" table:style-name="ce1">
            <text:p>blaTEM-163_1_EU8159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formula="of:=SUM([.BD14:.BM14])" table:style-name="ce1">
            <text:p>17</text:p>
          </table:table-cell>
          <table:table-cell table:number-columns-repeated="2" table:style-name="ce1"/>
          <table:table-cell office:value-type="string" table:style-name="ce1">
            <text:p>Pearson's</text:p>
          </table:table-cell>
          <table:table-cell office:value-type="float" office:value="-0.10085932404413342" table:formula="of:=CORREL([.BP2:.BP11];[.BQ2:.BQ11])" table:style-name="ce1">
            <text:p>-0.100859324</text:p>
          </table:table-cell>
          <table:table-cell table:style-name="ce1"/>
          <table:table-cell office:value-type="string" table:style-name="ce1">
            <text:p>t-test statistic</text:p>
          </table:table-cell>
          <table:table-cell office:value-type="float" office:value="1.062781719945189" table:formula="of:=[.BR17]*SQRT([.BU13]-2)/SQRT(1-[.BR17]^2)" table:style-name="ce1">
            <text:p>1.06278172</text:p>
          </table:table-cell>
          <table:table-cell table:number-columns-repeated="16311"/>
        </table:table-row>
        <table:table-row table:style-name="ro5">
          <table:table-cell office:value-type="string" table:style-name="ce1">
            <text:p>erm(F)_1_M14730</text:p>
          </table:table-cell>
          <table:table-cell office:value-type="float" office:value="74" table:style-name="ce1">
            <text:p>74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ISBlo2_IS21_unknown</text:p>
          </table:table-cell>
          <table:table-cell office:value-type="float" office:value="195" table:style-name="ce1">
            <text:p>195</text:p>
          </table:table-cell>
          <table:table-cell office:value-type="float" office:value="2455" table:style-name="ce1">
            <text:p>2455</text:p>
          </table:table-cell>
          <table:table-cell table:style-name="ce1"/>
          <table:table-cell office:value-type="string" table:style-name="ce1">
            <text:p>sul1_39_AY522923</text:p>
          </table:table-cell>
          <table:table-cell office:value-type="float" office:value="9" table:style-name="ce1">
            <text:p>9</text:p>
          </table:table-cell>
          <table:table-cell office:value-type="float" office:value="828" table:style-name="ce1">
            <text:p>828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119" table:style-name="ce1">
            <text:p>119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65" table:style-name="ce1">
            <text:p>65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193" table:style-name="ce1">
            <text:p>193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93" table:style-name="ce1">
            <text:p>9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348" table:style-name="ce1">
            <text:p>348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1182_IS1182_unknown</text:p>
          </table:table-cell>
          <table:table-cell office:value-type="float" office:value="64" table:style-name="ce1">
            <text:p>64</text:p>
          </table:table-cell>
          <table:table-cell office:value-type="float" office:value="1864" table:style-name="ce1">
            <text:p>1864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436" table:style-name="ce1">
            <text:p>436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erm(F)_1_M14730</text:p>
          </table:table-cell>
          <table:table-cell office:value-type="float" office:value="74" table:formula="of:=INDEX([.$A$2:.$B$17];MATCH([.$AP15];[.$A$2:.$A$17];0);2)" table:style-name="ce1">
            <text:p>74</text:p>
          </table:table-cell>
          <table:table-cell office:value-type="float" office:value="132" table:formula="of:=INDEX([.$E$2:.$F$45];MATCH([.$AP15];[.$E$2:.$E$45];0);2)" table:style-name="ce1">
            <text:p>132</text:p>
          </table:table-cell>
          <table:table-cell office:value-type="float" office:value="1306" table:formula="of:=INDEX([.$I$2:.$J$45];MATCH([.$AP15];[.$I$2:.$I$45];0);2)" table:style-name="ce1">
            <text:p>1306</text:p>
          </table:table-cell>
          <table:table-cell office:value-type="float" office:value="419" table:formula="of:=INDEX([.$M$2:.$N$45];MATCH([.$AP15];[.$M$2:.$M$45];0);2)" table:style-name="ce1">
            <text:p>419</text:p>
          </table:table-cell>
          <table:table-cell office:value-type="float" office:value="0" table:formula="of:=INDEX([.$Q$2:.$R$45];MATCH([.$AP15];[.$Q$2:.$Q$45];0);2)" table:style-name="ce1">
            <text:p>#N/A</text:p>
          </table:table-cell>
          <table:table-cell office:value-type="float" office:value="0" table:formula="of:=INDEX([.$U$2:.$V$45];MATCH([.$AP15];[.$U$2:.$U$45];0);2)" table:style-name="ce1">
            <text:p>#N/A</text:p>
          </table:table-cell>
          <table:table-cell office:value-type="float" office:value="326" table:formula="of:=INDEX([.$Y$2:.$Z$45];MATCH([.$AP15];[.$Y$2:.$Y$45];0);2)" table:style-name="ce1">
            <text:p>326</text:p>
          </table:table-cell>
          <table:table-cell office:value-type="float" office:value="103" table:formula="of:=INDEX([.$AC$2:.$AD$45];MATCH([.$AP15];[.$AC$2:.$AC$45];0);2)" table:style-name="ce1">
            <text:p>103</text:p>
          </table:table-cell>
          <table:table-cell office:value-type="float" office:value="146" table:formula="of:=INDEX([.$AG$2:.$AH$45];MATCH([.$AP15];[.$AG$2:.$AG$45];0);2)" table:style-name="ce1">
            <text:p>146</text:p>
          </table:table-cell>
          <table:table-cell office:value-type="float" office:value="0" table:formula="of:=INDEX([.$AK$2:.$AL$45];MATCH([.$AP15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blaTEM-171_1_GQ1493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3" table:formula="of:=SUM([.BD15:.BM15])" table:style-name="ce1">
            <text:p>23</text:p>
          </table:table-cell>
          <table:table-cell table:number-columns-repeated="5" table:style-name="ce1"/>
          <table:table-cell office:value-type="string" table:style-name="ce1">
            <text:p>p value =</text:p>
          </table:table-cell>
          <table:table-cell office:value-type="float" office:value="0.31890672426198513" table:formula="of:=COM.MICROSOFT.T.DIST.2T([.BU14];[.BU13]-2)" table:style-name="ce1">
            <text:p>0.318906724</text:p>
          </table:table-cell>
          <table:table-cell table:number-columns-repeated="16311"/>
        </table:table-row>
        <table:table-row table:style-name="ro5">
          <table:table-cell office:value-type="string" table:style-name="ce1">
            <text:p>tet(O)_2_M20925</text:p>
          </table:table-cell>
          <table:table-cell office:value-type="float" office:value="522" table:style-name="ce1">
            <text:p>522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253" table:style-name="ce1">
            <text:p>253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1705" table:style-name="ce1">
            <text:p>1705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tet(O/32/O)_4_AIOQ01000025</text:p>
          </table:table-cell>
          <table:table-cell office:value-type="float" office:value="1577" table:style-name="ce1">
            <text:p>1577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Rmsp2_IS1182_unknown</text:p>
          </table:table-cell>
          <table:table-cell office:value-type="float" office:value="97" table:style-name="ce1">
            <text:p>97</text:p>
          </table:table-cell>
          <table:table-cell office:value-type="float" office:value="1687" table:style-name="ce1">
            <text:p>1687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190" table:style-name="ce1">
            <text:p>190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809" table:style-name="ce1">
            <text:p>809</text:p>
          </table:table-cell>
          <table:table-cell office:value-type="float" office:value="1155" table:style-name="ce1">
            <text:p>1155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138" table:style-name="ce1">
            <text:p>138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875" table:style-name="ce1">
            <text:p>875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1240" table:style-name="ce1">
            <text:p>1240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tet(O)_2_M20925</text:p>
          </table:table-cell>
          <table:table-cell office:value-type="float" office:value="522" table:formula="of:=INDEX([.$A$2:.$B$17];MATCH([.$AP16];[.$A$2:.$A$17];0);2)" table:style-name="ce1">
            <text:p>522</text:p>
          </table:table-cell>
          <table:table-cell office:value-type="float" office:value="349" table:formula="of:=INDEX([.$E$2:.$F$45];MATCH([.$AP16];[.$E$2:.$E$45];0);2)" table:style-name="ce1">
            <text:p>349</text:p>
          </table:table-cell>
          <table:table-cell office:value-type="float" office:value="592" table:formula="of:=INDEX([.$I$2:.$J$45];MATCH([.$AP16];[.$I$2:.$I$45];0);2)" table:style-name="ce1">
            <text:p>592</text:p>
          </table:table-cell>
          <table:table-cell office:value-type="float" office:value="1455" table:formula="of:=INDEX([.$M$2:.$N$45];MATCH([.$AP16];[.$M$2:.$M$45];0);2)" table:style-name="ce1">
            <text:p>1455</text:p>
          </table:table-cell>
          <table:table-cell office:value-type="float" office:value="502" table:formula="of:=INDEX([.$Q$2:.$R$45];MATCH([.$AP16];[.$Q$2:.$Q$45];0);2)" table:style-name="ce1">
            <text:p>502</text:p>
          </table:table-cell>
          <table:table-cell office:value-type="float" office:value="492" table:formula="of:=INDEX([.$U$2:.$V$45];MATCH([.$AP16];[.$U$2:.$U$45];0);2)" table:style-name="ce1">
            <text:p>492</text:p>
          </table:table-cell>
          <table:table-cell office:value-type="float" office:value="226" table:formula="of:=INDEX([.$Y$2:.$Z$45];MATCH([.$AP16];[.$Y$2:.$Y$45];0);2)" table:style-name="ce1">
            <text:p>226</text:p>
          </table:table-cell>
          <table:table-cell office:value-type="float" office:value="593" table:formula="of:=INDEX([.$AC$2:.$AD$45];MATCH([.$AP16];[.$AC$2:.$AC$45];0);2)" table:style-name="ce1">
            <text:p>593</text:p>
          </table:table-cell>
          <table:table-cell office:value-type="float" office:value="773" table:formula="of:=INDEX([.$AG$2:.$AH$45];MATCH([.$AP16];[.$AG$2:.$AG$45];0);2)" table:style-name="ce1">
            <text:p>773</text:p>
          </table:table-cell>
          <table:table-cell office:value-type="float" office:value="1240" table:formula="of:=INDEX([.$AK$2:.$AL$45];MATCH([.$AP16];[.$AK$2:.$AK$45];0);2)" table:style-name="ce1">
            <text:p>1240</text:p>
          </table:table-cell>
          <table:table-cell table:style-name="ce1"/>
          <table:covered-table-cell/>
          <table:table-cell office:value-type="string" table:style-name="ce1">
            <text:p>blaTEM-181_1_KM97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85" table:formula="of:=SUM([.BD16:.BM16])" table:style-name="ce1">
            <text:p>85</text:p>
          </table:table-cell>
          <table:table-cell table:number-columns-repeated="2" table:style-name="ce1"/>
          <table:table-cell office:value-type="string" table:style-name="ce1">
            <text:p>Age pearsons correlation</text:p>
          </table:table-cell>
          <table:table-cell office:value-type="float" office:value="-0.16467280474461687" table:formula="of:=CORREL([.BP2:.BP11];[.BT2:.BT11])" table:style-name="ce1">
            <text:p>-0.164672805</text:p>
          </table:table-cell>
          <table:table-cell table:number-columns-repeated="16314" table:style-name="ce1"/>
        </table:table-row>
        <table:table-row table:style-name="ro6">
          <table:table-cell office:value-type="string" table:style-name="ce1">
            <text:p>tet(Q)_1_L33696</text:p>
          </table:table-cell>
          <table:table-cell office:value-type="float" office:value="1070" table:style-name="ce1">
            <text:p>1070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ISEc17_IS3_IS3</text:p>
          </table:table-cell>
          <table:table-cell office:value-type="float" office:value="78" table:style-name="ce1">
            <text:p>78</text:p>
          </table:table-cell>
          <table:table-cell office:value-type="float" office:value="1258" table:style-name="ce1">
            <text:p>1258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87" table:style-name="ce1">
            <text:p>87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1455" table:style-name="ce1">
            <text:p>1455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640" table:style-name="ce1">
            <text:p>640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798" table:style-name="ce1">
            <text:p>798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1734" table:style-name="ce1">
            <text:p>1734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409" table:style-name="ce1">
            <text:p>409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773" table:style-name="ce1">
            <text:p>77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cfxA4_1_AY769933</text:p>
          </table:table-cell>
          <table:table-cell office:value-type="float" office:value="68" table:style-name="ce1">
            <text:p>68</text:p>
          </table:table-cell>
          <table:table-cell office:value-type="float" office:value="966" table:style-name="ce1">
            <text:p>966</text:p>
          </table:table-cell>
          <table:table-cell table:number-columns-repeated="2" table:style-name="ce1"/>
          <table:table-cell office:value-type="string" table:style-name="ce1">
            <text:p>tet(Q)_1_L33696</text:p>
          </table:table-cell>
          <table:table-cell office:value-type="float" office:value="1070" table:formula="of:=INDEX([.$A$2:.$B$17];MATCH([.$AP17];[.$A$2:.$A$17];0);2)" table:style-name="ce1">
            <text:p>1070</text:p>
          </table:table-cell>
          <table:table-cell office:value-type="float" office:value="627" table:formula="of:=INDEX([.$E$2:.$F$45];MATCH([.$AP17];[.$E$2:.$E$45];0);2)" table:style-name="ce1">
            <text:p>627</text:p>
          </table:table-cell>
          <table:table-cell office:value-type="float" office:value="370" table:formula="of:=INDEX([.$I$2:.$J$45];MATCH([.$AP17];[.$I$2:.$I$45];0);2)" table:style-name="ce1">
            <text:p>370</text:p>
          </table:table-cell>
          <table:table-cell office:value-type="float" office:value="0" table:formula="of:=INDEX([.$M$2:.$N$45];MATCH([.$AP17];[.$M$2:.$M$45];0);2)" table:style-name="ce1">
            <text:p>#N/A</text:p>
          </table:table-cell>
          <table:table-cell office:value-type="float" office:value="1117" table:formula="of:=INDEX([.$Q$2:.$R$45];MATCH([.$AP17];[.$Q$2:.$Q$45];0);2)" table:style-name="ce1">
            <text:p>1117</text:p>
          </table:table-cell>
          <table:table-cell office:value-type="float" office:value="217" table:formula="of:=INDEX([.$U$2:.$V$45];MATCH([.$AP17];[.$U$2:.$U$45];0);2)" table:style-name="ce1">
            <text:p>217</text:p>
          </table:table-cell>
          <table:table-cell office:value-type="float" office:value="1734" table:formula="of:=INDEX([.$Y$2:.$Z$45];MATCH([.$AP17];[.$Y$2:.$Y$45];0);2)" table:style-name="ce1">
            <text:p>1734</text:p>
          </table:table-cell>
          <table:table-cell office:value-type="float" office:value="1720" table:formula="of:=INDEX([.$AC$2:.$AD$45];MATCH([.$AP17];[.$AC$2:.$AC$45];0);2)" table:style-name="ce1">
            <text:p>1720</text:p>
          </table:table-cell>
          <table:table-cell office:value-type="float" office:value="1689" table:formula="of:=INDEX([.$AG$2:.$AH$45];MATCH([.$AP17];[.$AG$2:.$AG$45];0);2)" table:style-name="ce1">
            <text:p>1689</text:p>
          </table:table-cell>
          <table:table-cell office:value-type="float" office:value="1431" table:formula="of:=INDEX([.$AK$2:.$AL$45];MATCH([.$AP17];[.$AK$2:.$AK$45];0);2)" table:style-name="ce1">
            <text:p>1431</text:p>
          </table:table-cell>
          <table:table-cell table:style-name="ce1"/>
          <table:covered-table-cell/>
          <table:table-cell office:value-type="string" table:style-name="ce1">
            <text:p>blaTEM-1A_1_HM749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43" table:formula="of:=SUM([.BD17:.BM17])" table:style-name="ce1">
            <text:p>43</text:p>
          </table:table-cell>
          <table:table-cell table:number-columns-repeated="2" table:style-name="ce1"/>
          <table:table-cell office:value-type="string" table:style-name="ce7">
            <text:p>point-biserial correl(food habit)</text:p>
          </table:table-cell>
          <table:table-cell office:value-type="float" office:value="0.35173894838911973" table:formula="of:=CORREL([.BP2:.BP11];[.BU2:.BU11])" table:style-name="ce1">
            <text:p>0.351738948</text:p>
          </table:table-cell>
          <table:table-cell table:number-columns-repeated="16314"/>
        </table:table-row>
        <table:table-row table:style-name="ro5">
          <table:table-cell table:number-columns-repeated="4" table:style-name="ce1"/>
          <table:table-cell office:value-type="string" table:style-name="ce1">
            <text:p>tet(Q)_4_Z21523</text:p>
          </table:table-cell>
          <table:table-cell office:value-type="float" office:value="593" table:style-name="ce1">
            <text:p>593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370" table:style-name="ce1">
            <text:p>370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Blo2_IS21_unknown</text:p>
          </table:table-cell>
          <table:table-cell office:value-type="float" office:value="886" table:style-name="ce1">
            <text:p>886</text:p>
          </table:table-cell>
          <table:table-cell office:value-type="float" office:value="2455" table:style-name="ce1">
            <text:p>2455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300" table:style-name="ce1">
            <text:p>300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217" table:style-name="ce1">
            <text:p>217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3189" table:style-name="ce1">
            <text:p>3189</text:p>
          </table:table-cell>
          <table:table-cell office:value-type="float" office:value="996" table:style-name="ce1">
            <text:p>996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316" table:style-name="ce1">
            <text:p>31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965" table:style-name="ce1">
            <text:p>965</text:p>
          </table:table-cell>
          <table:table-cell office:value-type="float" office:value="996" table:style-name="ce1">
            <text:p>996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912" table:style-name="ce1">
            <text:p>912</text:p>
          </table:table-cell>
          <table:table-cell office:value-type="float" office:value="996" table:style-name="ce1">
            <text:p>996</text:p>
          </table:table-cell>
          <table:table-cell table:number-columns-repeated="2" table:style-name="ce1"/>
          <table:table-cell office:value-type="string" table:style-name="ce1">
            <text:p>tet(O/W)_3_AM889120</text:p>
          </table:table-cell>
          <table:table-cell office:value-type="float" office:value="0" table:formula="of:=INDEX([.$A$2:.$B$17];MATCH([.$AP18];[.$A$2:.$A$17];0);2)" table:style-name="ce1">
            <text:p>#N/A</text:p>
          </table:table-cell>
          <table:table-cell office:value-type="float" office:value="234" table:formula="of:=INDEX([.$E$2:.$F$45];MATCH([.$AP18];[.$E$2:.$E$45];0);2)" table:style-name="ce1">
            <text:p>234</text:p>
          </table:table-cell>
          <table:table-cell office:value-type="float" office:value="192" table:formula="of:=INDEX([.$I$2:.$J$45];MATCH([.$AP18];[.$I$2:.$I$45];0);2)" table:style-name="ce1">
            <text:p>192</text:p>
          </table:table-cell>
          <table:table-cell office:value-type="float" office:value="503" table:formula="of:=INDEX([.$M$2:.$N$45];MATCH([.$AP18];[.$M$2:.$M$45];0);2)" table:style-name="ce1">
            <text:p>503</text:p>
          </table:table-cell>
          <table:table-cell office:value-type="float" office:value="239" table:formula="of:=INDEX([.$Q$2:.$R$45];MATCH([.$AP18];[.$Q$2:.$Q$45];0);2)" table:style-name="ce1">
            <text:p>239</text:p>
          </table:table-cell>
          <table:table-cell office:value-type="float" office:value="182" table:formula="of:=INDEX([.$U$2:.$V$45];MATCH([.$AP18];[.$U$2:.$U$45];0);2)" table:style-name="ce1">
            <text:p>182</text:p>
          </table:table-cell>
          <table:table-cell office:value-type="float" office:value="0" table:formula="of:=INDEX([.$Y$2:.$Z$45];MATCH([.$AP18];[.$Y$2:.$Y$45];0);2)" table:style-name="ce1">
            <text:p>#N/A</text:p>
          </table:table-cell>
          <table:table-cell office:value-type="float" office:value="347" table:formula="of:=INDEX([.$AC$2:.$AD$45];MATCH([.$AP18];[.$AC$2:.$AC$45];0);2)" table:style-name="ce1">
            <text:p>347</text:p>
          </table:table-cell>
          <table:table-cell office:value-type="float" office:value="476" table:formula="of:=INDEX([.$AG$2:.$AH$45];MATCH([.$AP18];[.$AG$2:.$AG$45];0);2)" table:style-name="ce1">
            <text:p>476</text:p>
          </table:table-cell>
          <table:table-cell office:value-type="float" office:value="405" table:formula="of:=INDEX([.$AK$2:.$AL$45];MATCH([.$AP18];[.$AK$2:.$AK$45];0);2)" table:style-name="ce1">
            <text:p>405</text:p>
          </table:table-cell>
          <table:table-cell table:style-name="ce1"/>
          <table:covered-table-cell/>
          <table:table-cell office:value-type="string" table:style-name="ce1">
            <text:p>blaTEM-1C_1_FJ5605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47" table:formula="of:=SUM([.BD18:.BM18])" table:style-name="ce1">
            <text:p>47</text:p>
          </table:table-cell>
          <table:table-cell table:number-columns-repeated="16318" table:style-name="ce1"/>
        </table:table-row>
        <table:table-row table:style-name="ro5">
          <table:table-cell table:number-columns-repeated="4" table:style-name="ce1"/>
          <table:table-cell office:value-type="string" table:style-name="ce1">
            <text:p>erm(F)_1_M14730</text:p>
          </table:table-cell>
          <table:table-cell office:value-type="float" office:value="132" table:style-name="ce1">
            <text:p>132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168" table:style-name="ce1">
            <text:p>168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568" table:style-name="ce1">
            <text:p>568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1117" table:style-name="ce1">
            <text:p>1117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ISCx1_ISL3_unknown</text:p>
          </table:table-cell>
          <table:table-cell office:value-type="float" office:value="137" table:style-name="ce1">
            <text:p>137</text:p>
          </table:table-cell>
          <table:table-cell office:value-type="float" office:value="536" table:style-name="ce1">
            <text:p>536</text:p>
          </table:table-cell>
          <table:table-cell table:number-columns-repeated="5" table:style-name="ce1"/>
          <table:table-cell office:value-type="string" table:style-name="ce1">
            <text:p>tet(40)_2_AM419751</text:p>
          </table:table-cell>
          <table:table-cell office:value-type="float" office:value="147" table:style-name="ce1">
            <text:p>147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tet(Q)_4_Z21523</text:p>
          </table:table-cell>
          <table:table-cell office:value-type="float" office:value="111" table:style-name="ce1">
            <text:p>111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blaTEM-116_1_AY425988</text:p>
          </table:table-cell>
          <table:table-cell office:value-type="float" office:value="30" table:style-name="ce1">
            <text:p>30</text:p>
          </table:table-cell>
          <table:table-cell office:value-type="float" office:value="861" table:style-name="ce1">
            <text:p>861</text:p>
          </table:table-cell>
          <table:table-cell table:number-columns-repeated="2" table:style-name="ce1"/>
          <table:table-cell office:value-type="string" table:style-name="ce1">
            <text:p>tet(O/W)_5_AM889122</text:p>
          </table:table-cell>
          <table:table-cell office:value-type="float" office:value="0" table:formula="of:=INDEX([.$A$2:.$B$17];MATCH([.$AP19];[.$A$2:.$A$17];0);2)" table:style-name="ce1">
            <text:p>#N/A</text:p>
          </table:table-cell>
          <table:table-cell office:value-type="float" office:value="279" table:formula="of:=INDEX([.$E$2:.$F$45];MATCH([.$AP19];[.$E$2:.$E$45];0);2)" table:style-name="ce1">
            <text:p>279</text:p>
          </table:table-cell>
          <table:table-cell office:value-type="float" office:value="203" table:formula="of:=INDEX([.$I$2:.$J$45];MATCH([.$AP19];[.$I$2:.$I$45];0);2)" table:style-name="ce1">
            <text:p>203</text:p>
          </table:table-cell>
          <table:table-cell office:value-type="float" office:value="585" table:formula="of:=INDEX([.$M$2:.$N$45];MATCH([.$AP19];[.$M$2:.$M$45];0);2)" table:style-name="ce1">
            <text:p>585</text:p>
          </table:table-cell>
          <table:table-cell office:value-type="float" office:value="261" table:formula="of:=INDEX([.$Q$2:.$R$45];MATCH([.$AP19];[.$Q$2:.$Q$45];0);2)" table:style-name="ce1">
            <text:p>261</text:p>
          </table:table-cell>
          <table:table-cell office:value-type="float" office:value="190" table:formula="of:=INDEX([.$U$2:.$V$45];MATCH([.$AP19];[.$U$2:.$U$45];0);2)" table:style-name="ce1">
            <text:p>190</text:p>
          </table:table-cell>
          <table:table-cell office:value-type="float" office:value="0" table:formula="of:=INDEX([.$Y$2:.$Z$45];MATCH([.$AP19];[.$Y$2:.$Y$45];0);2)" table:style-name="ce1">
            <text:p>#N/A</text:p>
          </table:table-cell>
          <table:table-cell office:value-type="float" office:value="409" table:formula="of:=INDEX([.$AC$2:.$AD$45];MATCH([.$AP19];[.$AC$2:.$AC$45];0);2)" table:style-name="ce1">
            <text:p>409</text:p>
          </table:table-cell>
          <table:table-cell office:value-type="float" office:value="574" table:formula="of:=INDEX([.$AG$2:.$AH$45];MATCH([.$AP19];[.$AG$2:.$AG$45];0);2)" table:style-name="ce1">
            <text:p>574</text:p>
          </table:table-cell>
          <table:table-cell office:value-type="float" office:value="423" table:formula="of:=INDEX([.$AK$2:.$AL$45];MATCH([.$AP19];[.$AK$2:.$AK$45];0);2)" table:style-name="ce1">
            <text:p>423</text:p>
          </table:table-cell>
          <table:table-cell table:style-name="ce1"/>
          <table:covered-table-cell/>
          <table:table-cell office:value-type="string" table:style-name="ce1">
            <text:p>blaTEM-231_1_MG8213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42" table:formula="of:=SUM([.BD19:.BM19])" table:style-name="ce1">
            <text:p>42</text:p>
          </table:table-cell>
          <table:table-cell table:number-columns-repeated="16318" table:style-name="ce1"/>
        </table:table-row>
        <table:table-row table:style-name="ro5">
          <table:table-cell table:number-columns-repeated="4" table:style-name="ce1"/>
          <table:table-cell office:value-type="string" table:style-name="ce1">
            <text:p>ISCx1_ISL3_unknown</text:p>
          </table:table-cell>
          <table:table-cell office:value-type="float" office:value="38" table:style-name="ce1">
            <text:p>38</text:p>
          </table:table-cell>
          <table:table-cell office:value-type="float" office:value="536" table:style-name="ce1">
            <text:p>536</text:p>
          </table:table-cell>
          <table:table-cell table:style-name="ce1"/>
          <table:table-cell office:value-type="string" table:style-name="ce1">
            <text:p>blaTEM-181_1_KM977568</text:p>
          </table:table-cell>
          <table:table-cell office:value-type="float" office:value="16" table:style-name="ce1">
            <text:p>16</text:p>
          </table:table-cell>
          <table:table-cell office:value-type="float" office:value="861" table:style-name="ce1">
            <text:p>861</text:p>
          </table:table-cell>
          <table:table-cell table:style-name="ce1"/>
          <table:table-cell office:value-type="string" table:style-name="ce1">
            <text:p>ISBf3_IS1182_unknown</text:p>
          </table:table-cell>
          <table:table-cell office:value-type="float" office:value="112" table:style-name="ce1">
            <text:p>112</text:p>
          </table:table-cell>
          <table:table-cell office:value-type="float" office:value="1845" table:style-name="ce1">
            <text:p>1845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267" table:style-name="ce1">
            <text:p>267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855" table:style-name="ce1">
            <text:p>855</text:p>
          </table:table-cell>
          <table:table-cell office:value-type="float" office:value="996" table:style-name="ce1">
            <text:p>996</text:p>
          </table:table-cell>
          <table:table-cell table:number-columns-repeated="5" table:style-name="ce1"/>
          <table:table-cell office:value-type="string" table:style-name="ce1">
            <text:p>tet(O)_2_M20925</text:p>
          </table:table-cell>
          <table:table-cell office:value-type="float" office:value="593" table:style-name="ce1">
            <text:p>59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32/O)_5_FP929050</text:p>
          </table:table-cell>
          <table:table-cell office:value-type="float" office:value="934" table:style-name="ce1">
            <text:p>93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1699" table:style-name="ce1">
            <text:p>1699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IS1R_IS1_unknown</text:p>
          </table:table-cell>
          <table:table-cell office:value-type="float" office:value="0" table:formula="of:=INDEX([.$A$2:.$B$17];MATCH([.$AP20];[.$A$2:.$A$17];0);2)" table:style-name="ce1">
            <text:p>#N/A</text:p>
          </table:table-cell>
          <table:table-cell office:value-type="float" office:value="253" table:formula="of:=INDEX([.$E$2:.$F$45];MATCH([.$AP20];[.$E$2:.$E$45];0);2)" table:style-name="ce1">
            <text:p>253</text:p>
          </table:table-cell>
          <table:table-cell office:value-type="float" office:value="47" table:formula="of:=INDEX([.$I$2:.$J$45];MATCH([.$AP20];[.$I$2:.$I$45];0);2)" table:style-name="ce1">
            <text:p>47</text:p>
          </table:table-cell>
          <table:table-cell office:value-type="float" office:value="0" table:formula="of:=INDEX([.$M$2:.$N$45];MATCH([.$AP20];[.$M$2:.$M$45];0);2)" table:style-name="ce1">
            <text:p>#N/A</text:p>
          </table:table-cell>
          <table:table-cell office:value-type="float" office:value="11" table:formula="of:=INDEX([.$Q$2:.$R$45];MATCH([.$AP20];[.$Q$2:.$Q$45];0);2)" table:style-name="ce1">
            <text:p>11</text:p>
          </table:table-cell>
          <table:table-cell office:value-type="float" office:value="0" table:formula="of:=INDEX([.$U$2:.$V$45];MATCH([.$AP20];[.$U$2:.$U$45];0);2)" table:style-name="ce1">
            <text:p>#N/A</text:p>
          </table:table-cell>
          <table:table-cell office:value-type="float" office:value="0" table:formula="of:=INDEX([.$Y$2:.$Z$45];MATCH([.$AP20];[.$Y$2:.$Y$45];0);2)" table:style-name="ce1">
            <text:p>#N/A</text:p>
          </table:table-cell>
          <table:table-cell office:value-type="float" office:value="0" table:formula="of:=INDEX([.$AC$2:.$AD$45];MATCH([.$AP20];[.$AC$2:.$AC$45];0);2)" table:style-name="ce1">
            <text:p>#N/A</text:p>
          </table:table-cell>
          <table:table-cell office:value-type="float" office:value="0" table:formula="of:=INDEX([.$AG$2:.$AH$45];MATCH([.$AP20];[.$AG$2:.$AG$45];0);2)" table:style-name="ce1">
            <text:p>#N/A</text:p>
          </table:table-cell>
          <table:table-cell office:value-type="float" office:value="0" table:formula="of:=INDEX([.$AK$2:.$AL$45];MATCH([.$AP20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cfxA3_1_AF4726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office:value-type="float" office:value="190" table:formula="of:=SUM([.BD20:.BM20])" table:style-name="ce1">
            <text:p>190</text:p>
          </table:table-cell>
          <table:table-cell table:number-columns-repeated="16318" table:style-name="ce1"/>
        </table:table-row>
        <table:table-row table:style-name="ro5">
          <table:table-cell table:number-columns-repeated="4" table:style-name="ce1"/>
          <table:table-cell office:value-type="string" table:style-name="ce1">
            <text:p>tet(O)_2_M20925</text:p>
          </table:table-cell>
          <table:table-cell office:value-type="float" office:value="349" table:style-name="ce1">
            <text:p>349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sul1_2_U12338</text:p>
          </table:table-cell>
          <table:table-cell office:value-type="float" office:value="9" table:style-name="ce1">
            <text:p>9</text:p>
          </table:table-cell>
          <table:table-cell office:value-type="float" office:value="840" table:style-name="ce1">
            <text:p>840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648" table:style-name="ce1">
            <text:p>648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250" table:style-name="ce1">
            <text:p>250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O/32/O)_5_FP929050</text:p>
          </table:table-cell>
          <table:table-cell office:value-type="float" office:value="603" table:style-name="ce1">
            <text:p>603</text:p>
          </table:table-cell>
          <table:table-cell office:value-type="float" office:value="1920" table:style-name="ce1">
            <text:p>1920</text:p>
          </table:table-cell>
          <table:table-cell table:number-columns-repeated="5" table:style-name="ce1"/>
          <table:table-cell office:value-type="string" table:style-name="ce1">
            <text:p>tet(Q)_1_L33696</text:p>
          </table:table-cell>
          <table:table-cell office:value-type="float" office:value="1720" table:style-name="ce1">
            <text:p>1720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ISCx1_ISL3_unknown</text:p>
          </table:table-cell>
          <table:table-cell office:value-type="float" office:value="44" table:style-name="ce1">
            <text:p>44</text:p>
          </table:table-cell>
          <table:table-cell office:value-type="float" office:value="536" table:style-name="ce1">
            <text:p>536</text:p>
          </table:table-cell>
          <table:table-cell table:style-name="ce1"/>
          <table:table-cell office:value-type="string" table:style-name="ce1">
            <text:p>ISBlo8_IS256_unknown</text:p>
          </table:table-cell>
          <table:table-cell office:value-type="float" office:value="68" table:style-name="ce1">
            <text:p>68</text:p>
          </table:table-cell>
          <table:table-cell office:value-type="float" office:value="1408" table:style-name="ce1">
            <text:p>1408</text:p>
          </table:table-cell>
          <table:table-cell table:number-columns-repeated="2" table:style-name="ce1"/>
          <table:table-cell office:value-type="string" table:style-name="ce1">
            <text:p>tet(W)_1_DQ060146</text:p>
          </table:table-cell>
          <table:table-cell office:value-type="float" office:value="0" table:formula="of:=INDEX([.$A$2:.$B$17];MATCH([.$AP21];[.$A$2:.$A$17];0);2)" table:style-name="ce1">
            <text:p>#N/A</text:p>
          </table:table-cell>
          <table:table-cell office:value-type="float" office:value="457" table:formula="of:=INDEX([.$E$2:.$F$45];MATCH([.$AP21];[.$E$2:.$E$45];0);2)" table:style-name="ce1">
            <text:p>457</text:p>
          </table:table-cell>
          <table:table-cell office:value-type="float" office:value="370" table:formula="of:=INDEX([.$I$2:.$J$45];MATCH([.$AP21];[.$I$2:.$I$45];0);2)" table:style-name="ce1">
            <text:p>370</text:p>
          </table:table-cell>
          <table:table-cell office:value-type="float" office:value="856" table:formula="of:=INDEX([.$M$2:.$N$45];MATCH([.$AP21];[.$M$2:.$M$45];0);2)" table:style-name="ce1">
            <text:p>856</text:p>
          </table:table-cell>
          <table:table-cell office:value-type="float" office:value="640" table:formula="of:=INDEX([.$Q$2:.$R$45];MATCH([.$AP21];[.$Q$2:.$Q$45];0);2)" table:style-name="ce1">
            <text:p>640</text:p>
          </table:table-cell>
          <table:table-cell office:value-type="float" office:value="469" table:formula="of:=INDEX([.$U$2:.$V$45];MATCH([.$AP21];[.$U$2:.$U$45];0);2)" table:style-name="ce1">
            <text:p>469</text:p>
          </table:table-cell>
          <table:table-cell office:value-type="float" office:value="104" table:formula="of:=INDEX([.$Y$2:.$Z$45];MATCH([.$AP21];[.$Y$2:.$Y$45];0);2)" table:style-name="ce1">
            <text:p>104</text:p>
          </table:table-cell>
          <table:table-cell office:value-type="float" office:value="326" table:formula="of:=INDEX([.$AC$2:.$AD$45];MATCH([.$AP21];[.$AC$2:.$AC$45];0);2)" table:style-name="ce1">
            <text:p>326</text:p>
          </table:table-cell>
          <table:table-cell office:value-type="float" office:value="490" table:formula="of:=INDEX([.$AG$2:.$AH$45];MATCH([.$AP21];[.$AG$2:.$AG$45];0);2)" table:style-name="ce1">
            <text:p>490</text:p>
          </table:table-cell>
          <table:table-cell office:value-type="float" office:value="807" table:formula="of:=INDEX([.$AK$2:.$AL$45];MATCH([.$AP21];[.$AK$2:.$AK$45];0);2)" table:style-name="ce1">
            <text:p>807</text:p>
          </table:table-cell>
          <table:table-cell table:style-name="ce1"/>
          <table:covered-table-cell/>
          <table:table-cell office:value-type="string" table:style-name="ce1">
            <text:p>cfxA4_1_AY7699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68" table:style-name="ce1">
            <text:p>68</text:p>
          </table:table-cell>
          <table:table-cell office:value-type="float" office:value="174" table:formula="of:=SUM([.BD21:.BM21])" table:style-name="ce1">
            <text:p>174</text:p>
            <draw:frame draw:z-index="2" draw:id="id1" draw:style-name="a1" draw:name="Chart 2" svg:x="0.57292in" svg:y="0.09896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18" table:style-name="ce1"/>
        </table:table-row>
        <table:table-row table:style-name="ro5">
          <table:table-cell table:number-columns-repeated="4" table:style-name="ce1"/>
          <table:table-cell office:value-type="string" table:style-name="ce1">
            <text:p>tet(W)_5_AJ427422</text:p>
          </table:table-cell>
          <table:table-cell office:value-type="float" office:value="480" table:style-name="ce1">
            <text:p>480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256" table:style-name="ce1">
            <text:p>25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585" table:style-name="ce1">
            <text:p>585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Q)_4_Z21523</text:p>
          </table:table-cell>
          <table:table-cell office:value-type="float" office:value="890" table:style-name="ce1">
            <text:p>890</text:p>
          </table:table-cell>
          <table:table-cell office:value-type="float" office:value="1926" table:style-name="ce1">
            <text:p>1926</text:p>
          </table:table-cell>
          <table:table-cell table:number-columns-repeated="9" table:style-name="ce1"/>
          <table:table-cell office:value-type="string" table:style-name="ce1">
            <text:p>IS4351_IS30_unknown</text:p>
          </table:table-cell>
          <table:table-cell office:value-type="float" office:value="372" table:style-name="ce1">
            <text:p>372</text:p>
          </table:table-cell>
          <table:table-cell office:value-type="float" office:value="1155" table:style-name="ce1">
            <text:p>1155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493" table:style-name="ce1">
            <text:p>49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400" table:style-name="ce1">
            <text:p>400</text:p>
          </table:table-cell>
          <table:table-cell office:value-type="float" office:value="1221" table:style-name="ce1">
            <text:p>1221</text:p>
          </table:table-cell>
          <table:table-cell table:number-columns-repeated="2" table:style-name="ce1"/>
          <table:table-cell office:value-type="string" table:style-name="ce1">
            <text:p>tet(W)_3_AJ427421</text:p>
          </table:table-cell>
          <table:table-cell office:value-type="float" office:value="0" table:formula="of:=INDEX([.$A$2:.$B$17];MATCH([.$AP22];[.$A$2:.$A$17];0);2)" table:style-name="ce1">
            <text:p>#N/A</text:p>
          </table:table-cell>
          <table:table-cell office:value-type="float" office:value="447" table:formula="of:=INDEX([.$E$2:.$F$45];MATCH([.$AP22];[.$E$2:.$E$45];0);2)" table:style-name="ce1">
            <text:p>447</text:p>
          </table:table-cell>
          <table:table-cell office:value-type="float" office:value="344" table:formula="of:=INDEX([.$I$2:.$J$45];MATCH([.$AP22];[.$I$2:.$I$45];0);2)" table:style-name="ce1">
            <text:p>344</text:p>
          </table:table-cell>
          <table:table-cell office:value-type="float" office:value="0" table:formula="of:=INDEX([.$M$2:.$N$45];MATCH([.$AP22];[.$M$2:.$M$45];0);2)" table:style-name="ce1">
            <text:p>#N/A</text:p>
          </table:table-cell>
          <table:table-cell office:value-type="float" office:value="614" table:formula="of:=INDEX([.$Q$2:.$R$45];MATCH([.$AP22];[.$Q$2:.$Q$45];0);2)" table:style-name="ce1">
            <text:p>614</text:p>
          </table:table-cell>
          <table:table-cell office:value-type="float" office:value="455" table:formula="of:=INDEX([.$U$2:.$V$45];MATCH([.$AP22];[.$U$2:.$U$45];0);2)" table:style-name="ce1">
            <text:p>455</text:p>
          </table:table-cell>
          <table:table-cell office:value-type="float" office:value="93" table:formula="of:=INDEX([.$Y$2:.$Z$45];MATCH([.$AP22];[.$Y$2:.$Y$45];0);2)" table:style-name="ce1">
            <text:p>93</text:p>
          </table:table-cell>
          <table:table-cell office:value-type="float" office:value="316" table:formula="of:=INDEX([.$AC$2:.$AD$45];MATCH([.$AP22];[.$AC$2:.$AC$45];0);2)" table:style-name="ce1">
            <text:p>316</text:p>
          </table:table-cell>
          <table:table-cell office:value-type="float" office:value="472" table:formula="of:=INDEX([.$AG$2:.$AH$45];MATCH([.$AP22];[.$AG$2:.$AG$45];0);2)" table:style-name="ce1">
            <text:p>472</text:p>
          </table:table-cell>
          <table:table-cell office:value-type="float" office:value="794" table:formula="of:=INDEX([.$AK$2:.$AL$45];MATCH([.$AP22];[.$AK$2:.$AK$45];0);2)" table:style-name="ce1">
            <text:p>794</text:p>
          </table:table-cell>
          <table:table-cell table:style-name="ce1"/>
          <table:covered-table-cell/>
          <table:table-cell office:value-type="string" table:style-name="ce1">
            <text:p>cfxA5_1_AY7699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67" table:style-name="ce1">
            <text:p>67</text:p>
          </table:table-cell>
          <table:table-cell office:value-type="float" office:value="174" table:formula="of:=SUM([.BD22:.BM22])" table:style-name="ce1">
            <text:p>174</text:p>
          </table:table-cell>
          <table:table-cell table:number-columns-repeated="16318" table:style-name="ce1"/>
        </table:table-row>
        <table:table-row table:style-name="ro5">
          <table:table-cell table:number-columns-repeated="4" table:style-name="ce1"/>
          <table:table-cell office:value-type="string" table:style-name="ce1">
            <text:p>IS421_IS4_IS231</text:p>
          </table:table-cell>
          <table:table-cell office:value-type="float" office:value="74" table:style-name="ce1">
            <text:p>74</text:p>
          </table:table-cell>
          <table:table-cell office:value-type="float" office:value="1342" table:style-name="ce1">
            <text:p>1342</text:p>
          </table:table-cell>
          <table:table-cell table:style-name="ce1"/>
          <table:table-cell office:value-type="string" table:style-name="ce1">
            <text:p>erm(B)_12_U18931</text:p>
          </table:table-cell>
          <table:table-cell office:value-type="float" office:value="15" table:style-name="ce1">
            <text:p>15</text:p>
          </table:table-cell>
          <table:table-cell office:value-type="float" office:value="738" table:style-name="ce1">
            <text:p>738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1547" table:style-name="ce1">
            <text:p>1547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197" table:style-name="ce1">
            <text:p>197</text:p>
          </table:table-cell>
          <table:table-cell office:value-type="float" office:value="1221" table:style-name="ce1">
            <text:p>1221</text:p>
          </table:table-cell>
          <table:table-cell table:number-columns-repeated="9" table:style-name="ce1"/>
          <table:table-cell office:value-type="string" table:style-name="ce1">
            <text:p>tet(40)_1_FJ158002</text:p>
          </table:table-cell>
          <table:table-cell office:value-type="float" office:value="134" table:style-name="ce1">
            <text:p>134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190" table:style-name="ce1">
            <text:p>190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blaTEM-1C_1_FJ560503</text:p>
          </table:table-cell>
          <table:table-cell office:value-type="float" office:value="25" table:style-name="ce1">
            <text:p>25</text:p>
          </table:table-cell>
          <table:table-cell office:value-type="float" office:value="861" table:style-name="ce1">
            <text:p>861</text:p>
          </table:table-cell>
          <table:table-cell table:number-columns-repeated="2" table:style-name="ce1"/>
          <table:table-cell office:value-type="string" table:style-name="ce1">
            <text:p>IS1SD_IS1_unknown</text:p>
          </table:table-cell>
          <table:table-cell office:value-type="float" office:value="0" table:formula="of:=INDEX([.$A$2:.$B$17];MATCH([.$AP23];[.$A$2:.$A$17];0);2)" table:style-name="ce1">
            <text:p>#N/A</text:p>
          </table:table-cell>
          <table:table-cell office:value-type="float" office:value="84" table:formula="of:=INDEX([.$E$2:.$F$45];MATCH([.$AP23];[.$E$2:.$E$45];0);2)" table:style-name="ce1">
            <text:p>84</text:p>
          </table:table-cell>
          <table:table-cell office:value-type="float" office:value="0" table:formula="of:=INDEX([.$I$2:.$J$45];MATCH([.$AP23];[.$I$2:.$I$45];0);2)" table:style-name="ce1">
            <text:p>#N/A</text:p>
          </table:table-cell>
          <table:table-cell office:value-type="float" office:value="0" table:formula="of:=INDEX([.$M$2:.$N$45];MATCH([.$AP23];[.$M$2:.$M$45];0);2)" table:style-name="ce1">
            <text:p>#N/A</text:p>
          </table:table-cell>
          <table:table-cell office:value-type="float" office:value="0" table:formula="of:=INDEX([.$Q$2:.$R$45];MATCH([.$AP23];[.$Q$2:.$Q$45];0);2)" table:style-name="ce1">
            <text:p>#N/A</text:p>
          </table:table-cell>
          <table:table-cell office:value-type="float" office:value="0" table:formula="of:=INDEX([.$U$2:.$V$45];MATCH([.$AP23];[.$U$2:.$U$45];0);2)" table:style-name="ce1">
            <text:p>#N/A</text:p>
          </table:table-cell>
          <table:table-cell office:value-type="float" office:value="0" table:formula="of:=INDEX([.$Y$2:.$Z$45];MATCH([.$AP23];[.$Y$2:.$Y$45];0);2)" table:style-name="ce1">
            <text:p>#N/A</text:p>
          </table:table-cell>
          <table:table-cell office:value-type="float" office:value="0" table:formula="of:=INDEX([.$AC$2:.$AD$45];MATCH([.$AP23];[.$AC$2:.$AC$45];0);2)" table:style-name="ce1">
            <text:p>#N/A</text:p>
          </table:table-cell>
          <table:table-cell office:value-type="float" office:value="0" table:formula="of:=INDEX([.$AG$2:.$AH$45];MATCH([.$AP23];[.$AG$2:.$AG$45];0);2)" table:style-name="ce1">
            <text:p>#N/A</text:p>
          </table:table-cell>
          <table:table-cell office:value-type="float" office:value="0" table:formula="of:=INDEX([.$AK$2:.$AL$45];MATCH([.$AP23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cfxA6_1_GQ342996</text:p>
          </table:table-cell>
          <table:table-cell office:value-type="float" office:value="1351" table:style-name="ce1">
            <text:p>1351</text:p>
          </table:table-cell>
          <table:table-cell office:value-type="float" office:value="770" table:style-name="ce1">
            <text:p>770</text:p>
          </table:table-cell>
          <table:table-cell office:value-type="float" office:value="2465" table:style-name="ce1">
            <text:p>2465</text:p>
          </table:table-cell>
          <table:table-cell office:value-type="float" office:value="600" table:style-name="ce1">
            <text:p>600</text:p>
          </table:table-cell>
          <table:table-cell office:value-type="float" office:value="1897" table:style-name="ce1">
            <text:p>1897</text:p>
          </table:table-cell>
          <table:table-cell office:value-type="float" office:value="855" table:style-name="ce1">
            <text:p>855</text:p>
          </table:table-cell>
          <table:table-cell office:value-type="float" office:value="3189" table:style-name="ce1">
            <text:p>3189</text:p>
          </table:table-cell>
          <table:table-cell office:value-type="float" office:value="1181" table:style-name="ce1">
            <text:p>1181</text:p>
          </table:table-cell>
          <table:table-cell office:value-type="float" office:value="965" table:style-name="ce1">
            <text:p>965</text:p>
          </table:table-cell>
          <table:table-cell office:value-type="float" office:value="912" table:style-name="ce1">
            <text:p>912</text:p>
          </table:table-cell>
          <table:table-cell office:value-type="float" office:value="14185" table:formula="of:=SUM([.BD23:.BM23])" table:style-name="ce1">
            <text:p>14185</text:p>
          </table:table-cell>
          <table:table-cell table:number-columns-repeated="1631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IS1A_IS1_unknown</text:p>
          </table:table-cell>
          <table:table-cell office:value-type="float" office:value="216" table:style-name="ce1">
            <text:p>216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IS1G_IS1_unknown</text:p>
          </table:table-cell>
          <table:table-cell office:value-type="float" office:value="41" table:style-name="ce1">
            <text:p>41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463" table:style-name="ce1">
            <text:p>463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502" table:style-name="ce1">
            <text:p>502</text:p>
          </table:table-cell>
          <table:table-cell office:value-type="float" office:value="1920" table:style-name="ce1">
            <text:p>1920</text:p>
          </table:table-cell>
          <table:table-cell table:number-columns-repeated="9" table:style-name="ce1"/>
          <table:table-cell office:value-type="string" table:style-name="ce1">
            <text:p>IS1182_IS1182_unknown</text:p>
          </table:table-cell>
          <table:table-cell office:value-type="float" office:value="84" table:style-name="ce1">
            <text:p>84</text:p>
          </table:table-cell>
          <table:table-cell office:value-type="float" office:value="1864" table:style-name="ce1">
            <text:p>1864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574" table:style-name="ce1">
            <text:p>574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32)_2_EF626943</text:p>
          </table:table-cell>
          <table:table-cell office:value-type="float" office:value="104" table:style-name="ce1">
            <text:p>104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IS186A_IS4_IS231</text:p>
          </table:table-cell>
          <table:table-cell office:value-type="float" office:value="0" table:formula="of:=INDEX([.$A$2:.$B$17];MATCH([.$AP24];[.$A$2:.$A$17];0);2)" table:style-name="ce1">
            <text:p>#N/A</text:p>
          </table:table-cell>
          <table:table-cell office:value-type="float" office:value="59" table:formula="of:=INDEX([.$E$2:.$F$45];MATCH([.$AP24];[.$E$2:.$E$45];0);2)" table:style-name="ce1">
            <text:p>59</text:p>
          </table:table-cell>
          <table:table-cell office:value-type="float" office:value="0" table:formula="of:=INDEX([.$I$2:.$J$45];MATCH([.$AP24];[.$I$2:.$I$45];0);2)" table:style-name="ce1">
            <text:p>#N/A</text:p>
          </table:table-cell>
          <table:table-cell office:value-type="float" office:value="0" table:formula="of:=INDEX([.$M$2:.$N$45];MATCH([.$AP24];[.$M$2:.$M$45];0);2)" table:style-name="ce1">
            <text:p>#N/A</text:p>
          </table:table-cell>
          <table:table-cell office:value-type="float" office:value="0" table:formula="of:=INDEX([.$Q$2:.$R$45];MATCH([.$AP24];[.$Q$2:.$Q$45];0);2)" table:style-name="ce1">
            <text:p>#N/A</text:p>
          </table:table-cell>
          <table:table-cell office:value-type="float" office:value="0" table:formula="of:=INDEX([.$U$2:.$V$45];MATCH([.$AP24];[.$U$2:.$U$45];0);2)" table:style-name="ce1">
            <text:p>#N/A</text:p>
          </table:table-cell>
          <table:table-cell office:value-type="float" office:value="0" table:formula="of:=INDEX([.$Y$2:.$Z$45];MATCH([.$AP24];[.$Y$2:.$Y$45];0);2)" table:style-name="ce1">
            <text:p>#N/A</text:p>
          </table:table-cell>
          <table:table-cell office:value-type="float" office:value="0" table:formula="of:=INDEX([.$AC$2:.$AD$45];MATCH([.$AP24];[.$AC$2:.$AC$45];0);2)" table:style-name="ce1">
            <text:p>#N/A</text:p>
          </table:table-cell>
          <table:table-cell office:value-type="float" office:value="0" table:formula="of:=INDEX([.$AG$2:.$AH$45];MATCH([.$AP24];[.$AG$2:.$AG$45];0);2)" table:style-name="ce1">
            <text:p>#N/A</text:p>
          </table:table-cell>
          <table:table-cell office:value-type="float" office:value="0" table:formula="of:=INDEX([.$AK$2:.$AL$45];MATCH([.$AP24];[.$AK$2:.$AK$45];0);2)" table:style-name="ce1">
            <text:p>#N/A</text:p>
          </table:table-cell>
          <table:table-cell table:style-name="ce1"/>
          <table:table-cell office:value-type="string" table:style-name="ce1">
            <text:p>bL total</text:p>
          </table:table-cell>
          <table:table-cell table:style-name="ce1"/>
          <table:table-cell office:value-type="float" office:value="1351" table:formula="of:=SUM([.BD10:.BD23])" table:style-name="ce1">
            <text:p>1351</text:p>
          </table:table-cell>
          <table:table-cell office:value-type="float" office:value="770" table:formula="of:=SUM([.BE10:.BE23])" table:style-name="ce1">
            <text:p>770</text:p>
          </table:table-cell>
          <table:table-cell office:value-type="float" office:value="2755" table:formula="of:=SUM([.BF10:.BF23])" table:style-name="ce1">
            <text:p>2755</text:p>
          </table:table-cell>
          <table:table-cell office:value-type="float" office:value="708" table:formula="of:=SUM([.BG10:.BG23])" table:style-name="ce1">
            <text:p>708</text:p>
          </table:table-cell>
          <table:table-cell office:value-type="float" office:value="1897" table:formula="of:=SUM([.BH10:.BH23])" table:style-name="ce1">
            <text:p>1897</text:p>
          </table:table-cell>
          <table:table-cell office:value-type="float" office:value="855" table:formula="of:=SUM([.BI10:.BI23])" table:style-name="ce1">
            <text:p>855</text:p>
          </table:table-cell>
          <table:table-cell office:value-type="float" office:value="3599" table:formula="of:=SUM([.BJ10:.BJ23])" table:style-name="ce1">
            <text:p>3599</text:p>
          </table:table-cell>
          <table:table-cell office:value-type="float" office:value="1336" table:formula="of:=SUM([.BK10:.BK23])" table:style-name="ce1">
            <text:p>1336</text:p>
          </table:table-cell>
          <table:table-cell office:value-type="float" office:value="1112" table:formula="of:=SUM([.BL10:.BL23])" table:style-name="ce1">
            <text:p>1112</text:p>
          </table:table-cell>
          <table:table-cell office:value-type="float" office:value="1281" table:formula="of:=SUM([.BM10:.BM23])" table:style-name="ce1">
            <text:p>1281</text:p>
          </table:table-cell>
          <table:table-cell office:value-type="float" office:value="15664" table:formula="of:=SUM([.BD24:.BM24])" table:style-name="ce1">
            <text:p>15664</text:p>
          </table:table-cell>
          <table:table-cell table:number-columns-repeated="16318" table:style-name="ce1"/>
        </table:table-row>
        <table:table-row table:style-name="ro5">
          <table:table-cell table:number-columns-repeated="4" table:style-name="ce1"/>
          <table:table-cell office:value-type="string" table:style-name="ce1">
            <text:p>cfxA6_1_GQ342996</text:p>
          </table:table-cell>
          <table:table-cell office:value-type="float" office:value="770" table:style-name="ce1">
            <text:p>770</text:p>
          </table:table-cell>
          <table:table-cell office:value-type="float" office:value="996" table:style-name="ce1">
            <text:p>996</text:p>
          </table:table-cell>
          <table:table-cell table:style-name="ce1"/>
          <table:table-cell office:value-type="string" table:style-name="ce1">
            <text:p>sul1_25_AY878717</text:p>
          </table:table-cell>
          <table:table-cell office:value-type="float" office:value="7" table:style-name="ce1">
            <text:p>7</text:p>
          </table:table-cell>
          <table:table-cell office:value-type="float" office:value="840" table:style-name="ce1">
            <text:p>840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856" table:style-name="ce1">
            <text:p>856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679" table:style-name="ce1">
            <text:p>679</text:p>
          </table:table-cell>
          <table:table-cell office:value-type="float" office:value="1920" table:style-name="ce1">
            <text:p>1920</text:p>
          </table:table-cell>
          <table:table-cell table:number-columns-repeated="9" table:style-name="ce1"/>
          <table:table-cell office:value-type="string" table:style-name="ce1">
            <text:p>IS1139_IS30_unknown</text:p>
          </table:table-cell>
          <table:table-cell office:value-type="float" office:value="41" table:style-name="ce1">
            <text:p>41</text:p>
          </table:table-cell>
          <table:table-cell office:value-type="float" office:value="1162" table:style-name="ce1">
            <text:p>1162</text:p>
          </table:table-cell>
          <table:table-cell table:style-name="ce1"/>
          <table:table-cell office:value-type="string" table:style-name="ce1">
            <text:p>ISBlo4_IS30_unknown</text:p>
          </table:table-cell>
          <table:table-cell office:value-type="float" office:value="28" table:style-name="ce1">
            <text:p>28</text:p>
          </table:table-cell>
          <table:table-cell office:value-type="float" office:value="1399" table:style-name="ce1">
            <text:p>1399</text:p>
          </table:table-cell>
          <table:table-cell table:style-name="ce1"/>
          <table:table-cell office:value-type="string" table:style-name="ce1">
            <text:p>tet(O/32/O)_5_FP929050</text:p>
          </table:table-cell>
          <table:table-cell office:value-type="float" office:value="1740" table:style-name="ce1">
            <text:p>1740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IS186B_IS4_IS231</text:p>
          </table:table-cell>
          <table:table-cell office:value-type="float" office:value="0" table:formula="of:=INDEX([.$A$2:.$B$17];MATCH([.$AP25];[.$A$2:.$A$17];0);2)" table:style-name="ce1">
            <text:p>#N/A</text:p>
          </table:table-cell>
          <table:table-cell office:value-type="float" office:value="70" table:formula="of:=INDEX([.$E$2:.$F$45];MATCH([.$AP25];[.$E$2:.$E$45];0);2)" table:style-name="ce1">
            <text:p>70</text:p>
          </table:table-cell>
          <table:table-cell office:value-type="float" office:value="0" table:formula="of:=INDEX([.$I$2:.$J$45];MATCH([.$AP25];[.$I$2:.$I$45];0);2)" table:style-name="ce1">
            <text:p>#N/A</text:p>
          </table:table-cell>
          <table:table-cell office:value-type="float" office:value="0" table:formula="of:=INDEX([.$M$2:.$N$45];MATCH([.$AP25];[.$M$2:.$M$45];0);2)" table:style-name="ce1">
            <text:p>#N/A</text:p>
          </table:table-cell>
          <table:table-cell office:value-type="float" office:value="0" table:formula="of:=INDEX([.$Q$2:.$R$45];MATCH([.$AP25];[.$Q$2:.$Q$45];0);2)" table:style-name="ce1">
            <text:p>#N/A</text:p>
          </table:table-cell>
          <table:table-cell office:value-type="float" office:value="0" table:formula="of:=INDEX([.$U$2:.$V$45];MATCH([.$AP25];[.$U$2:.$U$45];0);2)" table:style-name="ce1">
            <text:p>#N/A</text:p>
          </table:table-cell>
          <table:table-cell office:value-type="float" office:value="0" table:formula="of:=INDEX([.$Y$2:.$Z$45];MATCH([.$AP25];[.$Y$2:.$Y$45];0);2)" table:style-name="ce1">
            <text:p>#N/A</text:p>
          </table:table-cell>
          <table:table-cell office:value-type="float" office:value="0" table:formula="of:=INDEX([.$AC$2:.$AD$45];MATCH([.$AP25];[.$AC$2:.$AC$45];0);2)" table:style-name="ce1">
            <text:p>#N/A</text:p>
          </table:table-cell>
          <table:table-cell office:value-type="float" office:value="0" table:formula="of:=INDEX([.$AG$2:.$AH$45];MATCH([.$AP25];[.$AG$2:.$AG$45];0);2)" table:style-name="ce1">
            <text:p>#N/A</text:p>
          </table:table-cell>
          <table:table-cell office:value-type="float" office:value="0" table:formula="of:=INDEX([.$AK$2:.$AL$45];MATCH([.$AP25];[.$AK$2:.$AK$45];0);2)" table:style-name="ce1">
            <text:p>#N/A</text:p>
          </table:table-cell>
          <table:table-cell table:style-name="ce1"/>
          <table:table-cell office:value-type="string" table:style-name="ce1">
            <text:p>Phenicol</text:p>
          </table:table-cell>
          <table:table-cell office:value-type="string" table:style-name="ce1">
            <text:p>cat(pC194)_1_NC_002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formula="of:=SUM([.BD25:.BM25])" table:style-name="ce1">
            <text:p>50</text:p>
          </table:table-cell>
          <table:table-cell table:number-columns-repeated="16318" table:style-name="ce1"/>
        </table:table-row>
        <table:table-row table:style-name="ro7">
          <table:table-cell table:number-columns-repeated="4" table:style-name="ce1"/>
          <table:table-cell office:value-type="string" table:style-name="ce1">
            <text:p>tet(Q)_1_L33696</text:p>
          </table:table-cell>
          <table:table-cell office:value-type="float" office:value="627" table:style-name="ce1">
            <text:p>627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4199" table:style-name="ce1">
            <text:p>4199</text:p>
          </table:table-cell>
          <table:table-cell office:value-type="float" office:value="1155" table:style-name="ce1">
            <text:p>1155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534" table:style-name="ce1">
            <text:p>534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tet(32)_2_EF626943</text:p>
          </table:table-cell>
          <table:table-cell office:value-type="float" office:value="57" table:style-name="ce1">
            <text:p>57</text:p>
          </table:table-cell>
          <table:table-cell office:value-type="float" office:value="1920" table:style-name="ce1">
            <text:p>1920</text:p>
          </table:table-cell>
          <table:table-cell table:number-columns-repeated="9" table:style-name="ce1"/>
          <table:table-cell office:value-type="string" table:style-name="ce1">
            <text:p>erm(F)_1_M14730</text:p>
          </table:table-cell>
          <table:table-cell office:value-type="float" office:value="103" table:style-name="ce1">
            <text:p>103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293" table:style-name="ce1">
            <text:p>293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string" table:style-name="ce1">
            <text:p>ISRob1_IS66_unknown</text:p>
          </table:table-cell>
          <table:table-cell office:value-type="float" office:value="201" table:style-name="ce1">
            <text:p>201</text:p>
          </table:table-cell>
          <table:table-cell office:value-type="float" office:value="2546" table:style-name="ce1">
            <text:p>2546</text:p>
          </table:table-cell>
          <table:table-cell table:number-columns-repeated="2" table:style-name="ce1"/>
          <table:table-cell office:value-type="string" table:style-name="ce1">
            <text:p>tet(O/W)_4_AM889121</text:p>
          </table:table-cell>
          <table:table-cell office:value-type="float" office:value="0" table:formula="of:=INDEX([.$A$2:.$B$17];MATCH([.$AP26];[.$A$2:.$A$17];0);2)" table:style-name="ce1">
            <text:p>#N/A</text:p>
          </table:table-cell>
          <table:table-cell office:value-type="float" office:value="282" table:formula="of:=INDEX([.$E$2:.$F$45];MATCH([.$AP26];[.$E$2:.$E$45];0);2)" table:style-name="ce1">
            <text:p>282</text:p>
          </table:table-cell>
          <table:table-cell office:value-type="float" office:value="204" table:formula="of:=INDEX([.$I$2:.$J$45];MATCH([.$AP26];[.$I$2:.$I$45];0);2)" table:style-name="ce1">
            <text:p>204</text:p>
          </table:table-cell>
          <table:table-cell office:value-type="float" office:value="568" table:formula="of:=INDEX([.$M$2:.$N$45];MATCH([.$AP26];[.$M$2:.$M$45];0);2)" table:style-name="ce1">
            <text:p>568</text:p>
          </table:table-cell>
          <table:table-cell office:value-type="float" office:value="267" table:formula="of:=INDEX([.$Q$2:.$R$45];MATCH([.$AP26];[.$Q$2:.$Q$45];0);2)" table:style-name="ce1">
            <text:p>267</text:p>
          </table:table-cell>
          <table:table-cell office:value-type="float" office:value="191" table:formula="of:=INDEX([.$U$2:.$V$45];MATCH([.$AP26];[.$U$2:.$U$45];0);2)" table:style-name="ce1">
            <text:p>191</text:p>
          </table:table-cell>
          <table:table-cell office:value-type="float" office:value="0" table:formula="of:=INDEX([.$Y$2:.$Z$45];MATCH([.$AP26];[.$Y$2:.$Y$45];0);2)" table:style-name="ce1">
            <text:p>#N/A</text:p>
          </table:table-cell>
          <table:table-cell office:value-type="float" office:value="375" table:formula="of:=INDEX([.$AC$2:.$AD$45];MATCH([.$AP26];[.$AC$2:.$AC$45];0);2)" table:style-name="ce1">
            <text:p>375</text:p>
          </table:table-cell>
          <table:table-cell office:value-type="float" office:value="564" table:formula="of:=INDEX([.$AG$2:.$AH$45];MATCH([.$AP26];[.$AG$2:.$AG$45];0);2)" table:style-name="ce1">
            <text:p>564</text:p>
          </table:table-cell>
          <table:table-cell office:value-type="float" office:value="440" table:formula="of:=INDEX([.$AK$2:.$AL$45];MATCH([.$AP26];[.$AK$2:.$AK$45];0);2)" table:style-name="ce1">
            <text:p>440</text:p>
          </table:table-cell>
          <table:table-cell table:style-name="ce1"/>
          <table:table-cell office:value-type="string" table:number-columns-spanned="1" table:number-rows-spanned="3" table:style-name="ce10">
            <text:p>Trimethoprim</text:p>
          </table:table-cell>
          <table:table-cell office:value-type="string" table:style-name="ce1">
            <text:p>dfrA17_1_FJ4602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formula="of:=SUM([.BD26:.BM26])" table:style-name="ce1">
            <text:p>11</text:p>
          </table:table-cell>
          <table:table-cell table:number-columns-repeated="1631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IS1G_IS1_unknown</text:p>
          </table:table-cell>
          <table:table-cell office:value-type="float" office:value="201" table:style-name="ce1">
            <text:p>201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592" table:style-name="ce1">
            <text:p>592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32)_2_EF626943</text:p>
          </table:table-cell>
          <table:table-cell office:value-type="float" office:value="83" table:style-name="ce1">
            <text:p>8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IS1R_IS1_unknown</text:p>
          </table:table-cell>
          <table:table-cell office:value-type="float" office:value="11" table:style-name="ce1">
            <text:p>11</text:p>
          </table:table-cell>
          <table:table-cell office:value-type="float" office:value="768" table:style-name="ce1">
            <text:p>768</text:p>
          </table:table-cell>
          <table:table-cell table:number-columns-repeated="9" table:style-name="ce1"/>
          <table:table-cell office:value-type="string" table:style-name="ce1">
            <text:p>tet(O/32/O)_3_NZ_AUJS01000017</text:p>
          </table:table-cell>
          <table:table-cell office:value-type="float" office:value="661" table:style-name="ce1">
            <text:p>661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235" table:style-name="ce1">
            <text:p>235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blaTEM-231_1_MG821378</text:p>
          </table:table-cell>
          <table:table-cell office:value-type="float" office:value="27" table:style-name="ce1">
            <text:p>27</text:p>
          </table:table-cell>
          <table:table-cell office:value-type="float" office:value="861" table:style-name="ce1">
            <text:p>861</text:p>
          </table:table-cell>
          <table:table-cell table:number-columns-repeated="2" table:style-name="ce1"/>
          <table:table-cell office:value-type="string" table:style-name="ce1">
            <text:p>IS3_IS3_IS3</text:p>
          </table:table-cell>
          <table:table-cell office:value-type="float" office:value="0" table:formula="of:=INDEX([.$A$2:.$B$17];MATCH([.$AP27];[.$A$2:.$A$17];0);2)" table:style-name="ce1">
            <text:p>#N/A</text:p>
          </table:table-cell>
          <table:table-cell office:value-type="float" office:value="81" table:formula="of:=INDEX([.$E$2:.$F$45];MATCH([.$AP27];[.$E$2:.$E$45];0);2)" table:style-name="ce1">
            <text:p>81</text:p>
          </table:table-cell>
          <table:table-cell office:value-type="float" office:value="0" table:formula="of:=INDEX([.$I$2:.$J$45];MATCH([.$AP27];[.$I$2:.$I$45];0);2)" table:style-name="ce1">
            <text:p>#N/A</text:p>
          </table:table-cell>
          <table:table-cell office:value-type="float" office:value="0" table:formula="of:=INDEX([.$M$2:.$N$45];MATCH([.$AP27];[.$M$2:.$M$45];0);2)" table:style-name="ce1">
            <text:p>#N/A</text:p>
          </table:table-cell>
          <table:table-cell office:value-type="float" office:value="0" table:formula="of:=INDEX([.$Q$2:.$R$45];MATCH([.$AP27];[.$Q$2:.$Q$45];0);2)" table:style-name="ce1">
            <text:p>#N/A</text:p>
          </table:table-cell>
          <table:table-cell office:value-type="float" office:value="0" table:formula="of:=INDEX([.$U$2:.$V$45];MATCH([.$AP27];[.$U$2:.$U$45];0);2)" table:style-name="ce1">
            <text:p>#N/A</text:p>
          </table:table-cell>
          <table:table-cell office:value-type="float" office:value="0" table:formula="of:=INDEX([.$Y$2:.$Z$45];MATCH([.$AP27];[.$Y$2:.$Y$45];0);2)" table:style-name="ce1">
            <text:p>#N/A</text:p>
          </table:table-cell>
          <table:table-cell office:value-type="float" office:value="0" table:formula="of:=INDEX([.$AC$2:.$AD$45];MATCH([.$AP27];[.$AC$2:.$AC$45];0);2)" table:style-name="ce1">
            <text:p>#N/A</text:p>
          </table:table-cell>
          <table:table-cell office:value-type="float" office:value="0" table:formula="of:=INDEX([.$AG$2:.$AH$45];MATCH([.$AP27];[.$AG$2:.$AG$45];0);2)" table:style-name="ce1">
            <text:p>#N/A</text:p>
          </table:table-cell>
          <table:table-cell office:value-type="float" office:value="0" table:formula="of:=INDEX([.$AK$2:.$AL$45];MATCH([.$AP27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dfrA17_4_JQ8379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formula="of:=SUM([.BD27:.BM27])" table:style-name="ce1">
            <text:p>10</text:p>
          </table:table-cell>
          <table:table-cell table:number-columns-repeated="16318" table:style-name="ce1"/>
        </table:table-row>
        <table:table-row table:style-name="ro5">
          <table:table-cell table:number-columns-repeated="4" table:style-name="ce1"/>
          <table:table-cell office:value-type="string" table:style-name="ce1">
            <text:p>erm(F)_3_M17808</text:p>
          </table:table-cell>
          <table:table-cell office:value-type="float" office:value="171" table:style-name="ce1">
            <text:p>171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string" table:style-name="ce1">
            <text:p>blaTEM-163_1_EU815939</text:p>
          </table:table-cell>
          <table:table-cell office:value-type="float" office:value="17" table:style-name="ce1">
            <text:p>17</text:p>
          </table:table-cell>
          <table:table-cell office:value-type="float" office:value="861" table:style-name="ce1">
            <text:p>861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600" table:style-name="ce1">
            <text:p>600</text:p>
          </table:table-cell>
          <table:table-cell office:value-type="float" office:value="996" table:style-name="ce1">
            <text:p>996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1897" table:style-name="ce1">
            <text:p>1897</text:p>
          </table:table-cell>
          <table:table-cell office:value-type="float" office:value="996" table:style-name="ce1">
            <text:p>996</text:p>
          </table:table-cell>
          <table:table-cell table:number-columns-repeated="9" table:style-name="ce1"/>
          <table:table-cell office:value-type="string" table:style-name="ce1">
            <text:p>tet(W)_4_FN396364</text:p>
          </table:table-cell>
          <table:table-cell office:value-type="float" office:value="362" table:style-name="ce1">
            <text:p>362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cfxA4_1_AY769933</text:p>
          </table:table-cell>
          <table:table-cell office:value-type="float" office:value="37" table:style-name="ce1">
            <text:p>37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tet(O/32/O)_4_AIOQ01000025</text:p>
          </table:table-cell>
          <table:table-cell office:value-type="float" office:value="1553" table:style-name="ce1">
            <text:p>1553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tet(O/W)_1_AM889118</text:p>
          </table:table-cell>
          <table:table-cell office:value-type="float" office:value="0" table:formula="of:=INDEX([.$A$2:.$B$17];MATCH([.$AP28];[.$A$2:.$A$17];0);2)" table:style-name="ce1">
            <text:p>#N/A</text:p>
          </table:table-cell>
          <table:table-cell office:value-type="float" office:value="253" table:formula="of:=INDEX([.$E$2:.$F$45];MATCH([.$AP28];[.$E$2:.$E$45];0);2)" table:style-name="ce1">
            <text:p>253</text:p>
          </table:table-cell>
          <table:table-cell office:value-type="float" office:value="202" table:formula="of:=INDEX([.$I$2:.$J$45];MATCH([.$AP28];[.$I$2:.$I$45];0);2)" table:style-name="ce1">
            <text:p>202</text:p>
          </table:table-cell>
          <table:table-cell office:value-type="float" office:value="578" table:formula="of:=INDEX([.$M$2:.$N$45];MATCH([.$AP28];[.$M$2:.$M$45];0);2)" table:style-name="ce1">
            <text:p>578</text:p>
          </table:table-cell>
          <table:table-cell office:value-type="float" office:value="250" table:formula="of:=INDEX([.$Q$2:.$R$45];MATCH([.$AP28];[.$Q$2:.$Q$45];0);2)" table:style-name="ce1">
            <text:p>250</text:p>
          </table:table-cell>
          <table:table-cell office:value-type="float" office:value="193" table:formula="of:=INDEX([.$U$2:.$V$45];MATCH([.$AP28];[.$U$2:.$U$45];0);2)" table:style-name="ce1">
            <text:p>193</text:p>
          </table:table-cell>
          <table:table-cell office:value-type="float" office:value="0" table:formula="of:=INDEX([.$Y$2:.$Z$45];MATCH([.$AP28];[.$Y$2:.$Y$45];0);2)" table:style-name="ce1">
            <text:p>#N/A</text:p>
          </table:table-cell>
          <table:table-cell office:value-type="float" office:value="390" table:formula="of:=INDEX([.$AC$2:.$AD$45];MATCH([.$AP28];[.$AC$2:.$AC$45];0);2)" table:style-name="ce1">
            <text:p>390</text:p>
          </table:table-cell>
          <table:table-cell office:value-type="float" office:value="548" table:formula="of:=INDEX([.$AG$2:.$AH$45];MATCH([.$AP28];[.$AG$2:.$AG$45];0);2)" table:style-name="ce1">
            <text:p>548</text:p>
          </table:table-cell>
          <table:table-cell office:value-type="float" office:value="436" table:formula="of:=INDEX([.$AK$2:.$AL$45];MATCH([.$AP28];[.$AK$2:.$AK$45];0);2)" table:style-name="ce1">
            <text:p>436</text:p>
          </table:table-cell>
          <table:table-cell table:style-name="ce1"/>
          <table:covered-table-cell/>
          <table:table-cell office:value-type="string" table:style-name="ce1">
            <text:p>dfrA17_7_AB1963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formula="of:=SUM([.BD28:.BM28])" table:style-name="ce1">
            <text:p>10</text:p>
          </table:table-cell>
          <table:table-cell table:number-columns-repeated="16318" table:style-name="ce1"/>
        </table:table-row>
        <table:table-row table:style-name="ro5">
          <table:table-cell table:number-columns-repeated="4" table:style-name="ce1"/>
          <table:table-cell office:value-type="string" table:style-name="ce1">
            <text:p>tet(40)_1_FJ158002</text:p>
          </table:table-cell>
          <table:table-cell office:value-type="float" office:value="271" table:style-name="ce1">
            <text:p>271</text:p>
          </table:table-cell>
          <table:table-cell office:value-type="float" office:value="1221" table:style-name="ce1">
            <text:p>1221</text:p>
          </table:table-cell>
          <table:table-cell table:style-name="ce1"/>
          <table:table-cell office:value-type="string" table:style-name="ce1">
            <text:p>erm(B)_9_AF299292</text:p>
          </table:table-cell>
          <table:table-cell office:value-type="float" office:value="15" table:style-name="ce1">
            <text:p>15</text:p>
          </table:table-cell>
          <table:table-cell office:value-type="float" office:value="738" table:style-name="ce1">
            <text:p>738</text:p>
          </table:table-cell>
          <table:table-cell table:style-name="ce1"/>
          <table:table-cell office:value-type="string" table:style-name="ce1">
            <text:p>cat(pC194)_1_NC_002013</text:p>
          </table:table-cell>
          <table:table-cell office:value-type="float" office:value="50" table:style-name="ce1">
            <text:p>50</text:p>
          </table:table-cell>
          <table:table-cell office:value-type="float" office:value="651" table:style-name="ce1">
            <text:p>651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584" table:style-name="ce1">
            <text:p>584</text:p>
          </table:table-cell>
          <table:table-cell office:value-type="float" office:value="1920" table:style-name="ce1">
            <text:p>1920</text:p>
          </table:table-cell>
          <table:table-cell table:number-columns-repeated="9" table:style-name="ce1"/>
          <table:table-cell office:value-type="string" table:style-name="ce1">
            <text:p>tet(O/W)_4_AM889121</text:p>
          </table:table-cell>
          <table:table-cell office:value-type="float" office:value="375" table:style-name="ce1">
            <text:p>375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490" table:style-name="ce1">
            <text:p>490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423" table:style-name="ce1">
            <text:p>423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ISEc17_IS3_IS3</text:p>
          </table:table-cell>
          <table:table-cell office:value-type="float" office:value="0" table:formula="of:=INDEX([.$A$2:.$B$17];MATCH([.$AP29];[.$A$2:.$A$17];0);2)" table:style-name="ce1">
            <text:p>#N/A</text:p>
          </table:table-cell>
          <table:table-cell office:value-type="float" office:value="78" table:formula="of:=INDEX([.$E$2:.$F$45];MATCH([.$AP29];[.$E$2:.$E$45];0);2)" table:style-name="ce1">
            <text:p>78</text:p>
          </table:table-cell>
          <table:table-cell office:value-type="float" office:value="0" table:formula="of:=INDEX([.$I$2:.$J$45];MATCH([.$AP29];[.$I$2:.$I$45];0);2)" table:style-name="ce1">
            <text:p>#N/A</text:p>
          </table:table-cell>
          <table:table-cell office:value-type="float" office:value="0" table:formula="of:=INDEX([.$M$2:.$N$45];MATCH([.$AP29];[.$M$2:.$M$45];0);2)" table:style-name="ce1">
            <text:p>#N/A</text:p>
          </table:table-cell>
          <table:table-cell office:value-type="float" office:value="0" table:formula="of:=INDEX([.$Q$2:.$R$45];MATCH([.$AP29];[.$Q$2:.$Q$45];0);2)" table:style-name="ce1">
            <text:p>#N/A</text:p>
          </table:table-cell>
          <table:table-cell office:value-type="float" office:value="0" table:formula="of:=INDEX([.$U$2:.$V$45];MATCH([.$AP29];[.$U$2:.$U$45];0);2)" table:style-name="ce1">
            <text:p>#N/A</text:p>
          </table:table-cell>
          <table:table-cell office:value-type="float" office:value="0" table:formula="of:=INDEX([.$Y$2:.$Z$45];MATCH([.$AP29];[.$Y$2:.$Y$45];0);2)" table:style-name="ce1">
            <text:p>#N/A</text:p>
          </table:table-cell>
          <table:table-cell office:value-type="float" office:value="0" table:formula="of:=INDEX([.$AC$2:.$AD$45];MATCH([.$AP29];[.$AC$2:.$AC$45];0);2)" table:style-name="ce1">
            <text:p>#N/A</text:p>
          </table:table-cell>
          <table:table-cell office:value-type="float" office:value="0" table:formula="of:=INDEX([.$AG$2:.$AH$45];MATCH([.$AP29];[.$AG$2:.$AG$45];0);2)" table:style-name="ce1">
            <text:p>#N/A</text:p>
          </table:table-cell>
          <table:table-cell office:value-type="float" office:value="0" table:formula="of:=INDEX([.$AK$2:.$AL$45];MATCH([.$AP29];[.$AK$2:.$AK$45];0);2)" table:style-name="ce1">
            <text:p>#N/A</text:p>
          </table:table-cell>
          <table:table-cell table:number-columns-repeated="3" table:style-name="ce1"/>
          <table:table-cell office:value-type="float" office:value="0" table:formula="of:=SUM([.BD25:.BD28])" table:style-name="ce1">
            <text:p>0</text:p>
          </table:table-cell>
          <table:table-cell office:value-type="float" office:value="0" table:formula="of:=SUM([.BE25:.BE28])" table:style-name="ce1">
            <text:p>0</text:p>
          </table:table-cell>
          <table:table-cell office:value-type="float" office:value="31" table:formula="of:=SUM([.BF25:.BF28])" table:style-name="ce1">
            <text:p>31</text:p>
          </table:table-cell>
          <table:table-cell office:value-type="float" office:value="50" table:formula="of:=SUM([.BG25:.BG28])" table:style-name="ce1">
            <text:p>50</text:p>
          </table:table-cell>
          <table:table-cell office:value-type="float" office:value="0" table:formula="of:=SUM([.BH25:.BH28])" table:style-name="ce1">
            <text:p>0</text:p>
          </table:table-cell>
          <table:table-cell office:value-type="float" office:value="0" table:formula="of:=SUM([.BI25:.BI28])" table:style-name="ce1">
            <text:p>0</text:p>
          </table:table-cell>
          <table:table-cell office:value-type="float" office:value="0" table:formula="of:=SUM([.BJ25:.BJ28])" table:style-name="ce1">
            <text:p>0</text:p>
          </table:table-cell>
          <table:table-cell office:value-type="float" office:value="0" table:formula="of:=SUM([.BK25:.BK28])" table:style-name="ce1">
            <text:p>0</text:p>
          </table:table-cell>
          <table:table-cell office:value-type="float" office:value="0" table:formula="of:=SUM([.BL25:.BL28])" table:style-name="ce1">
            <text:p>0</text:p>
          </table:table-cell>
          <table:table-cell office:value-type="float" office:value="0" table:formula="of:=SUM([.BM25:.BM28])" table:style-name="ce1">
            <text:p>0</text:p>
          </table:table-cell>
          <table:table-cell office:value-type="float" office:value="81" table:formula="of:=SUM([.BD29:.BM29])" table:style-name="ce1">
            <text:p>81</text:p>
          </table:table-cell>
          <table:table-cell table:number-columns-repeated="16318" table:style-name="ce1"/>
        </table:table-row>
        <table:table-row table:style-name="ro8">
          <table:table-cell table:number-columns-repeated="4" table:style-name="ce1"/>
          <table:table-cell office:value-type="string" table:style-name="ce1">
            <text:p>tet(W)_4_FN396364</text:p>
          </table:table-cell>
          <table:table-cell office:value-type="float" office:value="318" table:style-name="ce1">
            <text:p>318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395" table:style-name="ce1">
            <text:p>395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1140" table:style-name="ce1">
            <text:p>1140</text:p>
          </table:table-cell>
          <table:table-cell office:value-type="float" office:value="1920" table:style-name="ce1">
            <text:p>1920</text:p>
          </table:table-cell>
          <table:table-cell table:number-columns-repeated="13" table:style-name="ce1"/>
          <table:table-cell office:value-type="string" table:style-name="ce1">
            <text:p>cfxA4_1_AY769933</text:p>
          </table:table-cell>
          <table:table-cell office:value-type="float" office:value="34" table:style-name="ce1">
            <text:p>34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476" table:style-name="ce1">
            <text:p>476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794" table:style-name="ce1">
            <text:p>794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string" table:style-name="ce1">
            <text:p>ISCx1_ISL3_unknown</text:p>
          </table:table-cell>
          <table:table-cell office:value-type="float" office:value="0" table:formula="of:=INDEX([.$A$2:.$B$17];MATCH([.$AP30];[.$A$2:.$A$17];0);2)" table:style-name="ce1">
            <text:p>#N/A</text:p>
          </table:table-cell>
          <table:table-cell office:value-type="float" office:value="38" table:formula="of:=INDEX([.$E$2:.$F$45];MATCH([.$AP30];[.$E$2:.$E$45];0);2)" table:style-name="ce1">
            <text:p>38</text:p>
          </table:table-cell>
          <table:table-cell office:value-type="float" office:value="0" table:formula="of:=INDEX([.$I$2:.$J$45];MATCH([.$AP30];[.$I$2:.$I$45];0);2)" table:style-name="ce1">
            <text:p>#N/A</text:p>
          </table:table-cell>
          <table:table-cell office:value-type="float" office:value="0" table:formula="of:=INDEX([.$M$2:.$N$45];MATCH([.$AP30];[.$M$2:.$M$45];0);2)" table:style-name="ce1">
            <text:p>#N/A</text:p>
          </table:table-cell>
          <table:table-cell office:value-type="float" office:value="0" table:formula="of:=INDEX([.$Q$2:.$R$45];MATCH([.$AP30];[.$Q$2:.$Q$45];0);2)" table:style-name="ce1">
            <text:p>#N/A</text:p>
          </table:table-cell>
          <table:table-cell office:value-type="float" office:value="137" table:formula="of:=INDEX([.$U$2:.$V$45];MATCH([.$AP30];[.$U$2:.$U$45];0);2)" table:style-name="ce1">
            <text:p>137</text:p>
          </table:table-cell>
          <table:table-cell office:value-type="float" office:value="0" table:formula="of:=INDEX([.$Y$2:.$Z$45];MATCH([.$AP30];[.$Y$2:.$Y$45];0);2)" table:style-name="ce1">
            <text:p>#N/A</text:p>
          </table:table-cell>
          <table:table-cell office:value-type="float" office:value="0" table:formula="of:=INDEX([.$AC$2:.$AD$45];MATCH([.$AP30];[.$AC$2:.$AC$45];0);2)" table:style-name="ce1">
            <text:p>#N/A</text:p>
          </table:table-cell>
          <table:table-cell office:value-type="float" office:value="44" table:formula="of:=INDEX([.$AG$2:.$AH$45];MATCH([.$AP30];[.$AG$2:.$AG$45];0);2)" table:style-name="ce1">
            <text:p>44</text:p>
          </table:table-cell>
          <table:table-cell office:value-type="float" office:value="0" table:formula="of:=INDEX([.$AK$2:.$AL$45];MATCH([.$AP30];[.$AK$2:.$AK$45];0);2)" table:style-name="ce1">
            <text:p>#N/A</text:p>
          </table:table-cell>
          <table:table-cell table:style-name="ce1"/>
          <table:table-cell office:value-type="string" table:number-columns-spanned="1" table:number-rows-spanned="5" table:style-name="ce9">
            <text:p>Macrolide</text:p>
          </table:table-cell>
          <table:table-cell office:value-type="string" table:style-name="ce1">
            <text:p>erm(B)_12_U189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formula="of:=SUM([.BD30:.BM30])" table:style-name="ce1">
            <text:p>30</text:p>
          </table:table-cell>
          <table:table-cell table:number-columns-repeated="16318" table:style-name="ce1"/>
        </table:table-row>
        <table:table-row table:style-name="ro5">
          <table:table-cell table:number-columns-repeated="4" table:style-name="ce1"/>
          <table:table-cell office:value-type="string" table:style-name="ce1">
            <text:p>ISBad1_IS21_unknown</text:p>
          </table:table-cell>
          <table:table-cell office:value-type="float" office:value="1540" table:style-name="ce1">
            <text:p>1540</text:p>
          </table:table-cell>
          <table:table-cell office:value-type="float" office:value="2525" table:style-name="ce1">
            <text:p>2525</text:p>
          </table:table-cell>
          <table:table-cell table:style-name="ce1"/>
          <table:table-cell office:value-type="string" table:style-name="ce1">
            <text:p>IS1182_IS1182_unknown</text:p>
          </table:table-cell>
          <table:table-cell office:value-type="float" office:value="131" table:style-name="ce1">
            <text:p>131</text:p>
          </table:table-cell>
          <table:table-cell office:value-type="float" office:value="1864" table:style-name="ce1">
            <text:p>1864</text:p>
          </table:table-cell>
          <table:table-cell table:style-name="ce1"/>
          <table:table-cell office:value-type="string" table:style-name="ce1">
            <text:p>IS1216E_IS6_unknown</text:p>
          </table:table-cell>
          <table:table-cell office:value-type="float" office:value="28" table:style-name="ce1">
            <text:p>28</text:p>
          </table:table-cell>
          <table:table-cell office:value-type="float" office:value="808" table:style-name="ce1">
            <text:p>808</text:p>
          </table:table-cell>
          <table:table-cell table:number-columns-repeated="17" table:style-name="ce1"/>
          <table:table-cell office:value-type="string" table:style-name="ce1">
            <text:p>tet(O/W)_4_AM889121</text:p>
          </table:table-cell>
          <table:table-cell office:value-type="float" office:value="564" table:style-name="ce1">
            <text:p>564</text:p>
          </table:table-cell>
          <table:table-cell office:value-type="float" office:value="1889" table:style-name="ce1">
            <text:p>1889</text:p>
          </table:table-cell>
          <table:table-cell table:number-columns-repeated="6" table:style-name="ce1"/>
          <table:table-cell office:value-type="string" table:style-name="ce1">
            <text:p>IS421_IS4_IS231</text:p>
          </table:table-cell>
          <table:table-cell office:value-type="float" office:value="0" table:formula="of:=INDEX([.$A$2:.$B$17];MATCH([.$AP31];[.$A$2:.$A$17];0);2)" table:style-name="ce1">
            <text:p>#N/A</text:p>
          </table:table-cell>
          <table:table-cell office:value-type="float" office:value="74" table:formula="of:=INDEX([.$E$2:.$F$45];MATCH([.$AP31];[.$E$2:.$E$45];0);2)" table:style-name="ce1">
            <text:p>74</text:p>
          </table:table-cell>
          <table:table-cell office:value-type="float" office:value="0" table:formula="of:=INDEX([.$I$2:.$J$45];MATCH([.$AP31];[.$I$2:.$I$45];0);2)" table:style-name="ce1">
            <text:p>#N/A</text:p>
          </table:table-cell>
          <table:table-cell office:value-type="float" office:value="0" table:formula="of:=INDEX([.$M$2:.$N$45];MATCH([.$AP31];[.$M$2:.$M$45];0);2)" table:style-name="ce1">
            <text:p>#N/A</text:p>
          </table:table-cell>
          <table:table-cell office:value-type="float" office:value="0" table:formula="of:=INDEX([.$Q$2:.$R$45];MATCH([.$AP31];[.$Q$2:.$Q$45];0);2)" table:style-name="ce1">
            <text:p>#N/A</text:p>
          </table:table-cell>
          <table:table-cell office:value-type="float" office:value="0" table:formula="of:=INDEX([.$U$2:.$V$45];MATCH([.$AP31];[.$U$2:.$U$45];0);2)" table:style-name="ce1">
            <text:p>#N/A</text:p>
          </table:table-cell>
          <table:table-cell office:value-type="float" office:value="0" table:formula="of:=INDEX([.$Y$2:.$Z$45];MATCH([.$AP31];[.$Y$2:.$Y$45];0);2)" table:style-name="ce1">
            <text:p>#N/A</text:p>
          </table:table-cell>
          <table:table-cell office:value-type="float" office:value="0" table:formula="of:=INDEX([.$AC$2:.$AD$45];MATCH([.$AP31];[.$AC$2:.$AC$45];0);2)" table:style-name="ce1">
            <text:p>#N/A</text:p>
          </table:table-cell>
          <table:table-cell office:value-type="float" office:value="0" table:formula="of:=INDEX([.$AG$2:.$AH$45];MATCH([.$AP31];[.$AG$2:.$AG$45];0);2)" table:style-name="ce1">
            <text:p>#N/A</text:p>
          </table:table-cell>
          <table:table-cell office:value-type="float" office:value="0" table:formula="of:=INDEX([.$AK$2:.$AL$45];MATCH([.$AP31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erm(B)_9_AF299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formula="of:=SUM([.BD31:.BM31])" table:style-name="ce1">
            <text:p>30</text:p>
          </table:table-cell>
          <table:table-cell table:number-columns-repeated="1631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IS4351_IS30_unknown</text:p>
          </table:table-cell>
          <table:table-cell office:value-type="float" office:value="2081" table:style-name="ce1">
            <text:p>2081</text:p>
          </table:table-cell>
          <table:table-cell office:value-type="float" office:value="1155" table:style-name="ce1">
            <text:p>1155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2465" table:style-name="ce1">
            <text:p>2465</text:p>
          </table:table-cell>
          <table:table-cell office:value-type="float" office:value="996" table:style-name="ce1">
            <text:p>996</text:p>
          </table:table-cell>
          <table:table-cell table:number-columns-repeated="21" table:style-name="ce1"/>
          <table:table-cell office:value-type="string" table:style-name="ce1">
            <text:p>tet(Q)_1_L33696</text:p>
          </table:table-cell>
          <table:table-cell office:value-type="float" office:value="1689" table:style-name="ce1">
            <text:p>1689</text:p>
          </table:table-cell>
          <table:table-cell office:value-type="float" office:value="1926" table:style-name="ce1">
            <text:p>1926</text:p>
          </table:table-cell>
          <table:table-cell table:number-columns-repeated="6" table:style-name="ce1"/>
          <table:table-cell office:value-type="string" table:style-name="ce1">
            <text:p>IS1A_IS1_unknown</text:p>
          </table:table-cell>
          <table:table-cell office:value-type="float" office:value="0" table:formula="of:=INDEX([.$A$2:.$B$17];MATCH([.$AP32];[.$A$2:.$A$17];0);2)" table:style-name="ce1">
            <text:p>#N/A</text:p>
          </table:table-cell>
          <table:table-cell office:value-type="float" office:value="216" table:formula="of:=INDEX([.$E$2:.$F$45];MATCH([.$AP32];[.$E$2:.$E$45];0);2)" table:style-name="ce1">
            <text:p>216</text:p>
          </table:table-cell>
          <table:table-cell office:value-type="float" office:value="44" table:formula="of:=INDEX([.$I$2:.$J$45];MATCH([.$AP32];[.$I$2:.$I$45];0);2)" table:style-name="ce1">
            <text:p>44</text:p>
          </table:table-cell>
          <table:table-cell office:value-type="float" office:value="0" table:formula="of:=INDEX([.$M$2:.$N$45];MATCH([.$AP32];[.$M$2:.$M$45];0);2)" table:style-name="ce1">
            <text:p>#N/A</text:p>
          </table:table-cell>
          <table:table-cell office:value-type="float" office:value="0" table:formula="of:=INDEX([.$Q$2:.$R$45];MATCH([.$AP32];[.$Q$2:.$Q$45];0);2)" table:style-name="ce1">
            <text:p>#N/A</text:p>
          </table:table-cell>
          <table:table-cell office:value-type="float" office:value="0" table:formula="of:=INDEX([.$U$2:.$V$45];MATCH([.$AP32];[.$U$2:.$U$45];0);2)" table:style-name="ce1">
            <text:p>#N/A</text:p>
          </table:table-cell>
          <table:table-cell office:value-type="float" office:value="0" table:formula="of:=INDEX([.$Y$2:.$Z$45];MATCH([.$AP32];[.$Y$2:.$Y$45];0);2)" table:style-name="ce1">
            <text:p>#N/A</text:p>
          </table:table-cell>
          <table:table-cell office:value-type="float" office:value="0" table:formula="of:=INDEX([.$AC$2:.$AD$45];MATCH([.$AP32];[.$AC$2:.$AC$45];0);2)" table:style-name="ce1">
            <text:p>#N/A</text:p>
          </table:table-cell>
          <table:table-cell office:value-type="float" office:value="0" table:formula="of:=INDEX([.$AG$2:.$AH$45];MATCH([.$AP32];[.$AG$2:.$AG$45];0);2)" table:style-name="ce1">
            <text:p>#N/A</text:p>
          </table:table-cell>
          <table:table-cell office:value-type="float" office:value="0" table:formula="of:=INDEX([.$AK$2:.$AL$45];MATCH([.$AP32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erm(F)_1_M14730</text:p>
          </table:table-cell>
          <table:table-cell office:value-type="float" office:value="74" table:style-name="ce1">
            <text:p>74</text:p>
          </table:table-cell>
          <table:table-cell office:value-type="float" office:value="132" table:style-name="ce1">
            <text:p>132</text:p>
          </table:table-cell>
          <table:table-cell office:value-type="float" office:value="1306" table:style-name="ce1">
            <text:p>1306</text:p>
          </table:table-cell>
          <table:table-cell office:value-type="float" office:value="419" table:style-name="ce1">
            <text:p>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6" table:style-name="ce1">
            <text:p>326</text:p>
          </table:table-cell>
          <table:table-cell office:value-type="float" office:value="103" table:style-name="ce1">
            <text:p>103</text:p>
          </table:table-cell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2506" table:formula="of:=SUM([.BD32:.BM32])" table:style-name="ce1">
            <text:p>2506</text:p>
          </table:table-cell>
          <table:table-cell table:number-columns-repeated="16318" table:style-name="ce1"/>
        </table:table-row>
        <table:table-row table:style-name="ro5">
          <table:table-cell table:number-columns-repeated="8"/>
          <table:table-cell office:value-type="string" table:style-name="ce1">
            <text:p>blaTEM-156_1_AM941159</text:p>
          </table:table-cell>
          <table:table-cell office:value-type="float" office:value="13" table:style-name="ce1">
            <text:p>13</text:p>
          </table:table-cell>
          <table:table-cell office:value-type="float" office:value="861" table:style-name="ce1">
            <text:p>861</text:p>
          </table:table-cell>
          <table:table-cell table:number-columns-repeated="21" table:style-name="ce1"/>
          <table:table-cell office:value-type="string" table:style-name="ce1">
            <text:p>tet(W)_4_FN396364</text:p>
          </table:table-cell>
          <table:table-cell office:value-type="float" office:value="540" table:style-name="ce1">
            <text:p>540</text:p>
          </table:table-cell>
          <table:table-cell office:value-type="float" office:value="1920" table:style-name="ce1">
            <text:p>1920</text:p>
          </table:table-cell>
          <table:table-cell table:number-columns-repeated="6" table:style-name="ce1"/>
          <table:table-cell office:value-type="string" table:style-name="ce1">
            <text:p>IS1G_IS1_unknown</text:p>
          </table:table-cell>
          <table:table-cell office:value-type="float" office:value="0" table:formula="of:=INDEX([.$A$2:.$B$17];MATCH([.$AP33];[.$A$2:.$A$17];0);2)" table:style-name="ce1">
            <text:p>#N/A</text:p>
          </table:table-cell>
          <table:table-cell office:value-type="float" office:value="201" table:formula="of:=INDEX([.$E$2:.$F$45];MATCH([.$AP33];[.$E$2:.$E$45];0);2)" table:style-name="ce1">
            <text:p>201</text:p>
          </table:table-cell>
          <table:table-cell office:value-type="float" office:value="41" table:formula="of:=INDEX([.$I$2:.$J$45];MATCH([.$AP33];[.$I$2:.$I$45];0);2)" table:style-name="ce1">
            <text:p>41</text:p>
          </table:table-cell>
          <table:table-cell office:value-type="float" office:value="0" table:formula="of:=INDEX([.$M$2:.$N$45];MATCH([.$AP33];[.$M$2:.$M$45];0);2)" table:style-name="ce1">
            <text:p>#N/A</text:p>
          </table:table-cell>
          <table:table-cell office:value-type="float" office:value="0" table:formula="of:=INDEX([.$Q$2:.$R$45];MATCH([.$AP33];[.$Q$2:.$Q$45];0);2)" table:style-name="ce1">
            <text:p>#N/A</text:p>
          </table:table-cell>
          <table:table-cell office:value-type="float" office:value="0" table:formula="of:=INDEX([.$U$2:.$V$45];MATCH([.$AP33];[.$U$2:.$U$45];0);2)" table:style-name="ce1">
            <text:p>#N/A</text:p>
          </table:table-cell>
          <table:table-cell office:value-type="float" office:value="0" table:formula="of:=INDEX([.$Y$2:.$Z$45];MATCH([.$AP33];[.$Y$2:.$Y$45];0);2)" table:style-name="ce1">
            <text:p>#N/A</text:p>
          </table:table-cell>
          <table:table-cell office:value-type="float" office:value="0" table:formula="of:=INDEX([.$AC$2:.$AD$45];MATCH([.$AP33];[.$AC$2:.$AC$45];0);2)" table:style-name="ce1">
            <text:p>#N/A</text:p>
          </table:table-cell>
          <table:table-cell office:value-type="float" office:value="0" table:formula="of:=INDEX([.$AG$2:.$AH$45];MATCH([.$AP33];[.$AG$2:.$AG$45];0);2)" table:style-name="ce1">
            <text:p>#N/A</text:p>
          </table:table-cell>
          <table:table-cell office:value-type="float" office:value="0" table:formula="of:=INDEX([.$AK$2:.$AL$45];MATCH([.$AP33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erm(F)_3_M17808</text:p>
          </table:table-cell>
          <table:table-cell office:value-type="float" office:value="96" table:style-name="ce1">
            <text:p>96</text:p>
          </table:table-cell>
          <table:table-cell office:value-type="float" office:value="171" table:style-name="ce1">
            <text:p>171</text:p>
          </table:table-cell>
          <table:table-cell office:value-type="float" office:value="1705" table:style-name="ce1">
            <text:p>1705</text:p>
          </table:table-cell>
          <table:table-cell office:value-type="float" office:value="534" table:style-name="ce1">
            <text:p>534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409" table:style-name="ce1">
            <text:p>409</text:p>
          </table:table-cell>
          <table:table-cell office:value-type="float" office:value="138" table:style-name="ce1">
            <text:p>138</text:p>
          </table:table-cell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3265" table:formula="of:=SUM([.BD33:.BM33])" table:style-name="ce1">
            <text:p>3265</text:p>
          </table:table-cell>
          <table:table-cell table:number-columns-repeated="16318"/>
        </table:table-row>
        <table:table-row table:style-name="ro5">
          <table:table-cell table:number-columns-repeated="8"/>
          <table:table-cell office:value-type="string" table:style-name="ce1">
            <text:p>blaTEM-122_1_AY307100</text:p>
          </table:table-cell>
          <table:table-cell office:value-type="float" office:value="17" table:style-name="ce1">
            <text:p>17</text:p>
          </table:table-cell>
          <table:table-cell office:value-type="float" office:value="861" table:style-name="ce1">
            <text:p>861</text:p>
          </table:table-cell>
          <table:table-cell table:number-columns-repeated="30" table:style-name="ce1"/>
          <table:table-cell office:value-type="string" table:style-name="ce1">
            <text:p>tet(W)_4_FN396364</text:p>
          </table:table-cell>
          <table:table-cell office:value-type="float" office:value="0" table:formula="of:=INDEX([.$A$2:.$B$17];MATCH([.$AP34];[.$A$2:.$A$17];0);2)" table:style-name="ce1">
            <text:p>#N/A</text:p>
          </table:table-cell>
          <table:table-cell office:value-type="float" office:value="318" table:formula="of:=INDEX([.$E$2:.$F$45];MATCH([.$AP34];[.$E$2:.$E$45];0);2)" table:style-name="ce1">
            <text:p>318</text:p>
          </table:table-cell>
          <table:table-cell office:value-type="float" office:value="256" table:formula="of:=INDEX([.$I$2:.$J$45];MATCH([.$AP34];[.$I$2:.$I$45];0);2)" table:style-name="ce1">
            <text:p>256</text:p>
          </table:table-cell>
          <table:table-cell office:value-type="float" office:value="648" table:formula="of:=INDEX([.$M$2:.$N$45];MATCH([.$AP34];[.$M$2:.$M$45];0);2)" table:style-name="ce1">
            <text:p>648</text:p>
          </table:table-cell>
          <table:table-cell office:value-type="float" office:value="404" table:formula="of:=INDEX([.$Q$2:.$R$45];MATCH([.$AP34];[.$Q$2:.$Q$45];0);2)" table:style-name="ce1">
            <text:p>404</text:p>
          </table:table-cell>
          <table:table-cell office:value-type="float" office:value="302" table:formula="of:=INDEX([.$U$2:.$V$45];MATCH([.$AP34];[.$U$2:.$U$45];0);2)" table:style-name="ce1">
            <text:p>302</text:p>
          </table:table-cell>
          <table:table-cell office:value-type="float" office:value="82" table:formula="of:=INDEX([.$Y$2:.$Z$45];MATCH([.$AP34];[.$Y$2:.$Y$45];0);2)" table:style-name="ce1">
            <text:p>82</text:p>
          </table:table-cell>
          <table:table-cell office:value-type="float" office:value="362" table:formula="of:=INDEX([.$AC$2:.$AD$45];MATCH([.$AP34];[.$AC$2:.$AC$45];0);2)" table:style-name="ce1">
            <text:p>362</text:p>
          </table:table-cell>
          <table:table-cell office:value-type="float" office:value="540" table:formula="of:=INDEX([.$AG$2:.$AH$45];MATCH([.$AP34];[.$AG$2:.$AG$45];0);2)" table:style-name="ce1">
            <text:p>540</text:p>
          </table:table-cell>
          <table:table-cell office:value-type="float" office:value="548" table:formula="of:=INDEX([.$AK$2:.$AL$45];MATCH([.$AP34];[.$AK$2:.$AK$45];0);2)" table:style-name="ce1">
            <text:p>548</text:p>
          </table:table-cell>
          <table:table-cell table:style-name="ce1"/>
          <table:covered-table-cell/>
          <table:table-cell office:value-type="string" table:style-name="ce1">
            <text:p>mph(A)_1_D16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formula="of:=SUM([.BD34:.BM34])" table:style-name="ce1">
            <text:p>19</text:p>
          </table:table-cell>
          <table:table-cell table:number-columns-repeated="16318"/>
        </table:table-row>
        <table:table-row table:style-name="ro5">
          <table:table-cell table:number-columns-repeated="8"/>
          <table:table-cell office:value-type="string" table:style-name="ce1">
            <text:p>IS1R_IS1_unknown</text:p>
          </table:table-cell>
          <table:table-cell office:value-type="float" office:value="47" table:style-name="ce1">
            <text:p>47</text:p>
          </table:table-cell>
          <table:table-cell office:value-type="float" office:value="768" table:style-name="ce1">
            <text:p>768</text:p>
          </table:table-cell>
          <table:table-cell table:number-columns-repeated="30" table:style-name="ce1"/>
          <table:table-cell office:value-type="string" table:style-name="ce1">
            <text:p>ISBad1_IS21_unknown</text:p>
          </table:table-cell>
          <table:table-cell office:value-type="float" office:value="0" table:formula="of:=INDEX([.$A$2:.$B$17];MATCH([.$AP35];[.$A$2:.$A$17];0);2)" table:style-name="ce1">
            <text:p>#N/A</text:p>
          </table:table-cell>
          <table:table-cell office:value-type="float" office:value="1540" table:formula="of:=INDEX([.$E$2:.$F$45];MATCH([.$AP35];[.$E$2:.$E$45];0);2)" table:style-name="ce1">
            <text:p>1540</text:p>
          </table:table-cell>
          <table:table-cell office:value-type="float" office:value="0" table:formula="of:=INDEX([.$I$2:.$J$45];MATCH([.$AP35];[.$I$2:.$I$45];0);2)" table:style-name="ce1">
            <text:p>#N/A</text:p>
          </table:table-cell>
          <table:table-cell office:value-type="float" office:value="0" table:formula="of:=INDEX([.$M$2:.$N$45];MATCH([.$AP35];[.$M$2:.$M$45];0);2)" table:style-name="ce1">
            <text:p>#N/A</text:p>
          </table:table-cell>
          <table:table-cell office:value-type="float" office:value="0" table:formula="of:=INDEX([.$Q$2:.$R$45];MATCH([.$AP35];[.$Q$2:.$Q$45];0);2)" table:style-name="ce1">
            <text:p>#N/A</text:p>
          </table:table-cell>
          <table:table-cell office:value-type="float" office:value="0" table:formula="of:=INDEX([.$U$2:.$V$45];MATCH([.$AP35];[.$U$2:.$U$45];0);2)" table:style-name="ce1">
            <text:p>#N/A</text:p>
          </table:table-cell>
          <table:table-cell office:value-type="float" office:value="0" table:formula="of:=INDEX([.$Y$2:.$Z$45];MATCH([.$AP35];[.$Y$2:.$Y$45];0);2)" table:style-name="ce1">
            <text:p>#N/A</text:p>
          </table:table-cell>
          <table:table-cell office:value-type="float" office:value="0" table:formula="of:=INDEX([.$AC$2:.$AD$45];MATCH([.$AP35];[.$AC$2:.$AC$45];0);2)" table:style-name="ce1">
            <text:p>#N/A</text:p>
          </table:table-cell>
          <table:table-cell office:value-type="float" office:value="0" table:formula="of:=INDEX([.$AG$2:.$AH$45];MATCH([.$AP35];[.$AG$2:.$AG$45];0);2)" table:style-name="ce1">
            <text:p>#N/A</text:p>
          </table:table-cell>
          <table:table-cell office:value-type="float" office:value="0" table:formula="of:=INDEX([.$AK$2:.$AL$45];MATCH([.$AP35];[.$AK$2:.$AK$45];0);2)" table:style-name="ce1">
            <text:p>#N/A</text:p>
          </table:table-cell>
          <table:table-cell table:number-columns-repeated="3" table:style-name="ce1"/>
          <table:table-cell office:value-type="float" office:value="170" table:formula="of:=SUM([.BD30:.BD34])" table:style-name="ce1">
            <text:p>170</text:p>
          </table:table-cell>
          <table:table-cell office:value-type="float" office:value="303" table:formula="of:=SUM([.BE30:.BE34])" table:style-name="ce1">
            <text:p>303</text:p>
          </table:table-cell>
          <table:table-cell office:value-type="float" office:value="3060" table:formula="of:=SUM([.BF30:.BF34])" table:style-name="ce1">
            <text:p>3060</text:p>
          </table:table-cell>
          <table:table-cell office:value-type="float" office:value="953" table:formula="of:=SUM([.BG30:.BG34])" table:style-name="ce1">
            <text:p>953</text:p>
          </table:table-cell>
          <table:table-cell office:value-type="float" office:value="0" table:formula="of:=SUM([.BH30:.BH34])" table:style-name="ce1">
            <text:p>0</text:p>
          </table:table-cell>
          <table:table-cell office:value-type="float" office:value="22" table:formula="of:=SUM([.BI30:.BI34])" table:style-name="ce1">
            <text:p>22</text:p>
          </table:table-cell>
          <table:table-cell office:value-type="float" office:value="735" table:formula="of:=SUM([.BJ30:.BJ34])" table:style-name="ce1">
            <text:p>735</text:p>
          </table:table-cell>
          <table:table-cell office:value-type="float" office:value="271" table:formula="of:=SUM([.BK30:.BK34])" table:style-name="ce1">
            <text:p>271</text:p>
          </table:table-cell>
          <table:table-cell office:value-type="float" office:value="336" table:formula="of:=SUM([.BL30:.BL34])" table:style-name="ce1">
            <text:p>336</text:p>
          </table:table-cell>
          <table:table-cell office:value-type="float" office:value="0" table:formula="of:=SUM([.BM30:.BM34])" table:style-name="ce1">
            <text:p>0</text:p>
          </table:table-cell>
          <table:table-cell office:value-type="float" office:value="5850" table:formula="of:=SUM([.BD35:.BM35])" table:style-name="ce1">
            <text:p>5850</text:p>
          </table:table-cell>
          <table:table-cell table:number-columns-repeated="16318"/>
        </table:table-row>
        <table:table-row table:style-name="ro9">
          <table:table-cell table:number-columns-repeated="8"/>
          <table:table-cell office:value-type="string" table:style-name="ce1">
            <text:p>dfrA17_4_JQ837988</text:p>
          </table:table-cell>
          <table:table-cell office:value-type="float" office:value="10" table:style-name="ce1">
            <text:p>10</text:p>
          </table:table-cell>
          <table:table-cell office:value-type="float" office:value="474" table:style-name="ce1">
            <text:p>474</text:p>
          </table:table-cell>
          <table:table-cell table:number-columns-repeated="30" table:style-name="ce1"/>
          <table:table-cell office:value-type="string" table:style-name="ce1">
            <text:p>sul1_26_AY524415</text:p>
          </table:table-cell>
          <table:table-cell office:value-type="float" office:value="0" table:formula="of:=INDEX([.$A$2:.$B$17];MATCH([.$AP36];[.$A$2:.$A$17];0);2)" table:style-name="ce1">
            <text:p>#N/A</text:p>
          </table:table-cell>
          <table:table-cell office:value-type="float" office:value="0" table:formula="of:=INDEX([.$E$2:.$F$45];MATCH([.$AP36];[.$E$2:.$E$45];0);2)" table:style-name="ce1">
            <text:p>#N/A</text:p>
          </table:table-cell>
          <table:table-cell office:value-type="float" office:value="9" table:formula="of:=INDEX([.$I$2:.$J$45];MATCH([.$AP36];[.$I$2:.$I$45];0);2)" table:style-name="ce1">
            <text:p>9</text:p>
          </table:table-cell>
          <table:table-cell office:value-type="float" office:value="0" table:formula="of:=INDEX([.$M$2:.$N$45];MATCH([.$AP36];[.$M$2:.$M$45];0);2)" table:style-name="ce1">
            <text:p>#N/A</text:p>
          </table:table-cell>
          <table:table-cell office:value-type="float" office:value="0" table:formula="of:=INDEX([.$Q$2:.$R$45];MATCH([.$AP36];[.$Q$2:.$Q$45];0);2)" table:style-name="ce1">
            <text:p>#N/A</text:p>
          </table:table-cell>
          <table:table-cell office:value-type="float" office:value="0" table:formula="of:=INDEX([.$U$2:.$V$45];MATCH([.$AP36];[.$U$2:.$U$45];0);2)" table:style-name="ce1">
            <text:p>#N/A</text:p>
          </table:table-cell>
          <table:table-cell office:value-type="float" office:value="0" table:formula="of:=INDEX([.$Y$2:.$Z$45];MATCH([.$AP36];[.$Y$2:.$Y$45];0);2)" table:style-name="ce1">
            <text:p>#N/A</text:p>
          </table:table-cell>
          <table:table-cell office:value-type="float" office:value="0" table:formula="of:=INDEX([.$AC$2:.$AD$45];MATCH([.$AP36];[.$AC$2:.$AC$45];0);2)" table:style-name="ce1">
            <text:p>#N/A</text:p>
          </table:table-cell>
          <table:table-cell office:value-type="float" office:value="0" table:formula="of:=INDEX([.$AG$2:.$AH$45];MATCH([.$AP36];[.$AG$2:.$AG$45];0);2)" table:style-name="ce1">
            <text:p>#N/A</text:p>
          </table:table-cell>
          <table:table-cell office:value-type="float" office:value="0" table:formula="of:=INDEX([.$AK$2:.$AL$45];MATCH([.$AP36];[.$AK$2:.$AK$45];0);2)" table:style-name="ce1">
            <text:p>#N/A</text:p>
          </table:table-cell>
          <table:table-cell table:style-name="ce1"/>
          <table:table-cell office:value-type="string" table:number-columns-spanned="1" table:number-rows-spanned="5" table:style-name="ce9">
            <text:p>Sulfonamide</text:p>
          </table:table-cell>
          <table:table-cell office:value-type="string" table:style-name="ce1">
            <text:p>sul1_2_U123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SUM([.BD36:.BM36])" table:style-name="ce1">
            <text:p>9</text:p>
          </table:table-cell>
          <table:table-cell table:number-columns-repeated="16318"/>
        </table:table-row>
        <table:table-row table:style-name="ro2">
          <table:table-cell table:number-columns-repeated="8"/>
          <table:table-cell office:value-type="string" table:style-name="ce1">
            <text:p>tet(W)_3_AJ427421</text:p>
          </table:table-cell>
          <table:table-cell office:value-type="float" office:value="344" table:style-name="ce1">
            <text:p>344</text:p>
          </table:table-cell>
          <table:table-cell office:value-type="float" office:value="1920" table:style-name="ce1">
            <text:p>1920</text:p>
          </table:table-cell>
          <table:table-cell table:number-columns-repeated="30" table:style-name="ce1"/>
          <table:table-cell office:value-type="string" table:style-name="ce1">
            <text:p>blaTEM-1A_1_HM749966</text:p>
          </table:table-cell>
          <table:table-cell office:value-type="float" office:value="0" table:formula="of:=INDEX([.$A$2:.$B$17];MATCH([.$AP37];[.$A$2:.$A$17];0);2)" table:style-name="ce1">
            <text:p>#N/A</text:p>
          </table:table-cell>
          <table:table-cell office:value-type="float" office:value="0" table:formula="of:=INDEX([.$E$2:.$F$45];MATCH([.$AP37];[.$E$2:.$E$45];0);2)" table:style-name="ce1">
            <text:p>#N/A</text:p>
          </table:table-cell>
          <table:table-cell office:value-type="float" office:value="16" table:formula="of:=INDEX([.$I$2:.$J$45];MATCH([.$AP37];[.$I$2:.$I$45];0);2)" table:style-name="ce1">
            <text:p>16</text:p>
          </table:table-cell>
          <table:table-cell office:value-type="float" office:value="0" table:formula="of:=INDEX([.$M$2:.$N$45];MATCH([.$AP37];[.$M$2:.$M$45];0);2)" table:style-name="ce1">
            <text:p>#N/A</text:p>
          </table:table-cell>
          <table:table-cell office:value-type="float" office:value="0" table:formula="of:=INDEX([.$Q$2:.$R$45];MATCH([.$AP37];[.$Q$2:.$Q$45];0);2)" table:style-name="ce1">
            <text:p>#N/A</text:p>
          </table:table-cell>
          <table:table-cell office:value-type="float" office:value="0" table:formula="of:=INDEX([.$U$2:.$V$45];MATCH([.$AP37];[.$U$2:.$U$45];0);2)" table:style-name="ce1">
            <text:p>#N/A</text:p>
          </table:table-cell>
          <table:table-cell office:value-type="float" office:value="0" table:formula="of:=INDEX([.$Y$2:.$Z$45];MATCH([.$AP37];[.$Y$2:.$Y$45];0);2)" table:style-name="ce1">
            <text:p>#N/A</text:p>
          </table:table-cell>
          <table:table-cell office:value-type="float" office:value="0" table:formula="of:=INDEX([.$AC$2:.$AD$45];MATCH([.$AP37];[.$AC$2:.$AC$45];0);2)" table:style-name="ce1">
            <text:p>#N/A</text:p>
          </table:table-cell>
          <table:table-cell office:value-type="float" office:value="0" table:formula="of:=INDEX([.$AG$2:.$AH$45];MATCH([.$AP37];[.$AG$2:.$AG$45];0);2)" table:style-name="ce1">
            <text:p>#N/A</text:p>
          </table:table-cell>
          <table:table-cell office:value-type="float" office:value="27" table:formula="of:=INDEX([.$AK$2:.$AL$45];MATCH([.$AP37];[.$AK$2:.$AK$45];0);2)" table:style-name="ce1">
            <text:p>27</text:p>
          </table:table-cell>
          <table:table-cell table:style-name="ce1"/>
          <table:covered-table-cell/>
          <table:table-cell office:value-type="string" table:style-name="ce1">
            <text:p>sul1_25_AY8787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SUM([.BD37:.BM37])" table:style-name="ce1">
            <text:p>7</text:p>
          </table:table-cell>
          <table:table-cell table:number-columns-repeated="16318"/>
        </table:table-row>
        <table:table-row table:style-name="ro5">
          <table:table-cell table:number-columns-repeated="8"/>
          <table:table-cell office:value-type="string" table:style-name="ce1">
            <text:p>tet(Q)_1_L33696</text:p>
          </table:table-cell>
          <table:table-cell office:value-type="float" office:value="370" table:style-name="ce1">
            <text:p>370</text:p>
          </table:table-cell>
          <table:table-cell office:value-type="float" office:value="1926" table:style-name="ce1">
            <text:p>1926</text:p>
          </table:table-cell>
          <table:table-cell table:number-columns-repeated="30" table:style-name="ce1"/>
          <table:table-cell office:value-type="string" table:style-name="ce1">
            <text:p>sul1_9_AY963803</text:p>
          </table:table-cell>
          <table:table-cell office:value-type="float" office:value="0" table:formula="of:=INDEX([.$A$2:.$B$17];MATCH([.$AP38];[.$A$2:.$A$17];0);2)" table:style-name="ce1">
            <text:p>#N/A</text:p>
          </table:table-cell>
          <table:table-cell office:value-type="float" office:value="0" table:formula="of:=INDEX([.$E$2:.$F$45];MATCH([.$AP38];[.$E$2:.$E$45];0);2)" table:style-name="ce1">
            <text:p>#N/A</text:p>
          </table:table-cell>
          <table:table-cell office:value-type="float" office:value="9" table:formula="of:=INDEX([.$I$2:.$J$45];MATCH([.$AP38];[.$I$2:.$I$45];0);2)" table:style-name="ce1">
            <text:p>9</text:p>
          </table:table-cell>
          <table:table-cell office:value-type="float" office:value="0" table:formula="of:=INDEX([.$M$2:.$N$45];MATCH([.$AP38];[.$M$2:.$M$45];0);2)" table:style-name="ce1">
            <text:p>#N/A</text:p>
          </table:table-cell>
          <table:table-cell office:value-type="float" office:value="0" table:formula="of:=INDEX([.$Q$2:.$R$45];MATCH([.$AP38];[.$Q$2:.$Q$45];0);2)" table:style-name="ce1">
            <text:p>#N/A</text:p>
          </table:table-cell>
          <table:table-cell office:value-type="float" office:value="0" table:formula="of:=INDEX([.$U$2:.$V$45];MATCH([.$AP38];[.$U$2:.$U$45];0);2)" table:style-name="ce1">
            <text:p>#N/A</text:p>
          </table:table-cell>
          <table:table-cell office:value-type="float" office:value="0" table:formula="of:=INDEX([.$Y$2:.$Z$45];MATCH([.$AP38];[.$Y$2:.$Y$45];0);2)" table:style-name="ce1">
            <text:p>#N/A</text:p>
          </table:table-cell>
          <table:table-cell office:value-type="float" office:value="0" table:formula="of:=INDEX([.$AC$2:.$AD$45];MATCH([.$AP38];[.$AC$2:.$AC$45];0);2)" table:style-name="ce1">
            <text:p>#N/A</text:p>
          </table:table-cell>
          <table:table-cell office:value-type="float" office:value="0" table:formula="of:=INDEX([.$AG$2:.$AH$45];MATCH([.$AP38];[.$AG$2:.$AG$45];0);2)" table:style-name="ce1">
            <text:p>#N/A</text:p>
          </table:table-cell>
          <table:table-cell office:value-type="float" office:value="0" table:formula="of:=INDEX([.$AK$2:.$AL$45];MATCH([.$AP38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1_26_AY5244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SUM([.BD38:.BM38])" table:style-name="ce1">
            <text:p>9</text:p>
          </table:table-cell>
          <table:table-cell table:number-columns-repeated="16318"/>
        </table:table-row>
        <table:table-row table:style-name="ro5">
          <table:table-cell table:number-columns-repeated="8"/>
          <table:table-cell office:value-type="string" table:style-name="ce1">
            <text:p>tet(O/W)_5_AM889122</text:p>
          </table:table-cell>
          <table:table-cell office:value-type="float" office:value="203" table:style-name="ce1">
            <text:p>203</text:p>
          </table:table-cell>
          <table:table-cell office:value-type="float" office:value="1889" table:style-name="ce1">
            <text:p>1889</text:p>
          </table:table-cell>
          <table:table-cell table:number-columns-repeated="30" table:style-name="ce1"/>
          <table:table-cell office:value-type="string" table:style-name="ce1">
            <text:p>mph(A)_1_D16251</text:p>
          </table:table-cell>
          <table:table-cell office:value-type="float" office:value="0" table:formula="of:=INDEX([.$A$2:.$B$17];MATCH([.$AP39];[.$A$2:.$A$17];0);2)" table:style-name="ce1">
            <text:p>#N/A</text:p>
          </table:table-cell>
          <table:table-cell office:value-type="float" office:value="0" table:formula="of:=INDEX([.$E$2:.$F$45];MATCH([.$AP39];[.$E$2:.$E$45];0);2)" table:style-name="ce1">
            <text:p>#N/A</text:p>
          </table:table-cell>
          <table:table-cell office:value-type="float" office:value="19" table:formula="of:=INDEX([.$I$2:.$J$45];MATCH([.$AP39];[.$I$2:.$I$45];0);2)" table:style-name="ce1">
            <text:p>19</text:p>
          </table:table-cell>
          <table:table-cell office:value-type="float" office:value="0" table:formula="of:=INDEX([.$M$2:.$N$45];MATCH([.$AP39];[.$M$2:.$M$45];0);2)" table:style-name="ce1">
            <text:p>#N/A</text:p>
          </table:table-cell>
          <table:table-cell office:value-type="float" office:value="0" table:formula="of:=INDEX([.$Q$2:.$R$45];MATCH([.$AP39];[.$Q$2:.$Q$45];0);2)" table:style-name="ce1">
            <text:p>#N/A</text:p>
          </table:table-cell>
          <table:table-cell office:value-type="float" office:value="0" table:formula="of:=INDEX([.$U$2:.$V$45];MATCH([.$AP39];[.$U$2:.$U$45];0);2)" table:style-name="ce1">
            <text:p>#N/A</text:p>
          </table:table-cell>
          <table:table-cell office:value-type="float" office:value="0" table:formula="of:=INDEX([.$Y$2:.$Z$45];MATCH([.$AP39];[.$Y$2:.$Y$45];0);2)" table:style-name="ce1">
            <text:p>#N/A</text:p>
          </table:table-cell>
          <table:table-cell office:value-type="float" office:value="0" table:formula="of:=INDEX([.$AC$2:.$AD$45];MATCH([.$AP39];[.$AC$2:.$AC$45];0);2)" table:style-name="ce1">
            <text:p>#N/A</text:p>
          </table:table-cell>
          <table:table-cell office:value-type="float" office:value="0" table:formula="of:=INDEX([.$AG$2:.$AH$45];MATCH([.$AP39];[.$AG$2:.$AG$45];0);2)" table:style-name="ce1">
            <text:p>#N/A</text:p>
          </table:table-cell>
          <table:table-cell office:value-type="float" office:value="0" table:formula="of:=INDEX([.$AK$2:.$AL$45];MATCH([.$AP39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1_39_AY5229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SUM([.BD39:.BM39])" table:style-name="ce1">
            <text:p>9</text:p>
          </table:table-cell>
          <table:table-cell table:number-columns-repeated="16318"/>
        </table:table-row>
        <table:table-row table:style-name="ro5">
          <table:table-cell table:number-columns-repeated="8"/>
          <table:table-cell office:value-type="string" table:style-name="ce1">
            <text:p>aadA5_1_AF137361</text:p>
          </table:table-cell>
          <table:table-cell office:value-type="float" office:value="14" table:style-name="ce1">
            <text:p>14</text:p>
          </table:table-cell>
          <table:table-cell office:value-type="float" office:value="789" table:style-name="ce1">
            <text:p>789</text:p>
          </table:table-cell>
          <table:table-cell table:number-columns-repeated="30" table:style-name="ce1"/>
          <table:table-cell office:value-type="string" table:style-name="ce1">
            <text:p>dfrA17_7_AB196349</text:p>
          </table:table-cell>
          <table:table-cell office:value-type="float" office:value="0" table:formula="of:=INDEX([.$A$2:.$B$17];MATCH([.$AP40];[.$A$2:.$A$17];0);2)" table:style-name="ce1">
            <text:p>#N/A</text:p>
          </table:table-cell>
          <table:table-cell office:value-type="float" office:value="0" table:formula="of:=INDEX([.$E$2:.$F$45];MATCH([.$AP40];[.$E$2:.$E$45];0);2)" table:style-name="ce1">
            <text:p>#N/A</text:p>
          </table:table-cell>
          <table:table-cell office:value-type="float" office:value="10" table:formula="of:=INDEX([.$I$2:.$J$45];MATCH([.$AP40];[.$I$2:.$I$45];0);2)" table:style-name="ce1">
            <text:p>10</text:p>
          </table:table-cell>
          <table:table-cell office:value-type="float" office:value="0" table:formula="of:=INDEX([.$M$2:.$N$45];MATCH([.$AP40];[.$M$2:.$M$45];0);2)" table:style-name="ce1">
            <text:p>#N/A</text:p>
          </table:table-cell>
          <table:table-cell office:value-type="float" office:value="0" table:formula="of:=INDEX([.$Q$2:.$R$45];MATCH([.$AP40];[.$Q$2:.$Q$45];0);2)" table:style-name="ce1">
            <text:p>#N/A</text:p>
          </table:table-cell>
          <table:table-cell office:value-type="float" office:value="0" table:formula="of:=INDEX([.$U$2:.$V$45];MATCH([.$AP40];[.$U$2:.$U$45];0);2)" table:style-name="ce1">
            <text:p>#N/A</text:p>
          </table:table-cell>
          <table:table-cell office:value-type="float" office:value="0" table:formula="of:=INDEX([.$Y$2:.$Z$45];MATCH([.$AP40];[.$Y$2:.$Y$45];0);2)" table:style-name="ce1">
            <text:p>#N/A</text:p>
          </table:table-cell>
          <table:table-cell office:value-type="float" office:value="0" table:formula="of:=INDEX([.$AC$2:.$AD$45];MATCH([.$AP40];[.$AC$2:.$AC$45];0);2)" table:style-name="ce1">
            <text:p>#N/A</text:p>
          </table:table-cell>
          <table:table-cell office:value-type="float" office:value="0" table:formula="of:=INDEX([.$AG$2:.$AH$45];MATCH([.$AP40];[.$AG$2:.$AG$45];0);2)" table:style-name="ce1">
            <text:p>#N/A</text:p>
          </table:table-cell>
          <table:table-cell office:value-type="float" office:value="0" table:formula="of:=INDEX([.$AK$2:.$AL$45];MATCH([.$AP40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1_9_AY963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SUM([.BD40:.BM40])" table:style-name="ce1">
            <text:p>9</text:p>
          </table:table-cell>
          <table:table-cell table:number-columns-repeated="16318"/>
        </table:table-row>
        <table:table-row table:style-name="ro5">
          <table:table-cell table:number-columns-repeated="8"/>
          <table:table-cell office:value-type="string" table:style-name="ce1">
            <text:p>blaTEM-231_1_MG821378</text:p>
          </table:table-cell>
          <table:table-cell office:value-type="float" office:value="15" table:style-name="ce1">
            <text:p>15</text:p>
          </table:table-cell>
          <table:table-cell office:value-type="float" office:value="861" table:style-name="ce1">
            <text:p>861</text:p>
          </table:table-cell>
          <table:table-cell table:number-columns-repeated="30" table:style-name="ce1"/>
          <table:table-cell office:value-type="string" table:style-name="ce1">
            <text:p>tet(O/32/O)_4_AIOQ01000025</text:p>
          </table:table-cell>
          <table:table-cell office:value-type="float" office:value="0" table:formula="of:=INDEX([.$A$2:.$B$17];MATCH([.$AP41];[.$A$2:.$A$17];0);2)" table:style-name="ce1">
            <text:p>#N/A</text:p>
          </table:table-cell>
          <table:table-cell office:value-type="float" office:value="0" table:formula="of:=INDEX([.$E$2:.$F$45];MATCH([.$AP41];[.$E$2:.$E$45];0);2)" table:style-name="ce1">
            <text:p>#N/A</text:p>
          </table:table-cell>
          <table:table-cell office:value-type="float" office:value="741" table:formula="of:=INDEX([.$I$2:.$J$45];MATCH([.$AP41];[.$I$2:.$I$45];0);2)" table:style-name="ce1">
            <text:p>741</text:p>
          </table:table-cell>
          <table:table-cell office:value-type="float" office:value="1577" table:formula="of:=INDEX([.$M$2:.$N$45];MATCH([.$AP41];[.$M$2:.$M$45];0);2)" table:style-name="ce1">
            <text:p>1577</text:p>
          </table:table-cell>
          <table:table-cell office:value-type="float" office:value="0" table:formula="of:=INDEX([.$Q$2:.$R$45];MATCH([.$AP41];[.$Q$2:.$Q$45];0);2)" table:style-name="ce1">
            <text:p>#N/A</text:p>
          </table:table-cell>
          <table:table-cell office:value-type="float" office:value="0" table:formula="of:=INDEX([.$U$2:.$V$45];MATCH([.$AP41];[.$U$2:.$U$45];0);2)" table:style-name="ce1">
            <text:p>#N/A</text:p>
          </table:table-cell>
          <table:table-cell office:value-type="float" office:value="0" table:formula="of:=INDEX([.$Y$2:.$Z$45];MATCH([.$AP41];[.$Y$2:.$Y$45];0);2)" table:style-name="ce1">
            <text:p>#N/A</text:p>
          </table:table-cell>
          <table:table-cell office:value-type="float" office:value="616" table:formula="of:=INDEX([.$AC$2:.$AD$45];MATCH([.$AP41];[.$AC$2:.$AC$45];0);2)" table:style-name="ce1">
            <text:p>616</text:p>
          </table:table-cell>
          <table:table-cell office:value-type="float" office:value="795" table:formula="of:=INDEX([.$AG$2:.$AH$45];MATCH([.$AP41];[.$AG$2:.$AG$45];0);2)" table:style-name="ce1">
            <text:p>795</text:p>
          </table:table-cell>
          <table:table-cell office:value-type="float" office:value="1553" table:formula="of:=INDEX([.$AK$2:.$AL$45];MATCH([.$AP41];[.$AK$2:.$AK$45];0);2)" table:style-name="ce1">
            <text:p>1553</text:p>
          </table:table-cell>
          <table:table-cell table:number-columns-repeated="3" table:style-name="ce1"/>
          <table:table-cell office:value-type="float" office:value="0" table:formula="of:=SUM([.BD36:.BD40])" table:style-name="ce1">
            <text:p>0</text:p>
          </table:table-cell>
          <table:table-cell office:value-type="float" office:value="0" table:formula="of:=SUM([.BE36:.BE40])" table:style-name="ce1">
            <text:p>0</text:p>
          </table:table-cell>
          <table:table-cell office:value-type="float" office:value="43" table:formula="of:=SUM([.BF36:.BF40])" table:style-name="ce1">
            <text:p>43</text:p>
          </table:table-cell>
          <table:table-cell office:value-type="float" office:value="0" table:formula="of:=SUM([.BG36:.BG40])" table:style-name="ce1">
            <text:p>0</text:p>
          </table:table-cell>
          <table:table-cell office:value-type="float" office:value="0" table:formula="of:=SUM([.BH36:.BH40])" table:style-name="ce1">
            <text:p>0</text:p>
          </table:table-cell>
          <table:table-cell office:value-type="float" office:value="0" table:formula="of:=SUM([.BI36:.BI40])" table:style-name="ce1">
            <text:p>0</text:p>
          </table:table-cell>
          <table:table-cell office:value-type="float" office:value="0" table:formula="of:=SUM([.BJ36:.BJ40])" table:style-name="ce1">
            <text:p>0</text:p>
          </table:table-cell>
          <table:table-cell office:value-type="float" office:value="0" table:formula="of:=SUM([.BK36:.BK40])" table:style-name="ce1">
            <text:p>0</text:p>
          </table:table-cell>
          <table:table-cell office:value-type="float" office:value="0" table:formula="of:=SUM([.BL36:.BL40])" table:style-name="ce1">
            <text:p>0</text:p>
          </table:table-cell>
          <table:table-cell office:value-type="float" office:value="0" table:formula="of:=SUM([.BM36:.BM40])" table:style-name="ce1">
            <text:p>0</text:p>
          </table:table-cell>
          <table:table-cell office:value-type="float" office:value="43" table:formula="of:=SUM([.BD41:.BM41])" table:style-name="ce1">
            <text:p>43</text:p>
          </table:table-cell>
          <table:table-cell table:number-columns-repeated="16318"/>
        </table:table-row>
        <table:table-row table:style-name="ro10">
          <table:table-cell table:number-columns-repeated="8"/>
          <table:table-cell office:value-type="string" table:style-name="ce1">
            <text:p>erm(F)_1_M14730</text:p>
          </table:table-cell>
          <table:table-cell office:value-type="float" office:value="1306" table:style-name="ce1">
            <text:p>1306</text:p>
          </table:table-cell>
          <table:table-cell office:value-type="float" office:value="801" table:style-name="ce1">
            <text:p>801</text:p>
          </table:table-cell>
          <table:table-cell table:number-columns-repeated="30" table:style-name="ce1"/>
          <table:table-cell office:value-type="string" table:style-name="ce1">
            <text:p>blaTEM-1C_1_FJ560503</text:p>
          </table:table-cell>
          <table:table-cell office:value-type="float" office:value="0" table:formula="of:=INDEX([.$A$2:.$B$17];MATCH([.$AP42];[.$A$2:.$A$17];0);2)" table:style-name="ce1">
            <text:p>#N/A</text:p>
          </table:table-cell>
          <table:table-cell office:value-type="float" office:value="0" table:formula="of:=INDEX([.$E$2:.$F$45];MATCH([.$AP42];[.$E$2:.$E$45];0);2)" table:style-name="ce1">
            <text:p>#N/A</text:p>
          </table:table-cell>
          <table:table-cell office:value-type="float" office:value="22" table:formula="of:=INDEX([.$I$2:.$J$45];MATCH([.$AP42];[.$I$2:.$I$45];0);2)" table:style-name="ce1">
            <text:p>22</text:p>
          </table:table-cell>
          <table:table-cell office:value-type="float" office:value="0" table:formula="of:=INDEX([.$M$2:.$N$45];MATCH([.$AP42];[.$M$2:.$M$45];0);2)" table:style-name="ce1">
            <text:p>#N/A</text:p>
          </table:table-cell>
          <table:table-cell office:value-type="float" office:value="0" table:formula="of:=INDEX([.$Q$2:.$R$45];MATCH([.$AP42];[.$Q$2:.$Q$45];0);2)" table:style-name="ce1">
            <text:p>#N/A</text:p>
          </table:table-cell>
          <table:table-cell office:value-type="float" office:value="0" table:formula="of:=INDEX([.$U$2:.$V$45];MATCH([.$AP42];[.$U$2:.$U$45];0);2)" table:style-name="ce1">
            <text:p>#N/A</text:p>
          </table:table-cell>
          <table:table-cell office:value-type="float" office:value="0" table:formula="of:=INDEX([.$Y$2:.$Z$45];MATCH([.$AP42];[.$Y$2:.$Y$45];0);2)" table:style-name="ce1">
            <text:p>#N/A</text:p>
          </table:table-cell>
          <table:table-cell office:value-type="float" office:value="0" table:formula="of:=INDEX([.$AC$2:.$AD$45];MATCH([.$AP42];[.$AC$2:.$AC$45];0);2)" table:style-name="ce1">
            <text:p>#N/A</text:p>
          </table:table-cell>
          <table:table-cell office:value-type="float" office:value="0" table:formula="of:=INDEX([.$AG$2:.$AH$45];MATCH([.$AP42];[.$AG$2:.$AG$45];0);2)" table:style-name="ce1">
            <text:p>#N/A</text:p>
          </table:table-cell>
          <table:table-cell office:value-type="float" office:value="25" table:formula="of:=INDEX([.$AK$2:.$AL$45];MATCH([.$AP42];[.$AK$2:.$AK$45];0);2)" table:style-name="ce1">
            <text:p>25</text:p>
          </table:table-cell>
          <table:table-cell table:style-name="ce1"/>
          <table:table-cell office:value-type="string" table:number-columns-spanned="1" table:number-rows-spanned="22" table:style-name="ce9">
            <text:p>Tetracycline</text:p>
          </table:table-cell>
          <table:table-cell office:value-type="string" table:style-name="ce1">
            <text:p>tet(32)_2_EF626943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57" table:style-name="ce1">
            <text:p>57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414" table:formula="of:=SUM([.BD42:.BM42])" table:style-name="ce1">
            <text:p>414</text:p>
          </table:table-cell>
          <table:table-cell table:number-columns-repeated="16318"/>
        </table:table-row>
        <table:table-row table:style-name="ro5">
          <table:table-cell table:number-columns-repeated="8"/>
          <table:table-cell office:value-type="string" table:style-name="ce1">
            <text:p>tet(O/W)_4_AM889121</text:p>
          </table:table-cell>
          <table:table-cell office:value-type="float" office:value="204" table:style-name="ce1">
            <text:p>204</text:p>
          </table:table-cell>
          <table:table-cell office:value-type="float" office:value="1889" table:style-name="ce1">
            <text:p>1889</text:p>
          </table:table-cell>
          <table:table-cell table:number-columns-repeated="30" table:style-name="ce1"/>
          <table:table-cell office:value-type="string" table:style-name="ce1">
            <text:p>blaACI-1_1_AJ007350</text:p>
          </table:table-cell>
          <table:table-cell office:value-type="float" office:value="0" table:formula="of:=INDEX([.$A$2:.$B$17];MATCH([.$AP43];[.$A$2:.$A$17];0);2)" table:style-name="ce1">
            <text:p>#N/A</text:p>
          </table:table-cell>
          <table:table-cell office:value-type="float" office:value="0" table:formula="of:=INDEX([.$E$2:.$F$45];MATCH([.$AP43];[.$E$2:.$E$45];0);2)" table:style-name="ce1">
            <text:p>#N/A</text:p>
          </table:table-cell>
          <table:table-cell office:value-type="float" office:value="174" table:formula="of:=INDEX([.$I$2:.$J$45];MATCH([.$AP43];[.$I$2:.$I$45];0);2)" table:style-name="ce1">
            <text:p>174</text:p>
          </table:table-cell>
          <table:table-cell office:value-type="float" office:value="0" table:formula="of:=INDEX([.$M$2:.$N$45];MATCH([.$AP43];[.$M$2:.$M$45];0);2)" table:style-name="ce1">
            <text:p>#N/A</text:p>
          </table:table-cell>
          <table:table-cell office:value-type="float" office:value="0" table:formula="of:=INDEX([.$Q$2:.$R$45];MATCH([.$AP43];[.$Q$2:.$Q$45];0);2)" table:style-name="ce1">
            <text:p>#N/A</text:p>
          </table:table-cell>
          <table:table-cell office:value-type="float" office:value="0" table:formula="of:=INDEX([.$U$2:.$V$45];MATCH([.$AP43];[.$U$2:.$U$45];0);2)" table:style-name="ce1">
            <text:p>#N/A</text:p>
          </table:table-cell>
          <table:table-cell office:value-type="float" office:value="410" table:formula="of:=INDEX([.$Y$2:.$Z$45];MATCH([.$AP43];[.$Y$2:.$Y$45];0);2)" table:style-name="ce1">
            <text:p>410</text:p>
          </table:table-cell>
          <table:table-cell office:value-type="float" office:value="0" table:formula="of:=INDEX([.$AC$2:.$AD$45];MATCH([.$AP43];[.$AC$2:.$AC$45];0);2)" table:style-name="ce1">
            <text:p>#N/A</text:p>
          </table:table-cell>
          <table:table-cell office:value-type="float" office:value="0" table:formula="of:=INDEX([.$AG$2:.$AH$45];MATCH([.$AP43];[.$AG$2:.$AG$45];0);2)" table:style-name="ce1">
            <text:p>#N/A</text:p>
          </table:table-cell>
          <table:table-cell office:value-type="float" office:value="0" table:formula="of:=INDEX([.$AK$2:.$AL$45];MATCH([.$AP43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40)_1_FJ158002</text:p>
          </table:table-cell>
          <table:table-cell office:value-type="float" office:value="163" table:style-name="ce1">
            <text:p>163</text:p>
          </table:table-cell>
          <table:table-cell office:value-type="float" office:value="271" table:style-name="ce1">
            <text:p>271</text:p>
          </table:table-cell>
          <table:table-cell office:value-type="float" office:value="168" table:style-name="ce1">
            <text:p>168</text:p>
          </table:table-cell>
          <table:table-cell office:value-type="float" office:value="119" table:style-name="ce1">
            <text:p>119</text:p>
          </table:table-cell>
          <table:table-cell office:value-type="float" office:value="134" table:style-name="ce1">
            <text:p>134</text:p>
          </table:table-cell>
          <table:table-cell office:value-type="float" office:value="101" table:style-name="ce1">
            <text:p>101</text:p>
          </table:table-cell>
          <table:table-cell office:value-type="float" office:value="73" table:style-name="ce1">
            <text:p>73</text:p>
          </table:table-cell>
          <table:table-cell office:value-type="float" office:value="134" table:style-name="ce1">
            <text:p>134</text:p>
          </table:table-cell>
          <table:table-cell office:value-type="float" office:value="198" table:style-name="ce1">
            <text:p>198</text:p>
          </table:table-cell>
          <table:table-cell office:value-type="float" office:value="400" table:style-name="ce1">
            <text:p>400</text:p>
          </table:table-cell>
          <table:table-cell office:value-type="float" office:value="1761" table:formula="of:=SUM([.BD43:.BM43])" table:style-name="ce1">
            <text:p>1761</text:p>
          </table:table-cell>
          <table:table-cell table:number-columns-repeated="16318"/>
        </table:table-row>
        <table:table-row table:style-name="ro5">
          <table:table-cell table:number-columns-repeated="8"/>
          <table:table-cell office:value-type="string" table:style-name="ce1">
            <text:p>tet(O)_3_Y07780</text:p>
          </table:table-cell>
          <table:table-cell office:value-type="float" office:value="429" table:style-name="ce1">
            <text:p>429</text:p>
          </table:table-cell>
          <table:table-cell office:value-type="float" office:value="1920" table:style-name="ce1">
            <text:p>1920</text:p>
          </table:table-cell>
          <table:table-cell table:number-columns-repeated="30" table:style-name="ce1"/>
          <table:table-cell office:value-type="string" table:style-name="ce1">
            <text:p>dfrA17_1_FJ460238</text:p>
          </table:table-cell>
          <table:table-cell office:value-type="float" office:value="0" table:formula="of:=INDEX([.$A$2:.$B$17];MATCH([.$AP44];[.$A$2:.$A$17];0);2)" table:style-name="ce1">
            <text:p>#N/A</text:p>
          </table:table-cell>
          <table:table-cell office:value-type="float" office:value="0" table:formula="of:=INDEX([.$E$2:.$F$45];MATCH([.$AP44];[.$E$2:.$E$45];0);2)" table:style-name="ce1">
            <text:p>#N/A</text:p>
          </table:table-cell>
          <table:table-cell office:value-type="float" office:value="11" table:formula="of:=INDEX([.$I$2:.$J$45];MATCH([.$AP44];[.$I$2:.$I$45];0);2)" table:style-name="ce1">
            <text:p>11</text:p>
          </table:table-cell>
          <table:table-cell office:value-type="float" office:value="0" table:formula="of:=INDEX([.$M$2:.$N$45];MATCH([.$AP44];[.$M$2:.$M$45];0);2)" table:style-name="ce1">
            <text:p>#N/A</text:p>
          </table:table-cell>
          <table:table-cell office:value-type="float" office:value="0" table:formula="of:=INDEX([.$Q$2:.$R$45];MATCH([.$AP44];[.$Q$2:.$Q$45];0);2)" table:style-name="ce1">
            <text:p>#N/A</text:p>
          </table:table-cell>
          <table:table-cell office:value-type="float" office:value="0" table:formula="of:=INDEX([.$U$2:.$V$45];MATCH([.$AP44];[.$U$2:.$U$45];0);2)" table:style-name="ce1">
            <text:p>#N/A</text:p>
          </table:table-cell>
          <table:table-cell office:value-type="float" office:value="0" table:formula="of:=INDEX([.$Y$2:.$Z$45];MATCH([.$AP44];[.$Y$2:.$Y$45];0);2)" table:style-name="ce1">
            <text:p>#N/A</text:p>
          </table:table-cell>
          <table:table-cell office:value-type="float" office:value="0" table:formula="of:=INDEX([.$AC$2:.$AD$45];MATCH([.$AP44];[.$AC$2:.$AC$45];0);2)" table:style-name="ce1">
            <text:p>#N/A</text:p>
          </table:table-cell>
          <table:table-cell office:value-type="float" office:value="0" table:formula="of:=INDEX([.$AG$2:.$AH$45];MATCH([.$AP44];[.$AG$2:.$AG$45];0);2)" table:style-name="ce1">
            <text:p>#N/A</text:p>
          </table:table-cell>
          <table:table-cell office:value-type="float" office:value="0" table:formula="of:=INDEX([.$AK$2:.$AL$45];MATCH([.$AP44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40)_2_AM419751</text:p>
          </table:table-cell>
          <table:table-cell office:value-type="float" office:value="253" table:style-name="ce1">
            <text:p>253</text:p>
          </table:table-cell>
          <table:table-cell office:value-type="float" office:value="367" table:style-name="ce1">
            <text:p>367</text:p>
          </table:table-cell>
          <table:table-cell office:value-type="float" office:value="251" table:style-name="ce1">
            <text:p>251</text:p>
          </table:table-cell>
          <table:table-cell office:value-type="float" office:value="171" table:style-name="ce1">
            <text:p>171</text:p>
          </table:table-cell>
          <table:table-cell office:value-type="float" office:value="197" table:style-name="ce1">
            <text:p>197</text:p>
          </table:table-cell>
          <table:table-cell office:value-type="float" office:value="0" table:style-name="ce1">
            <text:p>0</text:p>
          </table:table-cell>
          <table:table-cell office:value-type="float" office:value="108" table:style-name="ce1">
            <text:p>108</text:p>
          </table:table-cell>
          <table:table-cell office:value-type="float" office:value="147" table:style-name="ce1">
            <text:p>147</text:p>
          </table:table-cell>
          <table:table-cell office:value-type="float" office:value="235" table:style-name="ce1">
            <text:p>235</text:p>
          </table:table-cell>
          <table:table-cell office:value-type="float" office:value="580" table:style-name="ce1">
            <text:p>580</text:p>
          </table:table-cell>
          <table:table-cell office:value-type="float" office:value="2309" table:formula="of:=SUM([.BD44:.BM44])" table:style-name="ce1">
            <text:p>2309</text:p>
          </table:table-cell>
          <table:table-cell table:number-columns-repeated="16318"/>
        </table:table-row>
        <table:table-row table:style-name="ro5">
          <table:table-cell table:number-columns-repeated="8"/>
          <table:table-cell office:value-type="string" table:style-name="ce1">
            <text:p>tet(O/32/O)_3_NZ_AUJS01000017</text:p>
          </table:table-cell>
          <table:table-cell office:value-type="float" office:value="781" table:style-name="ce1">
            <text:p>781</text:p>
          </table:table-cell>
          <table:table-cell office:value-type="float" office:value="1920" table:style-name="ce1">
            <text:p>1920</text:p>
          </table:table-cell>
          <table:table-cell table:number-columns-repeated="30" table:style-name="ce1"/>
          <table:table-cell office:value-type="string" table:style-name="ce1">
            <text:p>sul1_39_AY522923</text:p>
          </table:table-cell>
          <table:table-cell office:value-type="float" office:value="0" table:formula="of:=INDEX([.$A$2:.$B$17];MATCH([.$AP45];[.$A$2:.$A$17];0);2)" table:style-name="ce1">
            <text:p>#N/A</text:p>
          </table:table-cell>
          <table:table-cell office:value-type="float" office:value="0" table:formula="of:=INDEX([.$E$2:.$F$45];MATCH([.$AP45];[.$E$2:.$E$45];0);2)" table:style-name="ce1">
            <text:p>#N/A</text:p>
          </table:table-cell>
          <table:table-cell office:value-type="float" office:value="9" table:formula="of:=INDEX([.$I$2:.$J$45];MATCH([.$AP45];[.$I$2:.$I$45];0);2)" table:style-name="ce1">
            <text:p>9</text:p>
          </table:table-cell>
          <table:table-cell office:value-type="float" office:value="0" table:formula="of:=INDEX([.$M$2:.$N$45];MATCH([.$AP45];[.$M$2:.$M$45];0);2)" table:style-name="ce1">
            <text:p>#N/A</text:p>
          </table:table-cell>
          <table:table-cell office:value-type="float" office:value="0" table:formula="of:=INDEX([.$Q$2:.$R$45];MATCH([.$AP45];[.$Q$2:.$Q$45];0);2)" table:style-name="ce1">
            <text:p>#N/A</text:p>
          </table:table-cell>
          <table:table-cell office:value-type="float" office:value="0" table:formula="of:=INDEX([.$U$2:.$V$45];MATCH([.$AP45];[.$U$2:.$U$45];0);2)" table:style-name="ce1">
            <text:p>#N/A</text:p>
          </table:table-cell>
          <table:table-cell office:value-type="float" office:value="0" table:formula="of:=INDEX([.$Y$2:.$Z$45];MATCH([.$AP45];[.$Y$2:.$Y$45];0);2)" table:style-name="ce1">
            <text:p>#N/A</text:p>
          </table:table-cell>
          <table:table-cell office:value-type="float" office:value="0" table:formula="of:=INDEX([.$AC$2:.$AD$45];MATCH([.$AP45];[.$AC$2:.$AC$45];0);2)" table:style-name="ce1">
            <text:p>#N/A</text:p>
          </table:table-cell>
          <table:table-cell office:value-type="float" office:value="0" table:formula="of:=INDEX([.$AG$2:.$AH$45];MATCH([.$AP45];[.$AG$2:.$AG$45];0);2)" table:style-name="ce1">
            <text:p>#N/A</text:p>
          </table:table-cell>
          <table:table-cell office:value-type="float" office:value="0" table:formula="of:=INDEX([.$AK$2:.$AL$45];MATCH([.$AP45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A)_4_AJ5177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formula="of:=SUM([.BD45:.BM45])" table:style-name="ce1">
            <text:p>54</text:p>
          </table:table-cell>
          <table:table-cell table:number-columns-repeated="16318"/>
        </table:table-row>
        <table:table-row table:style-name="ro5">
          <table:table-cell table:number-columns-repeated="8"/>
          <table:table-cell table:number-columns-repeated="33" table:style-name="ce1"/>
          <table:table-cell office:value-type="string" table:style-name="ce1">
            <text:p>blaTEM-181_1_KM977568</text:p>
          </table:table-cell>
          <table:table-cell office:value-type="float" office:value="0" table:formula="of:=INDEX([.$A$2:.$B$17];MATCH([.$AP46];[.$A$2:.$A$17];0);2)" table:style-name="ce1">
            <text:p>#N/A</text:p>
          </table:table-cell>
          <table:table-cell office:value-type="float" office:value="0" table:formula="of:=INDEX([.$E$2:.$F$45];MATCH([.$AP46];[.$E$2:.$E$45];0);2)" table:style-name="ce1">
            <text:p>#N/A</text:p>
          </table:table-cell>
          <table:table-cell office:value-type="float" office:value="16" table:formula="of:=INDEX([.$I$2:.$J$45];MATCH([.$AP46];[.$I$2:.$I$45];0);2)" table:style-name="ce1">
            <text:p>16</text:p>
          </table:table-cell>
          <table:table-cell office:value-type="float" office:value="0" table:formula="of:=INDEX([.$M$2:.$N$45];MATCH([.$AP46];[.$M$2:.$M$45];0);2)" table:style-name="ce1">
            <text:p>#N/A</text:p>
          </table:table-cell>
          <table:table-cell office:value-type="float" office:value="0" table:formula="of:=INDEX([.$Q$2:.$R$45];MATCH([.$AP46];[.$Q$2:.$Q$45];0);2)" table:style-name="ce1">
            <text:p>#N/A</text:p>
          </table:table-cell>
          <table:table-cell office:value-type="float" office:value="0" table:formula="of:=INDEX([.$U$2:.$V$45];MATCH([.$AP46];[.$U$2:.$U$45];0);2)" table:style-name="ce1">
            <text:p>#N/A</text:p>
          </table:table-cell>
          <table:table-cell office:value-type="float" office:value="0" table:formula="of:=INDEX([.$Y$2:.$Z$45];MATCH([.$AP46];[.$Y$2:.$Y$45];0);2)" table:style-name="ce1">
            <text:p>#N/A</text:p>
          </table:table-cell>
          <table:table-cell office:value-type="float" office:value="23" table:formula="of:=INDEX([.$AC$2:.$AD$45];MATCH([.$AP46];[.$AC$2:.$AC$45];0);2)" table:style-name="ce1">
            <text:p>23</text:p>
          </table:table-cell>
          <table:table-cell office:value-type="float" office:value="12" table:formula="of:=INDEX([.$AG$2:.$AH$45];MATCH([.$AP46];[.$AG$2:.$AG$45];0);2)" table:style-name="ce1">
            <text:p>12</text:p>
          </table:table-cell>
          <table:table-cell office:value-type="float" office:value="34" table:formula="of:=INDEX([.$AK$2:.$AL$45];MATCH([.$AP46];[.$AK$2:.$AK$45];0);2)" table:style-name="ce1">
            <text:p>34</text:p>
          </table:table-cell>
          <table:table-cell table:style-name="ce1"/>
          <table:covered-table-cell/>
          <table:table-cell office:value-type="string" table:style-name="ce1">
            <text:p>tet(A)_6_AF534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formula="of:=SUM([.BD46:.BM46])" table:style-name="ce1">
            <text:p>57</text:p>
          </table:table-cell>
          <table:table-cell table:number-columns-repeated="16318"/>
        </table:table-row>
        <table:table-row table:style-name="ro5">
          <table:table-cell table:number-columns-repeated="8"/>
          <table:table-cell table:number-columns-repeated="33" table:style-name="ce1"/>
          <table:table-cell office:value-type="string" table:style-name="ce1">
            <text:p>sul1_2_U12338</text:p>
          </table:table-cell>
          <table:table-cell office:value-type="float" office:value="0" table:formula="of:=INDEX([.$A$2:.$B$17];MATCH([.$AP47];[.$A$2:.$A$17];0);2)" table:style-name="ce1">
            <text:p>#N/A</text:p>
          </table:table-cell>
          <table:table-cell office:value-type="float" office:value="0" table:formula="of:=INDEX([.$E$2:.$F$45];MATCH([.$AP47];[.$E$2:.$E$45];0);2)" table:style-name="ce1">
            <text:p>#N/A</text:p>
          </table:table-cell>
          <table:table-cell office:value-type="float" office:value="9" table:formula="of:=INDEX([.$I$2:.$J$45];MATCH([.$AP47];[.$I$2:.$I$45];0);2)" table:style-name="ce1">
            <text:p>9</text:p>
          </table:table-cell>
          <table:table-cell office:value-type="float" office:value="0" table:formula="of:=INDEX([.$M$2:.$N$45];MATCH([.$AP47];[.$M$2:.$M$45];0);2)" table:style-name="ce1">
            <text:p>#N/A</text:p>
          </table:table-cell>
          <table:table-cell office:value-type="float" office:value="0" table:formula="of:=INDEX([.$Q$2:.$R$45];MATCH([.$AP47];[.$Q$2:.$Q$45];0);2)" table:style-name="ce1">
            <text:p>#N/A</text:p>
          </table:table-cell>
          <table:table-cell office:value-type="float" office:value="0" table:formula="of:=INDEX([.$U$2:.$V$45];MATCH([.$AP47];[.$U$2:.$U$45];0);2)" table:style-name="ce1">
            <text:p>#N/A</text:p>
          </table:table-cell>
          <table:table-cell office:value-type="float" office:value="0" table:formula="of:=INDEX([.$Y$2:.$Z$45];MATCH([.$AP47];[.$Y$2:.$Y$45];0);2)" table:style-name="ce1">
            <text:p>#N/A</text:p>
          </table:table-cell>
          <table:table-cell office:value-type="float" office:value="0" table:formula="of:=INDEX([.$AC$2:.$AD$45];MATCH([.$AP47];[.$AC$2:.$AC$45];0);2)" table:style-name="ce1">
            <text:p>#N/A</text:p>
          </table:table-cell>
          <table:table-cell office:value-type="float" office:value="0" table:formula="of:=INDEX([.$AG$2:.$AH$45];MATCH([.$AP47];[.$AG$2:.$AG$45];0);2)" table:style-name="ce1">
            <text:p>#N/A</text:p>
          </table:table-cell>
          <table:table-cell office:value-type="float" office:value="0" table:formula="of:=INDEX([.$AK$2:.$AL$45];MATCH([.$AP47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M)_1_X929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formula="of:=SUM([.BD47:.BM47])" table:style-name="ce1">
            <text:p>59</text:p>
          </table:table-cell>
          <table:table-cell table:number-columns-repeated="16318"/>
        </table:table-row>
        <table:table-row table:style-name="ro5">
          <table:table-cell table:number-columns-repeated="8"/>
          <table:table-cell table:number-columns-repeated="33" table:style-name="ce1"/>
          <table:table-cell office:value-type="string" table:style-name="ce1">
            <text:p>erm(B)_12_U18931</text:p>
          </table:table-cell>
          <table:table-cell office:value-type="float" office:value="0" table:formula="of:=INDEX([.$A$2:.$B$17];MATCH([.$AP48];[.$A$2:.$A$17];0);2)" table:style-name="ce1">
            <text:p>#N/A</text:p>
          </table:table-cell>
          <table:table-cell office:value-type="float" office:value="0" table:formula="of:=INDEX([.$E$2:.$F$45];MATCH([.$AP48];[.$E$2:.$E$45];0);2)" table:style-name="ce1">
            <text:p>#N/A</text:p>
          </table:table-cell>
          <table:table-cell office:value-type="float" office:value="15" table:formula="of:=INDEX([.$I$2:.$J$45];MATCH([.$AP48];[.$I$2:.$I$45];0);2)" table:style-name="ce1">
            <text:p>15</text:p>
          </table:table-cell>
          <table:table-cell office:value-type="float" office:value="0" table:formula="of:=INDEX([.$M$2:.$N$45];MATCH([.$AP48];[.$M$2:.$M$45];0);2)" table:style-name="ce1">
            <text:p>#N/A</text:p>
          </table:table-cell>
          <table:table-cell office:value-type="float" office:value="0" table:formula="of:=INDEX([.$Q$2:.$R$45];MATCH([.$AP48];[.$Q$2:.$Q$45];0);2)" table:style-name="ce1">
            <text:p>#N/A</text:p>
          </table:table-cell>
          <table:table-cell office:value-type="float" office:value="0" table:formula="of:=INDEX([.$U$2:.$V$45];MATCH([.$AP48];[.$U$2:.$U$45];0);2)" table:style-name="ce1">
            <text:p>#N/A</text:p>
          </table:table-cell>
          <table:table-cell office:value-type="float" office:value="0" table:formula="of:=INDEX([.$Y$2:.$Z$45];MATCH([.$AP48];[.$Y$2:.$Y$45];0);2)" table:style-name="ce1">
            <text:p>#N/A</text:p>
          </table:table-cell>
          <table:table-cell office:value-type="float" office:value="15" table:formula="of:=INDEX([.$AC$2:.$AD$45];MATCH([.$AP48];[.$AC$2:.$AC$45];0);2)" table:style-name="ce1">
            <text:p>15</text:p>
          </table:table-cell>
          <table:table-cell office:value-type="float" office:value="0" table:formula="of:=INDEX([.$AG$2:.$AH$45];MATCH([.$AP48];[.$AG$2:.$AG$45];0);2)" table:style-name="ce1">
            <text:p>#N/A</text:p>
          </table:table-cell>
          <table:table-cell office:value-type="float" office:value="0" table:formula="of:=INDEX([.$AK$2:.$AL$45];MATCH([.$AP48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M)_13_AM990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formula="of:=SUM([.BD48:.BM48])" table:style-name="ce1">
            <text:p>66</text:p>
          </table:table-cell>
          <table:table-cell table:number-columns-repeated="16318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sul1_25_AY878717</text:p>
          </table:table-cell>
          <table:table-cell office:value-type="float" office:value="0" table:formula="of:=INDEX([.$A$2:.$B$17];MATCH([.$AP49];[.$A$2:.$A$17];0);2)" table:style-name="ce1">
            <text:p>#N/A</text:p>
          </table:table-cell>
          <table:table-cell office:value-type="float" office:value="0" table:formula="of:=INDEX([.$E$2:.$F$45];MATCH([.$AP49];[.$E$2:.$E$45];0);2)" table:style-name="ce1">
            <text:p>#N/A</text:p>
          </table:table-cell>
          <table:table-cell office:value-type="float" office:value="7" table:formula="of:=INDEX([.$I$2:.$J$45];MATCH([.$AP49];[.$I$2:.$I$45];0);2)" table:style-name="ce1">
            <text:p>7</text:p>
          </table:table-cell>
          <table:table-cell office:value-type="float" office:value="0" table:formula="of:=INDEX([.$M$2:.$N$45];MATCH([.$AP49];[.$M$2:.$M$45];0);2)" table:style-name="ce1">
            <text:p>#N/A</text:p>
          </table:table-cell>
          <table:table-cell office:value-type="float" office:value="0" table:formula="of:=INDEX([.$Q$2:.$R$45];MATCH([.$AP49];[.$Q$2:.$Q$45];0);2)" table:style-name="ce1">
            <text:p>#N/A</text:p>
          </table:table-cell>
          <table:table-cell office:value-type="float" office:value="0" table:formula="of:=INDEX([.$U$2:.$V$45];MATCH([.$AP49];[.$U$2:.$U$45];0);2)" table:style-name="ce1">
            <text:p>#N/A</text:p>
          </table:table-cell>
          <table:table-cell office:value-type="float" office:value="0" table:formula="of:=INDEX([.$Y$2:.$Z$45];MATCH([.$AP49];[.$Y$2:.$Y$45];0);2)" table:style-name="ce1">
            <text:p>#N/A</text:p>
          </table:table-cell>
          <table:table-cell office:value-type="float" office:value="0" table:formula="of:=INDEX([.$AC$2:.$AD$45];MATCH([.$AP49];[.$AC$2:.$AC$45];0);2)" table:style-name="ce1">
            <text:p>#N/A</text:p>
          </table:table-cell>
          <table:table-cell office:value-type="float" office:value="0" table:formula="of:=INDEX([.$AG$2:.$AH$45];MATCH([.$AP49];[.$AG$2:.$AG$45];0);2)" table:style-name="ce1">
            <text:p>#N/A</text:p>
          </table:table-cell>
          <table:table-cell office:value-type="float" office:value="0" table:formula="of:=INDEX([.$AK$2:.$AL$45];MATCH([.$AP49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)_2_M20925</text:p>
          </table:table-cell>
          <table:table-cell office:value-type="float" office:value="522" table:style-name="ce1">
            <text:p>522</text:p>
          </table:table-cell>
          <table:table-cell office:value-type="float" office:value="349" table:style-name="ce1">
            <text:p>349</text:p>
          </table:table-cell>
          <table:table-cell office:value-type="float" office:value="592" table:style-name="ce1">
            <text:p>592</text:p>
          </table:table-cell>
          <table:table-cell office:value-type="float" office:value="1455" table:style-name="ce1">
            <text:p>1455</text:p>
          </table:table-cell>
          <table:table-cell office:value-type="float" office:value="502" table:style-name="ce1">
            <text:p>502</text:p>
          </table:table-cell>
          <table:table-cell office:value-type="float" office:value="492" table:style-name="ce1">
            <text:p>492</text:p>
          </table:table-cell>
          <table:table-cell office:value-type="float" office:value="226" table:style-name="ce1">
            <text:p>226</text:p>
          </table:table-cell>
          <table:table-cell office:value-type="float" office:value="593" table:style-name="ce1">
            <text:p>593</text:p>
          </table:table-cell>
          <table:table-cell office:value-type="float" office:value="773" table:style-name="ce1">
            <text:p>773</text:p>
          </table:table-cell>
          <table:table-cell office:value-type="float" office:value="1240" table:style-name="ce1">
            <text:p>1240</text:p>
          </table:table-cell>
          <table:table-cell office:value-type="float" office:value="6744" table:formula="of:=SUM([.BD49:.BM49])" table:style-name="ce1">
            <text:p>6744</text:p>
          </table:table-cell>
          <table:table-cell table:number-columns-repeated="16318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blaTEM-163_1_EU815939</text:p>
          </table:table-cell>
          <table:table-cell office:value-type="float" office:value="0" table:formula="of:=INDEX([.$A$2:.$B$17];MATCH([.$AP50];[.$A$2:.$A$17];0);2)" table:style-name="ce1">
            <text:p>#N/A</text:p>
          </table:table-cell>
          <table:table-cell office:value-type="float" office:value="0" table:formula="of:=INDEX([.$E$2:.$F$45];MATCH([.$AP50];[.$E$2:.$E$45];0);2)" table:style-name="ce1">
            <text:p>#N/A</text:p>
          </table:table-cell>
          <table:table-cell office:value-type="float" office:value="17" table:formula="of:=INDEX([.$I$2:.$J$45];MATCH([.$AP50];[.$I$2:.$I$45];0);2)" table:style-name="ce1">
            <text:p>17</text:p>
          </table:table-cell>
          <table:table-cell office:value-type="float" office:value="0" table:formula="of:=INDEX([.$M$2:.$N$45];MATCH([.$AP50];[.$M$2:.$M$45];0);2)" table:style-name="ce1">
            <text:p>#N/A</text:p>
          </table:table-cell>
          <table:table-cell office:value-type="float" office:value="0" table:formula="of:=INDEX([.$Q$2:.$R$45];MATCH([.$AP50];[.$Q$2:.$Q$45];0);2)" table:style-name="ce1">
            <text:p>#N/A</text:p>
          </table:table-cell>
          <table:table-cell office:value-type="float" office:value="0" table:formula="of:=INDEX([.$U$2:.$V$45];MATCH([.$AP50];[.$U$2:.$U$45];0);2)" table:style-name="ce1">
            <text:p>#N/A</text:p>
          </table:table-cell>
          <table:table-cell office:value-type="float" office:value="0" table:formula="of:=INDEX([.$Y$2:.$Z$45];MATCH([.$AP50];[.$Y$2:.$Y$45];0);2)" table:style-name="ce1">
            <text:p>#N/A</text:p>
          </table:table-cell>
          <table:table-cell office:value-type="float" office:value="0" table:formula="of:=INDEX([.$AC$2:.$AD$45];MATCH([.$AP50];[.$AC$2:.$AC$45];0);2)" table:style-name="ce1">
            <text:p>#N/A</text:p>
          </table:table-cell>
          <table:table-cell office:value-type="float" office:value="0" table:formula="of:=INDEX([.$AG$2:.$AH$45];MATCH([.$AP50];[.$AG$2:.$AG$45];0);2)" table:style-name="ce1">
            <text:p>#N/A</text:p>
          </table:table-cell>
          <table:table-cell office:value-type="float" office:value="0" table:formula="of:=INDEX([.$AK$2:.$AL$45];MATCH([.$AP50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)_3_Y07780</text:p>
          </table:table-cell>
          <table:table-cell office:value-type="float" office:value="425" table:style-name="ce1">
            <text:p>425</text:p>
          </table:table-cell>
          <table:table-cell office:value-type="float" office:value="0" table:style-name="ce1">
            <text:p>0</text:p>
          </table:table-cell>
          <table:table-cell office:value-type="float" office:value="429" table:style-name="ce1">
            <text:p>429</text:p>
          </table:table-cell>
          <table:table-cell office:value-type="float" office:value="1140" table:style-name="ce1">
            <text:p>1140</text:p>
          </table:table-cell>
          <table:table-cell office:value-type="float" office:value="300" table:style-name="ce1">
            <text:p>300</text:p>
          </table:table-cell>
          <table:table-cell office:value-type="float" office:value="266" table:style-name="ce1">
            <text:p>266</text:p>
          </table:table-cell>
          <table:table-cell office:value-type="float" office:value="0" table:style-name="ce1">
            <text:p>0</text:p>
          </table:table-cell>
          <table:table-cell office:value-type="float" office:value="379" table:style-name="ce1">
            <text:p>379</text:p>
          </table:table-cell>
          <table:table-cell office:value-type="float" office:value="493" table:style-name="ce1">
            <text:p>493</text:p>
          </table:table-cell>
          <table:table-cell office:value-type="float" office:value="791" table:style-name="ce1">
            <text:p>791</text:p>
          </table:table-cell>
          <table:table-cell office:value-type="float" office:value="4223" table:formula="of:=SUM([.BD50:.BM50])" table:style-name="ce1">
            <text:p>4223</text:p>
          </table:table-cell>
          <table:table-cell table:number-columns-repeated="16318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erm(B)_9_AF299292</text:p>
          </table:table-cell>
          <table:table-cell office:value-type="float" office:value="0" table:formula="of:=INDEX([.$A$2:.$B$17];MATCH([.$AP51];[.$A$2:.$A$17];0);2)" table:style-name="ce1">
            <text:p>#N/A</text:p>
          </table:table-cell>
          <table:table-cell office:value-type="float" office:value="0" table:formula="of:=INDEX([.$E$2:.$F$45];MATCH([.$AP51];[.$E$2:.$E$45];0);2)" table:style-name="ce1">
            <text:p>#N/A</text:p>
          </table:table-cell>
          <table:table-cell office:value-type="float" office:value="15" table:formula="of:=INDEX([.$I$2:.$J$45];MATCH([.$AP51];[.$I$2:.$I$45];0);2)" table:style-name="ce1">
            <text:p>15</text:p>
          </table:table-cell>
          <table:table-cell office:value-type="float" office:value="0" table:formula="of:=INDEX([.$M$2:.$N$45];MATCH([.$AP51];[.$M$2:.$M$45];0);2)" table:style-name="ce1">
            <text:p>#N/A</text:p>
          </table:table-cell>
          <table:table-cell office:value-type="float" office:value="0" table:formula="of:=INDEX([.$Q$2:.$R$45];MATCH([.$AP51];[.$Q$2:.$Q$45];0);2)" table:style-name="ce1">
            <text:p>#N/A</text:p>
          </table:table-cell>
          <table:table-cell office:value-type="float" office:value="0" table:formula="of:=INDEX([.$U$2:.$V$45];MATCH([.$AP51];[.$U$2:.$U$45];0);2)" table:style-name="ce1">
            <text:p>#N/A</text:p>
          </table:table-cell>
          <table:table-cell office:value-type="float" office:value="0" table:formula="of:=INDEX([.$Y$2:.$Z$45];MATCH([.$AP51];[.$Y$2:.$Y$45];0);2)" table:style-name="ce1">
            <text:p>#N/A</text:p>
          </table:table-cell>
          <table:table-cell office:value-type="float" office:value="15" table:formula="of:=INDEX([.$AC$2:.$AD$45];MATCH([.$AP51];[.$AC$2:.$AC$45];0);2)" table:style-name="ce1">
            <text:p>15</text:p>
          </table:table-cell>
          <table:table-cell office:value-type="float" office:value="0" table:formula="of:=INDEX([.$AG$2:.$AH$45];MATCH([.$AP51];[.$AG$2:.$AG$45];0);2)" table:style-name="ce1">
            <text:p>#N/A</text:p>
          </table:table-cell>
          <table:table-cell office:value-type="float" office:value="0" table:formula="of:=INDEX([.$AK$2:.$AL$45];MATCH([.$AP51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/32/O)_3_NZ_AUJS01000017</text:p>
          </table:table-cell>
          <table:table-cell office:value-type="float" office:value="463" table:style-name="ce1">
            <text:p>463</text:p>
          </table:table-cell>
          <table:table-cell office:value-type="float" office:value="400" table:style-name="ce1">
            <text:p>400</text:p>
          </table:table-cell>
          <table:table-cell office:value-type="float" office:value="781" table:style-name="ce1">
            <text:p>781</text:p>
          </table:table-cell>
          <table:table-cell office:value-type="float" office:value="1547" table:style-name="ce1">
            <text:p>1547</text:p>
          </table:table-cell>
          <table:table-cell office:value-type="float" office:value="584" table:style-name="ce1">
            <text:p>584</text:p>
          </table:table-cell>
          <table:table-cell office:value-type="float" office:value="568" table:style-name="ce1">
            <text:p>568</text:p>
          </table:table-cell>
          <table:table-cell office:value-type="float" office:value="286" table:style-name="ce1">
            <text:p>286</text:p>
          </table:table-cell>
          <table:table-cell office:value-type="float" office:value="661" table:style-name="ce1">
            <text:p>661</text:p>
          </table:table-cell>
          <table:table-cell office:value-type="float" office:value="875" table:style-name="ce1">
            <text:p>875</text:p>
          </table:table-cell>
          <table:table-cell office:value-type="float" office:value="1699" table:style-name="ce1">
            <text:p>1699</text:p>
          </table:table-cell>
          <table:table-cell office:value-type="float" office:value="7864" table:formula="of:=SUM([.BD51:.BM51])" table:style-name="ce1">
            <text:p>7864</text:p>
          </table:table-cell>
          <table:table-cell table:number-columns-repeated="16318"/>
        </table:table-row>
        <table:table-row table:style-name="ro5">
          <table:table-cell/>
          <table:table-cell table:style-name="ce1"/>
          <table:table-cell office:value-type="string" table:style-name="ce1">
            <text:p>20_V_M_1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20_V_M_2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22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37_V_F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32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35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58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55_NV_F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32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18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number-columns-repeated="9" table:style-name="ce1"/>
          <table:table-cell office:value-type="string" table:style-name="ce1">
            <text:p>IS1182_IS1182_unknown</text:p>
          </table:table-cell>
          <table:table-cell office:value-type="float" office:value="0" table:formula="of:=INDEX([.$A$2:.$B$17];MATCH([.$AP52];[.$A$2:.$A$17];0);2)" table:style-name="ce1">
            <text:p>#N/A</text:p>
          </table:table-cell>
          <table:table-cell office:value-type="float" office:value="0" table:formula="of:=INDEX([.$E$2:.$F$45];MATCH([.$AP52];[.$E$2:.$E$45];0);2)" table:style-name="ce1">
            <text:p>#N/A</text:p>
          </table:table-cell>
          <table:table-cell office:value-type="float" office:value="131" table:formula="of:=INDEX([.$I$2:.$J$45];MATCH([.$AP52];[.$I$2:.$I$45];0);2)" table:style-name="ce1">
            <text:p>131</text:p>
          </table:table-cell>
          <table:table-cell office:value-type="float" office:value="0" table:formula="of:=INDEX([.$M$2:.$N$45];MATCH([.$AP52];[.$M$2:.$M$45];0);2)" table:style-name="ce1">
            <text:p>#N/A</text:p>
          </table:table-cell>
          <table:table-cell office:value-type="float" office:value="0" table:formula="of:=INDEX([.$Q$2:.$R$45];MATCH([.$AP52];[.$Q$2:.$Q$45];0);2)" table:style-name="ce1">
            <text:p>#N/A</text:p>
          </table:table-cell>
          <table:table-cell office:value-type="float" office:value="0" table:formula="of:=INDEX([.$U$2:.$V$45];MATCH([.$AP52];[.$U$2:.$U$45];0);2)" table:style-name="ce1">
            <text:p>#N/A</text:p>
          </table:table-cell>
          <table:table-cell office:value-type="float" office:value="0" table:formula="of:=INDEX([.$Y$2:.$Z$45];MATCH([.$AP52];[.$Y$2:.$Y$45];0);2)" table:style-name="ce1">
            <text:p>#N/A</text:p>
          </table:table-cell>
          <table:table-cell office:value-type="float" office:value="84" table:formula="of:=INDEX([.$AC$2:.$AD$45];MATCH([.$AP52];[.$AC$2:.$AC$45];0);2)" table:style-name="ce1">
            <text:p>84</text:p>
          </table:table-cell>
          <table:table-cell office:value-type="float" office:value="64" table:formula="of:=INDEX([.$AG$2:.$AH$45];MATCH([.$AP52];[.$AG$2:.$AG$45];0);2)" table:style-name="ce1">
            <text:p>64</text:p>
          </table:table-cell>
          <table:table-cell office:value-type="float" office:value="0" table:formula="of:=INDEX([.$AK$2:.$AL$45];MATCH([.$AP52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/32/O)_4_AIOQ01000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1" table:style-name="ce1">
            <text:p>741</text:p>
          </table:table-cell>
          <table:table-cell office:value-type="float" office:value="1577" table:style-name="ce1">
            <text:p>15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6" table:style-name="ce1">
            <text:p>616</text:p>
          </table:table-cell>
          <table:table-cell office:value-type="float" office:value="795" table:style-name="ce1">
            <text:p>795</text:p>
          </table:table-cell>
          <table:table-cell office:value-type="float" office:value="1553" table:style-name="ce1">
            <text:p>1553</text:p>
          </table:table-cell>
          <table:table-cell office:value-type="float" office:value="5282" table:formula="of:=SUM([.BD52:.BM52])" table:style-name="ce1">
            <text:p>5282</text:p>
          </table:table-cell>
          <table:table-cell table:number-columns-repeated="16318"/>
        </table:table-row>
        <table:table-row table:style-name="ro5">
          <table:table-cell/>
          <table:table-cell office:value-type="string" table:style-name="ce1">
            <text:p>Taxa_S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string" table:style-name="ce1">
            <text:p>blaTEM-156_1_AM941159</text:p>
          </table:table-cell>
          <table:table-cell office:value-type="float" office:value="0" table:formula="of:=INDEX([.$A$2:.$B$17];MATCH([.$AP53];[.$A$2:.$A$17];0);2)" table:style-name="ce1">
            <text:p>#N/A</text:p>
          </table:table-cell>
          <table:table-cell office:value-type="float" office:value="0" table:formula="of:=INDEX([.$E$2:.$F$45];MATCH([.$AP53];[.$E$2:.$E$45];0);2)" table:style-name="ce1">
            <text:p>#N/A</text:p>
          </table:table-cell>
          <table:table-cell office:value-type="float" office:value="13" table:formula="of:=INDEX([.$I$2:.$J$45];MATCH([.$AP53];[.$I$2:.$I$45];0);2)" table:style-name="ce1">
            <text:p>13</text:p>
          </table:table-cell>
          <table:table-cell office:value-type="float" office:value="0" table:formula="of:=INDEX([.$M$2:.$N$45];MATCH([.$AP53];[.$M$2:.$M$45];0);2)" table:style-name="ce1">
            <text:p>#N/A</text:p>
          </table:table-cell>
          <table:table-cell office:value-type="float" office:value="0" table:formula="of:=INDEX([.$Q$2:.$R$45];MATCH([.$AP53];[.$Q$2:.$Q$45];0);2)" table:style-name="ce1">
            <text:p>#N/A</text:p>
          </table:table-cell>
          <table:table-cell office:value-type="float" office:value="0" table:formula="of:=INDEX([.$U$2:.$V$45];MATCH([.$AP53];[.$U$2:.$U$45];0);2)" table:style-name="ce1">
            <text:p>#N/A</text:p>
          </table:table-cell>
          <table:table-cell office:value-type="float" office:value="0" table:formula="of:=INDEX([.$Y$2:.$Z$45];MATCH([.$AP53];[.$Y$2:.$Y$45];0);2)" table:style-name="ce1">
            <text:p>#N/A</text:p>
          </table:table-cell>
          <table:table-cell office:value-type="float" office:value="0" table:formula="of:=INDEX([.$AC$2:.$AD$45];MATCH([.$AP53];[.$AC$2:.$AC$45];0);2)" table:style-name="ce1">
            <text:p>#N/A</text:p>
          </table:table-cell>
          <table:table-cell office:value-type="float" office:value="0" table:formula="of:=INDEX([.$AG$2:.$AH$45];MATCH([.$AP53];[.$AG$2:.$AG$45];0);2)" table:style-name="ce1">
            <text:p>#N/A</text:p>
          </table:table-cell>
          <table:table-cell office:value-type="float" office:value="0" table:formula="of:=INDEX([.$AK$2:.$AL$45];MATCH([.$AP53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/32/O)_5_FP9290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3" table:style-name="ce1">
            <text:p>603</text:p>
          </table:table-cell>
          <table:table-cell office:value-type="float" office:value="299" table:style-name="ce1">
            <text:p>299</text:p>
          </table:table-cell>
          <table:table-cell office:value-type="float" office:value="0" table:style-name="ce1">
            <text:p>0</text:p>
          </table:table-cell>
          <table:table-cell office:value-type="float" office:value="934" table:style-name="ce1">
            <text:p>934</text:p>
          </table:table-cell>
          <table:table-cell office:value-type="float" office:value="1740" table:style-name="ce1">
            <text:p>1740</text:p>
          </table:table-cell>
          <table:table-cell office:value-type="float" office:value="3576" table:formula="of:=SUM([.BD53:.BM53])" table:style-name="ce1">
            <text:p>3576</text:p>
          </table:table-cell>
          <table:table-cell table:number-columns-repeated="16318"/>
        </table:table-row>
        <table:table-row table:style-name="ro5">
          <table:table-cell/>
          <table:table-cell office:value-type="string" table:style-name="ce1">
            <text:p>Individuals</text:p>
          </table:table-cell>
          <table:table-cell office:value-type="float" office:value="619" table:style-name="ce1">
            <text:p>619</text:p>
          </table:table-cell>
          <table:table-cell office:value-type="float" office:value="619" table:style-name="ce1">
            <text:p>619</text:p>
          </table:table-cell>
          <table:table-cell office:value-type="float" office:value="619" table:style-name="ce1">
            <text:p>619</text:p>
          </table:table-cell>
          <table:table-cell office:value-type="float" office:value="5242" table:style-name="ce1">
            <text:p>5242</text:p>
          </table:table-cell>
          <table:table-cell office:value-type="float" office:value="5242" table:style-name="ce1">
            <text:p>5242</text:p>
          </table:table-cell>
          <table:table-cell office:value-type="float" office:value="5242" table:style-name="ce1">
            <text:p>5242</text:p>
          </table:table-cell>
          <table:table-cell office:value-type="float" office:value="4549" table:style-name="ce1">
            <text:p>4549</text:p>
          </table:table-cell>
          <table:table-cell office:value-type="float" office:value="4549" table:style-name="ce1">
            <text:p>4549</text:p>
          </table:table-cell>
          <table:table-cell office:value-type="float" office:value="4549" table:style-name="ce1">
            <text:p>4549</text:p>
          </table:table-cell>
          <table:table-cell office:value-type="float" office:value="1745" table:style-name="ce1">
            <text:p>1745</text:p>
          </table:table-cell>
          <table:table-cell office:value-type="float" office:value="1745" table:style-name="ce1">
            <text:p>1745</text:p>
          </table:table-cell>
          <table:table-cell office:value-type="float" office:value="1745" table:style-name="ce1">
            <text:p>1745</text:p>
          </table:table-cell>
          <table:table-cell office:value-type="float" office:value="207" table:style-name="ce1">
            <text:p>207</text:p>
          </table:table-cell>
          <table:table-cell office:value-type="float" office:value="207" table:style-name="ce1">
            <text:p>207</text:p>
          </table:table-cell>
          <table:table-cell office:value-type="float" office:value="207" table:style-name="ce1">
            <text:p>207</text:p>
          </table:table-cell>
          <table:table-cell office:value-type="float" office:value="935" table:style-name="ce1">
            <text:p>935</text:p>
          </table:table-cell>
          <table:table-cell office:value-type="float" office:value="935" table:style-name="ce1">
            <text:p>935</text:p>
          </table:table-cell>
          <table:table-cell office:value-type="float" office:value="935" table:style-name="ce1">
            <text:p>935</text:p>
          </table:table-cell>
          <table:table-cell office:value-type="float" office:value="967" table:style-name="ce1">
            <text:p>967</text:p>
          </table:table-cell>
          <table:table-cell office:value-type="float" office:value="967" table:style-name="ce1">
            <text:p>967</text:p>
          </table:table-cell>
          <table:table-cell office:value-type="float" office:value="967" table:style-name="ce1">
            <text:p>967</text:p>
          </table:table-cell>
          <table:table-cell office:value-type="float" office:value="670" table:style-name="ce1">
            <text:p>670</text:p>
          </table:table-cell>
          <table:table-cell office:value-type="float" office:value="670" table:style-name="ce1">
            <text:p>670</text:p>
          </table:table-cell>
          <table:table-cell office:value-type="float" office:value="670" table:style-name="ce1">
            <text:p>670</text:p>
          </table:table-cell>
          <table:table-cell office:value-type="float" office:value="1518" table:style-name="ce1">
            <text:p>1518</text:p>
          </table:table-cell>
          <table:table-cell office:value-type="float" office:value="1518" table:style-name="ce1">
            <text:p>1518</text:p>
          </table:table-cell>
          <table:table-cell office:value-type="float" office:value="1518" table:style-name="ce1">
            <text:p>1518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9" table:style-name="ce1"/>
          <table:table-cell office:value-type="string" table:style-name="ce1">
            <text:p>blaTEM-122_1_AY307100</text:p>
          </table:table-cell>
          <table:table-cell office:value-type="float" office:value="0" table:formula="of:=INDEX([.$A$2:.$B$17];MATCH([.$AP54];[.$A$2:.$A$17];0);2)" table:style-name="ce1">
            <text:p>#N/A</text:p>
          </table:table-cell>
          <table:table-cell office:value-type="float" office:value="0" table:formula="of:=INDEX([.$E$2:.$F$45];MATCH([.$AP54];[.$E$2:.$E$45];0);2)" table:style-name="ce1">
            <text:p>#N/A</text:p>
          </table:table-cell>
          <table:table-cell office:value-type="float" office:value="17" table:formula="of:=INDEX([.$I$2:.$J$45];MATCH([.$AP54];[.$I$2:.$I$45];0);2)" table:style-name="ce1">
            <text:p>17</text:p>
          </table:table-cell>
          <table:table-cell office:value-type="float" office:value="0" table:formula="of:=INDEX([.$M$2:.$N$45];MATCH([.$AP54];[.$M$2:.$M$45];0);2)" table:style-name="ce1">
            <text:p>#N/A</text:p>
          </table:table-cell>
          <table:table-cell office:value-type="float" office:value="0" table:formula="of:=INDEX([.$Q$2:.$R$45];MATCH([.$AP54];[.$Q$2:.$Q$45];0);2)" table:style-name="ce1">
            <text:p>#N/A</text:p>
          </table:table-cell>
          <table:table-cell office:value-type="float" office:value="0" table:formula="of:=INDEX([.$U$2:.$V$45];MATCH([.$AP54];[.$U$2:.$U$45];0);2)" table:style-name="ce1">
            <text:p>#N/A</text:p>
          </table:table-cell>
          <table:table-cell office:value-type="float" office:value="0" table:formula="of:=INDEX([.$Y$2:.$Z$45];MATCH([.$AP54];[.$Y$2:.$Y$45];0);2)" table:style-name="ce1">
            <text:p>#N/A</text:p>
          </table:table-cell>
          <table:table-cell office:value-type="float" office:value="0" table:formula="of:=INDEX([.$AC$2:.$AD$45];MATCH([.$AP54];[.$AC$2:.$AC$45];0);2)" table:style-name="ce1">
            <text:p>#N/A</text:p>
          </table:table-cell>
          <table:table-cell office:value-type="float" office:value="0" table:formula="of:=INDEX([.$AG$2:.$AH$45];MATCH([.$AP54];[.$AG$2:.$AG$45];0);2)" table:style-name="ce1">
            <text:p>#N/A</text:p>
          </table:table-cell>
          <table:table-cell office:value-type="float" office:value="0" table:formula="of:=INDEX([.$AK$2:.$AL$45];MATCH([.$AP54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/W)_1_AM889118</text:p>
          </table:table-cell>
          <table:table-cell office:value-type="float" office:value="0" table:style-name="ce1">
            <text:p>0</text:p>
          </table:table-cell>
          <table:table-cell office:value-type="float" office:value="253" table:style-name="ce1">
            <text:p>253</text:p>
          </table:table-cell>
          <table:table-cell office:value-type="float" office:value="202" table:style-name="ce1">
            <text:p>202</text:p>
          </table:table-cell>
          <table:table-cell office:value-type="float" office:value="578" table:style-name="ce1">
            <text:p>578</text:p>
          </table:table-cell>
          <table:table-cell office:value-type="float" office:value="250" table:style-name="ce1">
            <text:p>250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float" office:value="390" table:style-name="ce1">
            <text:p>390</text:p>
          </table:table-cell>
          <table:table-cell office:value-type="float" office:value="548" table:style-name="ce1">
            <text:p>548</text:p>
          </table:table-cell>
          <table:table-cell office:value-type="float" office:value="436" table:style-name="ce1">
            <text:p>436</text:p>
          </table:table-cell>
          <table:table-cell office:value-type="float" office:value="2850" table:formula="of:=SUM([.BD54:.BM54])" table:style-name="ce1">
            <text:p>2850</text:p>
          </table:table-cell>
          <table:table-cell table:number-columns-repeated="16318"/>
        </table:table-row>
        <table:table-row table:style-name="ro5">
          <table:table-cell/>
          <table:table-cell office:value-type="string" table:style-name="ce1">
            <text:p>Dominance_D</text:p>
          </table:table-cell>
          <table:table-cell office:value-type="float" office:value="0.31619999999999998" table:style-name="ce1">
            <text:p>0.3162</text:p>
          </table:table-cell>
          <table:table-cell office:value-type="float" office:value="0.29880000000000001" table:style-name="ce1">
            <text:p>0.2988</text:p>
          </table:table-cell>
          <table:table-cell office:value-type="float" office:value="0.33360000000000001" table:style-name="ce1">
            <text:p>0.3336</text:p>
          </table:table-cell>
          <table:table-cell office:value-type="float" office:value="0.25459999999999999" table:style-name="ce1">
            <text:p>0.2546</text:p>
          </table:table-cell>
          <table:table-cell office:value-type="float" office:value="0.24629999999999999" table:style-name="ce1">
            <text:p>0.2463</text:p>
          </table:table-cell>
          <table:table-cell office:value-type="float" office:value="0.26290000000000002" table:style-name="ce1">
            <text:p>0.2629</text:p>
          </table:table-cell>
          <table:table-cell office:value-type="float" office:value="0.85350000000000004" table:style-name="ce1">
            <text:p>0.8535</text:p>
          </table:table-cell>
          <table:table-cell office:value-type="float" office:value="0.83940000000000003" table:style-name="ce1">
            <text:p>0.8394</text:p>
          </table:table-cell>
          <table:table-cell office:value-type="float" office:value="0.86760000000000004" table:style-name="ce1">
            <text:p>0.8676</text:p>
          </table:table-cell>
          <table:table-cell office:value-type="float" office:value="0.34520000000000001" table:style-name="ce1">
            <text:p>0.3452</text:p>
          </table:table-cell>
          <table:table-cell office:value-type="float" office:value="0.3286" table:style-name="ce1">
            <text:p>0.3286</text:p>
          </table:table-cell>
          <table:table-cell office:value-type="float" office:value="0.3619" table:style-name="ce1">
            <text:p>0.3619</text:p>
          </table:table-cell>
          <table:table-cell office:value-type="float" office:value="0.3448" table:style-name="ce1">
            <text:p>0.3448</text:p>
          </table:table-cell>
          <table:table-cell office:value-type="float" office:value="0.308" table:style-name="ce1">
            <text:p>0.308</text:p>
          </table:table-cell>
          <table:table-cell office:value-type="float" office:value="0.38159999999999999" table:style-name="ce1">
            <text:p>0.3816</text:p>
          </table:table-cell>
          <table:table-cell office:value-type="float" office:value="0.74960000000000004" table:style-name="ce1">
            <text:p>0.7496</text:p>
          </table:table-cell>
          <table:table-cell office:value-type="float" office:value="0.71709999999999996" table:style-name="ce1">
            <text:p>0.7171</text:p>
          </table:table-cell>
          <table:table-cell office:value-type="float" office:value="0.78210000000000002" table:style-name="ce1">
            <text:p>0.7821</text:p>
          </table:table-cell>
          <table:table-cell office:value-type="float" office:value="0.72629999999999995" table:style-name="ce1">
            <text:p>0.7263</text:p>
          </table:table-cell>
          <table:table-cell office:value-type="float" office:value="0.69569999999999999" table:style-name="ce1">
            <text:p>0.6957</text:p>
          </table:table-cell>
          <table:table-cell office:value-type="float" office:value="0.75700000000000001" table:style-name="ce1">
            <text:p>0.757</text:p>
          </table:table-cell>
          <table:table-cell office:value-type="float" office:value="0.39350000000000002" table:style-name="ce1">
            <text:p>0.3935</text:p>
          </table:table-cell>
          <table:table-cell office:value-type="float" office:value="0.36559999999999998" table:style-name="ce1">
            <text:p>0.3656</text:p>
          </table:table-cell>
          <table:table-cell office:value-type="float" office:value="0.4214" table:style-name="ce1">
            <text:p>0.4214</text:p>
          </table:table-cell>
          <table:table-cell office:value-type="float" office:value="0.36599999999999999" table:style-name="ce1">
            <text:p>0.366</text:p>
          </table:table-cell>
          <table:table-cell office:value-type="float" office:value="0.34439999999999998" table:style-name="ce1">
            <text:p>0.3444</text:p>
          </table:table-cell>
          <table:table-cell office:value-type="float" office:value="0.38750000000000001" table:style-name="ce1">
            <text:p>0.3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string" table:style-name="ce1">
            <text:p>dfrA17_4_JQ837988</text:p>
          </table:table-cell>
          <table:table-cell office:value-type="float" office:value="0" table:formula="of:=INDEX([.$A$2:.$B$17];MATCH([.$AP55];[.$A$2:.$A$17];0);2)" table:style-name="ce1">
            <text:p>#N/A</text:p>
          </table:table-cell>
          <table:table-cell office:value-type="float" office:value="0" table:formula="of:=INDEX([.$E$2:.$F$45];MATCH([.$AP55];[.$E$2:.$E$45];0);2)" table:style-name="ce1">
            <text:p>#N/A</text:p>
          </table:table-cell>
          <table:table-cell office:value-type="float" office:value="10" table:formula="of:=INDEX([.$I$2:.$J$45];MATCH([.$AP55];[.$I$2:.$I$45];0);2)" table:style-name="ce1">
            <text:p>10</text:p>
          </table:table-cell>
          <table:table-cell office:value-type="float" office:value="0" table:formula="of:=INDEX([.$M$2:.$N$45];MATCH([.$AP55];[.$M$2:.$M$45];0);2)" table:style-name="ce1">
            <text:p>#N/A</text:p>
          </table:table-cell>
          <table:table-cell office:value-type="float" office:value="0" table:formula="of:=INDEX([.$Q$2:.$R$45];MATCH([.$AP55];[.$Q$2:.$Q$45];0);2)" table:style-name="ce1">
            <text:p>#N/A</text:p>
          </table:table-cell>
          <table:table-cell office:value-type="float" office:value="0" table:formula="of:=INDEX([.$U$2:.$V$45];MATCH([.$AP55];[.$U$2:.$U$45];0);2)" table:style-name="ce1">
            <text:p>#N/A</text:p>
          </table:table-cell>
          <table:table-cell office:value-type="float" office:value="0" table:formula="of:=INDEX([.$Y$2:.$Z$45];MATCH([.$AP55];[.$Y$2:.$Y$45];0);2)" table:style-name="ce1">
            <text:p>#N/A</text:p>
          </table:table-cell>
          <table:table-cell office:value-type="float" office:value="0" table:formula="of:=INDEX([.$AC$2:.$AD$45];MATCH([.$AP55];[.$AC$2:.$AC$45];0);2)" table:style-name="ce1">
            <text:p>#N/A</text:p>
          </table:table-cell>
          <table:table-cell office:value-type="float" office:value="0" table:formula="of:=INDEX([.$AG$2:.$AH$45];MATCH([.$AP55];[.$AG$2:.$AG$45];0);2)" table:style-name="ce1">
            <text:p>#N/A</text:p>
          </table:table-cell>
          <table:table-cell office:value-type="float" office:value="0" table:formula="of:=INDEX([.$AK$2:.$AL$45];MATCH([.$AP55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/W)_3_AM889120</text:p>
          </table:table-cell>
          <table:table-cell office:value-type="float" office:value="0" table:style-name="ce1">
            <text:p>0</text:p>
          </table:table-cell>
          <table:table-cell office:value-type="float" office:value="234" table:style-name="ce1">
            <text:p>234</text:p>
          </table:table-cell>
          <table:table-cell office:value-type="float" office:value="192" table:style-name="ce1">
            <text:p>192</text:p>
          </table:table-cell>
          <table:table-cell office:value-type="float" office:value="503" table:style-name="ce1">
            <text:p>503</text:p>
          </table:table-cell>
          <table:table-cell office:value-type="float" office:value="239" table:style-name="ce1">
            <text:p>239</text:p>
          </table:table-cell>
          <table:table-cell office:value-type="float" office:value="182" table:style-name="ce1">
            <text:p>182</text:p>
          </table:table-cell>
          <table:table-cell office:value-type="float" office:value="0" table:style-name="ce1">
            <text:p>0</text:p>
          </table:table-cell>
          <table:table-cell office:value-type="float" office:value="347" table:style-name="ce1">
            <text:p>347</text:p>
          </table:table-cell>
          <table:table-cell office:value-type="float" office:value="476" table:style-name="ce1">
            <text:p>476</text:p>
          </table:table-cell>
          <table:table-cell office:value-type="float" office:value="405" table:style-name="ce1">
            <text:p>405</text:p>
          </table:table-cell>
          <table:table-cell office:value-type="float" office:value="2578" table:formula="of:=SUM([.BD55:.BM55])" table:style-name="ce1">
            <text:p>2578</text:p>
          </table:table-cell>
          <table:table-cell table:number-columns-repeated="16318"/>
        </table:table-row>
        <table:table-row table:style-name="ro5">
          <table:table-cell/>
          <table:table-cell office:value-type="string" table:style-name="ce1">
            <text:p>Simpson_1-D</text:p>
          </table:table-cell>
          <table:table-cell office:value-type="float" office:value="0.68379999999999996" table:style-name="ce1">
            <text:p>0.6838</text:p>
          </table:table-cell>
          <table:table-cell office:value-type="float" office:value="0.66639999999999999" table:style-name="ce1">
            <text:p>0.6664</text:p>
          </table:table-cell>
          <table:table-cell office:value-type="float" office:value="0.70120000000000005" table:style-name="ce1">
            <text:p>0.7012</text:p>
          </table:table-cell>
          <table:table-cell office:value-type="float" office:value="0.74539999999999995" table:style-name="ce1">
            <text:p>0.7454</text:p>
          </table:table-cell>
          <table:table-cell office:value-type="float" office:value="0.73709999999999998" table:style-name="ce1">
            <text:p>0.7371</text:p>
          </table:table-cell>
          <table:table-cell office:value-type="float" office:value="0.75370000000000004" table:style-name="ce1">
            <text:p>0.7537</text:p>
          </table:table-cell>
          <table:table-cell office:value-type="float" office:value="0.14649999999999999" table:style-name="ce1">
            <text:p>0.1465</text:p>
          </table:table-cell>
          <table:table-cell office:value-type="float" office:value="0.13239999999999999" table:style-name="ce1">
            <text:p>0.1324</text:p>
          </table:table-cell>
          <table:table-cell office:value-type="float" office:value="0.16059999999999999" table:style-name="ce1">
            <text:p>0.1606</text:p>
          </table:table-cell>
          <table:table-cell office:value-type="float" office:value="0.65480000000000005" table:style-name="ce1">
            <text:p>0.6548</text:p>
          </table:table-cell>
          <table:table-cell office:value-type="float" office:value="0.63819999999999999" table:style-name="ce1">
            <text:p>0.6382</text:p>
          </table:table-cell>
          <table:table-cell office:value-type="float" office:value="0.67130000000000001" table:style-name="ce1">
            <text:p>0.6713</text:p>
          </table:table-cell>
          <table:table-cell office:value-type="float" office:value="0.6552" table:style-name="ce1">
            <text:p>0.6552</text:p>
          </table:table-cell>
          <table:table-cell office:value-type="float" office:value="0.61839999999999995" table:style-name="ce1">
            <text:p>0.6184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0.25040000000000001" table:style-name="ce1">
            <text:p>0.2504</text:p>
          </table:table-cell>
          <table:table-cell office:value-type="float" office:value="0.21790000000000001" table:style-name="ce1">
            <text:p>0.2179</text:p>
          </table:table-cell>
          <table:table-cell office:value-type="float" office:value="0.28289999999999998" table:style-name="ce1">
            <text:p>0.2829</text:p>
          </table:table-cell>
          <table:table-cell office:value-type="float" office:value="0.2737" table:style-name="ce1">
            <text:p>0.2737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0.30430000000000001" table:style-name="ce1">
            <text:p>0.3043</text:p>
          </table:table-cell>
          <table:table-cell office:value-type="float" office:value="0.60650000000000004" table:style-name="ce1">
            <text:p>0.6065</text:p>
          </table:table-cell>
          <table:table-cell office:value-type="float" office:value="0.5786" table:style-name="ce1">
            <text:p>0.5786</text:p>
          </table:table-cell>
          <table:table-cell office:value-type="float" office:value="0.63439999999999996" table:style-name="ce1">
            <text:p>0.6344</text:p>
          </table:table-cell>
          <table:table-cell office:value-type="float" office:value="0.63400000000000001" table:style-name="ce1">
            <text:p>0.634</text:p>
          </table:table-cell>
          <table:table-cell office:value-type="float" office:value="0.61250000000000004" table:style-name="ce1">
            <text:p>0.6125</text:p>
          </table:table-cell>
          <table:table-cell office:value-type="float" office:value="0.65559999999999996" table:style-name="ce1">
            <text:p>0.65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string" table:style-name="ce1">
            <text:p>aadA5_1_AF137361</text:p>
          </table:table-cell>
          <table:table-cell office:value-type="float" office:value="0" table:formula="of:=INDEX([.$A$2:.$B$17];MATCH([.$AP56];[.$A$2:.$A$17];0);2)" table:style-name="ce1">
            <text:p>#N/A</text:p>
          </table:table-cell>
          <table:table-cell office:value-type="float" office:value="0" table:formula="of:=INDEX([.$E$2:.$F$45];MATCH([.$AP56];[.$E$2:.$E$45];0);2)" table:style-name="ce1">
            <text:p>#N/A</text:p>
          </table:table-cell>
          <table:table-cell office:value-type="float" office:value="14" table:formula="of:=INDEX([.$I$2:.$J$45];MATCH([.$AP56];[.$I$2:.$I$45];0);2)" table:style-name="ce1">
            <text:p>14</text:p>
          </table:table-cell>
          <table:table-cell office:value-type="float" office:value="0" table:formula="of:=INDEX([.$M$2:.$N$45];MATCH([.$AP56];[.$M$2:.$M$45];0);2)" table:style-name="ce1">
            <text:p>#N/A</text:p>
          </table:table-cell>
          <table:table-cell office:value-type="float" office:value="0" table:formula="of:=INDEX([.$Q$2:.$R$45];MATCH([.$AP56];[.$Q$2:.$Q$45];0);2)" table:style-name="ce1">
            <text:p>#N/A</text:p>
          </table:table-cell>
          <table:table-cell office:value-type="float" office:value="0" table:formula="of:=INDEX([.$U$2:.$V$45];MATCH([.$AP56];[.$U$2:.$U$45];0);2)" table:style-name="ce1">
            <text:p>#N/A</text:p>
          </table:table-cell>
          <table:table-cell office:value-type="float" office:value="0" table:formula="of:=INDEX([.$Y$2:.$Z$45];MATCH([.$AP56];[.$Y$2:.$Y$45];0);2)" table:style-name="ce1">
            <text:p>#N/A</text:p>
          </table:table-cell>
          <table:table-cell office:value-type="float" office:value="0" table:formula="of:=INDEX([.$AC$2:.$AD$45];MATCH([.$AP56];[.$AC$2:.$AC$45];0);2)" table:style-name="ce1">
            <text:p>#N/A</text:p>
          </table:table-cell>
          <table:table-cell office:value-type="float" office:value="0" table:formula="of:=INDEX([.$AG$2:.$AH$45];MATCH([.$AP56];[.$AG$2:.$AG$45];0);2)" table:style-name="ce1">
            <text:p>#N/A</text:p>
          </table:table-cell>
          <table:table-cell office:value-type="float" office:value="0" table:formula="of:=INDEX([.$AK$2:.$AL$45];MATCH([.$AP56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/W)_4_AM889121</text:p>
          </table:table-cell>
          <table:table-cell office:value-type="float" office:value="0" table:style-name="ce1">
            <text:p>0</text:p>
          </table:table-cell>
          <table:table-cell office:value-type="float" office:value="282" table:style-name="ce1">
            <text:p>282</text:p>
          </table:table-cell>
          <table:table-cell office:value-type="float" office:value="204" table:style-name="ce1">
            <text:p>204</text:p>
          </table:table-cell>
          <table:table-cell office:value-type="float" office:value="568" table:style-name="ce1">
            <text:p>568</text:p>
          </table:table-cell>
          <table:table-cell office:value-type="float" office:value="267" table:style-name="ce1">
            <text:p>267</text:p>
          </table:table-cell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375" table:style-name="ce1">
            <text:p>375</text:p>
          </table:table-cell>
          <table:table-cell office:value-type="float" office:value="564" table:style-name="ce1">
            <text:p>564</text:p>
          </table:table-cell>
          <table:table-cell office:value-type="float" office:value="440" table:style-name="ce1">
            <text:p>440</text:p>
          </table:table-cell>
          <table:table-cell office:value-type="float" office:value="2891" table:formula="of:=SUM([.BD56:.BM56])" table:style-name="ce1">
            <text:p>2891</text:p>
          </table:table-cell>
          <table:table-cell table:number-columns-repeated="16318"/>
        </table:table-row>
        <table:table-row table:style-name="ro5">
          <table:table-cell/>
          <table:table-cell office:value-type="string" table:style-name="ce1">
            <text:p>Shannon_H</text:p>
          </table:table-cell>
          <table:table-cell office:value-type="float" office:value="1.2410000000000001" table:style-name="ce1">
            <text:p>1.241</text:p>
          </table:table-cell>
          <table:table-cell office:value-type="float" office:value="1.202" table:style-name="ce1">
            <text:p>1.202</text:p>
          </table:table-cell>
          <table:table-cell office:value-type="float" office:value="1.28" table:style-name="ce1">
            <text:p>1.28</text:p>
          </table:table-cell>
          <table:table-cell office:value-type="float" office:value="1.8009999999999999" table:style-name="ce1">
            <text:p>1.801</text:p>
          </table:table-cell>
          <table:table-cell office:value-type="float" office:value="1.77" table:style-name="ce1">
            <text:p>1.77</text:p>
          </table:table-cell>
          <table:table-cell office:value-type="float" office:value="1.833" table:style-name="ce1">
            <text:p>1.833</text:p>
          </table:table-cell>
          <table:table-cell office:value-type="float" office:value="0.38569999999999999" table:style-name="ce1">
            <text:p>0.3857</text:p>
          </table:table-cell>
          <table:table-cell office:value-type="float" office:value="0.35460000000000003" table:style-name="ce1">
            <text:p>0.3546</text:p>
          </table:table-cell>
          <table:table-cell office:value-type="float" office:value="0.41689999999999999" table:style-name="ce1">
            <text:p>0.4169</text:p>
          </table:table-cell>
          <table:table-cell office:value-type="float" office:value="1.304" table:style-name="ce1">
            <text:p>1.304</text:p>
          </table:table-cell>
          <table:table-cell office:value-type="float" office:value="1.2649999999999999" table:style-name="ce1">
            <text:p>1.265</text:p>
          </table:table-cell>
          <table:table-cell office:value-type="float" office:value="1.343" table:style-name="ce1">
            <text:p>1.343</text:p>
          </table:table-cell>
          <table:table-cell office:value-type="float" office:value="1.1639999999999999" table:style-name="ce1">
            <text:p>1.164</text:p>
          </table:table-cell>
          <table:table-cell office:value-type="float" office:value="1.087" table:style-name="ce1">
            <text:p>1.087</text:p>
          </table:table-cell>
          <table:table-cell office:value-type="float" office:value="1.2410000000000001" table:style-name="ce1">
            <text:p>1.241</text:p>
          </table:table-cell>
          <table:table-cell office:value-type="float" office:value="0.41610000000000003" table:style-name="ce1">
            <text:p>0.4161</text:p>
          </table:table-cell>
          <table:table-cell office:value-type="float" office:value="0.37559999999999999" table:style-name="ce1">
            <text:p>0.3756</text:p>
          </table:table-cell>
          <table:table-cell office:value-type="float" office:value="0.45660000000000001" table:style-name="ce1">
            <text:p>0.4566</text:p>
          </table:table-cell>
          <table:table-cell office:value-type="float" office:value="0.44469999999999998" table:style-name="ce1">
            <text:p>0.4447</text:p>
          </table:table-cell>
          <table:table-cell office:value-type="float" office:value="0.40749999999999997" table:style-name="ce1">
            <text:p>0.4075</text:p>
          </table:table-cell>
          <table:table-cell office:value-type="float" office:value="0.48199999999999998" table:style-name="ce1">
            <text:p>0.482</text:p>
          </table:table-cell>
          <table:table-cell office:value-type="float" office:value="1.105" table:style-name="ce1">
            <text:p>1.105</text:p>
          </table:table-cell>
          <table:table-cell office:value-type="float" office:value="1.0549999999999999" table:style-name="ce1">
            <text:p>1.055</text:p>
          </table:table-cell>
          <table:table-cell office:value-type="float" office:value="1.1559999999999999" table:style-name="ce1">
            <text:p>1.156</text:p>
          </table:table-cell>
          <table:table-cell office:value-type="float" office:value="1.329" table:style-name="ce1">
            <text:p>1.329</text:p>
          </table:table-cell>
          <table:table-cell office:value-type="float" office:value="1.28" table:style-name="ce1">
            <text:p>1.28</text:p>
          </table:table-cell>
          <table:table-cell office:value-type="float" office:value="1.3779999999999999" table:style-name="ce1">
            <text:p>1.3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string" table:style-name="ce1">
            <text:p>blaTEM-231_1_MG821378</text:p>
          </table:table-cell>
          <table:table-cell office:value-type="float" office:value="0" table:formula="of:=INDEX([.$A$2:.$B$17];MATCH([.$AP57];[.$A$2:.$A$17];0);2)" table:style-name="ce1">
            <text:p>#N/A</text:p>
          </table:table-cell>
          <table:table-cell office:value-type="float" office:value="0" table:formula="of:=INDEX([.$E$2:.$F$45];MATCH([.$AP57];[.$E$2:.$E$45];0);2)" table:style-name="ce1">
            <text:p>#N/A</text:p>
          </table:table-cell>
          <table:table-cell office:value-type="float" office:value="15" table:formula="of:=INDEX([.$I$2:.$J$45];MATCH([.$AP57];[.$I$2:.$I$45];0);2)" table:style-name="ce1">
            <text:p>15</text:p>
          </table:table-cell>
          <table:table-cell office:value-type="float" office:value="0" table:formula="of:=INDEX([.$M$2:.$N$45];MATCH([.$AP57];[.$M$2:.$M$45];0);2)" table:style-name="ce1">
            <text:p>#N/A</text:p>
          </table:table-cell>
          <table:table-cell office:value-type="float" office:value="0" table:formula="of:=INDEX([.$Q$2:.$R$45];MATCH([.$AP57];[.$Q$2:.$Q$45];0);2)" table:style-name="ce1">
            <text:p>#N/A</text:p>
          </table:table-cell>
          <table:table-cell office:value-type="float" office:value="0" table:formula="of:=INDEX([.$U$2:.$V$45];MATCH([.$AP57];[.$U$2:.$U$45];0);2)" table:style-name="ce1">
            <text:p>#N/A</text:p>
          </table:table-cell>
          <table:table-cell office:value-type="float" office:value="0" table:formula="of:=INDEX([.$Y$2:.$Z$45];MATCH([.$AP57];[.$Y$2:.$Y$45];0);2)" table:style-name="ce1">
            <text:p>#N/A</text:p>
          </table:table-cell>
          <table:table-cell office:value-type="float" office:value="0" table:formula="of:=INDEX([.$AC$2:.$AD$45];MATCH([.$AP57];[.$AC$2:.$AC$45];0);2)" table:style-name="ce1">
            <text:p>#N/A</text:p>
          </table:table-cell>
          <table:table-cell office:value-type="float" office:value="0" table:formula="of:=INDEX([.$AG$2:.$AH$45];MATCH([.$AP57];[.$AG$2:.$AG$45];0);2)" table:style-name="ce1">
            <text:p>#N/A</text:p>
          </table:table-cell>
          <table:table-cell office:value-type="float" office:value="27" table:formula="of:=INDEX([.$AK$2:.$AL$45];MATCH([.$AP57];[.$AK$2:.$AK$45];0);2)" table:style-name="ce1">
            <text:p>27</text:p>
          </table:table-cell>
          <table:table-cell table:style-name="ce1"/>
          <table:covered-table-cell/>
          <table:table-cell office:value-type="string" table:style-name="ce1">
            <text:p>tet(O/W)_5_AM889122</text:p>
          </table:table-cell>
          <table:table-cell office:value-type="float" office:value="0" table:style-name="ce1">
            <text:p>0</text:p>
          </table:table-cell>
          <table:table-cell office:value-type="float" office:value="279" table:style-name="ce1">
            <text:p>279</text:p>
          </table:table-cell>
          <table:table-cell office:value-type="float" office:value="203" table:style-name="ce1">
            <text:p>203</text:p>
          </table:table-cell>
          <table:table-cell office:value-type="float" office:value="585" table:style-name="ce1">
            <text:p>585</text:p>
          </table:table-cell>
          <table:table-cell office:value-type="float" office:value="261" table:style-name="ce1">
            <text:p>261</text:p>
          </table:table-cell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409" table:style-name="ce1">
            <text:p>409</text:p>
          </table:table-cell>
          <table:table-cell office:value-type="float" office:value="574" table:style-name="ce1">
            <text:p>574</text:p>
          </table:table-cell>
          <table:table-cell office:value-type="float" office:value="423" table:style-name="ce1">
            <text:p>423</text:p>
          </table:table-cell>
          <table:table-cell office:value-type="float" office:value="2924" table:formula="of:=SUM([.BD57:.BM57])" table:style-name="ce1">
            <text:p>2924</text:p>
          </table:table-cell>
          <table:table-cell table:number-columns-repeated="16318"/>
        </table:table-row>
        <table:table-row table:style-name="ro5">
          <table:table-cell/>
          <table:table-cell office:value-type="string" table:style-name="ce1">
            <text:p>Evenness_e^H/S</text:p>
          </table:table-cell>
          <table:table-cell office:value-type="float" office:value="0.86460000000000004" table:style-name="ce1">
            <text:p>0.8646</text:p>
          </table:table-cell>
          <table:table-cell office:value-type="float" office:value="0.83109999999999995" table:style-name="ce1">
            <text:p>0.8311</text:p>
          </table:table-cell>
          <table:table-cell office:value-type="float" office:value="0.89810000000000001" table:style-name="ce1">
            <text:p>0.8981</text:p>
          </table:table-cell>
          <table:table-cell office:value-type="float" office:value="0.43269999999999997" table:style-name="ce1">
            <text:p>0.4327</text:p>
          </table:table-cell>
          <table:table-cell office:value-type="float" office:value="0.41909999999999997" table:style-name="ce1">
            <text:p>0.4191</text:p>
          </table:table-cell>
          <table:table-cell office:value-type="float" office:value="0.44629999999999997" table:style-name="ce1">
            <text:p>0.4463</text:p>
          </table:table-cell>
          <table:table-cell office:value-type="float" office:value="0.24510000000000001" table:style-name="ce1">
            <text:p>0.2451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0.25280000000000002" table:style-name="ce1">
            <text:p>0.2528</text:p>
          </table:table-cell>
          <table:table-cell office:value-type="float" office:value="0.61419999999999997" table:style-name="ce1">
            <text:p>0.6142</text:p>
          </table:table-cell>
          <table:table-cell office:value-type="float" office:value="0.59040000000000004" table:style-name="ce1">
            <text:p>0.5904</text:p>
          </table:table-cell>
          <table:table-cell office:value-type="float" office:value="0.6381" table:style-name="ce1">
            <text:p>0.6381</text:p>
          </table:table-cell>
          <table:table-cell office:value-type="float" office:value="0.80089999999999995" table:style-name="ce1">
            <text:p>0.8009</text:p>
          </table:table-cell>
          <table:table-cell office:value-type="float" office:value="0.7399" table:style-name="ce1">
            <text:p>0.7399</text:p>
          </table:table-cell>
          <table:table-cell office:value-type="float" office:value="0.86199999999999999" table:style-name="ce1">
            <text:p>0.862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0.72729999999999995" table:style-name="ce1">
            <text:p>0.7273</text:p>
          </table:table-cell>
          <table:table-cell office:value-type="float" office:value="0.78869999999999996" table:style-name="ce1">
            <text:p>0.7887</text:p>
          </table:table-cell>
          <table:table-cell office:value-type="float" office:value="0.78" table:style-name="ce1">
            <text:p>0.78</text:p>
          </table:table-cell>
          <table:table-cell office:value-type="float" office:value="0.751" table:style-name="ce1">
            <text:p>0.751</text:p>
          </table:table-cell>
          <table:table-cell office:value-type="float" office:value="0.80900000000000005" table:style-name="ce1">
            <text:p>0.809</text:p>
          </table:table-cell>
          <table:table-cell office:value-type="float" office:value="0.75509999999999999" table:style-name="ce1">
            <text:p>0.7551</text:p>
          </table:table-cell>
          <table:table-cell office:value-type="float" office:value="0.71730000000000005" table:style-name="ce1">
            <text:p>0.7173</text:p>
          </table:table-cell>
          <table:table-cell office:value-type="float" office:value="0.79290000000000005" table:style-name="ce1">
            <text:p>0.7929</text:p>
          </table:table-cell>
          <table:table-cell office:value-type="float" office:value="0.53939999999999999" table:style-name="ce1">
            <text:p>0.5394</text:p>
          </table:table-cell>
          <table:table-cell office:value-type="float" office:value="0.5131" table:style-name="ce1">
            <text:p>0.5131</text:p>
          </table:table-cell>
          <table:table-cell office:value-type="float" office:value="0.56579999999999997" table:style-name="ce1">
            <text:p>0.56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string" table:style-name="ce1">
            <text:p>ISRob1_IS66_unknown</text:p>
          </table:table-cell>
          <table:table-cell office:value-type="float" office:value="0" table:formula="of:=INDEX([.$A$2:.$B$17];MATCH([.$AP58];[.$A$2:.$A$17];0);2)" table:style-name="ce1">
            <text:p>#N/A</text:p>
          </table:table-cell>
          <table:table-cell office:value-type="float" office:value="0" table:formula="of:=INDEX([.$E$2:.$F$45];MATCH([.$AP58];[.$E$2:.$E$45];0);2)" table:style-name="ce1">
            <text:p>#N/A</text:p>
          </table:table-cell>
          <table:table-cell office:value-type="float" office:value="0" table:formula="of:=INDEX([.$I$2:.$J$45];MATCH([.$AP58];[.$I$2:.$I$45];0);2)" table:style-name="ce1">
            <text:p>#N/A</text:p>
          </table:table-cell>
          <table:table-cell office:value-type="float" office:value="92" table:formula="of:=INDEX([.$M$2:.$N$45];MATCH([.$AP58];[.$M$2:.$M$45];0);2)" table:style-name="ce1">
            <text:p>92</text:p>
          </table:table-cell>
          <table:table-cell office:value-type="float" office:value="0" table:formula="of:=INDEX([.$Q$2:.$R$45];MATCH([.$AP58];[.$Q$2:.$Q$45];0);2)" table:style-name="ce1">
            <text:p>#N/A</text:p>
          </table:table-cell>
          <table:table-cell office:value-type="float" office:value="466" table:formula="of:=INDEX([.$U$2:.$V$45];MATCH([.$AP58];[.$U$2:.$U$45];0);2)" table:style-name="ce1">
            <text:p>466</text:p>
          </table:table-cell>
          <table:table-cell office:value-type="float" office:value="0" table:formula="of:=INDEX([.$Y$2:.$Z$45];MATCH([.$AP58];[.$Y$2:.$Y$45];0);2)" table:style-name="ce1">
            <text:p>#N/A</text:p>
          </table:table-cell>
          <table:table-cell office:value-type="float" office:value="0" table:formula="of:=INDEX([.$AC$2:.$AD$45];MATCH([.$AP58];[.$AC$2:.$AC$45];0);2)" table:style-name="ce1">
            <text:p>#N/A</text:p>
          </table:table-cell>
          <table:table-cell office:value-type="float" office:value="0" table:formula="of:=INDEX([.$AG$2:.$AH$45];MATCH([.$AP58];[.$AG$2:.$AG$45];0);2)" table:style-name="ce1">
            <text:p>#N/A</text:p>
          </table:table-cell>
          <table:table-cell office:value-type="float" office:value="201" table:formula="of:=INDEX([.$AK$2:.$AL$45];MATCH([.$AP58];[.$AK$2:.$AK$45];0);2)" table:style-name="ce1">
            <text:p>201</text:p>
          </table:table-cell>
          <table:table-cell table:style-name="ce1"/>
          <table:covered-table-cell/>
          <table:table-cell office:value-type="string" table:style-name="ce1">
            <text:p>tet(Q)_1_L33696</text:p>
          </table:table-cell>
          <table:table-cell office:value-type="float" office:value="1070" table:style-name="ce1">
            <text:p>1070</text:p>
          </table:table-cell>
          <table:table-cell office:value-type="float" office:value="627" table:style-name="ce1">
            <text:p>627</text:p>
          </table:table-cell>
          <table:table-cell office:value-type="float" office:value="370" table:style-name="ce1">
            <text:p>370</text:p>
          </table:table-cell>
          <table:table-cell office:value-type="float" office:value="0" table:style-name="ce1">
            <text:p>0</text:p>
          </table:table-cell>
          <table:table-cell office:value-type="float" office:value="1117" table:style-name="ce1">
            <text:p>1117</text:p>
          </table:table-cell>
          <table:table-cell office:value-type="float" office:value="217" table:style-name="ce1">
            <text:p>217</text:p>
          </table:table-cell>
          <table:table-cell office:value-type="float" office:value="1734" table:style-name="ce1">
            <text:p>1734</text:p>
          </table:table-cell>
          <table:table-cell office:value-type="float" office:value="1720" table:style-name="ce1">
            <text:p>1720</text:p>
          </table:table-cell>
          <table:table-cell office:value-type="float" office:value="1689" table:style-name="ce1">
            <text:p>1689</text:p>
          </table:table-cell>
          <table:table-cell office:value-type="float" office:value="1431" table:style-name="ce1">
            <text:p>1431</text:p>
          </table:table-cell>
          <table:table-cell office:value-type="float" office:value="9975" table:formula="of:=SUM([.BD58:.BM58])" table:style-name="ce1">
            <text:p>9975</text:p>
          </table:table-cell>
          <table:table-cell table:number-columns-repeated="16318"/>
        </table:table-row>
        <table:table-row table:style-name="ro5">
          <table:table-cell/>
          <table:table-cell office:value-type="string" table:style-name="ce1">
            <text:p>Brillouin</text:p>
          </table:table-cell>
          <table:table-cell office:value-type="float" office:value="1.228" table:style-name="ce1">
            <text:p>1.228</text:p>
          </table:table-cell>
          <table:table-cell office:value-type="float" office:value="1.1890000000000001" table:style-name="ce1">
            <text:p>1.189</text:p>
          </table:table-cell>
          <table:table-cell office:value-type="float" office:value="1.2669999999999999" table:style-name="ce1">
            <text:p>1.267</text:p>
          </table:table-cell>
          <table:table-cell office:value-type="float" office:value="1.794" table:style-name="ce1">
            <text:p>1.794</text:p>
          </table:table-cell>
          <table:table-cell office:value-type="float" office:value="1.7629999999999999" table:style-name="ce1">
            <text:p>1.763</text:p>
          </table:table-cell>
          <table:table-cell office:value-type="float" office:value="1.8260000000000001" table:style-name="ce1">
            <text:p>1.826</text:p>
          </table:table-cell>
          <table:table-cell office:value-type="float" office:value="0.38300000000000001" table:style-name="ce1">
            <text:p>0.383</text:p>
          </table:table-cell>
          <table:table-cell office:value-type="float" office:value="0.35189999999999999" table:style-name="ce1">
            <text:p>0.3519</text:p>
          </table:table-cell>
          <table:table-cell office:value-type="float" office:value="0.41410000000000002" table:style-name="ce1">
            <text:p>0.4141</text:p>
          </table:table-cell>
          <table:table-cell office:value-type="float" office:value="1.2969999999999999" table:style-name="ce1">
            <text:p>1.297</text:p>
          </table:table-cell>
          <table:table-cell office:value-type="float" office:value="1.258" table:style-name="ce1">
            <text:p>1.258</text:p>
          </table:table-cell>
          <table:table-cell office:value-type="float" office:value="1.335" table:style-name="ce1">
            <text:p>1.335</text:p>
          </table:table-cell>
          <table:table-cell office:value-type="float" office:value="1.1359999999999999" table:style-name="ce1">
            <text:p>1.136</text:p>
          </table:table-cell>
          <table:table-cell office:value-type="float" office:value="1.06" table:style-name="ce1">
            <text:p>1.06</text:p>
          </table:table-cell>
          <table:table-cell office:value-type="float" office:value="1.212" table:style-name="ce1">
            <text:p>1.212</text:p>
          </table:table-cell>
          <table:table-cell office:value-type="float" office:value="0.41310000000000002" table:style-name="ce1">
            <text:p>0.4131</text:p>
          </table:table-cell>
          <table:table-cell office:value-type="float" office:value="0.37269999999999998" table:style-name="ce1">
            <text:p>0.3727</text:p>
          </table:table-cell>
          <table:table-cell office:value-type="float" office:value="0.45350000000000001" table:style-name="ce1">
            <text:p>0.4535</text:p>
          </table:table-cell>
          <table:table-cell office:value-type="float" office:value="0.44180000000000003" table:style-name="ce1">
            <text:p>0.4418</text:p>
          </table:table-cell>
          <table:table-cell office:value-type="float" office:value="0.40460000000000002" table:style-name="ce1">
            <text:p>0.4046</text:p>
          </table:table-cell>
          <table:table-cell office:value-type="float" office:value="0.47889999999999999" table:style-name="ce1">
            <text:p>0.4789</text:p>
          </table:table-cell>
          <table:table-cell office:value-type="float" office:value="1.0940000000000001" table:style-name="ce1">
            <text:p>1.094</text:p>
          </table:table-cell>
          <table:table-cell office:value-type="float" office:value="1.044" table:style-name="ce1">
            <text:p>1.044</text:p>
          </table:table-cell>
          <table:table-cell office:value-type="float" office:value="1.1439999999999999" table:style-name="ce1">
            <text:p>1.144</text:p>
          </table:table-cell>
          <table:table-cell office:value-type="float" office:value="1.319" table:style-name="ce1">
            <text:p>1.319</text:p>
          </table:table-cell>
          <table:table-cell office:value-type="float" office:value="1.27" table:style-name="ce1">
            <text:p>1.27</text:p>
          </table:table-cell>
          <table:table-cell office:value-type="float" office:value="1.367" table:style-name="ce1">
            <text:p>1.3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1" table:style-name="ce1"/>
          <table:covered-table-cell/>
          <table:table-cell office:value-type="string" table:style-name="ce1">
            <text:p>tet(Q)_4_Z21523</text:p>
          </table:table-cell>
          <table:table-cell office:value-type="float" office:value="110" table:style-name="ce1">
            <text:p>110</text:p>
          </table:table-cell>
          <table:table-cell office:value-type="float" office:value="593" table:style-name="ce1">
            <text:p>5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90" table:style-name="ce1">
            <text:p>890</text:p>
          </table:table-cell>
          <table:table-cell office:value-type="float" office:value="0" table:style-name="ce1">
            <text:p>0</text:p>
          </table:table-cell>
          <table:table-cell office:value-type="float" office:value="273" table:style-name="ce1">
            <text:p>273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1977" table:formula="of:=SUM([.BD59:.BM59])" table:style-name="ce1">
            <text:p>1977</text:p>
          </table:table-cell>
          <table:table-cell table:number-columns-repeated="16318"/>
        </table:table-row>
        <table:table-row table:style-name="ro5">
          <table:table-cell/>
          <table:table-cell office:value-type="string" table:style-name="ce1">
            <text:p>Menhinick</text:p>
          </table:table-cell>
          <table:table-cell office:value-type="float" office:value="0.1608" table:style-name="ce1">
            <text:p>0.1608</text:p>
          </table:table-cell>
          <table:table-cell office:value-type="float" office:value="0.1608" table:style-name="ce1">
            <text:p>0.1608</text:p>
          </table:table-cell>
          <table:table-cell office:value-type="float" office:value="0.1608" table:style-name="ce1">
            <text:p>0.1608</text:p>
          </table:table-cell>
          <table:table-cell office:value-type="float" office:value="0.19339999999999999" table:style-name="ce1">
            <text:p>0.1934</text:p>
          </table:table-cell>
          <table:table-cell office:value-type="float" office:value="0.19339999999999999" table:style-name="ce1">
            <text:p>0.1934</text:p>
          </table:table-cell>
          <table:table-cell office:value-type="float" office:value="0.19339999999999999" table:style-name="ce1">
            <text:p>0.1934</text:p>
          </table:table-cell>
          <table:table-cell office:value-type="float" office:value="8.8959999999999997E-2" table:style-name="ce1">
            <text:p>0.08896</text:p>
          </table:table-cell>
          <table:table-cell office:value-type="float" office:value="8.8959999999999997E-2" table:style-name="ce1">
            <text:p>0.08896</text:p>
          </table:table-cell>
          <table:table-cell office:value-type="float" office:value="8.8959999999999997E-2" table:style-name="ce1">
            <text:p>0.08896</text:p>
          </table:table-cell>
          <table:table-cell office:value-type="float" office:value="0.14360000000000001" table:style-name="ce1">
            <text:p>0.1436</text:p>
          </table:table-cell>
          <table:table-cell office:value-type="float" office:value="0.14360000000000001" table:style-name="ce1">
            <text:p>0.1436</text:p>
          </table:table-cell>
          <table:table-cell office:value-type="float" office:value="0.14360000000000001" table:style-name="ce1">
            <text:p>0.1436</text:p>
          </table:table-cell>
          <table:table-cell office:value-type="float" office:value="0.27800000000000002" table:style-name="ce1">
            <text:p>0.278</text:p>
          </table:table-cell>
          <table:table-cell office:value-type="float" office:value="0.27800000000000002" table:style-name="ce1">
            <text:p>0.278</text:p>
          </table:table-cell>
          <table:table-cell office:value-type="float" office:value="0.27800000000000002" table:style-name="ce1">
            <text:p>0.278</text:p>
          </table:table-cell>
          <table:table-cell office:value-type="float" office:value="6.5409999999999996E-2" table:style-name="ce1">
            <text:p>0.06541</text:p>
          </table:table-cell>
          <table:table-cell office:value-type="float" office:value="6.5409999999999996E-2" table:style-name="ce1">
            <text:p>0.06541</text:p>
          </table:table-cell>
          <table:table-cell office:value-type="float" office:value="6.5409999999999996E-2" table:style-name="ce1">
            <text:p>0.06541</text:p>
          </table:table-cell>
          <table:table-cell office:value-type="float" office:value="6.4320000000000002E-2" table:style-name="ce1">
            <text:p>0.06432</text:p>
          </table:table-cell>
          <table:table-cell office:value-type="float" office:value="6.4320000000000002E-2" table:style-name="ce1">
            <text:p>0.06432</text:p>
          </table:table-cell>
          <table:table-cell office:value-type="float" office:value="6.4320000000000002E-2" table:style-name="ce1">
            <text:p>0.06432</text:p>
          </table:table-cell>
          <table:table-cell office:value-type="float" office:value="0.1545" table:style-name="ce1">
            <text:p>0.1545</text:p>
          </table:table-cell>
          <table:table-cell office:value-type="float" office:value="0.1545" table:style-name="ce1">
            <text:p>0.1545</text:p>
          </table:table-cell>
          <table:table-cell office:value-type="float" office:value="0.1545" table:style-name="ce1">
            <text:p>0.1545</text:p>
          </table:table-cell>
          <table:table-cell office:value-type="float" office:value="0.1797" table:style-name="ce1">
            <text:p>0.1797</text:p>
          </table:table-cell>
          <table:table-cell office:value-type="float" office:value="0.1797" table:style-name="ce1">
            <text:p>0.1797</text:p>
          </table:table-cell>
          <table:table-cell office:value-type="float" office:value="0.1797" table:style-name="ce1">
            <text:p>0.1797</text:p>
          </table:table-cell>
          <table:table-cell office:value-type="float" office:value="0.12130000000000001" table:style-name="ce1">
            <text:p>0.1213</text:p>
          </table:table-cell>
          <table:table-cell office:value-type="float" office:value="0.12130000000000001" table:style-name="ce1">
            <text:p>0.1213</text:p>
          </table:table-cell>
          <table:table-cell office:value-type="float" office:value="0.12130000000000001" table:style-name="ce1">
            <text:p>0.1213</text:p>
          </table:table-cell>
          <table:table-cell table:number-columns-repeated="9" table:style-name="ce1"/>
          <table:table-cell office:value-type="string" table:style-name="ce1">
            <text:p>tet(M)_1_X92947</text:p>
          </table:table-cell>
          <table:table-cell office:value-type="float" office:value="0" table:formula="of:=INDEX([.$A$2:.$B$17];MATCH([.$AP60];[.$A$2:.$A$17];0);2)" table:style-name="ce1">
            <text:p>#N/A</text:p>
          </table:table-cell>
          <table:table-cell office:value-type="float" office:value="0" table:formula="of:=INDEX([.$E$2:.$F$45];MATCH([.$AP60];[.$E$2:.$E$45];0);2)" table:style-name="ce1">
            <text:p>#N/A</text:p>
          </table:table-cell>
          <table:table-cell office:value-type="float" office:value="0" table:formula="of:=INDEX([.$I$2:.$J$45];MATCH([.$AP60];[.$I$2:.$I$45];0);2)" table:style-name="ce1">
            <text:p>#N/A</text:p>
          </table:table-cell>
          <table:table-cell office:value-type="float" office:value="59" table:formula="of:=INDEX([.$M$2:.$N$45];MATCH([.$AP60];[.$M$2:.$M$45];0);2)" table:style-name="ce1">
            <text:p>59</text:p>
          </table:table-cell>
          <table:table-cell office:value-type="float" office:value="0" table:formula="of:=INDEX([.$Q$2:.$R$45];MATCH([.$AP60];[.$Q$2:.$Q$45];0);2)" table:style-name="ce1">
            <text:p>#N/A</text:p>
          </table:table-cell>
          <table:table-cell office:value-type="float" office:value="0" table:formula="of:=INDEX([.$U$2:.$V$45];MATCH([.$AP60];[.$U$2:.$U$45];0);2)" table:style-name="ce1">
            <text:p>#N/A</text:p>
          </table:table-cell>
          <table:table-cell office:value-type="float" office:value="0" table:formula="of:=INDEX([.$Y$2:.$Z$45];MATCH([.$AP60];[.$Y$2:.$Y$45];0);2)" table:style-name="ce1">
            <text:p>#N/A</text:p>
          </table:table-cell>
          <table:table-cell office:value-type="float" office:value="0" table:formula="of:=INDEX([.$AC$2:.$AD$45];MATCH([.$AP60];[.$AC$2:.$AC$45];0);2)" table:style-name="ce1">
            <text:p>#N/A</text:p>
          </table:table-cell>
          <table:table-cell office:value-type="float" office:value="0" table:formula="of:=INDEX([.$AG$2:.$AH$45];MATCH([.$AP60];[.$AG$2:.$AG$45];0);2)" table:style-name="ce1">
            <text:p>#N/A</text:p>
          </table:table-cell>
          <table:table-cell office:value-type="float" office:value="0" table:formula="of:=INDEX([.$AK$2:.$AL$45];MATCH([.$AP60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W)_1_DQ060146</text:p>
          </table:table-cell>
          <table:table-cell office:value-type="float" office:value="0" table:style-name="ce1">
            <text:p>0</text:p>
          </table:table-cell>
          <table:table-cell office:value-type="float" office:value="457" table:style-name="ce1">
            <text:p>457</text:p>
          </table:table-cell>
          <table:table-cell office:value-type="float" office:value="370" table:style-name="ce1">
            <text:p>370</text:p>
          </table:table-cell>
          <table:table-cell office:value-type="float" office:value="856" table:style-name="ce1">
            <text:p>856</text:p>
          </table:table-cell>
          <table:table-cell office:value-type="float" office:value="640" table:style-name="ce1">
            <text:p>640</text:p>
          </table:table-cell>
          <table:table-cell office:value-type="float" office:value="469" table:style-name="ce1">
            <text:p>469</text:p>
          </table:table-cell>
          <table:table-cell office:value-type="float" office:value="104" table:style-name="ce1">
            <text:p>104</text:p>
          </table:table-cell>
          <table:table-cell office:value-type="float" office:value="326" table:style-name="ce1">
            <text:p>326</text:p>
          </table:table-cell>
          <table:table-cell office:value-type="float" office:value="490" table:style-name="ce1">
            <text:p>490</text:p>
          </table:table-cell>
          <table:table-cell office:value-type="float" office:value="807" table:style-name="ce1">
            <text:p>807</text:p>
          </table:table-cell>
          <table:table-cell office:value-type="float" office:value="4519" table:formula="of:=SUM([.BD60:.BM60])" table:style-name="ce1">
            <text:p>4519</text:p>
          </table:table-cell>
          <table:table-cell table:number-columns-repeated="16318"/>
        </table:table-row>
        <table:table-row table:style-name="ro5">
          <table:table-cell/>
          <table:table-cell office:value-type="string" table:style-name="ce1">
            <text:p>Margalef</text:p>
          </table:table-cell>
          <table:table-cell office:value-type="float" office:value="0.4667" table:style-name="ce1">
            <text:p>0.4667</text:p>
          </table:table-cell>
          <table:table-cell office:value-type="float" office:value="0.4667" table:style-name="ce1">
            <text:p>0.4667</text:p>
          </table:table-cell>
          <table:table-cell office:value-type="float" office:value="0.4667" table:style-name="ce1">
            <text:p>0.4667</text:p>
          </table:table-cell>
          <table:table-cell office:value-type="float" office:value="1.518" table:style-name="ce1">
            <text:p>1.518</text:p>
          </table:table-cell>
          <table:table-cell office:value-type="float" office:value="1.518" table:style-name="ce1">
            <text:p>1.518</text:p>
          </table:table-cell>
          <table:table-cell office:value-type="float" office:value="1.518" table:style-name="ce1">
            <text:p>1.518</text:p>
          </table:table-cell>
          <table:table-cell office:value-type="float" office:value="0.59360000000000002" table:style-name="ce1">
            <text:p>0.5936</text:p>
          </table:table-cell>
          <table:table-cell office:value-type="float" office:value="0.59360000000000002" table:style-name="ce1">
            <text:p>0.5936</text:p>
          </table:table-cell>
          <table:table-cell office:value-type="float" office:value="0.59360000000000002" table:style-name="ce1">
            <text:p>0.5936</text:p>
          </table:table-cell>
          <table:table-cell office:value-type="float" office:value="0.66979999999999995" table:style-name="ce1">
            <text:p>0.6698</text:p>
          </table:table-cell>
          <table:table-cell office:value-type="float" office:value="0.66979999999999995" table:style-name="ce1">
            <text:p>0.6698</text:p>
          </table:table-cell>
          <table:table-cell office:value-type="float" office:value="0.66979999999999995" table:style-name="ce1">
            <text:p>0.6698</text:p>
          </table:table-cell>
          <table:table-cell office:value-type="float" office:value="0.56259999999999999" table:style-name="ce1">
            <text:p>0.5626</text:p>
          </table:table-cell>
          <table:table-cell office:value-type="float" office:value="0.56259999999999999" table:style-name="ce1">
            <text:p>0.5626</text:p>
          </table:table-cell>
          <table:table-cell office:value-type="float" office:value="0.56259999999999999" table:style-name="ce1">
            <text:p>0.5626</text:p>
          </table:table-cell>
          <table:table-cell office:value-type="float" office:value="0.1462" table:style-name="ce1">
            <text:p>0.1462</text:p>
          </table:table-cell>
          <table:table-cell office:value-type="float" office:value="0.1462" table:style-name="ce1">
            <text:p>0.1462</text:p>
          </table:table-cell>
          <table:table-cell office:value-type="float" office:value="0.1462" table:style-name="ce1">
            <text:p>0.1462</text:p>
          </table:table-cell>
          <table:table-cell office:value-type="float" office:value="0.14549999999999999" table:style-name="ce1">
            <text:p>0.1455</text:p>
          </table:table-cell>
          <table:table-cell office:value-type="float" office:value="0.14549999999999999" table:style-name="ce1">
            <text:p>0.1455</text:p>
          </table:table-cell>
          <table:table-cell office:value-type="float" office:value="0.14549999999999999" table:style-name="ce1">
            <text:p>0.1455</text:p>
          </table:table-cell>
          <table:table-cell office:value-type="float" office:value="0.46100000000000002" table:style-name="ce1">
            <text:p>0.461</text:p>
          </table:table-cell>
          <table:table-cell office:value-type="float" office:value="0.46100000000000002" table:style-name="ce1">
            <text:p>0.461</text:p>
          </table:table-cell>
          <table:table-cell office:value-type="float" office:value="0.46100000000000002" table:style-name="ce1">
            <text:p>0.461</text:p>
          </table:table-cell>
          <table:table-cell office:value-type="float" office:value="0.81910000000000005" table:style-name="ce1">
            <text:p>0.8191</text:p>
          </table:table-cell>
          <table:table-cell office:value-type="float" office:value="0.81910000000000005" table:style-name="ce1">
            <text:p>0.8191</text:p>
          </table:table-cell>
          <table:table-cell office:value-type="float" office:value="0.81910000000000005" table:style-name="ce1">
            <text:p>0.81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string" table:style-name="ce1">
            <text:p>cfxA3_1_AF472622</text:p>
          </table:table-cell>
          <table:table-cell office:value-type="float" office:value="0" table:formula="of:=INDEX([.$A$2:.$B$17];MATCH([.$AP61];[.$A$2:.$A$17];0);2)" table:style-name="ce1">
            <text:p>#N/A</text:p>
          </table:table-cell>
          <table:table-cell office:value-type="float" office:value="0" table:formula="of:=INDEX([.$E$2:.$F$45];MATCH([.$AP61];[.$E$2:.$E$45];0);2)" table:style-name="ce1">
            <text:p>#N/A</text:p>
          </table:table-cell>
          <table:table-cell office:value-type="float" office:value="0" table:formula="of:=INDEX([.$I$2:.$J$45];MATCH([.$AP61];[.$I$2:.$I$45];0);2)" table:style-name="ce1">
            <text:p>#N/A</text:p>
          </table:table-cell>
          <table:table-cell office:value-type="float" office:value="36" table:formula="of:=INDEX([.$M$2:.$N$45];MATCH([.$AP61];[.$M$2:.$M$45];0);2)" table:style-name="ce1">
            <text:p>36</text:p>
          </table:table-cell>
          <table:table-cell office:value-type="float" office:value="0" table:formula="of:=INDEX([.$Q$2:.$R$45];MATCH([.$AP61];[.$Q$2:.$Q$45];0);2)" table:style-name="ce1">
            <text:p>#N/A</text:p>
          </table:table-cell>
          <table:table-cell office:value-type="float" office:value="0" table:formula="of:=INDEX([.$U$2:.$V$45];MATCH([.$AP61];[.$U$2:.$U$45];0);2)" table:style-name="ce1">
            <text:p>#N/A</text:p>
          </table:table-cell>
          <table:table-cell office:value-type="float" office:value="0" table:formula="of:=INDEX([.$Y$2:.$Z$45];MATCH([.$AP61];[.$Y$2:.$Y$45];0);2)" table:style-name="ce1">
            <text:p>#N/A</text:p>
          </table:table-cell>
          <table:table-cell office:value-type="float" office:value="38" table:formula="of:=INDEX([.$AC$2:.$AD$45];MATCH([.$AP61];[.$AC$2:.$AC$45];0);2)" table:style-name="ce1">
            <text:p>38</text:p>
          </table:table-cell>
          <table:table-cell office:value-type="float" office:value="48" table:formula="of:=INDEX([.$AG$2:.$AH$45];MATCH([.$AP61];[.$AG$2:.$AG$45];0);2)" table:style-name="ce1">
            <text:p>48</text:p>
          </table:table-cell>
          <table:table-cell office:value-type="float" office:value="68" table:formula="of:=INDEX([.$AK$2:.$AL$45];MATCH([.$AP61];[.$AK$2:.$AK$45];0);2)" table:style-name="ce1">
            <text:p>68</text:p>
          </table:table-cell>
          <table:table-cell table:style-name="ce1"/>
          <table:covered-table-cell/>
          <table:table-cell office:value-type="string" table:style-name="ce1">
            <text:p>tet(W)_3_AJ427421</text:p>
          </table:table-cell>
          <table:table-cell office:value-type="float" office:value="0" table:style-name="ce1">
            <text:p>0</text:p>
          </table:table-cell>
          <table:table-cell office:value-type="float" office:value="447" table:style-name="ce1">
            <text:p>447</text:p>
          </table:table-cell>
          <table:table-cell office:value-type="float" office:value="344" table:style-name="ce1">
            <text:p>344</text:p>
          </table:table-cell>
          <table:table-cell office:value-type="float" office:value="0" table:style-name="ce1">
            <text:p>0</text:p>
          </table:table-cell>
          <table:table-cell office:value-type="float" office:value="614" table:style-name="ce1">
            <text:p>614</text:p>
          </table:table-cell>
          <table:table-cell office:value-type="float" office:value="455" table:style-name="ce1">
            <text:p>455</text:p>
          </table:table-cell>
          <table:table-cell office:value-type="float" office:value="93" table:style-name="ce1">
            <text:p>93</text:p>
          </table:table-cell>
          <table:table-cell office:value-type="float" office:value="316" table:style-name="ce1">
            <text:p>316</text:p>
          </table:table-cell>
          <table:table-cell office:value-type="float" office:value="472" table:style-name="ce1">
            <text:p>472</text:p>
          </table:table-cell>
          <table:table-cell office:value-type="float" office:value="794" table:style-name="ce1">
            <text:p>794</text:p>
          </table:table-cell>
          <table:table-cell office:value-type="float" office:value="3535" table:formula="of:=SUM([.BD61:.BM61])" table:style-name="ce1">
            <text:p>3535</text:p>
          </table:table-cell>
          <table:table-cell table:number-columns-repeated="16318"/>
        </table:table-row>
        <table:table-row table:style-name="ro5">
          <table:table-cell/>
          <table:table-cell office:value-type="string" table:style-name="ce1">
            <text:p>Equitability_J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0.86699999999999999" table:style-name="ce1">
            <text:p>0.867</text:p>
          </table:table-cell>
          <table:table-cell office:value-type="float" office:value="0.92310000000000003" table:style-name="ce1">
            <text:p>0.9231</text:p>
          </table:table-cell>
          <table:table-cell office:value-type="float" office:value="0.68259999999999998" table:style-name="ce1">
            <text:p>0.6826</text:p>
          </table:table-cell>
          <table:table-cell office:value-type="float" office:value="0.67069999999999996" table:style-name="ce1">
            <text:p>0.6707</text:p>
          </table:table-cell>
          <table:table-cell office:value-type="float" office:value="0.69450000000000001" table:style-name="ce1">
            <text:p>0.6945</text:p>
          </table:table-cell>
          <table:table-cell office:value-type="float" office:value="0.21529999999999999" table:style-name="ce1">
            <text:p>0.2153</text:p>
          </table:table-cell>
          <table:table-cell office:value-type="float" office:value="0.19789999999999999" table:style-name="ce1">
            <text:p>0.1979</text:p>
          </table:table-cell>
          <table:table-cell office:value-type="float" office:value="0.23269999999999999" table:style-name="ce1">
            <text:p>0.2327</text:p>
          </table:table-cell>
          <table:table-cell office:value-type="float" office:value="0.72799999999999998" table:style-name="ce1">
            <text:p>0.728</text:p>
          </table:table-cell>
          <table:table-cell office:value-type="float" office:value="0.70630000000000004" table:style-name="ce1">
            <text:p>0.7063</text:p>
          </table:table-cell>
          <table:table-cell office:value-type="float" office:value="0.74970000000000003" table:style-name="ce1">
            <text:p>0.7497</text:p>
          </table:table-cell>
          <table:table-cell office:value-type="float" office:value="0.83989999999999998" table:style-name="ce1">
            <text:p>0.8399</text:p>
          </table:table-cell>
          <table:table-cell office:value-type="float" office:value="0.7843" table:style-name="ce1">
            <text:p>0.7843</text:p>
          </table:table-cell>
          <table:table-cell office:value-type="float" office:value="0.89549999999999996" table:style-name="ce1">
            <text:p>0.8955</text:p>
          </table:table-cell>
          <table:table-cell office:value-type="float" office:value="0.60029999999999994" table:style-name="ce1">
            <text:p>0.6003</text:p>
          </table:table-cell>
          <table:table-cell office:value-type="float" office:value="0.54190000000000005" table:style-name="ce1">
            <text:p>0.5419</text:p>
          </table:table-cell>
          <table:table-cell office:value-type="float" office:value="0.65869999999999995" table:style-name="ce1">
            <text:p>0.6587</text:p>
          </table:table-cell>
          <table:table-cell office:value-type="float" office:value="0.64159999999999995" table:style-name="ce1">
            <text:p>0.6416</text:p>
          </table:table-cell>
          <table:table-cell office:value-type="float" office:value="0.58789999999999998" table:style-name="ce1">
            <text:p>0.5879</text:p>
          </table:table-cell>
          <table:table-cell office:value-type="float" office:value="0.69530000000000003" table:style-name="ce1">
            <text:p>0.6953</text:p>
          </table:table-cell>
          <table:table-cell office:value-type="float" office:value="0.79730000000000001" table:style-name="ce1">
            <text:p>0.7973</text:p>
          </table:table-cell>
          <table:table-cell office:value-type="float" office:value="0.7611" table:style-name="ce1">
            <text:p>0.7611</text:p>
          </table:table-cell>
          <table:table-cell office:value-type="float" office:value="0.83360000000000001" table:style-name="ce1">
            <text:p>0.8336</text:p>
          </table:table-cell>
          <table:table-cell office:value-type="float" office:value="0.68279999999999996" table:style-name="ce1">
            <text:p>0.6828</text:p>
          </table:table-cell>
          <table:table-cell office:value-type="float" office:value="0.65769999999999995" table:style-name="ce1">
            <text:p>0.6577</text:p>
          </table:table-cell>
          <table:table-cell office:value-type="float" office:value="0.70789999999999997" table:style-name="ce1">
            <text:p>0.707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string" table:style-name="ce1">
            <text:p>cfxA4_1_AY769933</text:p>
          </table:table-cell>
          <table:table-cell office:value-type="float" office:value="0" table:formula="of:=INDEX([.$A$2:.$B$17];MATCH([.$AP62];[.$A$2:.$A$17];0);2)" table:style-name="ce1">
            <text:p>#N/A</text:p>
          </table:table-cell>
          <table:table-cell office:value-type="float" office:value="0" table:formula="of:=INDEX([.$E$2:.$F$45];MATCH([.$AP62];[.$E$2:.$E$45];0);2)" table:style-name="ce1">
            <text:p>#N/A</text:p>
          </table:table-cell>
          <table:table-cell office:value-type="float" office:value="0" table:formula="of:=INDEX([.$I$2:.$J$45];MATCH([.$AP62];[.$I$2:.$I$45];0);2)" table:style-name="ce1">
            <text:p>#N/A</text:p>
          </table:table-cell>
          <table:table-cell office:value-type="float" office:value="35" table:formula="of:=INDEX([.$M$2:.$N$45];MATCH([.$AP62];[.$M$2:.$M$45];0);2)" table:style-name="ce1">
            <text:p>35</text:p>
          </table:table-cell>
          <table:table-cell office:value-type="float" office:value="0" table:formula="of:=INDEX([.$Q$2:.$R$45];MATCH([.$AP62];[.$Q$2:.$Q$45];0);2)" table:style-name="ce1">
            <text:p>#N/A</text:p>
          </table:table-cell>
          <table:table-cell office:value-type="float" office:value="0" table:formula="of:=INDEX([.$U$2:.$V$45];MATCH([.$AP62];[.$U$2:.$U$45];0);2)" table:style-name="ce1">
            <text:p>#N/A</text:p>
          </table:table-cell>
          <table:table-cell office:value-type="float" office:value="0" table:formula="of:=INDEX([.$Y$2:.$Z$45];MATCH([.$AP62];[.$Y$2:.$Y$45];0);2)" table:style-name="ce1">
            <text:p>#N/A</text:p>
          </table:table-cell>
          <table:table-cell office:value-type="float" office:value="34" table:formula="of:=INDEX([.$AC$2:.$AD$45];MATCH([.$AP62];[.$AC$2:.$AC$45];0);2)" table:style-name="ce1">
            <text:p>34</text:p>
          </table:table-cell>
          <table:table-cell office:value-type="float" office:value="37" table:formula="of:=INDEX([.$AG$2:.$AH$45];MATCH([.$AP62];[.$AG$2:.$AG$45];0);2)" table:style-name="ce1">
            <text:p>37</text:p>
          </table:table-cell>
          <table:table-cell office:value-type="float" office:value="68" table:formula="of:=INDEX([.$AK$2:.$AL$45];MATCH([.$AP62];[.$AK$2:.$AK$45];0);2)" table:style-name="ce1">
            <text:p>68</text:p>
          </table:table-cell>
          <table:table-cell table:style-name="ce1"/>
          <table:covered-table-cell/>
          <table:table-cell office:value-type="string" table:style-name="ce1">
            <text:p>tet(W)_4_FN396364</text:p>
          </table:table-cell>
          <table:table-cell office:value-type="float" office:value="0" table:style-name="ce1">
            <text:p>0</text:p>
          </table:table-cell>
          <table:table-cell office:value-type="float" office:value="318" table:style-name="ce1">
            <text:p>318</text:p>
          </table:table-cell>
          <table:table-cell office:value-type="float" office:value="256" table:style-name="ce1">
            <text:p>256</text:p>
          </table:table-cell>
          <table:table-cell office:value-type="float" office:value="648" table:style-name="ce1">
            <text:p>648</text:p>
          </table:table-cell>
          <table:table-cell office:value-type="float" office:value="404" table:style-name="ce1">
            <text:p>404</text:p>
          </table:table-cell>
          <table:table-cell office:value-type="float" office:value="302" table:style-name="ce1">
            <text:p>302</text:p>
          </table:table-cell>
          <table:table-cell office:value-type="float" office:value="82" table:style-name="ce1">
            <text:p>82</text:p>
          </table:table-cell>
          <table:table-cell office:value-type="float" office:value="362" table:style-name="ce1">
            <text:p>362</text:p>
          </table:table-cell>
          <table:table-cell office:value-type="float" office:value="540" table:style-name="ce1">
            <text:p>540</text:p>
          </table:table-cell>
          <table:table-cell office:value-type="float" office:value="548" table:style-name="ce1">
            <text:p>548</text:p>
          </table:table-cell>
          <table:table-cell office:value-type="float" office:value="3460" table:formula="of:=SUM([.BD62:.BM62])" table:style-name="ce1">
            <text:p>3460</text:p>
          </table:table-cell>
          <table:table-cell table:number-columns-repeated="16318"/>
        </table:table-row>
        <table:table-row table:style-name="ro5">
          <table:table-cell/>
          <table:table-cell office:value-type="string" table:style-name="ce1">
            <text:p>Fisher_alpha</text:p>
          </table:table-cell>
          <table:table-cell office:value-type="float" office:value="0.57250000000000001" table:style-name="ce1">
            <text:p>0.5725</text:p>
          </table:table-cell>
          <table:table-cell office:value-type="float" office:value="0.57250000000000001" table:style-name="ce1">
            <text:p>0.5725</text:p>
          </table:table-cell>
          <table:table-cell office:value-type="float" office:value="0.57250000000000001" table:style-name="ce1">
            <text:p>0.5725</text:p>
          </table:table-cell>
          <table:table-cell office:value-type="float" office:value="1.7490000000000001" table:style-name="ce1">
            <text:p>1.749</text:p>
          </table:table-cell>
          <table:table-cell office:value-type="float" office:value="1.7490000000000001" table:style-name="ce1">
            <text:p>1.749</text:p>
          </table:table-cell>
          <table:table-cell office:value-type="float" office:value="1.7490000000000001" table:style-name="ce1">
            <text:p>1.749</text:p>
          </table:table-cell>
          <table:table-cell office:value-type="float" office:value="0.68130000000000002" table:style-name="ce1">
            <text:p>0.6813</text:p>
          </table:table-cell>
          <table:table-cell office:value-type="float" office:value="0.68130000000000002" table:style-name="ce1">
            <text:p>0.6813</text:p>
          </table:table-cell>
          <table:table-cell office:value-type="float" office:value="0.68130000000000002" table:style-name="ce1">
            <text:p>0.6813</text:p>
          </table:table-cell>
          <table:table-cell office:value-type="float" office:value="0.77749999999999997" table:style-name="ce1">
            <text:p>0.7775</text:p>
          </table:table-cell>
          <table:table-cell office:value-type="float" office:value="0.77749999999999997" table:style-name="ce1">
            <text:p>0.7775</text:p>
          </table:table-cell>
          <table:table-cell office:value-type="float" office:value="0.77749999999999997" table:style-name="ce1">
            <text:p>0.7775</text:p>
          </table:table-cell>
          <table:table-cell office:value-type="float" office:value="0.70320000000000005" table:style-name="ce1">
            <text:p>0.7032</text:p>
          </table:table-cell>
          <table:table-cell office:value-type="float" office:value="0.70320000000000005" table:style-name="ce1">
            <text:p>0.7032</text:p>
          </table:table-cell>
          <table:table-cell office:value-type="float" office:value="0.70320000000000005" table:style-name="ce1">
            <text:p>0.7032</text:p>
          </table:table-cell>
          <table:table-cell office:value-type="float" office:value="0.2422" table:style-name="ce1">
            <text:p>0.2422</text:p>
          </table:table-cell>
          <table:table-cell office:value-type="float" office:value="0.2422" table:style-name="ce1">
            <text:p>0.2422</text:p>
          </table:table-cell>
          <table:table-cell office:value-type="float" office:value="0.2422" table:style-name="ce1">
            <text:p>0.2422</text:p>
          </table:table-cell>
          <table:table-cell office:value-type="float" office:value="0.24099999999999999" table:style-name="ce1">
            <text:p>0.241</text:p>
          </table:table-cell>
          <table:table-cell office:value-type="float" office:value="0.24099999999999999" table:style-name="ce1">
            <text:p>0.241</text:p>
          </table:table-cell>
          <table:table-cell office:value-type="float" office:value="0.24099999999999999" table:style-name="ce1">
            <text:p>0.241</text:p>
          </table:table-cell>
          <table:table-cell office:value-type="float" office:value="0.56499999999999995" table:style-name="ce1">
            <text:p>0.565</text:p>
          </table:table-cell>
          <table:table-cell office:value-type="float" office:value="0.56499999999999995" table:style-name="ce1">
            <text:p>0.565</text:p>
          </table:table-cell>
          <table:table-cell office:value-type="float" office:value="0.56499999999999995" table:style-name="ce1">
            <text:p>0.565</text:p>
          </table:table-cell>
          <table:table-cell office:value-type="float" office:value="0.94869999999999999" table:style-name="ce1">
            <text:p>0.9487</text:p>
          </table:table-cell>
          <table:table-cell office:value-type="float" office:value="0.94869999999999999" table:style-name="ce1">
            <text:p>0.9487</text:p>
          </table:table-cell>
          <table:table-cell office:value-type="float" office:value="0.94869999999999999" table:style-name="ce1">
            <text:p>0.9487</text:p>
          </table:table-cell>
          <table:table-cell office:value-type="float" office:value="0.16619999999999999" table:style-name="ce1">
            <text:p>0.1662</text:p>
          </table:table-cell>
          <table:table-cell office:value-type="float" office:value="0.16619999999999999" table:style-name="ce1">
            <text:p>0.1662</text:p>
          </table:table-cell>
          <table:table-cell office:value-type="float" office:value="0.16619999999999999" table:style-name="ce1">
            <text:p>0.1662</text:p>
          </table:table-cell>
          <table:table-cell table:number-columns-repeated="9" table:style-name="ce1"/>
          <table:table-cell office:value-type="string" table:style-name="ce1">
            <text:p>ant(6)-Ia_3_KF864551</text:p>
          </table:table-cell>
          <table:table-cell office:value-type="float" office:value="0" table:formula="of:=INDEX([.$A$2:.$B$17];MATCH([.$AP63];[.$A$2:.$A$17];0);2)" table:style-name="ce1">
            <text:p>#N/A</text:p>
          </table:table-cell>
          <table:table-cell office:value-type="float" office:value="0" table:formula="of:=INDEX([.$E$2:.$F$45];MATCH([.$AP63];[.$E$2:.$E$45];0);2)" table:style-name="ce1">
            <text:p>#N/A</text:p>
          </table:table-cell>
          <table:table-cell office:value-type="float" office:value="0" table:formula="of:=INDEX([.$I$2:.$J$45];MATCH([.$AP63];[.$I$2:.$I$45];0);2)" table:style-name="ce1">
            <text:p>#N/A</text:p>
          </table:table-cell>
          <table:table-cell office:value-type="float" office:value="47" table:formula="of:=INDEX([.$M$2:.$N$45];MATCH([.$AP63];[.$M$2:.$M$45];0);2)" table:style-name="ce1">
            <text:p>47</text:p>
          </table:table-cell>
          <table:table-cell office:value-type="float" office:value="0" table:formula="of:=INDEX([.$Q$2:.$R$45];MATCH([.$AP63];[.$Q$2:.$Q$45];0);2)" table:style-name="ce1">
            <text:p>#N/A</text:p>
          </table:table-cell>
          <table:table-cell office:value-type="float" office:value="0" table:formula="of:=INDEX([.$U$2:.$V$45];MATCH([.$AP63];[.$U$2:.$U$45];0);2)" table:style-name="ce1">
            <text:p>#N/A</text:p>
          </table:table-cell>
          <table:table-cell office:value-type="float" office:value="0" table:formula="of:=INDEX([.$Y$2:.$Z$45];MATCH([.$AP63];[.$Y$2:.$Y$45];0);2)" table:style-name="ce1">
            <text:p>#N/A</text:p>
          </table:table-cell>
          <table:table-cell office:value-type="float" office:value="0" table:formula="of:=INDEX([.$AC$2:.$AD$45];MATCH([.$AP63];[.$AC$2:.$AC$45];0);2)" table:style-name="ce1">
            <text:p>#N/A</text:p>
          </table:table-cell>
          <table:table-cell office:value-type="float" office:value="0" table:formula="of:=INDEX([.$AG$2:.$AH$45];MATCH([.$AP63];[.$AG$2:.$AG$45];0);2)" table:style-name="ce1">
            <text:p>#N/A</text:p>
          </table:table-cell>
          <table:table-cell office:value-type="float" office:value="0" table:formula="of:=INDEX([.$AK$2:.$AL$45];MATCH([.$AP63];[.$AK$2:.$AK$45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W)_5_AJ427422</text:p>
          </table:table-cell>
          <table:table-cell office:value-type="float" office:value="43" table:style-name="ce1">
            <text:p>43</text:p>
          </table:table-cell>
          <table:table-cell office:value-type="float" office:value="480" table:style-name="ce1">
            <text:p>480</text:p>
          </table:table-cell>
          <table:table-cell office:value-type="float" office:value="395" table:style-name="ce1">
            <text:p>395</text:p>
          </table:table-cell>
          <table:table-cell office:value-type="float" office:value="0" table:style-name="ce1">
            <text:p>0</text:p>
          </table:table-cell>
          <table:table-cell office:value-type="float" office:value="679" table:style-name="ce1">
            <text:p>679</text:p>
          </table:table-cell>
          <table:table-cell office:value-type="float" office:value="502" table:style-name="ce1">
            <text:p>502</text:p>
          </table:table-cell>
          <table:table-cell office:value-type="float" office:value="108" table:style-name="ce1">
            <text:p>108</text:p>
          </table:table-cell>
          <table:table-cell office:value-type="float" office:value="348" table:style-name="ce1">
            <text:p>348</text:p>
          </table:table-cell>
          <table:table-cell office:value-type="float" office:value="515" table:style-name="ce1">
            <text:p>515</text:p>
          </table:table-cell>
          <table:table-cell office:value-type="float" office:value="869" table:style-name="ce1">
            <text:p>869</text:p>
          </table:table-cell>
          <table:table-cell office:value-type="float" office:value="3939" table:formula="of:=SUM([.BD63:.BM63])" table:style-name="ce1">
            <text:p>3939</text:p>
          </table:table-cell>
          <table:table-cell table:number-columns-repeated="16318"/>
        </table:table-row>
        <table:table-row table:style-name="ro5">
          <table:table-cell/>
          <table:table-cell office:value-type="string" table:style-name="ce1">
            <text:p>Berger-Parker</text:p>
          </table:table-cell>
          <table:table-cell office:value-type="float" office:value="0.38290000000000002" table:style-name="ce1">
            <text:p>0.3829</text:p>
          </table:table-cell>
          <table:table-cell office:value-type="float" office:value="0.35460000000000003" table:style-name="ce1">
            <text:p>0.3546</text:p>
          </table:table-cell>
          <table:table-cell office:value-type="float" office:value="0.41110000000000002" table:style-name="ce1">
            <text:p>0.4111</text:p>
          </table:table-cell>
          <table:table-cell office:value-type="float" office:value="0.39700000000000002" table:style-name="ce1">
            <text:p>0.397</text:p>
          </table:table-cell>
          <table:table-cell office:value-type="float" office:value="0.38390000000000002" table:style-name="ce1">
            <text:p>0.3839</text:p>
          </table:table-cell>
          <table:table-cell office:value-type="float" office:value="0.41010000000000002" table:style-name="ce1">
            <text:p>0.4101</text:p>
          </table:table-cell>
          <table:table-cell office:value-type="float" office:value="0.92310000000000003" table:style-name="ce1">
            <text:p>0.9231</text:p>
          </table:table-cell>
          <table:table-cell office:value-type="float" office:value="0.9153" table:style-name="ce1">
            <text:p>0.9153</text:p>
          </table:table-cell>
          <table:table-cell office:value-type="float" office:value="0.93089999999999995" table:style-name="ce1">
            <text:p>0.9309</text:p>
          </table:table-cell>
          <table:table-cell office:value-type="float" office:value="0.50770000000000004" table:style-name="ce1">
            <text:p>0.5077</text:p>
          </table:table-cell>
          <table:table-cell office:value-type="float" office:value="0.48449999999999999" table:style-name="ce1">
            <text:p>0.4845</text:p>
          </table:table-cell>
          <table:table-cell office:value-type="float" office:value="0.53090000000000004" table:style-name="ce1">
            <text:p>0.5309</text:p>
          </table:table-cell>
          <table:table-cell office:value-type="float" office:value="0.46860000000000002" table:style-name="ce1">
            <text:p>0.4686</text:p>
          </table:table-cell>
          <table:table-cell office:value-type="float" office:value="0.39860000000000001" table:style-name="ce1">
            <text:p>0.3986</text:p>
          </table:table-cell>
          <table:table-cell office:value-type="float" office:value="0.53859999999999997" table:style-name="ce1">
            <text:p>0.5386</text:p>
          </table:table-cell>
          <table:table-cell office:value-type="float" office:value="0.85350000000000004" table:style-name="ce1">
            <text:p>0.8535</text:p>
          </table:table-cell>
          <table:table-cell office:value-type="float" office:value="0.83050000000000002" table:style-name="ce1">
            <text:p>0.8305</text:p>
          </table:table-cell>
          <table:table-cell office:value-type="float" office:value="0.87649999999999995" table:style-name="ce1">
            <text:p>0.8765</text:p>
          </table:table-cell>
          <table:table-cell office:value-type="float" office:value="0.83660000000000001" table:style-name="ce1">
            <text:p>0.8366</text:p>
          </table:table-cell>
          <table:table-cell office:value-type="float" office:value="0.81389999999999996" table:style-name="ce1">
            <text:p>0.8139</text:p>
          </table:table-cell>
          <table:table-cell office:value-type="float" office:value="0.85940000000000005" table:style-name="ce1">
            <text:p>0.8594</text:p>
          </table:table-cell>
          <table:table-cell office:value-type="float" office:value="0.55520000000000003" table:style-name="ce1">
            <text:p>0.5552</text:p>
          </table:table-cell>
          <table:table-cell office:value-type="float" office:value="0.51790000000000003" table:style-name="ce1">
            <text:p>0.5179</text:p>
          </table:table-cell>
          <table:table-cell office:value-type="float" office:value="0.59250000000000003" table:style-name="ce1">
            <text:p>0.5925</text:p>
          </table:table-cell>
          <table:table-cell office:value-type="float" office:value="0.55530000000000002" table:style-name="ce1">
            <text:p>0.5553</text:p>
          </table:table-cell>
          <table:table-cell office:value-type="float" office:value="0.53059999999999996" table:style-name="ce1">
            <text:p>0.5306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string" table:style-name="ce1">
            <text:p>ISBthe6_IS66_unknown</text:p>
          </table:table-cell>
          <table:table-cell office:value-type="float" office:value="0" table:formula="of:=INDEX([.$A$2:.$B$17];MATCH([.$AP64];[.$A$2:.$A$17];0);2)" table:style-name="ce1">
            <text:p>#N/A</text:p>
          </table:table-cell>
          <table:table-cell office:value-type="float" office:value="0" table:formula="of:=INDEX([.$E$2:.$F$45];MATCH([.$AP64];[.$E$2:.$E$45];0);2)" table:style-name="ce1">
            <text:p>#N/A</text:p>
          </table:table-cell>
          <table:table-cell office:value-type="float" office:value="0" table:formula="of:=INDEX([.$I$2:.$J$45];MATCH([.$AP64];[.$I$2:.$I$45];0);2)" table:style-name="ce1">
            <text:p>#N/A</text:p>
          </table:table-cell>
          <table:table-cell office:value-type="float" office:value="187" table:formula="of:=INDEX([.$M$2:.$N$45];MATCH([.$AP64];[.$M$2:.$M$45];0);2)" table:style-name="ce1">
            <text:p>187</text:p>
          </table:table-cell>
          <table:table-cell office:value-type="float" office:value="0" table:formula="of:=INDEX([.$Q$2:.$R$45];MATCH([.$AP64];[.$Q$2:.$Q$45];0);2)" table:style-name="ce1">
            <text:p>#N/A</text:p>
          </table:table-cell>
          <table:table-cell office:value-type="float" office:value="0" table:formula="of:=INDEX([.$U$2:.$V$45];MATCH([.$AP64];[.$U$2:.$U$45];0);2)" table:style-name="ce1">
            <text:p>#N/A</text:p>
          </table:table-cell>
          <table:table-cell office:value-type="float" office:value="0" table:formula="of:=INDEX([.$Y$2:.$Z$45];MATCH([.$AP64];[.$Y$2:.$Y$45];0);2)" table:style-name="ce1">
            <text:p>#N/A</text:p>
          </table:table-cell>
          <table:table-cell office:value-type="float" office:value="0" table:formula="of:=INDEX([.$AC$2:.$AD$45];MATCH([.$AP64];[.$AC$2:.$AC$45];0);2)" table:style-name="ce1">
            <text:p>#N/A</text:p>
          </table:table-cell>
          <table:table-cell office:value-type="float" office:value="0" table:formula="of:=INDEX([.$AG$2:.$AH$45];MATCH([.$AP64];[.$AG$2:.$AG$45];0);2)" table:style-name="ce1">
            <text:p>#N/A</text:p>
          </table:table-cell>
          <table:table-cell office:value-type="float" office:value="0" table:formula="of:=INDEX([.$AK$2:.$AL$45];MATCH([.$AP64];[.$AK$2:.$AK$45];0);2)" table:style-name="ce1">
            <text:p>#N/A</text:p>
          </table:table-cell>
          <table:table-cell table:number-columns-repeated="3" table:style-name="ce1"/>
          <table:table-cell office:value-type="float" office:value="3092" table:formula="of:=SUM([.BD42:.BD63])" table:style-name="ce1">
            <text:p>3092</text:p>
          </table:table-cell>
          <table:table-cell office:value-type="float" office:value="5357" table:formula="of:=SUM([.BE42:.BE63])" table:style-name="ce1">
            <text:p>5357</text:p>
          </table:table-cell>
          <table:table-cell office:value-type="float" office:value="5498" table:formula="of:=SUM([.BF42:.BF63])" table:style-name="ce1">
            <text:p>5498</text:p>
          </table:table-cell>
          <table:table-cell office:value-type="float" office:value="9955" table:formula="of:=SUM([.BG42:.BG63])" table:style-name="ce1">
            <text:p>9955</text:p>
          </table:table-cell>
          <table:table-cell office:value-type="float" office:value="7246" table:formula="of:=SUM([.BH42:.BH63])" table:style-name="ce1">
            <text:p>7246</text:p>
          </table:table-cell>
          <table:table-cell office:value-type="float" office:value="4858" table:formula="of:=SUM([.BI42:.BI63])" table:style-name="ce1">
            <text:p>4858</text:p>
          </table:table-cell>
          <table:table-cell office:value-type="float" office:value="3386" table:formula="of:=SUM([.BJ42:.BJ63])" table:style-name="ce1">
            <text:p>3386</text:p>
          </table:table-cell>
          <table:table-cell office:value-type="float" office:value="7123" table:formula="of:=SUM([.BK42:.BK63])" table:style-name="ce1">
            <text:p>7123</text:p>
          </table:table-cell>
          <table:table-cell office:value-type="float" office:value="10282" table:formula="of:=SUM([.BL42:.BL63])" table:style-name="ce1">
            <text:p>10282</text:p>
          </table:table-cell>
          <table:table-cell office:value-type="float" office:value="14260" table:formula="of:=SUM([.BM42:.BM63])" table:style-name="ce1">
            <text:p>14260</text:p>
          </table:table-cell>
          <table:table-cell table:number-columns-repeated="16319" table:style-name="ce1"/>
        </table:table-row>
        <table:table-row table:style-name="ro5">
          <table:table-cell/>
          <table:table-cell office:value-type="string" table:style-name="ce1">
            <text:p>Chao-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string" table:style-name="ce1">
            <text:p>cfxA5_1_AY769934</text:p>
          </table:table-cell>
          <table:table-cell office:value-type="float" office:value="0" table:formula="of:=INDEX([.$A$2:.$B$17];MATCH([.$AP65];[.$A$2:.$A$17];0);2)" table:style-name="ce1">
            <text:p>#N/A</text:p>
          </table:table-cell>
          <table:table-cell office:value-type="float" office:value="0" table:formula="of:=INDEX([.$E$2:.$F$45];MATCH([.$AP65];[.$E$2:.$E$45];0);2)" table:style-name="ce1">
            <text:p>#N/A</text:p>
          </table:table-cell>
          <table:table-cell office:value-type="float" office:value="0" table:formula="of:=INDEX([.$I$2:.$J$45];MATCH([.$AP65];[.$I$2:.$I$45];0);2)" table:style-name="ce1">
            <text:p>#N/A</text:p>
          </table:table-cell>
          <table:table-cell office:value-type="float" office:value="37" table:formula="of:=INDEX([.$M$2:.$N$45];MATCH([.$AP65];[.$M$2:.$M$45];0);2)" table:style-name="ce1">
            <text:p>37</text:p>
          </table:table-cell>
          <table:table-cell office:value-type="float" office:value="0" table:formula="of:=INDEX([.$Q$2:.$R$45];MATCH([.$AP65];[.$Q$2:.$Q$45];0);2)" table:style-name="ce1">
            <text:p>#N/A</text:p>
          </table:table-cell>
          <table:table-cell office:value-type="float" office:value="0" table:formula="of:=INDEX([.$U$2:.$V$45];MATCH([.$AP65];[.$U$2:.$U$45];0);2)" table:style-name="ce1">
            <text:p>#N/A</text:p>
          </table:table-cell>
          <table:table-cell office:value-type="float" office:value="0" table:formula="of:=INDEX([.$Y$2:.$Z$45];MATCH([.$AP65];[.$Y$2:.$Y$45];0);2)" table:style-name="ce1">
            <text:p>#N/A</text:p>
          </table:table-cell>
          <table:table-cell office:value-type="float" office:value="34" table:formula="of:=INDEX([.$AC$2:.$AD$45];MATCH([.$AP65];[.$AC$2:.$AC$45];0);2)" table:style-name="ce1">
            <text:p>34</text:p>
          </table:table-cell>
          <table:table-cell office:value-type="float" office:value="36" table:formula="of:=INDEX([.$AG$2:.$AH$45];MATCH([.$AP65];[.$AG$2:.$AG$45];0);2)" table:style-name="ce1">
            <text:p>36</text:p>
          </table:table-cell>
          <table:table-cell office:value-type="float" office:value="67" table:formula="of:=INDEX([.$AK$2:.$AL$45];MATCH([.$AP65];[.$AK$2:.$AK$45];0);2)" table:style-name="ce1">
            <text:p>67</text:p>
          </table:table-cell>
          <table:table-cell table:style-name="ce1"/>
          <table:table-cell table:style-name="ce5"/>
          <table:table-cell table:number-columns-repeated="16330" table:style-name="ce1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tet(M)_13_AM990992</text:p>
          </table:table-cell>
          <table:table-cell office:value-type="float" office:value="0" table:formula="of:=INDEX([.$A$2:.$B$17];MATCH([.$AP66];[.$A$2:.$A$17];0);2)" table:style-name="ce1">
            <text:p>#N/A</text:p>
          </table:table-cell>
          <table:table-cell office:value-type="float" office:value="0" table:formula="of:=INDEX([.$E$2:.$F$45];MATCH([.$AP66];[.$E$2:.$E$45];0);2)" table:style-name="ce1">
            <text:p>#N/A</text:p>
          </table:table-cell>
          <table:table-cell office:value-type="float" office:value="0" table:formula="of:=INDEX([.$I$2:.$J$45];MATCH([.$AP66];[.$I$2:.$I$45];0);2)" table:style-name="ce1">
            <text:p>#N/A</text:p>
          </table:table-cell>
          <table:table-cell office:value-type="float" office:value="66" table:formula="of:=INDEX([.$M$2:.$N$45];MATCH([.$AP66];[.$M$2:.$M$45];0);2)" table:style-name="ce1">
            <text:p>66</text:p>
          </table:table-cell>
          <table:table-cell office:value-type="float" office:value="0" table:formula="of:=INDEX([.$Q$2:.$R$45];MATCH([.$AP66];[.$Q$2:.$Q$45];0);2)" table:style-name="ce1">
            <text:p>#N/A</text:p>
          </table:table-cell>
          <table:table-cell office:value-type="float" office:value="0" table:formula="of:=INDEX([.$U$2:.$V$45];MATCH([.$AP66];[.$U$2:.$U$45];0);2)" table:style-name="ce1">
            <text:p>#N/A</text:p>
          </table:table-cell>
          <table:table-cell office:value-type="float" office:value="0" table:formula="of:=INDEX([.$Y$2:.$Z$45];MATCH([.$AP66];[.$Y$2:.$Y$45];0);2)" table:style-name="ce1">
            <text:p>#N/A</text:p>
          </table:table-cell>
          <table:table-cell office:value-type="float" office:value="0" table:formula="of:=INDEX([.$AC$2:.$AD$45];MATCH([.$AP66];[.$AC$2:.$AC$45];0);2)" table:style-name="ce1">
            <text:p>#N/A</text:p>
          </table:table-cell>
          <table:table-cell office:value-type="float" office:value="0" table:formula="of:=INDEX([.$AG$2:.$AH$45];MATCH([.$AP66];[.$AG$2:.$AG$45];0);2)" table:style-name="ce1">
            <text:p>#N/A</text:p>
          </table:table-cell>
          <table:table-cell office:value-type="float" office:value="0" table:formula="of:=INDEX([.$AK$2:.$AL$45];MATCH([.$AP66];[.$AK$2:.$AK$45];0);2)" table:style-name="ce1">
            <text:p>#N/A</text:p>
          </table:table-cell>
          <table:table-cell table:style-name="ce1"/>
          <table:table-cell office:value-type="string" table:style-name="ce5">
            <text:p>Total</text:p>
          </table:table-cell>
          <table:table-cell table:style-name="ce1"/>
          <table:table-cell office:value-type="float" office:value="4613" table:style-name="ce1">
            <text:p>4613</text:p>
          </table:table-cell>
          <table:table-cell office:value-type="float" office:value="6430" table:style-name="ce1">
            <text:p>6430</text:p>
          </table:table-cell>
          <table:table-cell office:value-type="float" office:value="11401" table:style-name="ce1">
            <text:p>11401</text:p>
          </table:table-cell>
          <table:table-cell office:value-type="float" office:value="11713" table:style-name="ce1">
            <text:p>11713</text:p>
          </table:table-cell>
          <table:table-cell office:value-type="float" office:value="9301" table:style-name="ce1">
            <text:p>9301</text:p>
          </table:table-cell>
          <table:table-cell office:value-type="float" office:value="5735" table:style-name="ce1">
            <text:p>5735</text:p>
          </table:table-cell>
          <table:table-cell office:value-type="float" office:value="7720" table:style-name="ce1">
            <text:p>7720</text:p>
          </table:table-cell>
          <table:table-cell office:value-type="float" office:value="8730" table:style-name="ce1">
            <text:p>8730</text:p>
          </table:table-cell>
          <table:table-cell office:value-type="float" office:value="11730" table:style-name="ce1">
            <text:p>11730</text:p>
          </table:table-cell>
          <table:table-cell office:value-type="float" office:value="15541" table:style-name="ce1">
            <text:p>15541</text:p>
          </table:table-cell>
          <table:table-cell table:number-columns-repeated="16319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ISBf3_IS1182_unknown</text:p>
          </table:table-cell>
          <table:table-cell office:value-type="float" office:value="0" table:formula="of:=INDEX([.$A$2:.$B$17];MATCH([.$AP67];[.$A$2:.$A$17];0);2)" table:style-name="ce1">
            <text:p>#N/A</text:p>
          </table:table-cell>
          <table:table-cell office:value-type="float" office:value="0" table:formula="of:=INDEX([.$E$2:.$F$45];MATCH([.$AP67];[.$E$2:.$E$45];0);2)" table:style-name="ce1">
            <text:p>#N/A</text:p>
          </table:table-cell>
          <table:table-cell office:value-type="float" office:value="0" table:formula="of:=INDEX([.$I$2:.$J$45];MATCH([.$AP67];[.$I$2:.$I$45];0);2)" table:style-name="ce1">
            <text:p>#N/A</text:p>
          </table:table-cell>
          <table:table-cell office:value-type="float" office:value="112" table:formula="of:=INDEX([.$M$2:.$N$45];MATCH([.$AP67];[.$M$2:.$M$45];0);2)" table:style-name="ce1">
            <text:p>112</text:p>
          </table:table-cell>
          <table:table-cell office:value-type="float" office:value="0" table:formula="of:=INDEX([.$Q$2:.$R$45];MATCH([.$AP67];[.$Q$2:.$Q$45];0);2)" table:style-name="ce1">
            <text:p>#N/A</text:p>
          </table:table-cell>
          <table:table-cell office:value-type="float" office:value="0" table:formula="of:=INDEX([.$U$2:.$V$45];MATCH([.$AP67];[.$U$2:.$U$45];0);2)" table:style-name="ce1">
            <text:p>#N/A</text:p>
          </table:table-cell>
          <table:table-cell office:value-type="float" office:value="0" table:formula="of:=INDEX([.$Y$2:.$Z$45];MATCH([.$AP67];[.$Y$2:.$Y$45];0);2)" table:style-name="ce1">
            <text:p>#N/A</text:p>
          </table:table-cell>
          <table:table-cell office:value-type="float" office:value="0" table:formula="of:=INDEX([.$AC$2:.$AD$45];MATCH([.$AP67];[.$AC$2:.$AC$45];0);2)" table:style-name="ce1">
            <text:p>#N/A</text:p>
          </table:table-cell>
          <table:table-cell office:value-type="float" office:value="0" table:formula="of:=INDEX([.$AG$2:.$AH$45];MATCH([.$AP67];[.$AG$2:.$AG$45];0);2)" table:style-name="ce1">
            <text:p>#N/A</text:p>
          </table:table-cell>
          <table:table-cell office:value-type="float" office:value="0" table:formula="of:=INDEX([.$AK$2:.$AL$45];MATCH([.$AP67];[.$AK$2:.$AK$45];0);2)" table:style-name="ce1">
            <text:p>#N/A</text:p>
          </table:table-cell>
          <table:table-cell table:number-columns-repeated="2" table:style-name="ce1"/>
          <table:table-cell office:value-type="string" table:style-name="ce8">
            <text:p>Insertion sequences</text:p>
          </table:table-cell>
          <table:table-cell office:value-type="string" table:style-name="ce8">
            <text:p>20_V_M_1</text:p>
          </table:table-cell>
          <table:table-cell office:value-type="string" table:style-name="ce8">
            <text:p>20_V_M_2</text:p>
          </table:table-cell>
          <table:table-cell office:value-type="string" table:style-name="ce8">
            <text:p>22_NV_M</text:p>
          </table:table-cell>
          <table:table-cell office:value-type="string" table:style-name="ce8">
            <text:p>37_V_F</text:p>
          </table:table-cell>
          <table:table-cell office:value-type="string" table:style-name="ce8">
            <text:p>32_NV_M</text:p>
          </table:table-cell>
          <table:table-cell office:value-type="string" table:style-name="ce8">
            <text:p>35_NV_M</text:p>
          </table:table-cell>
          <table:table-cell office:value-type="string" table:style-name="ce8">
            <text:p>58_NV_M</text:p>
          </table:table-cell>
          <table:table-cell office:value-type="string" table:style-name="ce8">
            <text:p>55_NV_F</text:p>
          </table:table-cell>
          <table:table-cell office:value-type="string" table:style-name="ce8">
            <text:p>32_NV_M</text:p>
          </table:table-cell>
          <table:table-cell office:value-type="string" table:style-name="ce8">
            <text:p>18_NV_M</text:p>
          </table:table-cell>
          <table:table-cell table:number-columns-repeated="16319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cat(pC194)_1_NC_002013</text:p>
          </table:table-cell>
          <table:table-cell office:value-type="float" office:value="0" table:formula="of:=INDEX([.$A$2:.$B$17];MATCH([.$AP68];[.$A$2:.$A$17];0);2)" table:style-name="ce1">
            <text:p>#N/A</text:p>
          </table:table-cell>
          <table:table-cell office:value-type="float" office:value="0" table:formula="of:=INDEX([.$E$2:.$F$45];MATCH([.$AP68];[.$E$2:.$E$45];0);2)" table:style-name="ce1">
            <text:p>#N/A</text:p>
          </table:table-cell>
          <table:table-cell office:value-type="float" office:value="0" table:formula="of:=INDEX([.$I$2:.$J$45];MATCH([.$AP68];[.$I$2:.$I$45];0);2)" table:style-name="ce1">
            <text:p>#N/A</text:p>
          </table:table-cell>
          <table:table-cell office:value-type="float" office:value="50" table:formula="of:=INDEX([.$M$2:.$N$45];MATCH([.$AP68];[.$M$2:.$M$45];0);2)" table:style-name="ce1">
            <text:p>50</text:p>
          </table:table-cell>
          <table:table-cell office:value-type="float" office:value="0" table:formula="of:=INDEX([.$Q$2:.$R$45];MATCH([.$AP68];[.$Q$2:.$Q$45];0);2)" table:style-name="ce1">
            <text:p>#N/A</text:p>
          </table:table-cell>
          <table:table-cell office:value-type="float" office:value="0" table:formula="of:=INDEX([.$U$2:.$V$45];MATCH([.$AP68];[.$U$2:.$U$45];0);2)" table:style-name="ce1">
            <text:p>#N/A</text:p>
          </table:table-cell>
          <table:table-cell office:value-type="float" office:value="0" table:formula="of:=INDEX([.$Y$2:.$Z$45];MATCH([.$AP68];[.$Y$2:.$Y$45];0);2)" table:style-name="ce1">
            <text:p>#N/A</text:p>
          </table:table-cell>
          <table:table-cell office:value-type="float" office:value="0" table:formula="of:=INDEX([.$AC$2:.$AD$45];MATCH([.$AP68];[.$AC$2:.$AC$45];0);2)" table:style-name="ce1">
            <text:p>#N/A</text:p>
          </table:table-cell>
          <table:table-cell office:value-type="float" office:value="0" table:formula="of:=INDEX([.$AG$2:.$AH$45];MATCH([.$AP68];[.$AG$2:.$AG$45];0);2)" table:style-name="ce1">
            <text:p>#N/A</text:p>
          </table:table-cell>
          <table:table-cell office:value-type="float" office:value="0" table:formula="of:=INDEX([.$AK$2:.$AL$45];MATCH([.$AP68];[.$AK$2:.$AK$45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ISRob1_IS66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466" table:style-name="ce1">
            <text:p>4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" table:style-name="ce1">
            <text:p>201</text:p>
          </table:table-cell>
          <table:table-cell table:number-columns-repeated="16319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IS1216E_IS6_unknown</text:p>
          </table:table-cell>
          <table:table-cell office:value-type="float" office:value="0" table:formula="of:=INDEX([.$A$2:.$B$17];MATCH([.$AP69];[.$A$2:.$A$17];0);2)" table:style-name="ce1">
            <text:p>#N/A</text:p>
          </table:table-cell>
          <table:table-cell office:value-type="float" office:value="0" table:formula="of:=INDEX([.$E$2:.$F$45];MATCH([.$AP69];[.$E$2:.$E$45];0);2)" table:style-name="ce1">
            <text:p>#N/A</text:p>
          </table:table-cell>
          <table:table-cell office:value-type="float" office:value="0" table:formula="of:=INDEX([.$I$2:.$J$45];MATCH([.$AP69];[.$I$2:.$I$45];0);2)" table:style-name="ce1">
            <text:p>#N/A</text:p>
          </table:table-cell>
          <table:table-cell office:value-type="float" office:value="28" table:formula="of:=INDEX([.$M$2:.$N$45];MATCH([.$AP69];[.$M$2:.$M$45];0);2)" table:style-name="ce1">
            <text:p>28</text:p>
          </table:table-cell>
          <table:table-cell office:value-type="float" office:value="0" table:formula="of:=INDEX([.$Q$2:.$R$45];MATCH([.$AP69];[.$Q$2:.$Q$45];0);2)" table:style-name="ce1">
            <text:p>#N/A</text:p>
          </table:table-cell>
          <table:table-cell office:value-type="float" office:value="0" table:formula="of:=INDEX([.$U$2:.$V$45];MATCH([.$AP69];[.$U$2:.$U$45];0);2)" table:style-name="ce1">
            <text:p>#N/A</text:p>
          </table:table-cell>
          <table:table-cell office:value-type="float" office:value="0" table:formula="of:=INDEX([.$Y$2:.$Z$45];MATCH([.$AP69];[.$Y$2:.$Y$45];0);2)" table:style-name="ce1">
            <text:p>#N/A</text:p>
          </table:table-cell>
          <table:table-cell office:value-type="float" office:value="0" table:formula="of:=INDEX([.$AC$2:.$AD$45];MATCH([.$AP69];[.$AC$2:.$AC$45];0);2)" table:style-name="ce1">
            <text:p>#N/A</text:p>
          </table:table-cell>
          <table:table-cell office:value-type="float" office:value="0" table:formula="of:=INDEX([.$AG$2:.$AH$45];MATCH([.$AP69];[.$AG$2:.$AG$45];0);2)" table:style-name="ce1">
            <text:p>#N/A</text:p>
          </table:table-cell>
          <table:table-cell office:value-type="float" office:value="0" table:formula="of:=INDEX([.$AK$2:.$AL$45];MATCH([.$AP69];[.$AK$2:.$AK$45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ISRmsp2_IS1182_unknown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aph(3'')-Ib_1_M28829</text:p>
          </table:table-cell>
          <table:table-cell office:value-type="float" office:value="0" table:formula="of:=INDEX([.$A$2:.$B$17];MATCH([.$AP70];[.$A$2:.$A$17];0);2)" table:style-name="ce1">
            <text:p>#N/A</text:p>
          </table:table-cell>
          <table:table-cell office:value-type="float" office:value="0" table:formula="of:=INDEX([.$E$2:.$F$45];MATCH([.$AP70];[.$E$2:.$E$45];0);2)" table:style-name="ce1">
            <text:p>#N/A</text:p>
          </table:table-cell>
          <table:table-cell office:value-type="float" office:value="0" table:formula="of:=INDEX([.$I$2:.$J$45];MATCH([.$AP70];[.$I$2:.$I$45];0);2)" table:style-name="ce1">
            <text:p>#N/A</text:p>
          </table:table-cell>
          <table:table-cell office:value-type="float" office:value="0" table:formula="of:=INDEX([.$M$2:.$N$45];MATCH([.$AP70];[.$M$2:.$M$45];0);2)" table:style-name="ce1">
            <text:p>#N/A</text:p>
          </table:table-cell>
          <table:table-cell office:value-type="float" office:value="26" table:formula="of:=INDEX([.$Q$2:.$R$45];MATCH([.$AP70];[.$Q$2:.$Q$45];0);2)" table:style-name="ce1">
            <text:p>26</text:p>
          </table:table-cell>
          <table:table-cell office:value-type="float" office:value="0" table:formula="of:=INDEX([.$U$2:.$V$45];MATCH([.$AP70];[.$U$2:.$U$45];0);2)" table:style-name="ce1">
            <text:p>#N/A</text:p>
          </table:table-cell>
          <table:table-cell office:value-type="float" office:value="0" table:formula="of:=INDEX([.$Y$2:.$Z$45];MATCH([.$AP70];[.$Y$2:.$Y$45];0);2)" table:style-name="ce1">
            <text:p>#N/A</text:p>
          </table:table-cell>
          <table:table-cell office:value-type="float" office:value="0" table:formula="of:=INDEX([.$AC$2:.$AD$45];MATCH([.$AP70];[.$AC$2:.$AC$45];0);2)" table:style-name="ce1">
            <text:p>#N/A</text:p>
          </table:table-cell>
          <table:table-cell office:value-type="float" office:value="0" table:formula="of:=INDEX([.$AG$2:.$AH$45];MATCH([.$AP70];[.$AG$2:.$AG$45];0);2)" table:style-name="ce1">
            <text:p>#N/A</text:p>
          </table:table-cell>
          <table:table-cell office:value-type="float" office:value="0" table:formula="of:=INDEX([.$AK$2:.$AL$45];MATCH([.$AP70];[.$AK$2:.$AK$45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ISEc17_IS3_IS3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aph(3'')-Ib_5_AF321551</text:p>
          </table:table-cell>
          <table:table-cell office:value-type="float" office:value="0" table:formula="of:=INDEX([.$A$2:.$B$17];MATCH([.$AP71];[.$A$2:.$A$17];0);2)" table:style-name="ce1">
            <text:p>#N/A</text:p>
          </table:table-cell>
          <table:table-cell office:value-type="float" office:value="0" table:formula="of:=INDEX([.$E$2:.$F$45];MATCH([.$AP71];[.$E$2:.$E$45];0);2)" table:style-name="ce1">
            <text:p>#N/A</text:p>
          </table:table-cell>
          <table:table-cell office:value-type="float" office:value="0" table:formula="of:=INDEX([.$I$2:.$J$45];MATCH([.$AP71];[.$I$2:.$I$45];0);2)" table:style-name="ce1">
            <text:p>#N/A</text:p>
          </table:table-cell>
          <table:table-cell office:value-type="float" office:value="0" table:formula="of:=INDEX([.$M$2:.$N$45];MATCH([.$AP71];[.$M$2:.$M$45];0);2)" table:style-name="ce1">
            <text:p>#N/A</text:p>
          </table:table-cell>
          <table:table-cell office:value-type="float" office:value="40" table:formula="of:=INDEX([.$Q$2:.$R$45];MATCH([.$AP71];[.$Q$2:.$Q$45];0);2)" table:style-name="ce1">
            <text:p>40</text:p>
          </table:table-cell>
          <table:table-cell office:value-type="float" office:value="0" table:formula="of:=INDEX([.$U$2:.$V$45];MATCH([.$AP71];[.$U$2:.$U$45];0);2)" table:style-name="ce1">
            <text:p>#N/A</text:p>
          </table:table-cell>
          <table:table-cell office:value-type="float" office:value="0" table:formula="of:=INDEX([.$Y$2:.$Z$45];MATCH([.$AP71];[.$Y$2:.$Y$45];0);2)" table:style-name="ce1">
            <text:p>#N/A</text:p>
          </table:table-cell>
          <table:table-cell office:value-type="float" office:value="0" table:formula="of:=INDEX([.$AC$2:.$AD$45];MATCH([.$AP71];[.$AC$2:.$AC$45];0);2)" table:style-name="ce1">
            <text:p>#N/A</text:p>
          </table:table-cell>
          <table:table-cell office:value-type="float" office:value="0" table:formula="of:=INDEX([.$AG$2:.$AH$45];MATCH([.$AP71];[.$AG$2:.$AG$45];0);2)" table:style-name="ce1">
            <text:p>#N/A</text:p>
          </table:table-cell>
          <table:table-cell office:value-type="float" office:value="0" table:formula="of:=INDEX([.$AK$2:.$AL$45];MATCH([.$AP71];[.$AK$2:.$AK$45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ISCx1_ISL3_unknown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ISBlo11_IS3_IS150</text:p>
          </table:table-cell>
          <table:table-cell office:value-type="float" office:value="0" table:formula="of:=INDEX([.$A$2:.$B$17];MATCH([.$AP72];[.$A$2:.$A$17];0);2)" table:style-name="ce1">
            <text:p>#N/A</text:p>
          </table:table-cell>
          <table:table-cell office:value-type="float" office:value="0" table:formula="of:=INDEX([.$E$2:.$F$45];MATCH([.$AP72];[.$E$2:.$E$45];0);2)" table:style-name="ce1">
            <text:p>#N/A</text:p>
          </table:table-cell>
          <table:table-cell office:value-type="float" office:value="0" table:formula="of:=INDEX([.$I$2:.$J$45];MATCH([.$AP72];[.$I$2:.$I$45];0);2)" table:style-name="ce1">
            <text:p>#N/A</text:p>
          </table:table-cell>
          <table:table-cell office:value-type="float" office:value="0" table:formula="of:=INDEX([.$M$2:.$N$45];MATCH([.$AP72];[.$M$2:.$M$45];0);2)" table:style-name="ce1">
            <text:p>#N/A</text:p>
          </table:table-cell>
          <table:table-cell office:value-type="float" office:value="34" table:formula="of:=INDEX([.$Q$2:.$R$45];MATCH([.$AP72];[.$Q$2:.$Q$45];0);2)" table:style-name="ce1">
            <text:p>34</text:p>
          </table:table-cell>
          <table:table-cell office:value-type="float" office:value="0" table:formula="of:=INDEX([.$U$2:.$V$45];MATCH([.$AP72];[.$U$2:.$U$45];0);2)" table:style-name="ce1">
            <text:p>#N/A</text:p>
          </table:table-cell>
          <table:table-cell office:value-type="float" office:value="0" table:formula="of:=INDEX([.$Y$2:.$Z$45];MATCH([.$AP72];[.$Y$2:.$Y$45];0);2)" table:style-name="ce1">
            <text:p>#N/A</text:p>
          </table:table-cell>
          <table:table-cell office:value-type="float" office:value="0" table:formula="of:=INDEX([.$AC$2:.$AD$45];MATCH([.$AP72];[.$AC$2:.$AC$45];0);2)" table:style-name="ce1">
            <text:p>#N/A</text:p>
          </table:table-cell>
          <table:table-cell office:value-type="float" office:value="0" table:formula="of:=INDEX([.$AG$2:.$AH$45];MATCH([.$AP72];[.$AG$2:.$AG$45];0);2)" table:style-name="ce1">
            <text:p>#N/A</text:p>
          </table:table-cell>
          <table:table-cell office:value-type="float" office:value="0" table:formula="of:=INDEX([.$AK$2:.$AL$45];MATCH([.$AP72];[.$AK$2:.$AK$45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ISBthe6_IS66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aph(6)-Id_1_M28829</text:p>
          </table:table-cell>
          <table:table-cell office:value-type="float" office:value="0" table:formula="of:=INDEX([.$A$2:.$B$17];MATCH([.$AP73];[.$A$2:.$A$17];0);2)" table:style-name="ce1">
            <text:p>#N/A</text:p>
          </table:table-cell>
          <table:table-cell office:value-type="float" office:value="0" table:formula="of:=INDEX([.$E$2:.$F$45];MATCH([.$AP73];[.$E$2:.$E$45];0);2)" table:style-name="ce1">
            <text:p>#N/A</text:p>
          </table:table-cell>
          <table:table-cell office:value-type="float" office:value="0" table:formula="of:=INDEX([.$I$2:.$J$45];MATCH([.$AP73];[.$I$2:.$I$45];0);2)" table:style-name="ce1">
            <text:p>#N/A</text:p>
          </table:table-cell>
          <table:table-cell office:value-type="float" office:value="0" table:formula="of:=INDEX([.$M$2:.$N$45];MATCH([.$AP73];[.$M$2:.$M$45];0);2)" table:style-name="ce1">
            <text:p>#N/A</text:p>
          </table:table-cell>
          <table:table-cell office:value-type="float" office:value="29" table:formula="of:=INDEX([.$Q$2:.$R$45];MATCH([.$AP73];[.$Q$2:.$Q$45];0);2)" table:style-name="ce1">
            <text:p>29</text:p>
          </table:table-cell>
          <table:table-cell office:value-type="float" office:value="0" table:formula="of:=INDEX([.$U$2:.$V$45];MATCH([.$AP73];[.$U$2:.$U$45];0);2)" table:style-name="ce1">
            <text:p>#N/A</text:p>
          </table:table-cell>
          <table:table-cell office:value-type="float" office:value="0" table:formula="of:=INDEX([.$Y$2:.$Z$45];MATCH([.$AP73];[.$Y$2:.$Y$45];0);2)" table:style-name="ce1">
            <text:p>#N/A</text:p>
          </table:table-cell>
          <table:table-cell office:value-type="float" office:value="0" table:formula="of:=INDEX([.$AC$2:.$AD$45];MATCH([.$AP73];[.$AC$2:.$AC$45];0);2)" table:style-name="ce1">
            <text:p>#N/A</text:p>
          </table:table-cell>
          <table:table-cell office:value-type="float" office:value="0" table:formula="of:=INDEX([.$AG$2:.$AH$45];MATCH([.$AP73];[.$AG$2:.$AG$45];0);2)" table:style-name="ce1">
            <text:p>#N/A</text:p>
          </table:table-cell>
          <table:table-cell office:value-type="float" office:value="0" table:formula="of:=INDEX([.$AK$2:.$AL$45];MATCH([.$AP73];[.$AK$2:.$AK$45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ISBlo8_IS256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table:number-columns-repeated="16319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tet(A)_6_AF534183</text:p>
          </table:table-cell>
          <table:table-cell office:value-type="float" office:value="0" table:formula="of:=INDEX([.$A$2:.$B$17];MATCH([.$AP74];[.$A$2:.$A$17];0);2)" table:style-name="ce1">
            <text:p>#N/A</text:p>
          </table:table-cell>
          <table:table-cell office:value-type="float" office:value="0" table:formula="of:=INDEX([.$E$2:.$F$45];MATCH([.$AP74];[.$E$2:.$E$45];0);2)" table:style-name="ce1">
            <text:p>#N/A</text:p>
          </table:table-cell>
          <table:table-cell office:value-type="float" office:value="0" table:formula="of:=INDEX([.$I$2:.$J$45];MATCH([.$AP74];[.$I$2:.$I$45];0);2)" table:style-name="ce1">
            <text:p>#N/A</text:p>
          </table:table-cell>
          <table:table-cell office:value-type="float" office:value="0" table:formula="of:=INDEX([.$M$2:.$N$45];MATCH([.$AP74];[.$M$2:.$M$45];0);2)" table:style-name="ce1">
            <text:p>#N/A</text:p>
          </table:table-cell>
          <table:table-cell office:value-type="float" office:value="57" table:formula="of:=INDEX([.$Q$2:.$R$45];MATCH([.$AP74];[.$Q$2:.$Q$45];0);2)" table:style-name="ce1">
            <text:p>57</text:p>
          </table:table-cell>
          <table:table-cell office:value-type="float" office:value="0" table:formula="of:=INDEX([.$U$2:.$V$45];MATCH([.$AP74];[.$U$2:.$U$45];0);2)" table:style-name="ce1">
            <text:p>#N/A</text:p>
          </table:table-cell>
          <table:table-cell office:value-type="float" office:value="0" table:formula="of:=INDEX([.$Y$2:.$Z$45];MATCH([.$AP74];[.$Y$2:.$Y$45];0);2)" table:style-name="ce1">
            <text:p>#N/A</text:p>
          </table:table-cell>
          <table:table-cell office:value-type="float" office:value="0" table:formula="of:=INDEX([.$AC$2:.$AD$45];MATCH([.$AP74];[.$AC$2:.$AC$45];0);2)" table:style-name="ce1">
            <text:p>#N/A</text:p>
          </table:table-cell>
          <table:table-cell office:value-type="float" office:value="0" table:formula="of:=INDEX([.$AG$2:.$AH$45];MATCH([.$AP74];[.$AG$2:.$AG$45];0);2)" table:style-name="ce1">
            <text:p>#N/A</text:p>
          </table:table-cell>
          <table:table-cell office:value-type="float" office:value="0" table:formula="of:=INDEX([.$AK$2:.$AL$45];MATCH([.$AP74];[.$AK$2:.$AK$45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ISBlo4_IS30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aph(6)-Id_2_AF024602</text:p>
          </table:table-cell>
          <table:table-cell office:value-type="float" office:value="0" table:formula="of:=INDEX([.$A$2:.$B$17];MATCH([.$AP75];[.$A$2:.$A$17];0);2)" table:style-name="ce1">
            <text:p>#N/A</text:p>
          </table:table-cell>
          <table:table-cell office:value-type="float" office:value="0" table:formula="of:=INDEX([.$E$2:.$F$45];MATCH([.$AP75];[.$E$2:.$E$45];0);2)" table:style-name="ce1">
            <text:p>#N/A</text:p>
          </table:table-cell>
          <table:table-cell office:value-type="float" office:value="0" table:formula="of:=INDEX([.$I$2:.$J$45];MATCH([.$AP75];[.$I$2:.$I$45];0);2)" table:style-name="ce1">
            <text:p>#N/A</text:p>
          </table:table-cell>
          <table:table-cell office:value-type="float" office:value="0" table:formula="of:=INDEX([.$M$2:.$N$45];MATCH([.$AP75];[.$M$2:.$M$45];0);2)" table:style-name="ce1">
            <text:p>#N/A</text:p>
          </table:table-cell>
          <table:table-cell office:value-type="float" office:value="29" table:formula="of:=INDEX([.$Q$2:.$R$45];MATCH([.$AP75];[.$Q$2:.$Q$45];0);2)" table:style-name="ce1">
            <text:p>29</text:p>
          </table:table-cell>
          <table:table-cell office:value-type="float" office:value="0" table:formula="of:=INDEX([.$U$2:.$V$45];MATCH([.$AP75];[.$U$2:.$U$45];0);2)" table:style-name="ce1">
            <text:p>#N/A</text:p>
          </table:table-cell>
          <table:table-cell office:value-type="float" office:value="0" table:formula="of:=INDEX([.$Y$2:.$Z$45];MATCH([.$AP75];[.$Y$2:.$Y$45];0);2)" table:style-name="ce1">
            <text:p>#N/A</text:p>
          </table:table-cell>
          <table:table-cell office:value-type="float" office:value="0" table:formula="of:=INDEX([.$AC$2:.$AD$45];MATCH([.$AP75];[.$AC$2:.$AC$45];0);2)" table:style-name="ce1">
            <text:p>#N/A</text:p>
          </table:table-cell>
          <table:table-cell office:value-type="float" office:value="0" table:formula="of:=INDEX([.$AG$2:.$AH$45];MATCH([.$AP75];[.$AG$2:.$AG$45];0);2)" table:style-name="ce1">
            <text:p>#N/A</text:p>
          </table:table-cell>
          <table:table-cell office:value-type="float" office:value="0" table:formula="of:=INDEX([.$AK$2:.$AL$45];MATCH([.$AP75];[.$AK$2:.$AK$45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ISBlo2_IS21_unknown</text:p>
          </table:table-cell>
          <table:table-cell office:value-type="float" office:value="232" table:style-name="ce1">
            <text:p>232</text:p>
          </table:table-cell>
          <table:table-cell office:value-type="float" office:value="195" table:style-name="ce1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886" table:style-name="ce1">
            <text:p>8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3" table:style-name="ce1">
            <text:p>173</text:p>
          </table:table-cell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aph(3'')-Ib_2_AF024602</text:p>
          </table:table-cell>
          <table:table-cell office:value-type="float" office:value="0" table:formula="of:=INDEX([.$A$2:.$B$17];MATCH([.$AP76];[.$A$2:.$A$17];0);2)" table:style-name="ce1">
            <text:p>#N/A</text:p>
          </table:table-cell>
          <table:table-cell office:value-type="float" office:value="0" table:formula="of:=INDEX([.$E$2:.$F$45];MATCH([.$AP76];[.$E$2:.$E$45];0);2)" table:style-name="ce1">
            <text:p>#N/A</text:p>
          </table:table-cell>
          <table:table-cell office:value-type="float" office:value="0" table:formula="of:=INDEX([.$I$2:.$J$45];MATCH([.$AP76];[.$I$2:.$I$45];0);2)" table:style-name="ce1">
            <text:p>#N/A</text:p>
          </table:table-cell>
          <table:table-cell office:value-type="float" office:value="0" table:formula="of:=INDEX([.$M$2:.$N$45];MATCH([.$AP76];[.$M$2:.$M$45];0);2)" table:style-name="ce1">
            <text:p>#N/A</text:p>
          </table:table-cell>
          <table:table-cell office:value-type="float" office:value="34" table:formula="of:=INDEX([.$Q$2:.$R$45];MATCH([.$AP76];[.$Q$2:.$Q$45];0);2)" table:style-name="ce1">
            <text:p>34</text:p>
          </table:table-cell>
          <table:table-cell office:value-type="float" office:value="0" table:formula="of:=INDEX([.$U$2:.$V$45];MATCH([.$AP76];[.$U$2:.$U$45];0);2)" table:style-name="ce1">
            <text:p>#N/A</text:p>
          </table:table-cell>
          <table:table-cell office:value-type="float" office:value="0" table:formula="of:=INDEX([.$Y$2:.$Z$45];MATCH([.$AP76];[.$Y$2:.$Y$45];0);2)" table:style-name="ce1">
            <text:p>#N/A</text:p>
          </table:table-cell>
          <table:table-cell office:value-type="float" office:value="0" table:formula="of:=INDEX([.$AC$2:.$AD$45];MATCH([.$AP76];[.$AC$2:.$AC$45];0);2)" table:style-name="ce1">
            <text:p>#N/A</text:p>
          </table:table-cell>
          <table:table-cell office:value-type="float" office:value="0" table:formula="of:=INDEX([.$AG$2:.$AH$45];MATCH([.$AP76];[.$AG$2:.$AG$45];0);2)" table:style-name="ce1">
            <text:p>#N/A</text:p>
          </table:table-cell>
          <table:table-cell office:value-type="float" office:value="0" table:formula="of:=INDEX([.$AK$2:.$AL$45];MATCH([.$AP76];[.$AK$2:.$AK$45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ISBlo11_IS3_IS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tet(A)_4_AJ517790</text:p>
          </table:table-cell>
          <table:table-cell office:value-type="float" office:value="0" table:formula="of:=INDEX([.$A$2:.$B$17];MATCH([.$AP77];[.$A$2:.$A$17];0);2)" table:style-name="ce1">
            <text:p>#N/A</text:p>
          </table:table-cell>
          <table:table-cell office:value-type="float" office:value="0" table:formula="of:=INDEX([.$E$2:.$F$45];MATCH([.$AP77];[.$E$2:.$E$45];0);2)" table:style-name="ce1">
            <text:p>#N/A</text:p>
          </table:table-cell>
          <table:table-cell office:value-type="float" office:value="0" table:formula="of:=INDEX([.$I$2:.$J$45];MATCH([.$AP77];[.$I$2:.$I$45];0);2)" table:style-name="ce1">
            <text:p>#N/A</text:p>
          </table:table-cell>
          <table:table-cell office:value-type="float" office:value="0" table:formula="of:=INDEX([.$M$2:.$N$45];MATCH([.$AP77];[.$M$2:.$M$45];0);2)" table:style-name="ce1">
            <text:p>#N/A</text:p>
          </table:table-cell>
          <table:table-cell office:value-type="float" office:value="54" table:formula="of:=INDEX([.$Q$2:.$R$45];MATCH([.$AP77];[.$Q$2:.$Q$45];0);2)" table:style-name="ce1">
            <text:p>54</text:p>
          </table:table-cell>
          <table:table-cell office:value-type="float" office:value="0" table:formula="of:=INDEX([.$U$2:.$V$45];MATCH([.$AP77];[.$U$2:.$U$45];0);2)" table:style-name="ce1">
            <text:p>#N/A</text:p>
          </table:table-cell>
          <table:table-cell office:value-type="float" office:value="0" table:formula="of:=INDEX([.$Y$2:.$Z$45];MATCH([.$AP77];[.$Y$2:.$Y$45];0);2)" table:style-name="ce1">
            <text:p>#N/A</text:p>
          </table:table-cell>
          <table:table-cell office:value-type="float" office:value="0" table:formula="of:=INDEX([.$AC$2:.$AD$45];MATCH([.$AP77];[.$AC$2:.$AC$45];0);2)" table:style-name="ce1">
            <text:p>#N/A</text:p>
          </table:table-cell>
          <table:table-cell office:value-type="float" office:value="0" table:formula="of:=INDEX([.$AG$2:.$AH$45];MATCH([.$AP77];[.$AG$2:.$AG$45];0);2)" table:style-name="ce1">
            <text:p>#N/A</text:p>
          </table:table-cell>
          <table:table-cell office:value-type="float" office:value="0" table:formula="of:=INDEX([.$AK$2:.$AL$45];MATCH([.$AP77];[.$AK$2:.$AK$45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ISBf3_IS1182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tet(O/32/O)_5_FP929050</text:p>
          </table:table-cell>
          <table:table-cell office:value-type="float" office:value="0" table:formula="of:=INDEX([.$A$2:.$B$17];MATCH([.$AP78];[.$A$2:.$A$17];0);2)" table:style-name="ce1">
            <text:p>#N/A</text:p>
          </table:table-cell>
          <table:table-cell office:value-type="float" office:value="0" table:formula="of:=INDEX([.$E$2:.$F$45];MATCH([.$AP78];[.$E$2:.$E$45];0);2)" table:style-name="ce1">
            <text:p>#N/A</text:p>
          </table:table-cell>
          <table:table-cell office:value-type="float" office:value="0" table:formula="of:=INDEX([.$I$2:.$J$45];MATCH([.$AP78];[.$I$2:.$I$45];0);2)" table:style-name="ce1">
            <text:p>#N/A</text:p>
          </table:table-cell>
          <table:table-cell office:value-type="float" office:value="0" table:formula="of:=INDEX([.$M$2:.$N$45];MATCH([.$AP78];[.$M$2:.$M$45];0);2)" table:style-name="ce1">
            <text:p>#N/A</text:p>
          </table:table-cell>
          <table:table-cell office:value-type="float" office:value="0" table:formula="of:=INDEX([.$Q$2:.$R$45];MATCH([.$AP78];[.$Q$2:.$Q$45];0);2)" table:style-name="ce1">
            <text:p>#N/A</text:p>
          </table:table-cell>
          <table:table-cell office:value-type="float" office:value="603" table:formula="of:=INDEX([.$U$2:.$V$45];MATCH([.$AP78];[.$U$2:.$U$45];0);2)" table:style-name="ce1">
            <text:p>603</text:p>
          </table:table-cell>
          <table:table-cell office:value-type="float" office:value="299" table:formula="of:=INDEX([.$Y$2:.$Z$45];MATCH([.$AP78];[.$Y$2:.$Y$45];0);2)" table:style-name="ce1">
            <text:p>299</text:p>
          </table:table-cell>
          <table:table-cell office:value-type="float" office:value="0" table:formula="of:=INDEX([.$AC$2:.$AD$45];MATCH([.$AP78];[.$AC$2:.$AC$45];0);2)" table:style-name="ce1">
            <text:p>#N/A</text:p>
          </table:table-cell>
          <table:table-cell office:value-type="float" office:value="934" table:formula="of:=INDEX([.$AG$2:.$AH$45];MATCH([.$AP78];[.$AG$2:.$AG$45];0);2)" table:style-name="ce1">
            <text:p>934</text:p>
          </table:table-cell>
          <table:table-cell office:value-type="float" office:value="1740" table:formula="of:=INDEX([.$AK$2:.$AL$45];MATCH([.$AP78];[.$AK$2:.$AK$45];0);2)" table:style-name="ce1">
            <text:p>1740</text:p>
          </table:table-cell>
          <table:table-cell table:number-columns-repeated="2" table:style-name="ce1"/>
          <table:table-cell office:value-type="string" table:style-name="ce1">
            <text:p>ISBad1_IS21_unknown</text:p>
          </table:table-cell>
          <table:table-cell office:value-type="float" office:value="0" table:style-name="ce1">
            <text:p>0</text:p>
          </table:table-cell>
          <table:table-cell office:value-type="float" office:value="1540" table:style-name="ce1">
            <text:p>15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blaTEM-116_1_AY425988</text:p>
          </table:table-cell>
          <table:table-cell office:value-type="float" office:value="0" table:formula="of:=INDEX([.$A$2:.$B$17];MATCH([.$AP79];[.$A$2:.$A$17];0);2)" table:style-name="ce1">
            <text:p>#N/A</text:p>
          </table:table-cell>
          <table:table-cell office:value-type="float" office:value="0" table:formula="of:=INDEX([.$E$2:.$F$45];MATCH([.$AP79];[.$E$2:.$E$45];0);2)" table:style-name="ce1">
            <text:p>#N/A</text:p>
          </table:table-cell>
          <table:table-cell office:value-type="float" office:value="0" table:formula="of:=INDEX([.$I$2:.$J$45];MATCH([.$AP79];[.$I$2:.$I$45];0);2)" table:style-name="ce1">
            <text:p>#N/A</text:p>
          </table:table-cell>
          <table:table-cell office:value-type="float" office:value="0" table:formula="of:=INDEX([.$M$2:.$N$45];MATCH([.$AP79];[.$M$2:.$M$45];0);2)" table:style-name="ce1">
            <text:p>#N/A</text:p>
          </table:table-cell>
          <table:table-cell office:value-type="float" office:value="0" table:formula="of:=INDEX([.$Q$2:.$R$45];MATCH([.$AP79];[.$Q$2:.$Q$45];0);2)" table:style-name="ce1">
            <text:p>#N/A</text:p>
          </table:table-cell>
          <table:table-cell office:value-type="float" office:value="0" table:formula="of:=INDEX([.$U$2:.$V$45];MATCH([.$AP79];[.$U$2:.$U$45];0);2)" table:style-name="ce1">
            <text:p>#N/A</text:p>
          </table:table-cell>
          <table:table-cell office:value-type="float" office:value="0" table:formula="of:=INDEX([.$Y$2:.$Z$45];MATCH([.$AP79];[.$Y$2:.$Y$45];0);2)" table:style-name="ce1">
            <text:p>#N/A</text:p>
          </table:table-cell>
          <table:table-cell office:value-type="float" office:value="26" table:formula="of:=INDEX([.$AC$2:.$AD$45];MATCH([.$AP79];[.$AC$2:.$AC$45];0);2)" table:style-name="ce1">
            <text:p>26</text:p>
          </table:table-cell>
          <table:table-cell office:value-type="float" office:value="14" table:formula="of:=INDEX([.$AG$2:.$AH$45];MATCH([.$AP79];[.$AG$2:.$AG$45];0);2)" table:style-name="ce1">
            <text:p>14</text:p>
          </table:table-cell>
          <table:table-cell office:value-type="float" office:value="30" table:formula="of:=INDEX([.$AK$2:.$AL$45];MATCH([.$AP79];[.$AK$2:.$AK$45];0);2)" table:style-name="ce1">
            <text:p>30</text:p>
          </table:table-cell>
          <table:table-cell table:number-columns-repeated="2" table:style-name="ce1"/>
          <table:table-cell office:value-type="string" table:style-name="ce1">
            <text:p>IS4351_IS30_unknown</text:p>
          </table:table-cell>
          <table:table-cell office:value-type="float" office:value="237" table:style-name="ce1">
            <text:p>237</text:p>
          </table:table-cell>
          <table:table-cell office:value-type="float" office:value="2081" table:style-name="ce1">
            <text:p>2081</text:p>
          </table:table-cell>
          <table:table-cell office:value-type="float" office:value="4199" table:style-name="ce1">
            <text:p>41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9" table:style-name="ce1">
            <text:p>809</text:p>
          </table:table-cell>
          <table:table-cell office:value-type="float" office:value="372" table:style-name="ce1">
            <text:p>372</text:p>
          </table:table-cell>
          <table:table-cell office:value-type="float" office:value="843" table:style-name="ce1">
            <text:p>843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/>
          <table:table-cell table:number-columns-repeated="40" table:style-name="ce1"/>
          <table:table-cell office:value-type="string" table:style-name="ce1">
            <text:p>IS1139_IS30_unknown</text:p>
          </table:table-cell>
          <table:table-cell office:value-type="float" office:value="0" table:formula="of:=INDEX([.$A$2:.$B$17];MATCH([.$AP80];[.$A$2:.$A$17];0);2)" table:style-name="ce1">
            <text:p>#N/A</text:p>
          </table:table-cell>
          <table:table-cell office:value-type="float" office:value="0" table:formula="of:=INDEX([.$E$2:.$F$45];MATCH([.$AP80];[.$E$2:.$E$45];0);2)" table:style-name="ce1">
            <text:p>#N/A</text:p>
          </table:table-cell>
          <table:table-cell office:value-type="float" office:value="0" table:formula="of:=INDEX([.$I$2:.$J$45];MATCH([.$AP80];[.$I$2:.$I$45];0);2)" table:style-name="ce1">
            <text:p>#N/A</text:p>
          </table:table-cell>
          <table:table-cell office:value-type="float" office:value="0" table:formula="of:=INDEX([.$M$2:.$N$45];MATCH([.$AP80];[.$M$2:.$M$45];0);2)" table:style-name="ce1">
            <text:p>#N/A</text:p>
          </table:table-cell>
          <table:table-cell office:value-type="float" office:value="0" table:formula="of:=INDEX([.$Q$2:.$R$45];MATCH([.$AP80];[.$Q$2:.$Q$45];0);2)" table:style-name="ce1">
            <text:p>#N/A</text:p>
          </table:table-cell>
          <table:table-cell office:value-type="float" office:value="0" table:formula="of:=INDEX([.$U$2:.$V$45];MATCH([.$AP80];[.$U$2:.$U$45];0);2)" table:style-name="ce1">
            <text:p>#N/A</text:p>
          </table:table-cell>
          <table:table-cell office:value-type="float" office:value="0" table:formula="of:=INDEX([.$Y$2:.$Z$45];MATCH([.$AP80];[.$Y$2:.$Y$45];0);2)" table:style-name="ce1">
            <text:p>#N/A</text:p>
          </table:table-cell>
          <table:table-cell office:value-type="float" office:value="41" table:formula="of:=INDEX([.$AC$2:.$AD$45];MATCH([.$AP80];[.$AC$2:.$AC$45];0);2)" table:style-name="ce1">
            <text:p>41</text:p>
          </table:table-cell>
          <table:table-cell office:value-type="float" office:value="0" table:formula="of:=INDEX([.$AG$2:.$AH$45];MATCH([.$AP80];[.$AG$2:.$AG$45];0);2)" table:style-name="ce1">
            <text:p>#N/A</text:p>
          </table:table-cell>
          <table:table-cell office:value-type="float" office:value="0" table:formula="of:=INDEX([.$AK$2:.$AL$45];MATCH([.$AP80];[.$AK$2:.$AK$45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IS421_IS4_IS231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 table:number-columns-repeated="41"/>
          <table:table-cell office:value-type="string" table:style-name="ce1">
            <text:p>ISBlo8_IS256_unknown</text:p>
          </table:table-cell>
          <table:table-cell office:value-type="float" office:value="0" table:formula="of:=INDEX([.$A$2:.$B$17];MATCH([.$AP81];[.$A$2:.$A$17];0);2)" table:style-name="ce1">
            <text:p>#N/A</text:p>
          </table:table-cell>
          <table:table-cell office:value-type="float" office:value="0" table:formula="of:=INDEX([.$E$2:.$F$45];MATCH([.$AP81];[.$E$2:.$E$45];0);2)" table:style-name="ce1">
            <text:p>#N/A</text:p>
          </table:table-cell>
          <table:table-cell office:value-type="float" office:value="0" table:formula="of:=INDEX([.$I$2:.$J$45];MATCH([.$AP81];[.$I$2:.$I$45];0);2)" table:style-name="ce1">
            <text:p>#N/A</text:p>
          </table:table-cell>
          <table:table-cell office:value-type="float" office:value="0" table:formula="of:=INDEX([.$M$2:.$N$45];MATCH([.$AP81];[.$M$2:.$M$45];0);2)" table:style-name="ce1">
            <text:p>#N/A</text:p>
          </table:table-cell>
          <table:table-cell office:value-type="float" office:value="0" table:formula="of:=INDEX([.$Q$2:.$R$45];MATCH([.$AP81];[.$Q$2:.$Q$45];0);2)" table:style-name="ce1">
            <text:p>#N/A</text:p>
          </table:table-cell>
          <table:table-cell office:value-type="float" office:value="0" table:formula="of:=INDEX([.$U$2:.$V$45];MATCH([.$AP81];[.$U$2:.$U$45];0);2)" table:style-name="ce1">
            <text:p>#N/A</text:p>
          </table:table-cell>
          <table:table-cell office:value-type="float" office:value="0" table:formula="of:=INDEX([.$Y$2:.$Z$45];MATCH([.$AP81];[.$Y$2:.$Y$45];0);2)" table:style-name="ce1">
            <text:p>#N/A</text:p>
          </table:table-cell>
          <table:table-cell office:value-type="float" office:value="0" table:formula="of:=INDEX([.$AC$2:.$AD$45];MATCH([.$AP81];[.$AC$2:.$AC$45];0);2)" table:style-name="ce1">
            <text:p>#N/A</text:p>
          </table:table-cell>
          <table:table-cell office:value-type="float" office:value="50" table:formula="of:=INDEX([.$AG$2:.$AH$45];MATCH([.$AP81];[.$AG$2:.$AG$45];0);2)" table:style-name="ce1">
            <text:p>50</text:p>
          </table:table-cell>
          <table:table-cell office:value-type="float" office:value="68" table:formula="of:=INDEX([.$AK$2:.$AL$45];MATCH([.$AP81];[.$AK$2:.$AK$45];0);2)" table:style-name="ce1">
            <text:p>68</text:p>
          </table:table-cell>
          <table:table-cell table:number-columns-repeated="2" table:style-name="ce1"/>
          <table:table-cell office:value-type="string" table:style-name="ce1">
            <text:p>IS3_IS3_IS3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 table:number-columns-repeated="41"/>
          <table:table-cell office:value-type="string" table:style-name="ce1">
            <text:p>ISBlo4_IS30_unknown</text:p>
          </table:table-cell>
          <table:table-cell office:value-type="float" office:value="0" table:formula="of:=INDEX([.$A$2:.$B$17];MATCH([.$AP82];[.$A$2:.$A$17];0);2)" table:style-name="ce1">
            <text:p>#N/A</text:p>
          </table:table-cell>
          <table:table-cell office:value-type="float" office:value="0" table:formula="of:=INDEX([.$E$2:.$F$45];MATCH([.$AP82];[.$E$2:.$E$45];0);2)" table:style-name="ce1">
            <text:p>#N/A</text:p>
          </table:table-cell>
          <table:table-cell office:value-type="float" office:value="0" table:formula="of:=INDEX([.$I$2:.$J$45];MATCH([.$AP82];[.$I$2:.$I$45];0);2)" table:style-name="ce1">
            <text:p>#N/A</text:p>
          </table:table-cell>
          <table:table-cell office:value-type="float" office:value="0" table:formula="of:=INDEX([.$M$2:.$N$45];MATCH([.$AP82];[.$M$2:.$M$45];0);2)" table:style-name="ce1">
            <text:p>#N/A</text:p>
          </table:table-cell>
          <table:table-cell office:value-type="float" office:value="0" table:formula="of:=INDEX([.$Q$2:.$R$45];MATCH([.$AP82];[.$Q$2:.$Q$45];0);2)" table:style-name="ce1">
            <text:p>#N/A</text:p>
          </table:table-cell>
          <table:table-cell office:value-type="float" office:value="0" table:formula="of:=INDEX([.$U$2:.$V$45];MATCH([.$AP82];[.$U$2:.$U$45];0);2)" table:style-name="ce1">
            <text:p>#N/A</text:p>
          </table:table-cell>
          <table:table-cell office:value-type="float" office:value="0" table:formula="of:=INDEX([.$Y$2:.$Z$45];MATCH([.$AP82];[.$Y$2:.$Y$45];0);2)" table:style-name="ce1">
            <text:p>#N/A</text:p>
          </table:table-cell>
          <table:table-cell office:value-type="float" office:value="0" table:formula="of:=INDEX([.$AC$2:.$AD$45];MATCH([.$AP82];[.$AC$2:.$AC$45];0);2)" table:style-name="ce1">
            <text:p>#N/A</text:p>
          </table:table-cell>
          <table:table-cell office:value-type="float" office:value="28" table:formula="of:=INDEX([.$AG$2:.$AH$45];MATCH([.$AP82];[.$AG$2:.$AG$45];0);2)" table:style-name="ce1">
            <text:p>28</text:p>
          </table:table-cell>
          <table:table-cell office:value-type="float" office:value="0" table:formula="of:=INDEX([.$AK$2:.$AL$45];MATCH([.$AP82];[.$AK$2:.$AK$45];0);2)" table:style-name="ce1">
            <text:p>#N/A</text:p>
          </table:table-cell>
          <table:table-cell table:number-columns-repeated="2" table:style-name="ce1"/>
          <table:table-cell office:value-type="string" table:style-name="ce1">
            <text:p>IS1SD_IS1_unknown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 table:number-columns-repeated="41"/>
          <table:table-cell office:value-type="string" table:style-name="ce1">
            <text:p>blaTEM-171_1_GQ149347</text:p>
          </table:table-cell>
          <table:table-cell office:value-type="float" office:value="0" table:formula="of:=INDEX([.$A$2:.$B$17];MATCH([.$AP83];[.$A$2:.$A$17];0);2)" table:style-name="ce1">
            <text:p>#N/A</text:p>
          </table:table-cell>
          <table:table-cell office:value-type="float" office:value="0" table:formula="of:=INDEX([.$E$2:.$F$45];MATCH([.$AP83];[.$E$2:.$E$45];0);2)" table:style-name="ce1">
            <text:p>#N/A</text:p>
          </table:table-cell>
          <table:table-cell office:value-type="float" office:value="0" table:formula="of:=INDEX([.$I$2:.$J$45];MATCH([.$AP83];[.$I$2:.$I$45];0);2)" table:style-name="ce1">
            <text:p>#N/A</text:p>
          </table:table-cell>
          <table:table-cell office:value-type="float" office:value="0" table:formula="of:=INDEX([.$M$2:.$N$45];MATCH([.$AP83];[.$M$2:.$M$45];0);2)" table:style-name="ce1">
            <text:p>#N/A</text:p>
          </table:table-cell>
          <table:table-cell office:value-type="float" office:value="0" table:formula="of:=INDEX([.$Q$2:.$R$45];MATCH([.$AP83];[.$Q$2:.$Q$45];0);2)" table:style-name="ce1">
            <text:p>#N/A</text:p>
          </table:table-cell>
          <table:table-cell office:value-type="float" office:value="0" table:formula="of:=INDEX([.$U$2:.$V$45];MATCH([.$AP83];[.$U$2:.$U$45];0);2)" table:style-name="ce1">
            <text:p>#N/A</text:p>
          </table:table-cell>
          <table:table-cell office:value-type="float" office:value="0" table:formula="of:=INDEX([.$Y$2:.$Z$45];MATCH([.$AP83];[.$Y$2:.$Y$45];0);2)" table:style-name="ce1">
            <text:p>#N/A</text:p>
          </table:table-cell>
          <table:table-cell office:value-type="float" office:value="0" table:formula="of:=INDEX([.$AC$2:.$AD$45];MATCH([.$AP83];[.$AC$2:.$AC$45];0);2)" table:style-name="ce1">
            <text:p>#N/A</text:p>
          </table:table-cell>
          <table:table-cell office:value-type="float" office:value="0" table:formula="of:=INDEX([.$AG$2:.$AH$45];MATCH([.$AP83];[.$AG$2:.$AG$45];0);2)" table:style-name="ce1">
            <text:p>#N/A</text:p>
          </table:table-cell>
          <table:table-cell office:value-type="float" office:value="23" table:formula="of:=INDEX([.$AK$2:.$AL$45];MATCH([.$AP83];[.$AK$2:.$AK$45];0);2)" table:style-name="ce1">
            <text:p>23</text:p>
          </table:table-cell>
          <table:table-cell table:number-columns-repeated="2" table:style-name="ce1"/>
          <table:table-cell office:value-type="string" table:style-name="ce1">
            <text:p>IS1R_IS1_unknown</text:p>
          </table:table-cell>
          <table:table-cell office:value-type="float" office:value="0" table:style-name="ce1">
            <text:p>0</text:p>
          </table:table-cell>
          <table:table-cell office:value-type="float" office:value="253" table:style-name="ce1">
            <text:p>253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 table:number-columns-repeated="41"/>
          <table:table-cell table:number-columns-repeated="13" table:style-name="ce1"/>
          <table:table-cell office:value-type="string" table:style-name="ce1">
            <text:p>IS1G_IS1_unknown</text:p>
          </table:table-cell>
          <table:table-cell office:value-type="float" office:value="0" table:style-name="ce1">
            <text:p>0</text:p>
          </table:table-cell>
          <table:table-cell office:value-type="float" office:value="201" table:style-name="ce1">
            <text:p>201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 table:number-columns-repeated="41"/>
          <table:table-cell table:number-columns-repeated="13" table:style-name="ce1"/>
          <table:table-cell office:value-type="string" table:style-name="ce1">
            <text:p>IS1A_IS1_unknown</text:p>
          </table:table-cell>
          <table:table-cell office:value-type="float" office:value="0" table:style-name="ce1">
            <text:p>0</text:p>
          </table:table-cell>
          <table:table-cell office:value-type="float" office:value="216" table:style-name="ce1">
            <text:p>216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 table:number-columns-repeated="41"/>
          <table:table-cell table:number-columns-repeated="13" table:style-name="ce1"/>
          <table:table-cell office:value-type="string" table:style-name="ce1">
            <text:p>IS186B_IS4_IS231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 table:number-columns-repeated="41"/>
          <table:table-cell table:number-columns-repeated="13" table:style-name="ce1"/>
          <table:table-cell office:value-type="string" table:style-name="ce1">
            <text:p>IS186A_IS4_IS231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 table:number-columns-repeated="41"/>
          <table:table-cell table:number-columns-repeated="13" table:style-name="ce1"/>
          <table:table-cell office:value-type="string" table:style-name="ce1">
            <text:p>IS1249_IS256_IS1249</text:p>
          </table:table-cell>
          <table:table-cell office:value-type="float" office:value="88" table:style-name="ce1">
            <text:p>88</text:p>
          </table:table-cell>
          <table:table-cell office:value-type="float" office:value="272" table:style-name="ce1">
            <text:p>272</text:p>
          </table:table-cell>
          <table:table-cell office:value-type="float" office:value="87" table:style-name="ce1">
            <text:p>87</text:p>
          </table:table-cell>
          <table:table-cell office:value-type="float" office:value="463" table:style-name="ce1">
            <text:p>463</text:p>
          </table:table-cell>
          <table:table-cell office:value-type="float" office:value="65" table:style-name="ce1">
            <text:p>65</text:p>
          </table:table-cell>
          <table:table-cell office:value-type="float" office:value="798" table:style-name="ce1">
            <text:p>798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 table:number-columns-repeated="41"/>
          <table:table-cell table:number-columns-repeated="13" table:style-name="ce1"/>
          <table:table-cell office:value-type="string" table:style-name="ce1">
            <text:p>IS1216E_IS6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 table:number-columns-repeated="41"/>
          <table:table-cell table:number-columns-repeated="13" table:style-name="ce1"/>
          <table:table-cell office:value-type="string" table:style-name="ce1">
            <text:p>IS1182_IS1182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 table:number-columns-repeated="41"/>
          <table:table-cell table:number-columns-repeated="13" table:style-name="ce1"/>
          <table:table-cell office:value-type="string" table:style-name="ce1">
            <text:p>IS1139_IS30_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9"/>
        </table:table-row>
        <table:table-row table:style-name="ro5">
          <table:table-cell table:number-columns-repeated="41"/>
          <table:table-cell table:number-columns-repeated="13" table:style-name="ce1"/>
          <table:table-cell office:value-type="string" table:style-name="ce1">
            <text:p>IS Total</text:p>
          </table:table-cell>
          <table:table-cell office:value-type="float" office:value="619" table:formula="of:=SUM([.BD68:.BD91])" table:style-name="ce1">
            <text:p>619</text:p>
          </table:table-cell>
          <table:table-cell office:value-type="float" office:value="5242" table:formula="of:=SUM([.BE68:.BE91])" table:style-name="ce1">
            <text:p>5242</text:p>
          </table:table-cell>
          <table:table-cell office:value-type="float" office:value="4549" table:formula="of:=SUM([.BF68:.BF91])" table:style-name="ce1">
            <text:p>4549</text:p>
          </table:table-cell>
          <table:table-cell office:value-type="float" office:value="1837" table:formula="of:=SUM([.BG68:.BG91])" table:style-name="ce1">
            <text:p>1837</text:p>
          </table:table-cell>
          <table:table-cell office:value-type="float" office:value="207" table:formula="of:=SUM([.BH68:.BH91])" table:style-name="ce1">
            <text:p>207</text:p>
          </table:table-cell>
          <table:table-cell office:value-type="float" office:value="1401" table:formula="of:=SUM([.BI68:.BI91])" table:style-name="ce1">
            <text:p>1401</text:p>
          </table:table-cell>
          <table:table-cell office:value-type="float" office:value="967" table:formula="of:=SUM([.BJ68:.BJ91])" table:style-name="ce1">
            <text:p>967</text:p>
          </table:table-cell>
          <table:table-cell office:value-type="float" office:value="670" table:formula="of:=SUM([.BK68:.BK91])" table:style-name="ce1">
            <text:p>670</text:p>
          </table:table-cell>
          <table:table-cell office:value-type="float" office:value="1518" table:formula="of:=SUM([.BL68:.BL91])" table:style-name="ce1">
            <text:p>1518</text:p>
          </table:table-cell>
          <table:table-cell office:value-type="float" office:value="269" table:formula="of:=SUM([.BM68:.BM91])" table:style-name="ce1">
            <text:p>269</text:p>
          </table:table-cell>
          <table:table-cell table:number-columns-repeated="16319"/>
        </table:table-row>
        <table:table-row table:style-name="ro5">
          <table:table-cell table:number-columns-repeated="41"/>
          <table:table-cell table:number-columns-repeated="13" table:style-name="ce1"/>
          <table:table-cell office:value-type="string" table:style-name="ce1">
            <text:p>ARG total</text:p>
          </table:table-cell>
          <table:table-cell office:value-type="float" office:value="4613" table:style-name="ce1">
            <text:p>4613</text:p>
          </table:table-cell>
          <table:table-cell office:value-type="float" office:value="6430" table:style-name="ce1">
            <text:p>6430</text:p>
          </table:table-cell>
          <table:table-cell office:value-type="float" office:value="11401" table:style-name="ce1">
            <text:p>11401</text:p>
          </table:table-cell>
          <table:table-cell office:value-type="float" office:value="11713" table:style-name="ce1">
            <text:p>11713</text:p>
          </table:table-cell>
          <table:table-cell office:value-type="float" office:value="9301" table:style-name="ce1">
            <text:p>9301</text:p>
          </table:table-cell>
          <table:table-cell office:value-type="float" office:value="5735" table:style-name="ce1">
            <text:p>5735</text:p>
          </table:table-cell>
          <table:table-cell office:value-type="float" office:value="7720" table:style-name="ce1">
            <text:p>7720</text:p>
          </table:table-cell>
          <table:table-cell office:value-type="float" office:value="8730" table:style-name="ce1">
            <text:p>8730</text:p>
          </table:table-cell>
          <table:table-cell office:value-type="float" office:value="11730" table:style-name="ce1">
            <text:p>11730</text:p>
          </table:table-cell>
          <table:table-cell office:value-type="float" office:value="15541" table:style-name="ce1">
            <text:p>15541</text:p>
          </table:table-cell>
          <table:table-cell table:number-columns-repeated="16319"/>
        </table:table-row>
        <table:table-row table:style-name="ro5">
          <table:table-cell table:number-columns-repeated="50"/>
          <table:table-cell table:style-name="ce1">
            <draw:frame draw:z-index="1" draw:id="id0" draw:style-name="a0" draw:name="Chart 1" svg:x="0.65625in" svg:y="0.0156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33"/>
        </table:table-row>
        <table:table-row table:number-rows-repeated="1048482" table:style-name="ro5">
          <table:table-cell table:number-columns-repeated="16384"/>
        </table:table-row>
      </table:table>
      <table:table table:name="Collective_ARGs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0" table:number-columns-repeated="3" table:default-cell-style-name="ce1"/>
        <table:table-column table:style-name="co2" table:number-columns-repeated="16373" table:default-cell-style-name="ce1"/>
        <table:table-row table:style-name="ro3">
          <table:table-cell table:style-name="ce1"/>
          <table:table-cell office:value-type="string" table:style-name="ce2">
            <text:p>20_V_M_1</text:p>
          </table:table-cell>
          <table:table-cell office:value-type="string" table:style-name="ce2">
            <text:p>20_V_M_2</text:p>
          </table:table-cell>
          <table:table-cell office:value-type="string" table:style-name="ce2">
            <text:p>22_NV_M</text:p>
          </table:table-cell>
          <table:table-cell office:value-type="string" table:style-name="ce2">
            <text:p>37_V_F</text:p>
          </table:table-cell>
          <table:table-cell office:value-type="string" table:style-name="ce2">
            <text:p>32_NV_M</text:p>
          </table:table-cell>
          <table:table-cell office:value-type="string" table:style-name="ce2">
            <text:p>35_NV_M</text:p>
          </table:table-cell>
          <table:table-cell office:value-type="string" table:style-name="ce2">
            <text:p>58_NV_M</text:p>
          </table:table-cell>
          <table:table-cell office:value-type="string" table:style-name="ce2">
            <text:p>55_NV_F</text:p>
          </table:table-cell>
          <table:table-cell office:value-type="string" table:style-name="ce2">
            <text:p>32_NV_M</text:p>
          </table:table-cell>
          <table:table-cell office:value-type="string" table:style-name="ce2">
            <text:p>18_NV_M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Aminoglycosi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Betalactamase</text:p>
          </table:table-cell>
          <table:table-cell office:value-type="float" office:value="1351" table:style-name="ce1">
            <text:p>1351</text:p>
          </table:table-cell>
          <table:table-cell office:value-type="float" office:value="770" table:style-name="ce1">
            <text:p>770</text:p>
          </table:table-cell>
          <table:table-cell office:value-type="float" office:value="2755" table:style-name="ce1">
            <text:p>2755</text:p>
          </table:table-cell>
          <table:table-cell office:value-type="float" office:value="708" table:style-name="ce1">
            <text:p>708</text:p>
          </table:table-cell>
          <table:table-cell office:value-type="float" office:value="1897" table:style-name="ce1">
            <text:p>1897</text:p>
          </table:table-cell>
          <table:table-cell office:value-type="float" office:value="855" table:style-name="ce1">
            <text:p>855</text:p>
          </table:table-cell>
          <table:table-cell office:value-type="float" office:value="3599" table:style-name="ce1">
            <text:p>3599</text:p>
          </table:table-cell>
          <table:table-cell office:value-type="float" office:value="1336" table:style-name="ce1">
            <text:p>1336</text:p>
          </table:table-cell>
          <table:table-cell office:value-type="float" office:value="1112" table:style-name="ce1">
            <text:p>1112</text:p>
          </table:table-cell>
          <table:table-cell office:value-type="float" office:value="1281" table:style-name="ce1">
            <text:p>1281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Phenico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Trimethopr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Macrolide</text:p>
          </table:table-cell>
          <table:table-cell office:value-type="float" office:value="170" table:style-name="ce1">
            <text:p>170</text:p>
          </table:table-cell>
          <table:table-cell office:value-type="float" office:value="303" table:style-name="ce1">
            <text:p>303</text:p>
          </table:table-cell>
          <table:table-cell office:value-type="float" office:value="3060" table:style-name="ce1">
            <text:p>3060</text:p>
          </table:table-cell>
          <table:table-cell office:value-type="float" office:value="953" table:style-name="ce1">
            <text:p>953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735" table:style-name="ce1">
            <text:p>735</text:p>
          </table:table-cell>
          <table:table-cell office:value-type="float" office:value="271" table:style-name="ce1">
            <text:p>271</text:p>
          </table:table-cell>
          <table:table-cell office:value-type="float" office:value="336" table:style-name="ce1">
            <text:p>33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Sulfonami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Tetracycline</text:p>
          </table:table-cell>
          <table:table-cell office:value-type="float" office:value="3092" table:style-name="ce1">
            <text:p>3092</text:p>
          </table:table-cell>
          <table:table-cell office:value-type="float" office:value="5357" table:style-name="ce1">
            <text:p>5357</text:p>
          </table:table-cell>
          <table:table-cell office:value-type="float" office:value="5498" table:style-name="ce1">
            <text:p>5498</text:p>
          </table:table-cell>
          <table:table-cell office:value-type="float" office:value="9955" table:style-name="ce1">
            <text:p>9955</text:p>
          </table:table-cell>
          <table:table-cell office:value-type="float" office:value="7246" table:style-name="ce1">
            <text:p>7246</text:p>
          </table:table-cell>
          <table:table-cell office:value-type="float" office:value="4858" table:style-name="ce1">
            <text:p>4858</text:p>
          </table:table-cell>
          <table:table-cell office:value-type="float" office:value="3386" table:style-name="ce1">
            <text:p>3386</text:p>
          </table:table-cell>
          <table:table-cell office:value-type="float" office:value="7123" table:style-name="ce1">
            <text:p>7123</text:p>
          </table:table-cell>
          <table:table-cell office:value-type="float" office:value="10282" table:style-name="ce1">
            <text:p>10282</text:p>
          </table:table-cell>
          <table:table-cell office:value-type="float" office:value="14260" table:style-name="ce1">
            <text:p>14260</text:p>
          </table:table-cell>
          <table:table-cell table:number-columns-repeated="16373"/>
        </table:table-row>
        <table:table-row table:style-name="ro5">
          <table:table-cell table:number-columns-repeated="16384"/>
        </table:table-row>
        <table:table-row table:style-name="ro5">
          <table:table-cell table:style-name="ce1"/>
          <table:table-cell office:value-type="string" table:style-name="ce11">
            <text:p>SRX5883436</text:p>
          </table:table-cell>
          <table:table-cell office:value-type="string" table:style-name="ce11">
            <text:p>SRX5883437</text:p>
          </table:table-cell>
          <table:table-cell office:value-type="string" table:style-name="ce12">
            <text:p>SRX5883456</text:p>
          </table:table-cell>
          <table:table-cell office:value-type="string" table:style-name="ce11">
            <text:p>SRX5883457</text:p>
          </table:table-cell>
          <table:table-cell office:value-type="string" table:style-name="ce11">
            <text:p>SRX5883460</text:p>
          </table:table-cell>
          <table:table-cell office:value-type="string" table:style-name="ce11">
            <text:p>SRX5883461</text:p>
          </table:table-cell>
          <table:table-cell office:value-type="string" table:style-name="ce11">
            <text:p>SRX5883462</text:p>
          </table:table-cell>
          <table:table-cell office:value-type="string" table:style-name="ce11">
            <text:p>SRX5883463</text:p>
          </table:table-cell>
          <table:table-cell office:value-type="string" table:style-name="ce11">
            <text:p>SRX5883464</text:p>
          </table:table-cell>
          <table:table-cell office:value-type="string" table:style-name="ce11">
            <text:p>SRX5883465</text:p>
          </table:table-cell>
          <table:table-cell table:number-columns-repeated="16373"/>
        </table:table-row>
        <table:table-row table:style-name="ro5">
          <table:table-cell table:style-name="ce1"/>
          <table:table-cell office:value-type="string" table:style-name="ce1">
            <text:p>20_V_M_1</text:p>
          </table:table-cell>
          <table:table-cell office:value-type="string" table:style-name="ce1">
            <text:p>20_V_M_2</text:p>
          </table:table-cell>
          <table:table-cell office:value-type="string" table:style-name="ce1">
            <text:p>22_NV_M</text:p>
          </table:table-cell>
          <table:table-cell office:value-type="string" table:style-name="ce1">
            <text:p>37_V_F</text:p>
          </table:table-cell>
          <table:table-cell office:value-type="string" table:style-name="ce1">
            <text:p>32_NV_M</text:p>
          </table:table-cell>
          <table:table-cell office:value-type="string" table:style-name="ce1">
            <text:p>35_NV_M</text:p>
          </table:table-cell>
          <table:table-cell office:value-type="string" table:style-name="ce1">
            <text:p>58_NV_M</text:p>
          </table:table-cell>
          <table:table-cell office:value-type="string" table:style-name="ce1">
            <text:p>55_NV_F</text:p>
          </table:table-cell>
          <table:table-cell office:value-type="string" table:style-name="ce1">
            <text:p>32_NV_M</text:p>
          </table:table-cell>
          <table:table-cell office:value-type="string" table:style-name="ce1">
            <text:p>18_NV_M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Aminoglycosi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Betalactamase</text:p>
          </table:table-cell>
          <table:table-cell office:value-type="float" office:value="1351" table:style-name="ce1">
            <text:p>1351</text:p>
          </table:table-cell>
          <table:table-cell office:value-type="float" office:value="770" table:style-name="ce1">
            <text:p>770</text:p>
          </table:table-cell>
          <table:table-cell office:value-type="float" office:value="2755" table:style-name="ce1">
            <text:p>2755</text:p>
          </table:table-cell>
          <table:table-cell office:value-type="float" office:value="708" table:style-name="ce1">
            <text:p>708</text:p>
          </table:table-cell>
          <table:table-cell office:value-type="float" office:value="1897" table:style-name="ce1">
            <text:p>1897</text:p>
          </table:table-cell>
          <table:table-cell office:value-type="float" office:value="855" table:style-name="ce1">
            <text:p>855</text:p>
          </table:table-cell>
          <table:table-cell office:value-type="float" office:value="3599" table:style-name="ce1">
            <text:p>3599</text:p>
          </table:table-cell>
          <table:table-cell office:value-type="float" office:value="1336" table:style-name="ce1">
            <text:p>1336</text:p>
          </table:table-cell>
          <table:table-cell office:value-type="float" office:value="1112" table:style-name="ce1">
            <text:p>1112</text:p>
          </table:table-cell>
          <table:table-cell office:value-type="float" office:value="1281" table:style-name="ce1">
            <text:p>1281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Phenico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Trimethopr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Macrolide</text:p>
          </table:table-cell>
          <table:table-cell office:value-type="float" office:value="170" table:style-name="ce1">
            <text:p>170</text:p>
          </table:table-cell>
          <table:table-cell office:value-type="float" office:value="303" table:style-name="ce1">
            <text:p>303</text:p>
          </table:table-cell>
          <table:table-cell office:value-type="float" office:value="3060" table:style-name="ce1">
            <text:p>3060</text:p>
          </table:table-cell>
          <table:table-cell office:value-type="float" office:value="953" table:style-name="ce1">
            <text:p>953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735" table:style-name="ce1">
            <text:p>735</text:p>
          </table:table-cell>
          <table:table-cell office:value-type="float" office:value="271" table:style-name="ce1">
            <text:p>271</text:p>
          </table:table-cell>
          <table:table-cell office:value-type="float" office:value="336" table:style-name="ce1">
            <text:p>33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Sulfonami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Tetracycline</text:p>
          </table:table-cell>
          <table:table-cell office:value-type="float" office:value="3092" table:style-name="ce1">
            <text:p>3092</text:p>
          </table:table-cell>
          <table:table-cell office:value-type="float" office:value="5357" table:style-name="ce1">
            <text:p>5357</text:p>
          </table:table-cell>
          <table:table-cell office:value-type="float" office:value="5498" table:style-name="ce1">
            <text:p>5498</text:p>
          </table:table-cell>
          <table:table-cell office:value-type="float" office:value="9955" table:style-name="ce1">
            <text:p>9955</text:p>
          </table:table-cell>
          <table:table-cell office:value-type="float" office:value="7246" table:style-name="ce1">
            <text:p>7246</text:p>
          </table:table-cell>
          <table:table-cell office:value-type="float" office:value="4858" table:style-name="ce1">
            <text:p>4858</text:p>
          </table:table-cell>
          <table:table-cell office:value-type="float" office:value="3386" table:style-name="ce1">
            <text:p>3386</text:p>
          </table:table-cell>
          <table:table-cell office:value-type="float" office:value="7123" table:style-name="ce1">
            <text:p>7123</text:p>
          </table:table-cell>
          <table:table-cell office:value-type="float" office:value="10282" table:style-name="ce1">
            <text:p>10282</text:p>
          </table:table-cell>
          <table:table-cell office:value-type="float" office:value="14260" table:style-name="ce1">
            <text:p>1426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Total</text:p>
          </table:table-cell>
          <table:table-cell office:value-type="float" office:value="4613" table:formula="of:=SUM([.B12:.B18])" table:style-name="ce1">
            <text:p>4613</text:p>
          </table:table-cell>
          <table:table-cell office:value-type="float" office:value="6430" table:formula="of:=SUM([.C12:.C18])" table:style-name="ce1">
            <text:p>6430</text:p>
          </table:table-cell>
          <table:table-cell office:value-type="float" office:value="11401" table:formula="of:=SUM([.D12:.D18])" table:style-name="ce1">
            <text:p>11401</text:p>
          </table:table-cell>
          <table:table-cell office:value-type="float" office:value="11763" table:formula="of:=SUM([.E12:.E18])" table:style-name="ce1">
            <text:p>11763</text:p>
          </table:table-cell>
          <table:table-cell office:value-type="float" office:value="9301" table:formula="of:=SUM([.F12:.F18])" table:style-name="ce1">
            <text:p>9301</text:p>
          </table:table-cell>
          <table:table-cell office:value-type="float" office:value="5735" table:formula="of:=SUM([.G12:.G18])" table:style-name="ce1">
            <text:p>5735</text:p>
          </table:table-cell>
          <table:table-cell office:value-type="float" office:value="7720" table:formula="of:=SUM([.H12:.H18])" table:style-name="ce1">
            <text:p>7720</text:p>
          </table:table-cell>
          <table:table-cell office:value-type="float" office:value="8730" table:formula="of:=SUM([.I12:.I18])" table:style-name="ce1">
            <text:p>8730</text:p>
          </table:table-cell>
          <table:table-cell office:value-type="float" office:value="11730" table:formula="of:=SUM([.J12:.J18])" table:style-name="ce1">
            <text:p>11730</text:p>
          </table:table-cell>
          <table:table-cell office:value-type="float" office:value="15541" table:formula="of:=SUM([.K12:.K18])" table:style-name="ce1">
            <text:p>15541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Distinct k-mer</text:p>
          </table:table-cell>
          <table:table-cell office:value-type="float" office:value="294542344" table:style-name="ce1">
            <text:p>294542344</text:p>
          </table:table-cell>
          <table:table-cell office:value-type="float" office:value="357235715" table:style-name="ce1">
            <text:p>357235715</text:p>
          </table:table-cell>
          <table:table-cell office:value-type="float" office:value="377531789" table:style-name="ce1">
            <text:p>377531789</text:p>
          </table:table-cell>
          <table:table-cell office:value-type="float" office:value="500376751" table:style-name="ce1">
            <text:p>500376751</text:p>
          </table:table-cell>
          <table:table-cell office:value-type="float" office:value="562987838" table:style-name="ce1">
            <text:p>562987838</text:p>
          </table:table-cell>
          <table:table-cell office:value-type="float" office:value="631248683" table:style-name="ce1">
            <text:p>631248683</text:p>
          </table:table-cell>
          <table:table-cell office:value-type="float" office:value="336738287" table:style-name="ce1">
            <text:p>336738287</text:p>
          </table:table-cell>
          <table:table-cell office:value-type="float" office:value="454117147" table:style-name="ce1">
            <text:p>454117147</text:p>
          </table:table-cell>
          <table:table-cell office:value-type="float" office:value="424836994" table:style-name="ce1">
            <text:p>424836994</text:p>
          </table:table-cell>
          <table:table-cell office:value-type="float" office:value="642897152" table:style-name="ce1">
            <text:p>642897152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ARG/k-mer</text:p>
          </table:table-cell>
          <table:table-cell office:value-type="float" office:value="1.5661585147159691E-5" table:formula="of:=[.B19]/[.B20]" table:style-name="ce1">
            <text:p>1.56616E-05</text:p>
          </table:table-cell>
          <table:table-cell office:value-type="float" office:value="1.799932014076476E-5" table:formula="of:=[.C19]/[.C20]" table:style-name="ce1">
            <text:p>1.79993E-05</text:p>
          </table:table-cell>
          <table:table-cell office:value-type="float" office:value="3.0198781485921441E-5" table:formula="of:=[.D19]/[.D20]" table:style-name="ce1">
            <text:p>3.01988E-05</text:p>
          </table:table-cell>
          <table:table-cell office:value-type="float" office:value="2.3508286459136467E-5" table:formula="of:=[.E19]/[.E20]" table:style-name="ce1">
            <text:p>2.35083E-05</text:p>
          </table:table-cell>
          <table:table-cell office:value-type="float" office:value="1.6520783171873776E-5" table:formula="of:=[.F19]/[.F20]" table:style-name="ce1">
            <text:p>1.65208E-05</text:p>
          </table:table-cell>
          <table:table-cell office:value-type="float" office:value="9.0851674695691997E-6" table:formula="of:=[.G19]/[.G20]" table:style-name="ce1">
            <text:p>9.08517E-06</text:p>
          </table:table-cell>
          <table:table-cell office:value-type="float" office:value="2.2925815976488588E-5" table:formula="of:=[.H19]/[.H20]" table:style-name="ce1">
            <text:p>2.29258E-05</text:p>
          </table:table-cell>
          <table:table-cell office:value-type="float" office:value="1.9224114433186113E-5" table:formula="of:=[.I19]/[.I20]" table:style-name="ce1">
            <text:p>1.92241E-05</text:p>
          </table:table-cell>
          <table:table-cell office:value-type="float" office:value="2.7610589863085227E-5" table:formula="of:=[.J19]/[.J20]" table:style-name="ce1">
            <text:p>2.76106E-05</text:p>
          </table:table-cell>
          <table:table-cell office:value-type="float" office:value="2.4173384423392188E-5" table:formula="of:=[.K19]/[.K20]" table:style-name="ce1">
            <text:p>2.41734E-05</text:p>
          </table:table-cell>
          <table:table-cell table:number-columns-repeated="16373"/>
        </table:table-row>
        <table:table-row table:style-name="ro5">
          <table:table-cell table:number-columns-repeated="16384"/>
        </table:table-row>
        <table:table-row table:style-name="ro5">
          <table:table-cell table:style-name="ce1"/>
          <table:table-cell office:value-type="string" table:style-name="ce1">
            <text:p>Aminoglycoside</text:p>
          </table:table-cell>
          <table:table-cell office:value-type="string" table:style-name="ce1">
            <text:p>Betalactamase</text:p>
          </table:table-cell>
          <table:table-cell office:value-type="string" table:style-name="ce1">
            <text:p>Phenicol</text:p>
          </table:table-cell>
          <table:table-cell office:value-type="string" table:style-name="ce1">
            <text:p>Trimethoprim</text:p>
          </table:table-cell>
          <table:table-cell office:value-type="string" table:style-name="ce1">
            <text:p>Macrolide</text:p>
          </table:table-cell>
          <table:table-cell office:value-type="string" table:style-name="ce1">
            <text:p>Sulfonamide</text:p>
          </table:table-cell>
          <table:table-cell office:value-type="string" table:style-name="ce1">
            <text:p>Tetracycline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">
            <text:p>20_V_M_1</text:p>
          </table:table-cell>
          <table:table-cell office:value-type="float" office:value="0" table:style-name="ce1">
            <text:p>0</text:p>
          </table:table-cell>
          <table:table-cell office:value-type="float" office:value="1351" table:style-name="ce1">
            <text:p>1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3092" table:style-name="ce1">
            <text:p>3092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">
            <text:p>20_V_M_2</text:p>
          </table:table-cell>
          <table:table-cell office:value-type="float" office:value="0" table:style-name="ce1">
            <text:p>0</text:p>
          </table:table-cell>
          <table:table-cell office:value-type="float" office:value="770" table:style-name="ce1">
            <text:p>7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3" table:style-name="ce1">
            <text:p>303</text:p>
          </table:table-cell>
          <table:table-cell office:value-type="float" office:value="0" table:style-name="ce1">
            <text:p>0</text:p>
          </table:table-cell>
          <table:table-cell office:value-type="float" office:value="5357" table:style-name="ce1">
            <text:p>5357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">
            <text:p>22_NV_M</text:p>
          </table:table-cell>
          <table:table-cell office:value-type="float" office:value="14" table:style-name="ce1">
            <text:p>14</text:p>
          </table:table-cell>
          <table:table-cell office:value-type="float" office:value="2755" table:style-name="ce1">
            <text:p>2755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3060" table:style-name="ce1">
            <text:p>3060</text:p>
          </table:table-cell>
          <table:table-cell office:value-type="float" office:value="43" table:style-name="ce1">
            <text:p>43</text:p>
          </table:table-cell>
          <table:table-cell office:value-type="float" office:value="5498" table:style-name="ce1">
            <text:p>5498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">
            <text:p>37_V_F</text:p>
          </table:table-cell>
          <table:table-cell office:value-type="float" office:value="47" table:style-name="ce1">
            <text:p>47</text:p>
          </table:table-cell>
          <table:table-cell office:value-type="float" office:value="708" table:style-name="ce1">
            <text:p>70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3" table:style-name="ce1">
            <text:p>953</text:p>
          </table:table-cell>
          <table:table-cell office:value-type="float" office:value="0" table:style-name="ce1">
            <text:p>0</text:p>
          </table:table-cell>
          <table:table-cell office:value-type="float" office:value="9955" table:style-name="ce1">
            <text:p>9955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">
            <text:p>32_NV_M</text:p>
          </table:table-cell>
          <table:table-cell office:value-type="float" office:value="158" table:style-name="ce1">
            <text:p>158</text:p>
          </table:table-cell>
          <table:table-cell office:value-type="float" office:value="1897" table:style-name="ce1">
            <text:p>18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46" table:style-name="ce1">
            <text:p>7246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">
            <text:p>35_NV_M</text:p>
          </table:table-cell>
          <table:table-cell office:value-type="float" office:value="0" table:style-name="ce1">
            <text:p>0</text:p>
          </table:table-cell>
          <table:table-cell office:value-type="float" office:value="855" table:style-name="ce1">
            <text:p>8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4858" table:style-name="ce1">
            <text:p>4858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">
            <text:p>58_NV_M</text:p>
          </table:table-cell>
          <table:table-cell office:value-type="float" office:value="0" table:style-name="ce1">
            <text:p>0</text:p>
          </table:table-cell>
          <table:table-cell office:value-type="float" office:value="3599" table:style-name="ce1">
            <text:p>35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5" table:style-name="ce1">
            <text:p>735</text:p>
          </table:table-cell>
          <table:table-cell office:value-type="float" office:value="0" table:style-name="ce1">
            <text:p>0</text:p>
          </table:table-cell>
          <table:table-cell office:value-type="float" office:value="3386" table:style-name="ce1">
            <text:p>3386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">
            <text:p>55_NV_F</text:p>
          </table:table-cell>
          <table:table-cell office:value-type="float" office:value="0" table:style-name="ce1">
            <text:p>0</text:p>
          </table:table-cell>
          <table:table-cell office:value-type="float" office:value="1336" table:style-name="ce1">
            <text:p>1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1" table:style-name="ce1">
            <text:p>271</text:p>
          </table:table-cell>
          <table:table-cell office:value-type="float" office:value="0" table:style-name="ce1">
            <text:p>0</text:p>
          </table:table-cell>
          <table:table-cell office:value-type="float" office:value="7123" table:style-name="ce1">
            <text:p>7123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">
            <text:p>32_NV_M</text:p>
          </table:table-cell>
          <table:table-cell office:value-type="float" office:value="0" table:style-name="ce1">
            <text:p>0</text:p>
          </table:table-cell>
          <table:table-cell office:value-type="float" office:value="1112" table:style-name="ce1">
            <text:p>1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6" table:style-name="ce1">
            <text:p>336</text:p>
          </table:table-cell>
          <table:table-cell office:value-type="float" office:value="0" table:style-name="ce1">
            <text:p>0</text:p>
          </table:table-cell>
          <table:table-cell office:value-type="float" office:value="10282" table:style-name="ce1">
            <text:p>10282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">
            <text:p>18_NV_M</text:p>
          </table:table-cell>
          <table:table-cell office:value-type="float" office:value="0" table:style-name="ce1">
            <text:p>0</text:p>
          </table:table-cell>
          <table:table-cell office:value-type="float" office:value="1281" table:style-name="ce1">
            <text:p>12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60" table:style-name="ce1">
            <text:p>14260</text:p>
          </table:table-cell>
          <table:table-cell table:number-columns-repeated="16376" table:style-name="ce1"/>
        </table:table-row>
        <table:table-row table:number-rows-repeated="2" table:style-name="ro5">
          <table:table-cell table:number-columns-repeated="16384"/>
        </table:table-row>
        <table:table-row table:style-name="ro3">
          <table:table-cell table:style-name="ce2"/>
          <table:table-cell office:value-type="string" table:style-name="ce2">
            <text:p>20_V_M_1</text:p>
          </table:table-cell>
          <table:table-cell office:value-type="string" table:style-name="ce2">
            <text:p>20_V_M_2</text:p>
          </table:table-cell>
          <table:table-cell office:value-type="string" table:style-name="ce2">
            <text:p>22_NV_M</text:p>
          </table:table-cell>
          <table:table-cell office:value-type="string" table:style-name="ce2">
            <text:p>37_V_F</text:p>
          </table:table-cell>
          <table:table-cell office:value-type="string" table:style-name="ce2">
            <text:p>32_NV_M</text:p>
          </table:table-cell>
          <table:table-cell office:value-type="string" table:style-name="ce2">
            <text:p>35_NV_M</text:p>
          </table:table-cell>
          <table:table-cell office:value-type="string" table:style-name="ce2">
            <text:p>58_NV_M</text:p>
          </table:table-cell>
          <table:table-cell office:value-type="string" table:style-name="ce2">
            <text:p>55_NV_F</text:p>
          </table:table-cell>
          <table:table-cell office:value-type="string" table:style-name="ce2">
            <text:p>32_NV_M</text:p>
          </table:table-cell>
          <table:table-cell office:value-type="string" table:style-name="ce2">
            <text:p>18_NV_M</text:p>
          </table:table-cell>
          <table:table-cell table:number-columns-repeated="2" table:style-name="ce1"/>
          <table:table-cell office:value-type="string" table:style-name="ce1">
            <text:p>20_V_M_1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20_V_M_2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22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37_V_F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32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35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58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55_NV_F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32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18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number-columns-repeated="16341"/>
        </table:table-row>
        <table:table-row table:style-name="ro5">
          <table:table-cell office:value-type="string" table:style-name="ce1">
            <text:p>aadA5_1_AF1373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Taxa_S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41"/>
        </table:table-row>
        <table:table-row table:style-name="ro5">
          <table:table-cell office:value-type="string" table:style-name="ce1">
            <text:p>ant(6)-Ia_3_KF864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Individuals</text:p>
          </table:table-cell>
          <table:table-cell office:value-type="float" office:value="4613" table:style-name="ce1">
            <text:p>4613</text:p>
          </table:table-cell>
          <table:table-cell office:value-type="float" office:value="4613" table:style-name="ce1">
            <text:p>4613</text:p>
          </table:table-cell>
          <table:table-cell office:value-type="float" office:value="4613" table:style-name="ce1">
            <text:p>4613</text:p>
          </table:table-cell>
          <table:table-cell office:value-type="float" office:value="6430" table:style-name="ce1">
            <text:p>6430</text:p>
          </table:table-cell>
          <table:table-cell office:value-type="float" office:value="6430" table:style-name="ce1">
            <text:p>6430</text:p>
          </table:table-cell>
          <table:table-cell office:value-type="float" office:value="6430" table:style-name="ce1">
            <text:p>6430</text:p>
          </table:table-cell>
          <table:table-cell office:value-type="float" office:value="11401" table:style-name="ce1">
            <text:p>11401</text:p>
          </table:table-cell>
          <table:table-cell office:value-type="float" office:value="11401" table:style-name="ce1">
            <text:p>11401</text:p>
          </table:table-cell>
          <table:table-cell office:value-type="float" office:value="11401" table:style-name="ce1">
            <text:p>11401</text:p>
          </table:table-cell>
          <table:table-cell office:value-type="float" office:value="11713" table:style-name="ce1">
            <text:p>11713</text:p>
          </table:table-cell>
          <table:table-cell office:value-type="float" office:value="11713" table:style-name="ce1">
            <text:p>11713</text:p>
          </table:table-cell>
          <table:table-cell office:value-type="float" office:value="11713" table:style-name="ce1">
            <text:p>11713</text:p>
          </table:table-cell>
          <table:table-cell office:value-type="float" office:value="9301" table:style-name="ce1">
            <text:p>9301</text:p>
          </table:table-cell>
          <table:table-cell office:value-type="float" office:value="9301" table:style-name="ce1">
            <text:p>9301</text:p>
          </table:table-cell>
          <table:table-cell office:value-type="float" office:value="9301" table:style-name="ce1">
            <text:p>9301</text:p>
          </table:table-cell>
          <table:table-cell office:value-type="float" office:value="5735" table:style-name="ce1">
            <text:p>5735</text:p>
          </table:table-cell>
          <table:table-cell office:value-type="float" office:value="5735" table:style-name="ce1">
            <text:p>5735</text:p>
          </table:table-cell>
          <table:table-cell office:value-type="float" office:value="5735" table:style-name="ce1">
            <text:p>5735</text:p>
          </table:table-cell>
          <table:table-cell office:value-type="float" office:value="7720" table:style-name="ce1">
            <text:p>7720</text:p>
          </table:table-cell>
          <table:table-cell office:value-type="float" office:value="7720" table:style-name="ce1">
            <text:p>7720</text:p>
          </table:table-cell>
          <table:table-cell office:value-type="float" office:value="7720" table:style-name="ce1">
            <text:p>7720</text:p>
          </table:table-cell>
          <table:table-cell office:value-type="float" office:value="8730" table:style-name="ce1">
            <text:p>8730</text:p>
          </table:table-cell>
          <table:table-cell office:value-type="float" office:value="8730" table:style-name="ce1">
            <text:p>8730</text:p>
          </table:table-cell>
          <table:table-cell office:value-type="float" office:value="8730" table:style-name="ce1">
            <text:p>8730</text:p>
          </table:table-cell>
          <table:table-cell office:value-type="float" office:value="11730" table:style-name="ce1">
            <text:p>11730</text:p>
          </table:table-cell>
          <table:table-cell office:value-type="float" office:value="11730" table:style-name="ce1">
            <text:p>11730</text:p>
          </table:table-cell>
          <table:table-cell office:value-type="float" office:value="11730" table:style-name="ce1">
            <text:p>11730</text:p>
          </table:table-cell>
          <table:table-cell office:value-type="float" office:value="15541" table:style-name="ce1">
            <text:p>15541</text:p>
          </table:table-cell>
          <table:table-cell office:value-type="float" office:value="15541" table:style-name="ce1">
            <text:p>15541</text:p>
          </table:table-cell>
          <table:table-cell office:value-type="float" office:value="15541" table:style-name="ce1">
            <text:p>15541</text:p>
          </table:table-cell>
          <table:table-cell table:number-columns-repeated="16341"/>
        </table:table-row>
        <table:table-row table:style-name="ro5">
          <table:table-cell office:value-type="string" table:style-name="ce1">
            <text:p>aph(3'')-Ib_1_M288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ominance_D</text:p>
          </table:table-cell>
          <table:table-cell office:value-type="float" office:value="0.17649999999999999" table:style-name="ce1">
            <text:p>0.1765</text:p>
          </table:table-cell>
          <table:table-cell office:value-type="float" office:value="0.17069999999999999" table:style-name="ce1">
            <text:p>0.1707</text:p>
          </table:table-cell>
          <table:table-cell office:value-type="float" office:value="0.1822" table:style-name="ce1">
            <text:p>0.1822</text:p>
          </table:table-cell>
          <table:table-cell office:value-type="float" office:value="6.9769999999999999E-2" table:style-name="ce1">
            <text:p>0.06977</text:p>
          </table:table-cell>
          <table:table-cell office:value-type="float" office:value="6.8440000000000001E-2" table:style-name="ce1">
            <text:p>0.06844</text:p>
          </table:table-cell>
          <table:table-cell office:value-type="float" office:value="7.1099999999999997E-2" table:style-name="ce1">
            <text:p>0.0711</text:p>
          </table:table-cell>
          <table:table-cell office:value-type="float" office:value="0.1021" table:style-name="ce1">
            <text:p>0.1021</text:p>
          </table:table-cell>
          <table:table-cell office:value-type="float" office:value="9.9360000000000004E-2" table:style-name="ce1">
            <text:p>0.09936</text:p>
          </table:table-cell>
          <table:table-cell office:value-type="float" office:value="0.1048" table:style-name="ce1">
            <text:p>0.1048</text:p>
          </table:table-cell>
          <table:table-cell office:value-type="float" office:value="8.4390000000000007E-2" table:style-name="ce1">
            <text:p>0.08439</text:p>
          </table:table-cell>
          <table:table-cell office:value-type="float" office:value="8.2879999999999995E-2" table:style-name="ce1">
            <text:p>0.08288</text:p>
          </table:table-cell>
          <table:table-cell office:value-type="float" office:value="8.591E-2" table:style-name="ce1">
            <text:p>0.08591</text:p>
          </table:table-cell>
          <table:table-cell office:value-type="float" office:value="9.3100000000000002E-2" table:style-name="ce1">
            <text:p>0.0931</text:p>
          </table:table-cell>
          <table:table-cell office:value-type="float" office:value="9.0499999999999997E-2" table:style-name="ce1">
            <text:p>0.0905</text:p>
          </table:table-cell>
          <table:table-cell office:value-type="float" office:value="9.5710000000000003E-2" table:style-name="ce1">
            <text:p>0.09571</text:p>
          </table:table-cell>
          <table:table-cell office:value-type="float" office:value="8.2449999999999996E-2" table:style-name="ce1">
            <text:p>0.08245</text:p>
          </table:table-cell>
          <table:table-cell office:value-type="float" office:value="8.0490000000000006E-2" table:style-name="ce1">
            <text:p>0.08049</text:p>
          </table:table-cell>
          <table:table-cell office:value-type="float" office:value="8.4409999999999999E-2" table:style-name="ce1">
            <text:p>0.08441</text:p>
          </table:table-cell>
          <table:table-cell office:value-type="float" office:value="0.23430000000000001" table:style-name="ce1">
            <text:p>0.2343</text:p>
          </table:table-cell>
          <table:table-cell office:value-type="float" office:value="0.22689999999999999" table:style-name="ce1">
            <text:p>0.2269</text:p>
          </table:table-cell>
          <table:table-cell office:value-type="float" office:value="0.2417" table:style-name="ce1">
            <text:p>0.2417</text:p>
          </table:table-cell>
          <table:table-cell office:value-type="float" office:value="8.8830000000000006E-2" table:style-name="ce1">
            <text:p>0.08883</text:p>
          </table:table-cell>
          <table:table-cell office:value-type="float" office:value="8.6169999999999997E-2" table:style-name="ce1">
            <text:p>0.08617</text:p>
          </table:table-cell>
          <table:table-cell office:value-type="float" office:value="9.1490000000000002E-2" table:style-name="ce1">
            <text:p>0.09149</text:p>
          </table:table-cell>
          <table:table-cell office:value-type="float" office:value="6.7210000000000006E-2" table:style-name="ce1">
            <text:p>0.06721</text:p>
          </table:table-cell>
          <table:table-cell office:value-type="float" office:value="6.5869999999999998E-2" table:style-name="ce1">
            <text:p>0.06587</text:p>
          </table:table-cell>
          <table:table-cell office:value-type="float" office:value="6.855E-2" table:style-name="ce1">
            <text:p>0.06855</text:p>
          </table:table-cell>
          <table:table-cell office:value-type="float" office:value="7.0150000000000004E-2" table:style-name="ce1">
            <text:p>0.07015</text:p>
          </table:table-cell>
          <table:table-cell office:value-type="float" office:value="6.9129999999999997E-2" table:style-name="ce1">
            <text:p>0.06913</text:p>
          </table:table-cell>
          <table:table-cell office:value-type="float" office:value="7.1179999999999993E-2" table:style-name="ce1">
            <text:p>0.07118</text:p>
          </table:table-cell>
          <table:table-cell table:number-columns-repeated="16341"/>
        </table:table-row>
        <table:table-row table:style-name="ro5">
          <table:table-cell office:value-type="string" table:style-name="ce1">
            <text:p>aph(3'')-Ib_2_AF024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impson_1-D</text:p>
          </table:table-cell>
          <table:table-cell office:value-type="float" office:value="0.82350000000000001" table:style-name="ce1">
            <text:p>0.8235</text:p>
          </table:table-cell>
          <table:table-cell office:value-type="float" office:value="0.81779999999999997" table:style-name="ce1">
            <text:p>0.8178</text:p>
          </table:table-cell>
          <table:table-cell office:value-type="float" office:value="0.82930000000000004" table:style-name="ce1">
            <text:p>0.8293</text:p>
          </table:table-cell>
          <table:table-cell office:value-type="float" office:value="0.93020000000000003" table:style-name="ce1">
            <text:p>0.9302</text:p>
          </table:table-cell>
          <table:table-cell office:value-type="float" office:value="0.92889999999999995" table:style-name="ce1">
            <text:p>0.9289</text:p>
          </table:table-cell>
          <table:table-cell office:value-type="float" office:value="0.93159999999999998" table:style-name="ce1">
            <text:p>0.9316</text:p>
          </table:table-cell>
          <table:table-cell office:value-type="float" office:value="0.89790000000000003" table:style-name="ce1">
            <text:p>0.8979</text:p>
          </table:table-cell>
          <table:table-cell office:value-type="float" office:value="0.8952" table:style-name="ce1">
            <text:p>0.8952</text:p>
          </table:table-cell>
          <table:table-cell office:value-type="float" office:value="0.90059999999999996" table:style-name="ce1">
            <text:p>0.9006</text:p>
          </table:table-cell>
          <table:table-cell office:value-type="float" office:value="0.91559999999999997" table:style-name="ce1">
            <text:p>0.9156</text:p>
          </table:table-cell>
          <table:table-cell office:value-type="float" office:value="0.91410000000000002" table:style-name="ce1">
            <text:p>0.9141</text:p>
          </table:table-cell>
          <table:table-cell office:value-type="float" office:value="0.91710000000000003" table:style-name="ce1">
            <text:p>0.9171</text:p>
          </table:table-cell>
          <table:table-cell office:value-type="float" office:value="0.90690000000000004" table:style-name="ce1">
            <text:p>0.9069</text:p>
          </table:table-cell>
          <table:table-cell office:value-type="float" office:value="0.90429999999999999" table:style-name="ce1">
            <text:p>0.9043</text:p>
          </table:table-cell>
          <table:table-cell office:value-type="float" office:value="0.90949999999999998" table:style-name="ce1">
            <text:p>0.9095</text:p>
          </table:table-cell>
          <table:table-cell office:value-type="float" office:value="0.91749999999999998" table:style-name="ce1">
            <text:p>0.9175</text:p>
          </table:table-cell>
          <table:table-cell office:value-type="float" office:value="0.91559999999999997" table:style-name="ce1">
            <text:p>0.9156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76570000000000005" table:style-name="ce1">
            <text:p>0.7657</text:p>
          </table:table-cell>
          <table:table-cell office:value-type="float" office:value="0.75829999999999997" table:style-name="ce1">
            <text:p>0.7583</text:p>
          </table:table-cell>
          <table:table-cell office:value-type="float" office:value="0.77310000000000001" table:style-name="ce1">
            <text:p>0.7731</text:p>
          </table:table-cell>
          <table:table-cell office:value-type="float" office:value="0.91120000000000001" table:style-name="ce1">
            <text:p>0.9112</text:p>
          </table:table-cell>
          <table:table-cell office:value-type="float" office:value="0.90849999999999997" table:style-name="ce1">
            <text:p>0.9085</text:p>
          </table:table-cell>
          <table:table-cell office:value-type="float" office:value="0.91379999999999995" table:style-name="ce1">
            <text:p>0.9138</text:p>
          </table:table-cell>
          <table:table-cell office:value-type="float" office:value="0.93279999999999996" table:style-name="ce1">
            <text:p>0.9328</text:p>
          </table:table-cell>
          <table:table-cell office:value-type="float" office:value="0.93149999999999999" table:style-name="ce1">
            <text:p>0.9315</text:p>
          </table:table-cell>
          <table:table-cell office:value-type="float" office:value="0.93410000000000004" table:style-name="ce1">
            <text:p>0.9341</text:p>
          </table:table-cell>
          <table:table-cell office:value-type="float" office:value="0.92979999999999996" table:style-name="ce1">
            <text:p>0.9298</text:p>
          </table:table-cell>
          <table:table-cell office:value-type="float" office:value="0.92879999999999996" table:style-name="ce1">
            <text:p>0.9288</text:p>
          </table:table-cell>
          <table:table-cell office:value-type="float" office:value="0.93089999999999995" table:style-name="ce1">
            <text:p>0.9309</text:p>
          </table:table-cell>
          <table:table-cell table:number-columns-repeated="16341"/>
        </table:table-row>
        <table:table-row table:style-name="ro5">
          <table:table-cell office:value-type="string" table:style-name="ce1">
            <text:p>aph(3'')-Ib_5_AF321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hannon_H</text:p>
          </table:table-cell>
          <table:table-cell office:value-type="float" office:value="1.9950000000000001" table:style-name="ce1">
            <text:p>1.995</text:p>
          </table:table-cell>
          <table:table-cell office:value-type="float" office:value="1.97" table:style-name="ce1">
            <text:p>1.97</text:p>
          </table:table-cell>
          <table:table-cell office:value-type="float" office:value="2.0190000000000001" table:style-name="ce1">
            <text:p>2.019</text:p>
          </table:table-cell>
          <table:table-cell office:value-type="float" office:value="2.7410000000000001" table:style-name="ce1">
            <text:p>2.741</text:p>
          </table:table-cell>
          <table:table-cell office:value-type="float" office:value="2.73" table:style-name="ce1">
            <text:p>2.73</text:p>
          </table:table-cell>
          <table:table-cell office:value-type="float" office:value="2.7509999999999999" table:style-name="ce1">
            <text:p>2.751</text:p>
          </table:table-cell>
          <table:table-cell office:value-type="float" office:value="2.673" table:style-name="ce1">
            <text:p>2.673</text:p>
          </table:table-cell>
          <table:table-cell office:value-type="float" office:value="2.653" table:style-name="ce1">
            <text:p>2.653</text:p>
          </table:table-cell>
          <table:table-cell office:value-type="float" office:value="2.6920000000000002" table:style-name="ce1">
            <text:p>2.692</text:p>
          </table:table-cell>
          <table:table-cell office:value-type="float" office:value="2.6640000000000001" table:style-name="ce1">
            <text:p>2.664</text:p>
          </table:table-cell>
          <table:table-cell office:value-type="float" office:value="2.65" table:style-name="ce1">
            <text:p>2.65</text:p>
          </table:table-cell>
          <table:table-cell office:value-type="float" office:value="2.677" table:style-name="ce1">
            <text:p>2.677</text:p>
          </table:table-cell>
          <table:table-cell office:value-type="float" office:value="2.66" table:style-name="ce1">
            <text:p>2.66</text:p>
          </table:table-cell>
          <table:table-cell office:value-type="float" office:value="2.6419999999999999" table:style-name="ce1">
            <text:p>2.642</text:p>
          </table:table-cell>
          <table:table-cell office:value-type="float" office:value="2.6779999999999999" table:style-name="ce1">
            <text:p>2.678</text:p>
          </table:table-cell>
          <table:table-cell office:value-type="float" office:value="2.6259999999999999" table:style-name="ce1">
            <text:p>2.626</text:p>
          </table:table-cell>
          <table:table-cell office:value-type="float" office:value="2.6110000000000002" table:style-name="ce1">
            <text:p>2.611</text:p>
          </table:table-cell>
          <table:table-cell office:value-type="float" office:value="2.641" table:style-name="ce1">
            <text:p>2.641</text:p>
          </table:table-cell>
          <table:table-cell office:value-type="float" office:value="1.9379999999999999" table:style-name="ce1">
            <text:p>1.938</text:p>
          </table:table-cell>
          <table:table-cell office:value-type="float" office:value="1.911" table:style-name="ce1">
            <text:p>1.911</text:p>
          </table:table-cell>
          <table:table-cell office:value-type="float" office:value="1.964" table:style-name="ce1">
            <text:p>1.964</text:p>
          </table:table-cell>
          <table:table-cell office:value-type="float" office:value="2.7120000000000002" table:style-name="ce1">
            <text:p>2.712</text:p>
          </table:table-cell>
          <table:table-cell office:value-type="float" office:value="2.694" table:style-name="ce1">
            <text:p>2.694</text:p>
          </table:table-cell>
          <table:table-cell office:value-type="float" office:value="2.73" table:style-name="ce1">
            <text:p>2.73</text:p>
          </table:table-cell>
          <table:table-cell office:value-type="float" office:value="2.867" table:style-name="ce1">
            <text:p>2.867</text:p>
          </table:table-cell>
          <table:table-cell office:value-type="float" office:value="2.855" table:style-name="ce1">
            <text:p>2.855</text:p>
          </table:table-cell>
          <table:table-cell office:value-type="float" office:value="2.879" table:style-name="ce1">
            <text:p>2.879</text:p>
          </table:table-cell>
          <table:table-cell office:value-type="float" office:value="2.8239999999999998" table:style-name="ce1">
            <text:p>2.824</text:p>
          </table:table-cell>
          <table:table-cell office:value-type="float" office:value="2.8130000000000002" table:style-name="ce1">
            <text:p>2.813</text:p>
          </table:table-cell>
          <table:table-cell office:value-type="float" office:value="2.835" table:style-name="ce1">
            <text:p>2.835</text:p>
          </table:table-cell>
          <table:table-cell table:number-columns-repeated="16341"/>
        </table:table-row>
        <table:table-row table:style-name="ro5">
          <table:table-cell office:value-type="string" table:style-name="ce1">
            <text:p>aph(6)-Id_1_M288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aph(6)-Id_2_AF024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rillouin</text:p>
          </table:table-cell>
          <table:table-cell office:value-type="float" office:value="1.988" table:style-name="ce1">
            <text:p>1.988</text:p>
          </table:table-cell>
          <table:table-cell office:value-type="float" office:value="1.9630000000000001" table:style-name="ce1">
            <text:p>1.963</text:p>
          </table:table-cell>
          <table:table-cell office:value-type="float" office:value="2.012" table:style-name="ce1">
            <text:p>2.012</text:p>
          </table:table-cell>
          <table:table-cell office:value-type="float" office:value="2.7320000000000002" table:style-name="ce1">
            <text:p>2.732</text:p>
          </table:table-cell>
          <table:table-cell office:value-type="float" office:value="2.722" table:style-name="ce1">
            <text:p>2.722</text:p>
          </table:table-cell>
          <table:table-cell office:value-type="float" office:value="2.7429999999999999" table:style-name="ce1">
            <text:p>2.743</text:p>
          </table:table-cell>
          <table:table-cell office:value-type="float" office:value="2.665" table:style-name="ce1">
            <text:p>2.665</text:p>
          </table:table-cell>
          <table:table-cell office:value-type="float" office:value="2.645" table:style-name="ce1">
            <text:p>2.645</text:p>
          </table:table-cell>
          <table:table-cell office:value-type="float" office:value="2.6840000000000002" table:style-name="ce1">
            <text:p>2.684</text:p>
          </table:table-cell>
          <table:table-cell office:value-type="float" office:value="2.6579999999999999" table:style-name="ce1">
            <text:p>2.658</text:p>
          </table:table-cell>
          <table:table-cell office:value-type="float" office:value="2.6440000000000001" table:style-name="ce1">
            <text:p>2.644</text:p>
          </table:table-cell>
          <table:table-cell office:value-type="float" office:value="2.6720000000000002" table:style-name="ce1">
            <text:p>2.672</text:p>
          </table:table-cell>
          <table:table-cell office:value-type="float" office:value="2.653" table:style-name="ce1">
            <text:p>2.653</text:p>
          </table:table-cell>
          <table:table-cell office:value-type="float" office:value="2.6349999999999998" table:style-name="ce1">
            <text:p>2.635</text:p>
          </table:table-cell>
          <table:table-cell office:value-type="float" office:value="2.67" table:style-name="ce1">
            <text:p>2.67</text:p>
          </table:table-cell>
          <table:table-cell office:value-type="float" office:value="2.617" table:style-name="ce1">
            <text:p>2.617</text:p>
          </table:table-cell>
          <table:table-cell office:value-type="float" office:value="2.6030000000000002" table:style-name="ce1">
            <text:p>2.603</text:p>
          </table:table-cell>
          <table:table-cell office:value-type="float" office:value="2.6320000000000001" table:style-name="ce1">
            <text:p>2.632</text:p>
          </table:table-cell>
          <table:table-cell office:value-type="float" office:value="1.9319999999999999" table:style-name="ce1">
            <text:p>1.932</text:p>
          </table:table-cell>
          <table:table-cell office:value-type="float" office:value="1.9059999999999999" table:style-name="ce1">
            <text:p>1.906</text:p>
          </table:table-cell>
          <table:table-cell office:value-type="float" office:value="1.958" table:style-name="ce1">
            <text:p>1.958</text:p>
          </table:table-cell>
          <table:table-cell office:value-type="float" office:value="2.7040000000000002" table:style-name="ce1">
            <text:p>2.704</text:p>
          </table:table-cell>
          <table:table-cell office:value-type="float" office:value="2.6859999999999999" table:style-name="ce1">
            <text:p>2.686</text:p>
          </table:table-cell>
          <table:table-cell office:value-type="float" office:value="2.722" table:style-name="ce1">
            <text:p>2.722</text:p>
          </table:table-cell>
          <table:table-cell office:value-type="float" office:value="2.8610000000000002" table:style-name="ce1">
            <text:p>2.861</text:p>
          </table:table-cell>
          <table:table-cell office:value-type="float" office:value="2.8490000000000002" table:style-name="ce1">
            <text:p>2.849</text:p>
          </table:table-cell>
          <table:table-cell office:value-type="float" office:value="2.8730000000000002" table:style-name="ce1">
            <text:p>2.873</text:p>
          </table:table-cell>
          <table:table-cell office:value-type="float" office:value="2.819" table:style-name="ce1">
            <text:p>2.819</text:p>
          </table:table-cell>
          <table:table-cell office:value-type="float" office:value="2.8069999999999999" table:style-name="ce1">
            <text:p>2.807</text:p>
          </table:table-cell>
          <table:table-cell office:value-type="float" office:value="2.83" table:style-name="ce1">
            <text:p>2.83</text:p>
          </table:table-cell>
          <table:table-cell table:number-columns-repeated="16341"/>
        </table:table-row>
        <table:table-row table:style-name="ro5">
          <table:table-cell office:value-type="string" table:style-name="ce1">
            <text:p>blaACI-1_1_AJ007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0" table:style-name="ce1">
            <text:p>4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Menhinick</text:p>
          </table:table-cell>
          <table:table-cell office:value-type="float" office:value="0.1767" table:style-name="ce1">
            <text:p>0.1767</text:p>
          </table:table-cell>
          <table:table-cell office:value-type="float" office:value="0.1767" table:style-name="ce1">
            <text:p>0.1767</text:p>
          </table:table-cell>
          <table:table-cell office:value-type="float" office:value="0.1767" table:style-name="ce1">
            <text:p>0.1767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35589999999999999" table:style-name="ce1">
            <text:p>0.3559</text:p>
          </table:table-cell>
          <table:table-cell office:value-type="float" office:value="0.35589999999999999" table:style-name="ce1">
            <text:p>0.3559</text:p>
          </table:table-cell>
          <table:table-cell office:value-type="float" office:value="0.35589999999999999" table:style-name="ce1">
            <text:p>0.3559</text:p>
          </table:table-cell>
          <table:table-cell office:value-type="float" office:value="0.21249999999999999" table:style-name="ce1">
            <text:p>0.2125</text:p>
          </table:table-cell>
          <table:table-cell office:value-type="float" office:value="0.21249999999999999" table:style-name="ce1">
            <text:p>0.2125</text:p>
          </table:table-cell>
          <table:table-cell office:value-type="float" office:value="0.21249999999999999" table:style-name="ce1">
            <text:p>0.2125</text:p>
          </table:table-cell>
          <table:table-cell office:value-type="float" office:value="0.24890000000000001" table:style-name="ce1">
            <text:p>0.2489</text:p>
          </table:table-cell>
          <table:table-cell office:value-type="float" office:value="0.24890000000000001" table:style-name="ce1">
            <text:p>0.2489</text:p>
          </table:table-cell>
          <table:table-cell office:value-type="float" office:value="0.24890000000000001" table:style-name="ce1">
            <text:p>0.2489</text:p>
          </table:table-cell>
          <table:table-cell office:value-type="float" office:value="0.22450000000000001" table:style-name="ce1">
            <text:p>0.2245</text:p>
          </table:table-cell>
          <table:table-cell office:value-type="float" office:value="0.22450000000000001" table:style-name="ce1">
            <text:p>0.2245</text:p>
          </table:table-cell>
          <table:table-cell office:value-type="float" office:value="0.22450000000000001" table:style-name="ce1">
            <text:p>0.2245</text:p>
          </table:table-cell>
          <table:table-cell office:value-type="float" office:value="0.17069999999999999" table:style-name="ce1">
            <text:p>0.1707</text:p>
          </table:table-cell>
          <table:table-cell office:value-type="float" office:value="0.17069999999999999" table:style-name="ce1">
            <text:p>0.1707</text:p>
          </table:table-cell>
          <table:table-cell office:value-type="float" office:value="0.17069999999999999" table:style-name="ce1">
            <text:p>0.1707</text:p>
          </table:table-cell>
          <table:table-cell office:value-type="float" office:value="0.2676" table:style-name="ce1">
            <text:p>0.2676</text:p>
          </table:table-cell>
          <table:table-cell office:value-type="float" office:value="0.2676" table:style-name="ce1">
            <text:p>0.2676</text:p>
          </table:table-cell>
          <table:table-cell office:value-type="float" office:value="0.2676" table:style-name="ce1">
            <text:p>0.2676</text:p>
          </table:table-cell>
          <table:table-cell office:value-type="float" office:value="0.23080000000000001" table:style-name="ce1">
            <text:p>0.2308</text:p>
          </table:table-cell>
          <table:table-cell office:value-type="float" office:value="0.23080000000000001" table:style-name="ce1">
            <text:p>0.2308</text:p>
          </table:table-cell>
          <table:table-cell office:value-type="float" office:value="0.23080000000000001" table:style-name="ce1">
            <text:p>0.2308</text:p>
          </table:table-cell>
          <table:table-cell office:value-type="float" office:value="0.21659999999999999" table:style-name="ce1">
            <text:p>0.2166</text:p>
          </table:table-cell>
          <table:table-cell office:value-type="float" office:value="0.21659999999999999" table:style-name="ce1">
            <text:p>0.2166</text:p>
          </table:table-cell>
          <table:table-cell office:value-type="float" office:value="0.21659999999999999" table:style-name="ce1">
            <text:p>0.2166</text:p>
          </table:table-cell>
          <table:table-cell table:number-columns-repeated="16341"/>
        </table:table-row>
        <table:table-row table:style-name="ro5">
          <table:table-cell office:value-type="string" table:style-name="ce1">
            <text:p>blaTEM-116_1_AY4259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Margalef</text:p>
          </table:table-cell>
          <table:table-cell office:value-type="float" office:value="1.304" table:style-name="ce1">
            <text:p>1.304</text:p>
          </table:table-cell>
          <table:table-cell office:value-type="float" office:value="1.304" table:style-name="ce1">
            <text:p>1.304</text:p>
          </table:table-cell>
          <table:table-cell office:value-type="float" office:value="1.304" table:style-name="ce1">
            <text:p>1.304</text:p>
          </table:table-cell>
          <table:table-cell office:value-type="float" office:value="1.825" table:style-name="ce1">
            <text:p>1.825</text:p>
          </table:table-cell>
          <table:table-cell office:value-type="float" office:value="1.825" table:style-name="ce1">
            <text:p>1.825</text:p>
          </table:table-cell>
          <table:table-cell office:value-type="float" office:value="1.825" table:style-name="ce1">
            <text:p>1.825</text:p>
          </table:table-cell>
          <table:table-cell office:value-type="float" office:value="3.9609999999999999" table:style-name="ce1">
            <text:p>3.961</text:p>
          </table:table-cell>
          <table:table-cell office:value-type="float" office:value="3.9609999999999999" table:style-name="ce1">
            <text:p>3.961</text:p>
          </table:table-cell>
          <table:table-cell office:value-type="float" office:value="3.9609999999999999" table:style-name="ce1">
            <text:p>3.961</text:p>
          </table:table-cell>
          <table:table-cell office:value-type="float" office:value="2.3479999999999999" table:style-name="ce1">
            <text:p>2.348</text:p>
          </table:table-cell>
          <table:table-cell office:value-type="float" office:value="2.3479999999999999" table:style-name="ce1">
            <text:p>2.348</text:p>
          </table:table-cell>
          <table:table-cell office:value-type="float" office:value="2.3479999999999999" table:style-name="ce1">
            <text:p>2.348</text:p>
          </table:table-cell>
          <table:table-cell office:value-type="float" office:value="2.5169999999999999" table:style-name="ce1">
            <text:p>2.517</text:p>
          </table:table-cell>
          <table:table-cell office:value-type="float" office:value="2.5169999999999999" table:style-name="ce1">
            <text:p>2.517</text:p>
          </table:table-cell>
          <table:table-cell office:value-type="float" office:value="2.5169999999999999" table:style-name="ce1">
            <text:p>2.517</text:p>
          </table:table-cell>
          <table:table-cell office:value-type="float" office:value="1.849" table:style-name="ce1">
            <text:p>1.849</text:p>
          </table:table-cell>
          <table:table-cell office:value-type="float" office:value="1.849" table:style-name="ce1">
            <text:p>1.849</text:p>
          </table:table-cell>
          <table:table-cell office:value-type="float" office:value="1.849" table:style-name="ce1">
            <text:p>1.849</text:p>
          </table:table-cell>
          <table:table-cell office:value-type="float" office:value="1.5640000000000001" table:style-name="ce1">
            <text:p>1.564</text:p>
          </table:table-cell>
          <table:table-cell office:value-type="float" office:value="1.5640000000000001" table:style-name="ce1">
            <text:p>1.564</text:p>
          </table:table-cell>
          <table:table-cell office:value-type="float" office:value="1.5640000000000001" table:style-name="ce1">
            <text:p>1.564</text:p>
          </table:table-cell>
          <table:table-cell office:value-type="float" office:value="2.645" table:style-name="ce1">
            <text:p>2.645</text:p>
          </table:table-cell>
          <table:table-cell office:value-type="float" office:value="2.645" table:style-name="ce1">
            <text:p>2.645</text:p>
          </table:table-cell>
          <table:table-cell office:value-type="float" office:value="2.645" table:style-name="ce1">
            <text:p>2.645</text:p>
          </table:table-cell>
          <table:table-cell office:value-type="float" office:value="2.5609999999999999" table:style-name="ce1">
            <text:p>2.561</text:p>
          </table:table-cell>
          <table:table-cell office:value-type="float" office:value="2.5609999999999999" table:style-name="ce1">
            <text:p>2.561</text:p>
          </table:table-cell>
          <table:table-cell office:value-type="float" office:value="2.5609999999999999" table:style-name="ce1">
            <text:p>2.561</text:p>
          </table:table-cell>
          <table:table-cell office:value-type="float" office:value="2.694" table:style-name="ce1">
            <text:p>2.694</text:p>
          </table:table-cell>
          <table:table-cell office:value-type="float" office:value="2.694" table:style-name="ce1">
            <text:p>2.694</text:p>
          </table:table-cell>
          <table:table-cell office:value-type="float" office:value="2.694" table:style-name="ce1">
            <text:p>2.694</text:p>
          </table:table-cell>
          <table:table-cell table:number-columns-repeated="16341"/>
        </table:table-row>
        <table:table-row table:style-name="ro5">
          <table:table-cell office:value-type="string" table:style-name="ce1">
            <text:p>blaTEM-122_1_AY307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quitability_J</text:p>
          </table:table-cell>
          <table:table-cell office:value-type="float" office:value="0.80279999999999996" table:style-name="ce1">
            <text:p>0.8028</text:p>
          </table:table-cell>
          <table:table-cell office:value-type="float" office:value="0.79290000000000005" table:style-name="ce1">
            <text:p>0.7929</text:p>
          </table:table-cell>
          <table:table-cell office:value-type="float" office:value="0.81269999999999998" table:style-name="ce1">
            <text:p>0.8127</text:p>
          </table:table-cell>
          <table:table-cell office:value-type="float" office:value="0.96730000000000005" table:style-name="ce1">
            <text:p>0.9673</text:p>
          </table:table-cell>
          <table:table-cell office:value-type="float" office:value="0.9637" table:style-name="ce1">
            <text:p>0.9637</text:p>
          </table:table-cell>
          <table:table-cell office:value-type="float" office:value="0.97089999999999999" table:style-name="ce1">
            <text:p>0.9709</text:p>
          </table:table-cell>
          <table:table-cell office:value-type="float" office:value="0.73480000000000001" table:style-name="ce1">
            <text:p>0.7348</text:p>
          </table:table-cell>
          <table:table-cell office:value-type="float" office:value="0.72940000000000005" table:style-name="ce1">
            <text:p>0.7294</text:p>
          </table:table-cell>
          <table:table-cell office:value-type="float" office:value="0.74019999999999997" table:style-name="ce1">
            <text:p>0.7402</text:p>
          </table:table-cell>
          <table:table-cell office:value-type="float" office:value="0.84960000000000002" table:style-name="ce1">
            <text:p>0.8496</text:p>
          </table:table-cell>
          <table:table-cell office:value-type="float" office:value="0.84519999999999995" table:style-name="ce1">
            <text:p>0.8452</text:p>
          </table:table-cell>
          <table:table-cell office:value-type="float" office:value="0.85389999999999999" table:style-name="ce1">
            <text:p>0.8539</text:p>
          </table:table-cell>
          <table:table-cell office:value-type="float" office:value="0.83699999999999997" table:style-name="ce1">
            <text:p>0.837</text:p>
          </table:table-cell>
          <table:table-cell office:value-type="float" office:value="0.83150000000000002" table:style-name="ce1">
            <text:p>0.8315</text:p>
          </table:table-cell>
          <table:table-cell office:value-type="float" office:value="0.84250000000000003" table:style-name="ce1">
            <text:p>0.8425</text:p>
          </table:table-cell>
          <table:table-cell office:value-type="float" office:value="0.92679999999999996" table:style-name="ce1">
            <text:p>0.9268</text:p>
          </table:table-cell>
          <table:table-cell office:value-type="float" office:value="0.92159999999999997" table:style-name="ce1">
            <text:p>0.9216</text:p>
          </table:table-cell>
          <table:table-cell office:value-type="float" office:value="0.93200000000000005" table:style-name="ce1">
            <text:p>0.932</text:p>
          </table:table-cell>
          <table:table-cell office:value-type="float" office:value="0.71550000000000002" table:style-name="ce1">
            <text:p>0.7155</text:p>
          </table:table-cell>
          <table:table-cell office:value-type="float" office:value="0.70569999999999999" table:style-name="ce1">
            <text:p>0.7057</text:p>
          </table:table-cell>
          <table:table-cell office:value-type="float" office:value="0.72519999999999996" table:style-name="ce1">
            <text:p>0.7252</text:p>
          </table:table-cell>
          <table:table-cell office:value-type="float" office:value="0.84260000000000002" table:style-name="ce1">
            <text:p>0.8426</text:p>
          </table:table-cell>
          <table:table-cell office:value-type="float" office:value="0.83699999999999997" table:style-name="ce1">
            <text:p>0.837</text:p>
          </table:table-cell>
          <table:table-cell office:value-type="float" office:value="0.84809999999999997" table:style-name="ce1">
            <text:p>0.8481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0.88700000000000001" table:style-name="ce1">
            <text:p>0.887</text:p>
          </table:table-cell>
          <table:table-cell office:value-type="float" office:value="0.89449999999999996" table:style-name="ce1">
            <text:p>0.8945</text:p>
          </table:table-cell>
          <table:table-cell office:value-type="float" office:value="0.85680000000000001" table:style-name="ce1">
            <text:p>0.8568</text:p>
          </table:table-cell>
          <table:table-cell office:value-type="float" office:value="0.85340000000000005" table:style-name="ce1">
            <text:p>0.8534</text:p>
          </table:table-cell>
          <table:table-cell office:value-type="float" office:value="0.86019999999999996" table:style-name="ce1">
            <text:p>0.8602</text:p>
          </table:table-cell>
          <table:table-cell table:number-columns-repeated="16341"/>
        </table:table-row>
        <table:table-row table:style-name="ro5">
          <table:table-cell office:value-type="string" table:style-name="ce1">
            <text:p>blaTEM-156_1_AM941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Fisher_alpha</text:p>
          </table:table-cell>
          <table:table-cell office:value-type="float" office:value="1.4930000000000001" table:style-name="ce1">
            <text:p>1.493</text:p>
          </table:table-cell>
          <table:table-cell office:value-type="float" office:value="1.4930000000000001" table:style-name="ce1">
            <text:p>1.493</text:p>
          </table:table-cell>
          <table:table-cell office:value-type="float" office:value="1.4930000000000001" table:style-name="ce1">
            <text:p>1.493</text:p>
          </table:table-cell>
          <table:table-cell office:value-type="float" office:value="2.12" table:style-name="ce1">
            <text:p>2.12</text:p>
          </table:table-cell>
          <table:table-cell office:value-type="float" office:value="2.12" table:style-name="ce1">
            <text:p>2.12</text:p>
          </table:table-cell>
          <table:table-cell office:value-type="float" office:value="2.12" table:style-name="ce1">
            <text:p>2.12</text:p>
          </table:table-cell>
          <table:table-cell office:value-type="float" office:value="4.9020000000000001" table:style-name="ce1">
            <text:p>4.902</text:p>
          </table:table-cell>
          <table:table-cell office:value-type="float" office:value="4.9020000000000001" table:style-name="ce1">
            <text:p>4.902</text:p>
          </table:table-cell>
          <table:table-cell office:value-type="float" office:value="4.9020000000000001" table:style-name="ce1">
            <text:p>4.902</text:p>
          </table:table-cell>
          <table:table-cell office:value-type="float" office:value="2.7519999999999998" table:style-name="ce1">
            <text:p>2.752</text:p>
          </table:table-cell>
          <table:table-cell office:value-type="float" office:value="2.7519999999999998" table:style-name="ce1">
            <text:p>2.752</text:p>
          </table:table-cell>
          <table:table-cell office:value-type="float" office:value="2.7519999999999998" table:style-name="ce1">
            <text:p>2.752</text:p>
          </table:table-cell>
          <table:table-cell office:value-type="float" office:value="2.9830000000000001" table:style-name="ce1">
            <text:p>2.983</text:p>
          </table:table-cell>
          <table:table-cell office:value-type="float" office:value="2.9830000000000001" table:style-name="ce1">
            <text:p>2.983</text:p>
          </table:table-cell>
          <table:table-cell office:value-type="float" office:value="2.9830000000000001" table:style-name="ce1">
            <text:p>2.983</text:p>
          </table:table-cell>
          <table:table-cell office:value-type="float" office:value="2.1560000000000001" table:style-name="ce1">
            <text:p>2.156</text:p>
          </table:table-cell>
          <table:table-cell office:value-type="float" office:value="2.1560000000000001" table:style-name="ce1">
            <text:p>2.156</text:p>
          </table:table-cell>
          <table:table-cell office:value-type="float" office:value="2.1560000000000001" table:style-name="ce1">
            <text:p>2.156</text:p>
          </table:table-cell>
          <table:table-cell office:value-type="float" office:value="1.7929999999999999" table:style-name="ce1">
            <text:p>1.793</text:p>
          </table:table-cell>
          <table:table-cell office:value-type="float" office:value="1.7929999999999999" table:style-name="ce1">
            <text:p>1.793</text:p>
          </table:table-cell>
          <table:table-cell office:value-type="float" office:value="1.7929999999999999" table:style-name="ce1">
            <text:p>1.793</text:p>
          </table:table-cell>
          <table:table-cell office:value-type="float" office:value="3.1539999999999999" table:style-name="ce1">
            <text:p>3.154</text:p>
          </table:table-cell>
          <table:table-cell office:value-type="float" office:value="3.1539999999999999" table:style-name="ce1">
            <text:p>3.154</text:p>
          </table:table-cell>
          <table:table-cell office:value-type="float" office:value="3.1539999999999999" table:style-name="ce1">
            <text:p>3.154</text:p>
          </table:table-cell>
          <table:table-cell office:value-type="float" office:value="3.0249999999999999" table:style-name="ce1">
            <text:p>3.025</text:p>
          </table:table-cell>
          <table:table-cell office:value-type="float" office:value="3.0249999999999999" table:style-name="ce1">
            <text:p>3.025</text:p>
          </table:table-cell>
          <table:table-cell office:value-type="float" office:value="3.0249999999999999" table:style-name="ce1">
            <text:p>3.025</text:p>
          </table:table-cell>
          <table:table-cell office:value-type="float" office:value="3.1779999999999999" table:style-name="ce1">
            <text:p>3.178</text:p>
          </table:table-cell>
          <table:table-cell office:value-type="float" office:value="3.1779999999999999" table:style-name="ce1">
            <text:p>3.178</text:p>
          </table:table-cell>
          <table:table-cell office:value-type="float" office:value="3.1779999999999999" table:style-name="ce1">
            <text:p>3.178</text:p>
          </table:table-cell>
          <table:table-cell table:number-columns-repeated="16341"/>
        </table:table-row>
        <table:table-row table:style-name="ro5">
          <table:table-cell office:value-type="string" table:style-name="ce1">
            <text:p>blaTEM-163_1_EU8159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erger-Parker</text:p>
          </table:table-cell>
          <table:table-cell office:value-type="float" office:value="0.29289999999999999" table:style-name="ce1">
            <text:p>0.2929</text:p>
          </table:table-cell>
          <table:table-cell office:value-type="float" office:value="0.27979999999999999" table:style-name="ce1">
            <text:p>0.2798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0.1198" table:style-name="ce1">
            <text:p>0.1198</text:p>
          </table:table-cell>
          <table:table-cell office:value-type="float" office:value="0.1119" table:style-name="ce1">
            <text:p>0.1119</text:p>
          </table:table-cell>
          <table:table-cell office:value-type="float" office:value="0.12759999999999999" table:style-name="ce1">
            <text:p>0.1276</text:p>
          </table:table-cell>
          <table:table-cell office:value-type="float" office:value="0.2162" table:style-name="ce1">
            <text:p>0.2162</text:p>
          </table:table-cell>
          <table:table-cell office:value-type="float" office:value="0.2087" table:style-name="ce1">
            <text:p>0.2087</text:p>
          </table:table-cell>
          <table:table-cell office:value-type="float" office:value="0.2238" table:style-name="ce1">
            <text:p>0.2238</text:p>
          </table:table-cell>
          <table:table-cell office:value-type="float" office:value="0.1346" table:style-name="ce1">
            <text:p>0.1346</text:p>
          </table:table-cell>
          <table:table-cell office:value-type="float" office:value="0.12959999999999999" table:style-name="ce1">
            <text:p>0.1296</text:p>
          </table:table-cell>
          <table:table-cell office:value-type="float" office:value="0.13969999999999999" table:style-name="ce1">
            <text:p>0.1397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19570000000000001" table:style-name="ce1">
            <text:p>0.1957</text:p>
          </table:table-cell>
          <table:table-cell office:value-type="float" office:value="0.2122" table:style-name="ce1">
            <text:p>0.2122</text:p>
          </table:table-cell>
          <table:table-cell office:value-type="float" office:value="0.14910000000000001" table:style-name="ce1">
            <text:p>0.1491</text:p>
          </table:table-cell>
          <table:table-cell office:value-type="float" office:value="0.13980000000000001" table:style-name="ce1">
            <text:p>0.1398</text:p>
          </table:table-cell>
          <table:table-cell office:value-type="float" office:value="0.1583" table:style-name="ce1">
            <text:p>0.1583</text:p>
          </table:table-cell>
          <table:table-cell office:value-type="float" office:value="0.41310000000000002" table:style-name="ce1">
            <text:p>0.4131</text:p>
          </table:table-cell>
          <table:table-cell office:value-type="float" office:value="0.40200000000000002" table:style-name="ce1">
            <text:p>0.402</text:p>
          </table:table-cell>
          <table:table-cell office:value-type="float" office:value="0.42420000000000002" table:style-name="ce1">
            <text:p>0.4242</text:p>
          </table:table-cell>
          <table:table-cell office:value-type="float" office:value="0.19700000000000001" table:style-name="ce1">
            <text:p>0.197</text:p>
          </table:table-cell>
          <table:table-cell office:value-type="float" office:value="0.18870000000000001" table:style-name="ce1">
            <text:p>0.1887</text:p>
          </table:table-cell>
          <table:table-cell office:value-type="float" office:value="0.2054" table:style-name="ce1">
            <text:p>0.2054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0.1376" table:style-name="ce1">
            <text:p>0.1376</text:p>
          </table:table-cell>
          <table:table-cell office:value-type="float" office:value="0.15040000000000001" table:style-name="ce1">
            <text:p>0.1504</text:p>
          </table:table-cell>
          <table:table-cell office:value-type="float" office:value="0.112" table:style-name="ce1">
            <text:p>0.112</text:p>
          </table:table-cell>
          <table:table-cell office:value-type="float" office:value="0.1077" table:style-name="ce1">
            <text:p>0.1077</text:p>
          </table:table-cell>
          <table:table-cell office:value-type="float" office:value="0.1162" table:style-name="ce1">
            <text:p>0.1162</text:p>
          </table:table-cell>
          <table:table-cell table:number-columns-repeated="16341"/>
        </table:table-row>
        <table:table-row table:style-name="ro5">
          <table:table-cell office:value-type="string" table:style-name="ce1">
            <text:p>blaTEM-171_1_GQ1493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Chao-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41"/>
        </table:table-row>
        <table:table-row table:style-name="ro5">
          <table:table-cell office:value-type="string" table:style-name="ce1">
            <text:p>blaTEM-181_1_KM97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blaTEM-1A_1_HM749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blaTEM-1C_1_FJ5605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blaTEM-231_1_MG8213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cfxA3_1_AF4726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cfxA4_1_AY7699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68" table:style-name="ce1">
            <text:p>68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cfxA5_1_AY7699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67" table:style-name="ce1">
            <text:p>67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cfxA6_1_GQ342996</text:p>
          </table:table-cell>
          <table:table-cell office:value-type="float" office:value="1351" table:style-name="ce1">
            <text:p>1351</text:p>
          </table:table-cell>
          <table:table-cell office:value-type="float" office:value="770" table:style-name="ce1">
            <text:p>770</text:p>
          </table:table-cell>
          <table:table-cell office:value-type="float" office:value="2465" table:style-name="ce1">
            <text:p>2465</text:p>
          </table:table-cell>
          <table:table-cell office:value-type="float" office:value="600" table:style-name="ce1">
            <text:p>600</text:p>
          </table:table-cell>
          <table:table-cell office:value-type="float" office:value="1897" table:style-name="ce1">
            <text:p>1897</text:p>
          </table:table-cell>
          <table:table-cell office:value-type="float" office:value="855" table:style-name="ce1">
            <text:p>855</text:p>
          </table:table-cell>
          <table:table-cell office:value-type="float" office:value="3189" table:style-name="ce1">
            <text:p>3189</text:p>
          </table:table-cell>
          <table:table-cell office:value-type="float" office:value="1181" table:style-name="ce1">
            <text:p>1181</text:p>
          </table:table-cell>
          <table:table-cell office:value-type="float" office:value="965" table:style-name="ce1">
            <text:p>965</text:p>
          </table:table-cell>
          <table:table-cell office:value-type="float" office:value="912" table:style-name="ce1">
            <text:p>912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cat(pC194)_1_NC_002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dfrA17_1_FJ4602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dfrA17_4_JQ8379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dfrA17_7_AB1963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erm(B)_12_U189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erm(B)_9_AF299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erm(F)_1_M14730</text:p>
          </table:table-cell>
          <table:table-cell office:value-type="float" office:value="74" table:style-name="ce1">
            <text:p>74</text:p>
          </table:table-cell>
          <table:table-cell office:value-type="float" office:value="132" table:style-name="ce1">
            <text:p>132</text:p>
          </table:table-cell>
          <table:table-cell office:value-type="float" office:value="1306" table:style-name="ce1">
            <text:p>1306</text:p>
          </table:table-cell>
          <table:table-cell office:value-type="float" office:value="419" table:style-name="ce1">
            <text:p>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6" table:style-name="ce1">
            <text:p>326</text:p>
          </table:table-cell>
          <table:table-cell office:value-type="float" office:value="103" table:style-name="ce1">
            <text:p>103</text:p>
          </table:table-cell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erm(F)_3_M17808</text:p>
          </table:table-cell>
          <table:table-cell office:value-type="float" office:value="96" table:style-name="ce1">
            <text:p>96</text:p>
          </table:table-cell>
          <table:table-cell office:value-type="float" office:value="171" table:style-name="ce1">
            <text:p>171</text:p>
          </table:table-cell>
          <table:table-cell office:value-type="float" office:value="1705" table:style-name="ce1">
            <text:p>1705</text:p>
          </table:table-cell>
          <table:table-cell office:value-type="float" office:value="534" table:style-name="ce1">
            <text:p>534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409" table:style-name="ce1">
            <text:p>409</text:p>
          </table:table-cell>
          <table:table-cell office:value-type="float" office:value="138" table:style-name="ce1">
            <text:p>138</text:p>
          </table:table-cell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mph(A)_1_D16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sul1_2_U123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sul1_25_AY8787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sul1_26_AY5244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sul1_39_AY5229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sul1_9_AY963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tet(32)_2_EF626943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57" table:style-name="ce1">
            <text:p>57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tet(40)_1_FJ158002</text:p>
          </table:table-cell>
          <table:table-cell office:value-type="float" office:value="163" table:style-name="ce1">
            <text:p>163</text:p>
          </table:table-cell>
          <table:table-cell office:value-type="float" office:value="271" table:style-name="ce1">
            <text:p>271</text:p>
          </table:table-cell>
          <table:table-cell office:value-type="float" office:value="168" table:style-name="ce1">
            <text:p>168</text:p>
          </table:table-cell>
          <table:table-cell office:value-type="float" office:value="119" table:style-name="ce1">
            <text:p>119</text:p>
          </table:table-cell>
          <table:table-cell office:value-type="float" office:value="134" table:style-name="ce1">
            <text:p>134</text:p>
          </table:table-cell>
          <table:table-cell office:value-type="float" office:value="101" table:style-name="ce1">
            <text:p>101</text:p>
          </table:table-cell>
          <table:table-cell office:value-type="float" office:value="73" table:style-name="ce1">
            <text:p>73</text:p>
          </table:table-cell>
          <table:table-cell office:value-type="float" office:value="134" table:style-name="ce1">
            <text:p>134</text:p>
          </table:table-cell>
          <table:table-cell office:value-type="float" office:value="198" table:style-name="ce1">
            <text:p>198</text:p>
          </table:table-cell>
          <table:table-cell office:value-type="float" office:value="400" table:style-name="ce1">
            <text:p>40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tet(40)_2_AM419751</text:p>
          </table:table-cell>
          <table:table-cell office:value-type="float" office:value="253" table:style-name="ce1">
            <text:p>253</text:p>
          </table:table-cell>
          <table:table-cell office:value-type="float" office:value="367" table:style-name="ce1">
            <text:p>367</text:p>
          </table:table-cell>
          <table:table-cell office:value-type="float" office:value="251" table:style-name="ce1">
            <text:p>251</text:p>
          </table:table-cell>
          <table:table-cell office:value-type="float" office:value="171" table:style-name="ce1">
            <text:p>171</text:p>
          </table:table-cell>
          <table:table-cell office:value-type="float" office:value="197" table:style-name="ce1">
            <text:p>197</text:p>
          </table:table-cell>
          <table:table-cell office:value-type="float" office:value="0" table:style-name="ce1">
            <text:p>0</text:p>
          </table:table-cell>
          <table:table-cell office:value-type="float" office:value="108" table:style-name="ce1">
            <text:p>108</text:p>
          </table:table-cell>
          <table:table-cell office:value-type="float" office:value="147" table:style-name="ce1">
            <text:p>147</text:p>
          </table:table-cell>
          <table:table-cell office:value-type="float" office:value="235" table:style-name="ce1">
            <text:p>235</text:p>
          </table:table-cell>
          <table:table-cell office:value-type="float" office:value="580" table:style-name="ce1">
            <text:p>58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tet(A)_4_AJ5177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tet(A)_6_AF534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tet(M)_1_X929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tet(M)_13_AM990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tet(O)_2_M20925</text:p>
          </table:table-cell>
          <table:table-cell office:value-type="float" office:value="522" table:style-name="ce1">
            <text:p>522</text:p>
          </table:table-cell>
          <table:table-cell office:value-type="float" office:value="349" table:style-name="ce1">
            <text:p>349</text:p>
          </table:table-cell>
          <table:table-cell office:value-type="float" office:value="592" table:style-name="ce1">
            <text:p>592</text:p>
          </table:table-cell>
          <table:table-cell office:value-type="float" office:value="1455" table:style-name="ce1">
            <text:p>1455</text:p>
          </table:table-cell>
          <table:table-cell office:value-type="float" office:value="502" table:style-name="ce1">
            <text:p>502</text:p>
          </table:table-cell>
          <table:table-cell office:value-type="float" office:value="492" table:style-name="ce1">
            <text:p>492</text:p>
          </table:table-cell>
          <table:table-cell office:value-type="float" office:value="226" table:style-name="ce1">
            <text:p>226</text:p>
          </table:table-cell>
          <table:table-cell office:value-type="float" office:value="593" table:style-name="ce1">
            <text:p>593</text:p>
          </table:table-cell>
          <table:table-cell office:value-type="float" office:value="773" table:style-name="ce1">
            <text:p>773</text:p>
          </table:table-cell>
          <table:table-cell office:value-type="float" office:value="1240" table:style-name="ce1">
            <text:p>1240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tet(O)_3_Y07780</text:p>
          </table:table-cell>
          <table:table-cell office:value-type="float" office:value="425" table:style-name="ce1">
            <text:p>425</text:p>
          </table:table-cell>
          <table:table-cell office:value-type="float" office:value="0" table:style-name="ce1">
            <text:p>0</text:p>
          </table:table-cell>
          <table:table-cell office:value-type="float" office:value="429" table:style-name="ce1">
            <text:p>429</text:p>
          </table:table-cell>
          <table:table-cell office:value-type="float" office:value="1140" table:style-name="ce1">
            <text:p>1140</text:p>
          </table:table-cell>
          <table:table-cell office:value-type="float" office:value="300" table:style-name="ce1">
            <text:p>300</text:p>
          </table:table-cell>
          <table:table-cell office:value-type="float" office:value="266" table:style-name="ce1">
            <text:p>266</text:p>
          </table:table-cell>
          <table:table-cell office:value-type="float" office:value="0" table:style-name="ce1">
            <text:p>0</text:p>
          </table:table-cell>
          <table:table-cell office:value-type="float" office:value="379" table:style-name="ce1">
            <text:p>379</text:p>
          </table:table-cell>
          <table:table-cell office:value-type="float" office:value="493" table:style-name="ce1">
            <text:p>493</text:p>
          </table:table-cell>
          <table:table-cell office:value-type="float" office:value="791" table:style-name="ce1">
            <text:p>791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tet(O/32/O)_3_NZ_AUJS01000017</text:p>
          </table:table-cell>
          <table:table-cell office:value-type="float" office:value="463" table:style-name="ce1">
            <text:p>463</text:p>
          </table:table-cell>
          <table:table-cell office:value-type="float" office:value="400" table:style-name="ce1">
            <text:p>400</text:p>
          </table:table-cell>
          <table:table-cell office:value-type="float" office:value="781" table:style-name="ce1">
            <text:p>781</text:p>
          </table:table-cell>
          <table:table-cell office:value-type="float" office:value="1547" table:style-name="ce1">
            <text:p>1547</text:p>
          </table:table-cell>
          <table:table-cell office:value-type="float" office:value="584" table:style-name="ce1">
            <text:p>584</text:p>
          </table:table-cell>
          <table:table-cell office:value-type="float" office:value="568" table:style-name="ce1">
            <text:p>568</text:p>
          </table:table-cell>
          <table:table-cell office:value-type="float" office:value="286" table:style-name="ce1">
            <text:p>286</text:p>
          </table:table-cell>
          <table:table-cell office:value-type="float" office:value="661" table:style-name="ce1">
            <text:p>661</text:p>
          </table:table-cell>
          <table:table-cell office:value-type="float" office:value="875" table:style-name="ce1">
            <text:p>875</text:p>
          </table:table-cell>
          <table:table-cell office:value-type="float" office:value="1699" table:style-name="ce1">
            <text:p>1699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tet(O/32/O)_4_AIOQ01000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1" table:style-name="ce1">
            <text:p>741</text:p>
          </table:table-cell>
          <table:table-cell office:value-type="float" office:value="1577" table:style-name="ce1">
            <text:p>15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6" table:style-name="ce1">
            <text:p>616</text:p>
          </table:table-cell>
          <table:table-cell office:value-type="float" office:value="795" table:style-name="ce1">
            <text:p>795</text:p>
          </table:table-cell>
          <table:table-cell office:value-type="float" office:value="1553" table:style-name="ce1">
            <text:p>1553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tet(O/32/O)_5_FP9290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3" table:style-name="ce1">
            <text:p>603</text:p>
          </table:table-cell>
          <table:table-cell office:value-type="float" office:value="299" table:style-name="ce1">
            <text:p>299</text:p>
          </table:table-cell>
          <table:table-cell office:value-type="float" office:value="0" table:style-name="ce1">
            <text:p>0</text:p>
          </table:table-cell>
          <table:table-cell office:value-type="float" office:value="934" table:style-name="ce1">
            <text:p>934</text:p>
          </table:table-cell>
          <table:table-cell office:value-type="float" office:value="1740" table:style-name="ce1">
            <text:p>174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tet(O/W)_1_AM889118</text:p>
          </table:table-cell>
          <table:table-cell office:value-type="float" office:value="0" table:style-name="ce1">
            <text:p>0</text:p>
          </table:table-cell>
          <table:table-cell office:value-type="float" office:value="253" table:style-name="ce1">
            <text:p>253</text:p>
          </table:table-cell>
          <table:table-cell office:value-type="float" office:value="202" table:style-name="ce1">
            <text:p>202</text:p>
          </table:table-cell>
          <table:table-cell office:value-type="float" office:value="578" table:style-name="ce1">
            <text:p>578</text:p>
          </table:table-cell>
          <table:table-cell office:value-type="float" office:value="250" table:style-name="ce1">
            <text:p>250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float" office:value="390" table:style-name="ce1">
            <text:p>390</text:p>
          </table:table-cell>
          <table:table-cell office:value-type="float" office:value="548" table:style-name="ce1">
            <text:p>548</text:p>
          </table:table-cell>
          <table:table-cell office:value-type="float" office:value="436" table:style-name="ce1">
            <text:p>436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tet(O/W)_3_AM889120</text:p>
          </table:table-cell>
          <table:table-cell office:value-type="float" office:value="0" table:style-name="ce1">
            <text:p>0</text:p>
          </table:table-cell>
          <table:table-cell office:value-type="float" office:value="234" table:style-name="ce1">
            <text:p>234</text:p>
          </table:table-cell>
          <table:table-cell office:value-type="float" office:value="192" table:style-name="ce1">
            <text:p>192</text:p>
          </table:table-cell>
          <table:table-cell office:value-type="float" office:value="503" table:style-name="ce1">
            <text:p>503</text:p>
          </table:table-cell>
          <table:table-cell office:value-type="float" office:value="239" table:style-name="ce1">
            <text:p>239</text:p>
          </table:table-cell>
          <table:table-cell office:value-type="float" office:value="182" table:style-name="ce1">
            <text:p>182</text:p>
          </table:table-cell>
          <table:table-cell office:value-type="float" office:value="0" table:style-name="ce1">
            <text:p>0</text:p>
          </table:table-cell>
          <table:table-cell office:value-type="float" office:value="347" table:style-name="ce1">
            <text:p>347</text:p>
          </table:table-cell>
          <table:table-cell office:value-type="float" office:value="476" table:style-name="ce1">
            <text:p>476</text:p>
          </table:table-cell>
          <table:table-cell office:value-type="float" office:value="405" table:style-name="ce1">
            <text:p>405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tet(O/W)_4_AM889121</text:p>
          </table:table-cell>
          <table:table-cell office:value-type="float" office:value="0" table:style-name="ce1">
            <text:p>0</text:p>
          </table:table-cell>
          <table:table-cell office:value-type="float" office:value="282" table:style-name="ce1">
            <text:p>282</text:p>
          </table:table-cell>
          <table:table-cell office:value-type="float" office:value="204" table:style-name="ce1">
            <text:p>204</text:p>
          </table:table-cell>
          <table:table-cell office:value-type="float" office:value="568" table:style-name="ce1">
            <text:p>568</text:p>
          </table:table-cell>
          <table:table-cell office:value-type="float" office:value="267" table:style-name="ce1">
            <text:p>267</text:p>
          </table:table-cell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375" table:style-name="ce1">
            <text:p>375</text:p>
          </table:table-cell>
          <table:table-cell office:value-type="float" office:value="564" table:style-name="ce1">
            <text:p>564</text:p>
          </table:table-cell>
          <table:table-cell office:value-type="float" office:value="440" table:style-name="ce1">
            <text:p>44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tet(O/W)_5_AM889122</text:p>
          </table:table-cell>
          <table:table-cell office:value-type="float" office:value="0" table:style-name="ce1">
            <text:p>0</text:p>
          </table:table-cell>
          <table:table-cell office:value-type="float" office:value="279" table:style-name="ce1">
            <text:p>279</text:p>
          </table:table-cell>
          <table:table-cell office:value-type="float" office:value="203" table:style-name="ce1">
            <text:p>203</text:p>
          </table:table-cell>
          <table:table-cell office:value-type="float" office:value="585" table:style-name="ce1">
            <text:p>585</text:p>
          </table:table-cell>
          <table:table-cell office:value-type="float" office:value="261" table:style-name="ce1">
            <text:p>261</text:p>
          </table:table-cell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409" table:style-name="ce1">
            <text:p>409</text:p>
          </table:table-cell>
          <table:table-cell office:value-type="float" office:value="574" table:style-name="ce1">
            <text:p>574</text:p>
          </table:table-cell>
          <table:table-cell office:value-type="float" office:value="423" table:style-name="ce1">
            <text:p>423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tet(Q)_1_L33696</text:p>
          </table:table-cell>
          <table:table-cell office:value-type="float" office:value="1070" table:style-name="ce1">
            <text:p>1070</text:p>
          </table:table-cell>
          <table:table-cell office:value-type="float" office:value="627" table:style-name="ce1">
            <text:p>627</text:p>
          </table:table-cell>
          <table:table-cell office:value-type="float" office:value="370" table:style-name="ce1">
            <text:p>370</text:p>
          </table:table-cell>
          <table:table-cell office:value-type="float" office:value="0" table:style-name="ce1">
            <text:p>0</text:p>
          </table:table-cell>
          <table:table-cell office:value-type="float" office:value="1117" table:style-name="ce1">
            <text:p>1117</text:p>
          </table:table-cell>
          <table:table-cell office:value-type="float" office:value="217" table:style-name="ce1">
            <text:p>217</text:p>
          </table:table-cell>
          <table:table-cell office:value-type="float" office:value="1734" table:style-name="ce1">
            <text:p>1734</text:p>
          </table:table-cell>
          <table:table-cell office:value-type="float" office:value="1720" table:style-name="ce1">
            <text:p>1720</text:p>
          </table:table-cell>
          <table:table-cell office:value-type="float" office:value="1689" table:style-name="ce1">
            <text:p>1689</text:p>
          </table:table-cell>
          <table:table-cell office:value-type="float" office:value="1431" table:style-name="ce1">
            <text:p>1431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tet(Q)_4_Z21523</text:p>
          </table:table-cell>
          <table:table-cell office:value-type="float" office:value="110" table:style-name="ce1">
            <text:p>110</text:p>
          </table:table-cell>
          <table:table-cell office:value-type="float" office:value="593" table:style-name="ce1">
            <text:p>5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90" table:style-name="ce1">
            <text:p>890</text:p>
          </table:table-cell>
          <table:table-cell office:value-type="float" office:value="0" table:style-name="ce1">
            <text:p>0</text:p>
          </table:table-cell>
          <table:table-cell office:value-type="float" office:value="273" table:style-name="ce1">
            <text:p>273</text:p>
          </table:table-cell>
          <table:table-cell office:value-type="float" office:value="0" table:style-name="ce1">
            <text:p>0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tet(W)_1_DQ060146</text:p>
          </table:table-cell>
          <table:table-cell office:value-type="float" office:value="0" table:style-name="ce1">
            <text:p>0</text:p>
          </table:table-cell>
          <table:table-cell office:value-type="float" office:value="457" table:style-name="ce1">
            <text:p>457</text:p>
          </table:table-cell>
          <table:table-cell office:value-type="float" office:value="370" table:style-name="ce1">
            <text:p>370</text:p>
          </table:table-cell>
          <table:table-cell office:value-type="float" office:value="856" table:style-name="ce1">
            <text:p>856</text:p>
          </table:table-cell>
          <table:table-cell office:value-type="float" office:value="640" table:style-name="ce1">
            <text:p>640</text:p>
          </table:table-cell>
          <table:table-cell office:value-type="float" office:value="469" table:style-name="ce1">
            <text:p>469</text:p>
          </table:table-cell>
          <table:table-cell office:value-type="float" office:value="104" table:style-name="ce1">
            <text:p>104</text:p>
          </table:table-cell>
          <table:table-cell office:value-type="float" office:value="326" table:style-name="ce1">
            <text:p>326</text:p>
          </table:table-cell>
          <table:table-cell office:value-type="float" office:value="490" table:style-name="ce1">
            <text:p>490</text:p>
          </table:table-cell>
          <table:table-cell office:value-type="float" office:value="807" table:style-name="ce1">
            <text:p>807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tet(W)_3_AJ427421</text:p>
          </table:table-cell>
          <table:table-cell office:value-type="float" office:value="0" table:style-name="ce1">
            <text:p>0</text:p>
          </table:table-cell>
          <table:table-cell office:value-type="float" office:value="447" table:style-name="ce1">
            <text:p>447</text:p>
          </table:table-cell>
          <table:table-cell office:value-type="float" office:value="344" table:style-name="ce1">
            <text:p>344</text:p>
          </table:table-cell>
          <table:table-cell office:value-type="float" office:value="0" table:style-name="ce1">
            <text:p>0</text:p>
          </table:table-cell>
          <table:table-cell office:value-type="float" office:value="614" table:style-name="ce1">
            <text:p>614</text:p>
          </table:table-cell>
          <table:table-cell office:value-type="float" office:value="455" table:style-name="ce1">
            <text:p>455</text:p>
          </table:table-cell>
          <table:table-cell office:value-type="float" office:value="93" table:style-name="ce1">
            <text:p>93</text:p>
          </table:table-cell>
          <table:table-cell office:value-type="float" office:value="316" table:style-name="ce1">
            <text:p>316</text:p>
          </table:table-cell>
          <table:table-cell office:value-type="float" office:value="472" table:style-name="ce1">
            <text:p>472</text:p>
          </table:table-cell>
          <table:table-cell office:value-type="float" office:value="794" table:style-name="ce1">
            <text:p>794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1">
            <text:p>tet(W)_4_FN396364</text:p>
          </table:table-cell>
          <table:table-cell office:value-type="float" office:value="0" table:style-name="ce1">
            <text:p>0</text:p>
          </table:table-cell>
          <table:table-cell office:value-type="float" office:value="318" table:style-name="ce1">
            <text:p>318</text:p>
          </table:table-cell>
          <table:table-cell office:value-type="float" office:value="256" table:style-name="ce1">
            <text:p>256</text:p>
          </table:table-cell>
          <table:table-cell office:value-type="float" office:value="648" table:style-name="ce1">
            <text:p>648</text:p>
          </table:table-cell>
          <table:table-cell office:value-type="float" office:value="404" table:style-name="ce1">
            <text:p>404</text:p>
          </table:table-cell>
          <table:table-cell office:value-type="float" office:value="302" table:style-name="ce1">
            <text:p>302</text:p>
          </table:table-cell>
          <table:table-cell office:value-type="float" office:value="82" table:style-name="ce1">
            <text:p>82</text:p>
          </table:table-cell>
          <table:table-cell office:value-type="float" office:value="362" table:style-name="ce1">
            <text:p>362</text:p>
          </table:table-cell>
          <table:table-cell office:value-type="float" office:value="540" table:style-name="ce1">
            <text:p>540</text:p>
          </table:table-cell>
          <table:table-cell office:value-type="float" office:value="548" table:style-name="ce1">
            <text:p>548</text:p>
          </table:table-cell>
          <table:table-cell table:style-name="ce1"/>
          <table:table-cell office:value-type="string" table:style-name="ce1">
            <text:p>Shannon_H</text:p>
          </table:table-cell>
          <table:table-cell office:value-type="float" office:value="1.9950000000000001" table:style-name="ce1">
            <text:p>1.995</text:p>
          </table:table-cell>
          <table:table-cell office:value-type="float" office:value="1.97" table:style-name="ce1">
            <text:p>1.97</text:p>
          </table:table-cell>
          <table:table-cell office:value-type="float" office:value="2.0190000000000001" table:style-name="ce1">
            <text:p>2.019</text:p>
          </table:table-cell>
          <table:table-cell office:value-type="float" office:value="2.7410000000000001" table:style-name="ce1">
            <text:p>2.741</text:p>
          </table:table-cell>
          <table:table-cell office:value-type="float" office:value="2.73" table:style-name="ce1">
            <text:p>2.73</text:p>
          </table:table-cell>
          <table:table-cell office:value-type="float" office:value="2.7509999999999999" table:style-name="ce1">
            <text:p>2.751</text:p>
          </table:table-cell>
          <table:table-cell office:value-type="float" office:value="2.673" table:style-name="ce1">
            <text:p>2.673</text:p>
          </table:table-cell>
          <table:table-cell office:value-type="float" office:value="2.653" table:style-name="ce1">
            <text:p>2.653</text:p>
          </table:table-cell>
          <table:table-cell office:value-type="float" office:value="2.6920000000000002" table:style-name="ce1">
            <text:p>2.692</text:p>
          </table:table-cell>
          <table:table-cell office:value-type="float" office:value="2.6640000000000001" table:style-name="ce1">
            <text:p>2.664</text:p>
          </table:table-cell>
          <table:table-cell office:value-type="float" office:value="2.65" table:style-name="ce1">
            <text:p>2.65</text:p>
          </table:table-cell>
          <table:table-cell office:value-type="float" office:value="2.677" table:style-name="ce1">
            <text:p>2.677</text:p>
          </table:table-cell>
          <table:table-cell office:value-type="float" office:value="2.66" table:style-name="ce1">
            <text:p>2.66</text:p>
          </table:table-cell>
          <table:table-cell office:value-type="float" office:value="2.6419999999999999" table:style-name="ce1">
            <text:p>2.642</text:p>
          </table:table-cell>
          <table:table-cell office:value-type="float" office:value="2.6779999999999999" table:style-name="ce1">
            <text:p>2.678</text:p>
          </table:table-cell>
          <table:table-cell office:value-type="float" office:value="2.6259999999999999" table:style-name="ce1">
            <text:p>2.626</text:p>
          </table:table-cell>
          <table:table-cell office:value-type="float" office:value="2.6110000000000002" table:style-name="ce1">
            <text:p>2.611</text:p>
          </table:table-cell>
          <table:table-cell office:value-type="float" office:value="2.641" table:style-name="ce1">
            <text:p>2.641</text:p>
          </table:table-cell>
          <table:table-cell office:value-type="float" office:value="1.9379999999999999" table:style-name="ce1">
            <text:p>1.938</text:p>
          </table:table-cell>
          <table:table-cell office:value-type="float" office:value="1.911" table:style-name="ce1">
            <text:p>1.911</text:p>
          </table:table-cell>
          <table:table-cell office:value-type="float" office:value="1.964" table:style-name="ce1">
            <text:p>1.964</text:p>
          </table:table-cell>
          <table:table-cell office:value-type="float" office:value="2.7120000000000002" table:style-name="ce1">
            <text:p>2.712</text:p>
          </table:table-cell>
          <table:table-cell office:value-type="float" office:value="2.694" table:style-name="ce1">
            <text:p>2.694</text:p>
          </table:table-cell>
          <table:table-cell office:value-type="float" office:value="2.73" table:style-name="ce1">
            <text:p>2.73</text:p>
          </table:table-cell>
          <table:table-cell office:value-type="float" office:value="2.867" table:style-name="ce1">
            <text:p>2.867</text:p>
          </table:table-cell>
          <table:table-cell office:value-type="float" office:value="2.855" table:style-name="ce1">
            <text:p>2.855</text:p>
          </table:table-cell>
          <table:table-cell office:value-type="float" office:value="2.879" table:style-name="ce1">
            <text:p>2.879</text:p>
          </table:table-cell>
          <table:table-cell office:value-type="float" office:value="2.8239999999999998" table:style-name="ce1">
            <text:p>2.824</text:p>
          </table:table-cell>
          <table:table-cell office:value-type="float" office:value="2.8130000000000002" table:style-name="ce1">
            <text:p>2.813</text:p>
          </table:table-cell>
          <table:table-cell office:value-type="float" office:value="2.835" table:style-name="ce1">
            <text:p>2.835</text:p>
          </table:table-cell>
          <table:table-cell table:number-columns-repeated="16341"/>
        </table:table-row>
        <table:table-row table:style-name="ro5">
          <table:table-cell office:value-type="string" table:style-name="ce1">
            <text:p>tet(W)_5_AJ427422</text:p>
          </table:table-cell>
          <table:table-cell office:value-type="float" office:value="43" table:style-name="ce1">
            <text:p>43</text:p>
          </table:table-cell>
          <table:table-cell office:value-type="float" office:value="480" table:style-name="ce1">
            <text:p>480</text:p>
          </table:table-cell>
          <table:table-cell office:value-type="float" office:value="395" table:style-name="ce1">
            <text:p>395</text:p>
          </table:table-cell>
          <table:table-cell office:value-type="float" office:value="0" table:style-name="ce1">
            <text:p>0</text:p>
          </table:table-cell>
          <table:table-cell office:value-type="float" office:value="679" table:style-name="ce1">
            <text:p>679</text:p>
          </table:table-cell>
          <table:table-cell office:value-type="float" office:value="502" table:style-name="ce1">
            <text:p>502</text:p>
          </table:table-cell>
          <table:table-cell office:value-type="float" office:value="108" table:style-name="ce1">
            <text:p>108</text:p>
          </table:table-cell>
          <table:table-cell office:value-type="float" office:value="348" table:style-name="ce1">
            <text:p>348</text:p>
          </table:table-cell>
          <table:table-cell office:value-type="float" office:value="515" table:style-name="ce1">
            <text:p>515</text:p>
          </table:table-cell>
          <table:table-cell office:value-type="float" office:value="869" table:style-name="ce1">
            <text:p>869</text:p>
          </table:table-cell>
          <table:table-cell table:style-name="ce1"/>
          <table:table-cell office:value-type="string" table:style-name="ce1">
            <text:p>Berger-Parker</text:p>
          </table:table-cell>
          <table:table-cell table:number-columns-repeated="16371" table:style-name="ce1"/>
        </table:table-row>
        <table:table-row table:style-name="ro5">
          <table:table-cell table:number-columns-repeated="16384"/>
        </table:table-row>
        <table:table-row table:style-name="ro5">
          <table:table-cell table:style-name="ce1"/>
          <table:table-cell office:value-type="string" table:number-columns-spanned="3" table:number-rows-spanned="1" table:style-name="ce14">
            <text:p>Simpson_1-D</text:p>
          </table:table-cell>
          <table:covered-table-cell table:number-columns-repeated="2"/>
          <table:table-cell office:value-type="string" table:number-columns-spanned="3" table:number-rows-spanned="1" table:style-name="ce14">
            <text:p>Berger_parker index</text:p>
          </table:table-cell>
          <table:covered-table-cell table:number-columns-repeated="2"/>
          <table:table-cell office:value-type="string" table:number-columns-spanned="3" table:number-rows-spanned="1" table:style-name="ce14">
            <text:p>Evenness e^H/S</text:p>
          </table:table-cell>
          <table:covered-table-cell table:number-columns-repeated="2"/>
          <table:table-cell table:number-columns-repeated="16374" table:style-name="ce1"/>
        </table:table-row>
        <table:table-row table:style-name="ro5">
          <table:table-cell table:number-columns-repeated="17" table:style-name="ce1"/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number-columns-repeated="16353" table:style-name="ce1"/>
        </table:table-row>
        <table:table-row table:style-name="ro5">
          <table:table-cell office:value-type="string" table:style-name="ce1">
            <text:p>20_V_M_1</text:p>
          </table:table-cell>
          <table:table-cell office:value-type="float" office:value="0.82350000000000001" table:style-name="ce1">
            <text:p>0.8235</text:p>
          </table:table-cell>
          <table:table-cell office:value-type="float" office:value="0.81779999999999997" table:style-name="ce1">
            <text:p>0.8178</text:p>
          </table:table-cell>
          <table:table-cell office:value-type="float" office:value="0.82930000000000004" table:style-name="ce1">
            <text:p>0.8293</text:p>
          </table:table-cell>
          <table:table-cell office:value-type="float" office:value="0.29289999999999999" table:style-name="ce1">
            <text:p>0.2929</text:p>
          </table:table-cell>
          <table:table-cell office:value-type="float" office:value="0.27979999999999999" table:style-name="ce1">
            <text:p>0.2798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0.61260000000000003" table:style-name="ce1">
            <text:p>0.6126</text:p>
          </table:table-cell>
          <table:table-cell office:value-type="float" office:value="0.59760000000000002" table:style-name="ce1">
            <text:p>0.5976</text:p>
          </table:table-cell>
          <table:table-cell office:value-type="float" office:value="0.62760000000000005" table:style-name="ce1">
            <text:p>0.6276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1">
            <text:p>20_V_M_2</text:p>
          </table:table-cell>
          <table:table-cell office:value-type="float" office:value="0.93020000000000003" table:style-name="ce1">
            <text:p>0.9302</text:p>
          </table:table-cell>
          <table:table-cell office:value-type="float" office:value="0.92889999999999995" table:style-name="ce1">
            <text:p>0.9289</text:p>
          </table:table-cell>
          <table:table-cell office:value-type="float" office:value="0.93159999999999998" table:style-name="ce1">
            <text:p>0.9316</text:p>
          </table:table-cell>
          <table:table-cell office:value-type="float" office:value="0.1198" table:style-name="ce1">
            <text:p>0.1198</text:p>
          </table:table-cell>
          <table:table-cell office:value-type="float" office:value="0.1119" table:style-name="ce1">
            <text:p>0.1119</text:p>
          </table:table-cell>
          <table:table-cell office:value-type="float" office:value="0.12759999999999999" table:style-name="ce1">
            <text:p>0.1276</text:p>
          </table:table-cell>
          <table:table-cell office:value-type="float" office:value="0.91149999999999998" table:style-name="ce1">
            <text:p>0.9115</text:p>
          </table:table-cell>
          <table:table-cell office:value-type="float" office:value="0.9022" table:style-name="ce1">
            <text:p>0.9022</text:p>
          </table:table-cell>
          <table:table-cell office:value-type="float" office:value="0.92090000000000005" table:style-name="ce1">
            <text:p>0.9209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1">
            <text:p>22_NV_M</text:p>
          </table:table-cell>
          <table:table-cell office:value-type="float" office:value="0.89790000000000003" table:style-name="ce1">
            <text:p>0.8979</text:p>
          </table:table-cell>
          <table:table-cell office:value-type="float" office:value="0.8952" table:style-name="ce1">
            <text:p>0.8952</text:p>
          </table:table-cell>
          <table:table-cell office:value-type="float" office:value="0.90059999999999996" table:style-name="ce1">
            <text:p>0.9006</text:p>
          </table:table-cell>
          <table:table-cell office:value-type="float" office:value="0.2162" table:style-name="ce1">
            <text:p>0.2162</text:p>
          </table:table-cell>
          <table:table-cell office:value-type="float" office:value="0.2087" table:style-name="ce1">
            <text:p>0.2087</text:p>
          </table:table-cell>
          <table:table-cell office:value-type="float" office:value="0.2238" table:style-name="ce1">
            <text:p>0.2238</text:p>
          </table:table-cell>
          <table:table-cell office:value-type="float" office:value="0.38109999999999999" table:style-name="ce1">
            <text:p>0.3811</text:p>
          </table:table-cell>
          <table:table-cell office:value-type="float" office:value="0.37369999999999998" table:style-name="ce1">
            <text:p>0.3737</text:p>
          </table:table-cell>
          <table:table-cell office:value-type="float" office:value="0.38850000000000001" table:style-name="ce1">
            <text:p>0.3885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1">
            <text:p>37_V_F</text:p>
          </table:table-cell>
          <table:table-cell office:value-type="float" office:value="0.91559999999999997" table:style-name="ce1">
            <text:p>0.9156</text:p>
          </table:table-cell>
          <table:table-cell office:value-type="float" office:value="0.91410000000000002" table:style-name="ce1">
            <text:p>0.9141</text:p>
          </table:table-cell>
          <table:table-cell office:value-type="float" office:value="0.91710000000000003" table:style-name="ce1">
            <text:p>0.9171</text:p>
          </table:table-cell>
          <table:table-cell office:value-type="float" office:value="0.1346" table:style-name="ce1">
            <text:p>0.1346</text:p>
          </table:table-cell>
          <table:table-cell office:value-type="float" office:value="0.12959999999999999" table:style-name="ce1">
            <text:p>0.1296</text:p>
          </table:table-cell>
          <table:table-cell office:value-type="float" office:value="0.13969999999999999" table:style-name="ce1">
            <text:p>0.1397</text:p>
          </table:table-cell>
          <table:table-cell office:value-type="float" office:value="0.624" table:style-name="ce1">
            <text:p>0.624</text:p>
          </table:table-cell>
          <table:table-cell office:value-type="float" office:value="0.61550000000000005" table:style-name="ce1">
            <text:p>0.6155</text:p>
          </table:table-cell>
          <table:table-cell office:value-type="float" office:value="0.63239999999999996" table:style-name="ce1">
            <text:p>0.6324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1">
            <text:p>32_NV_M</text:p>
          </table:table-cell>
          <table:table-cell office:value-type="float" office:value="0.90690000000000004" table:style-name="ce1">
            <text:p>0.9069</text:p>
          </table:table-cell>
          <table:table-cell office:value-type="float" office:value="0.90429999999999999" table:style-name="ce1">
            <text:p>0.9043</text:p>
          </table:table-cell>
          <table:table-cell office:value-type="float" office:value="0.90949999999999998" table:style-name="ce1">
            <text:p>0.9095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19570000000000001" table:style-name="ce1">
            <text:p>0.1957</text:p>
          </table:table-cell>
          <table:table-cell office:value-type="float" office:value="0.2122" table:style-name="ce1">
            <text:p>0.2122</text:p>
          </table:table-cell>
          <table:table-cell office:value-type="float" office:value="0.59570000000000001" table:style-name="ce1">
            <text:p>0.5957</text:p>
          </table:table-cell>
          <table:table-cell office:value-type="float" office:value="0.58520000000000005" table:style-name="ce1">
            <text:p>0.5852</text:p>
          </table:table-cell>
          <table:table-cell office:value-type="float" office:value="0.60619999999999996" table:style-name="ce1">
            <text:p>0.6062</text:p>
          </table:table-cell>
          <table:table-cell table:style-name="ce1"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repeated="16363" table:style-name="ce1"/>
        </table:table-row>
        <table:table-row table:style-name="ro5">
          <table:table-cell office:value-type="string" table:style-name="ce1">
            <text:p>35_NV_M</text:p>
          </table:table-cell>
          <table:table-cell office:value-type="float" office:value="0.91749999999999998" table:style-name="ce1">
            <text:p>0.9175</text:p>
          </table:table-cell>
          <table:table-cell office:value-type="float" office:value="0.91559999999999997" table:style-name="ce1">
            <text:p>0.9156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14910000000000001" table:style-name="ce1">
            <text:p>0.1491</text:p>
          </table:table-cell>
          <table:table-cell office:value-type="float" office:value="0.13980000000000001" table:style-name="ce1">
            <text:p>0.1398</text:p>
          </table:table-cell>
          <table:table-cell office:value-type="float" office:value="0.1583" table:style-name="ce1">
            <text:p>0.1583</text:p>
          </table:table-cell>
          <table:table-cell office:value-type="float" office:value="0.81279999999999997" table:style-name="ce1">
            <text:p>0.8128</text:p>
          </table:table-cell>
          <table:table-cell office:value-type="float" office:value="0.80079999999999996" table:style-name="ce1">
            <text:p>0.8008</text:p>
          </table:table-cell>
          <table:table-cell office:value-type="float" office:value="0.82469999999999999" table:style-name="ce1">
            <text:p>0.8247</text:p>
          </table:table-cell>
          <table:table-cell table:number-columns-repeated="11" table:style-name="ce13"/>
          <table:table-cell table:number-columns-repeated="16363" table:style-name="ce1"/>
        </table:table-row>
        <table:table-row table:style-name="ro5">
          <table:table-cell office:value-type="string" table:style-name="ce1">
            <text:p>58_NV_M</text:p>
          </table:table-cell>
          <table:table-cell office:value-type="float" office:value="0.76570000000000005" table:style-name="ce1">
            <text:p>0.7657</text:p>
          </table:table-cell>
          <table:table-cell office:value-type="float" office:value="0.75829999999999997" table:style-name="ce1">
            <text:p>0.7583</text:p>
          </table:table-cell>
          <table:table-cell office:value-type="float" office:value="0.77310000000000001" table:style-name="ce1">
            <text:p>0.7731</text:p>
          </table:table-cell>
          <table:table-cell office:value-type="float" office:value="0.41310000000000002" table:style-name="ce1">
            <text:p>0.4131</text:p>
          </table:table-cell>
          <table:table-cell office:value-type="float" office:value="0.40200000000000002" table:style-name="ce1">
            <text:p>0.402</text:p>
          </table:table-cell>
          <table:table-cell office:value-type="float" office:value="0.42420000000000002" table:style-name="ce1">
            <text:p>0.4242</text:p>
          </table:table-cell>
          <table:table-cell office:value-type="float" office:value="0.78" table:style-name="ce1">
            <text:p>0.78</text:p>
          </table:table-cell>
          <table:table-cell office:value-type="float" office:value="0.751" table:style-name="ce1">
            <text:p>0.751</text:p>
          </table:table-cell>
          <table:table-cell office:value-type="float" office:value="0.80900000000000005" table:style-name="ce1">
            <text:p>0.809</text:p>
          </table:table-cell>
          <table:table-cell table:number-columns-repeated="11" table:style-name="ce13"/>
          <table:table-cell table:number-columns-repeated="16363" table:style-name="ce1"/>
        </table:table-row>
        <table:table-row table:style-name="ro5">
          <table:table-cell office:value-type="string" table:style-name="ce1">
            <text:p>55_NV_F</text:p>
          </table:table-cell>
          <table:table-cell office:value-type="float" office:value="0.91120000000000001" table:style-name="ce1">
            <text:p>0.9112</text:p>
          </table:table-cell>
          <table:table-cell office:value-type="float" office:value="0.90849999999999997" table:style-name="ce1">
            <text:p>0.9085</text:p>
          </table:table-cell>
          <table:table-cell office:value-type="float" office:value="0.91379999999999995" table:style-name="ce1">
            <text:p>0.9138</text:p>
          </table:table-cell>
          <table:table-cell office:value-type="float" office:value="0.19700000000000001" table:style-name="ce1">
            <text:p>0.197</text:p>
          </table:table-cell>
          <table:table-cell office:value-type="float" office:value="0.18870000000000001" table:style-name="ce1">
            <text:p>0.1887</text:p>
          </table:table-cell>
          <table:table-cell office:value-type="float" office:value="0.2054" table:style-name="ce1">
            <text:p>0.2054</text:p>
          </table:table-cell>
          <table:table-cell office:value-type="float" office:value="0.46279999999999999" table:style-name="ce1">
            <text:p>0.4628</text:p>
          </table:table-cell>
          <table:table-cell office:value-type="float" office:value="0.4506" table:style-name="ce1">
            <text:p>0.4506</text:p>
          </table:table-cell>
          <table:table-cell office:value-type="float" office:value="0.47499999999999998" table:style-name="ce1">
            <text:p>0.475</text:p>
          </table:table-cell>
          <table:table-cell table:number-columns-repeated="11" table:style-name="ce13"/>
          <table:table-cell table:number-columns-repeated="16363" table:style-name="ce1"/>
        </table:table-row>
        <table:table-row table:style-name="ro5">
          <table:table-cell office:value-type="string" table:style-name="ce1">
            <text:p>32_NV_M</text:p>
          </table:table-cell>
          <table:table-cell office:value-type="float" office:value="0.93279999999999996" table:style-name="ce1">
            <text:p>0.9328</text:p>
          </table:table-cell>
          <table:table-cell office:value-type="float" office:value="0.93149999999999999" table:style-name="ce1">
            <text:p>0.9315</text:p>
          </table:table-cell>
          <table:table-cell office:value-type="float" office:value="0.93410000000000004" table:style-name="ce1">
            <text:p>0.9341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0.1376" table:style-name="ce1">
            <text:p>0.1376</text:p>
          </table:table-cell>
          <table:table-cell office:value-type="float" office:value="0.15040000000000001" table:style-name="ce1">
            <text:p>0.1504</text:p>
          </table:table-cell>
          <table:table-cell office:value-type="float" office:value="0.53939999999999999" table:style-name="ce1">
            <text:p>0.5394</text:p>
          </table:table-cell>
          <table:table-cell office:value-type="float" office:value="0.5131" table:style-name="ce1">
            <text:p>0.5131</text:p>
          </table:table-cell>
          <table:table-cell office:value-type="float" office:value="0.56579999999999997" table:style-name="ce1">
            <text:p>0.5658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1">
            <text:p>18_NV_M</text:p>
          </table:table-cell>
          <table:table-cell office:value-type="float" office:value="0.92979999999999996" table:style-name="ce1">
            <text:p>0.9298</text:p>
          </table:table-cell>
          <table:table-cell office:value-type="float" office:value="0.92879999999999996" table:style-name="ce1">
            <text:p>0.9288</text:p>
          </table:table-cell>
          <table:table-cell office:value-type="float" office:value="0.93089999999999995" table:style-name="ce1">
            <text:p>0.9309</text:p>
          </table:table-cell>
          <table:table-cell office:value-type="float" office:value="0.112" table:style-name="ce1">
            <text:p>0.112</text:p>
          </table:table-cell>
          <table:table-cell office:value-type="float" office:value="0.1077" table:style-name="ce1">
            <text:p>0.1077</text:p>
          </table:table-cell>
          <table:table-cell office:value-type="float" office:value="0.1162" table:style-name="ce1">
            <text:p>0.1162</text:p>
          </table:table-cell>
          <table:table-cell office:value-type="float" office:value="0.62380000000000002" table:style-name="ce1">
            <text:p>0.6238</text:p>
          </table:table-cell>
          <table:table-cell office:value-type="float" office:value="0.61680000000000001" table:style-name="ce1">
            <text:p>0.6168</text:p>
          </table:table-cell>
          <table:table-cell office:value-type="float" office:value="0.63070000000000004" table:style-name="ce1">
            <text:p>0.6307</text:p>
          </table:table-cell>
          <table:table-cell table:number-columns-repeated="16374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Evenness_e^H/S</text:p>
          </table:table-cell>
          <table:table-cell table:number-columns-repeated="21" table:style-name="ce1"/>
          <table:table-cell office:value-type="float" office:value="0.60250000000000004" table:style-name="ce1">
            <text:p>0.6025</text:p>
          </table:table-cell>
          <table:table-cell office:value-type="float" office:value="0.5917" table:style-name="ce1">
            <text:p>0.5917</text:p>
          </table:table-cell>
          <table:table-cell office:value-type="float" office:value="0.61319999999999997" table:style-name="ce1">
            <text:p>0.6132</text:p>
          </table:table-cell>
          <table:table-cell office:value-type="float" office:value="0.7036" table:style-name="ce1">
            <text:p>0.7036</text:p>
          </table:table-cell>
          <table:table-cell office:value-type="float" office:value="0.69510000000000005" table:style-name="ce1">
            <text:p>0.6951</text:p>
          </table:table-cell>
          <table:table-cell office:value-type="float" office:value="0.71199999999999997" table:style-name="ce1">
            <text:p>0.7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3"/>
        </table:table-row>
        <table:table-row table:number-rows-repeated="1048468" table:style-name="ro5">
          <table:table-cell table:number-columns-repeated="16384"/>
        </table:table-row>
      </table:table>
      <table:database-ranges>
        <table:database-range table:target-range-address="Sheet1.BC18:Sheet1.BM58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_54_0_37__32_-_32_Accent1" style:display-name="60% - Accent1" style:family="table-cell" style:data-style-name="N0">
      <style:table-cell-properties fo:background-color="#9BC2E6"/>
      <style:text-properties fo:color="#FFFFFF" style:font-name="Calibri" style:font-name-asian="Calibri" style:font-name-complex="Calibri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omathinayagam</dc:creator>
    <meta:creation-date>2017-10-20T23:41:04Z</meta:creation-date>
    <dc:date>2023-02-09T06:00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C$92" chart:values-cell-range-address="Sheet1.$BD$92:.$BM$92" chart:class="chart:bar" chart:attached-axis="primary-y" chart:style-name="G0S0">
            <chart:data-point chart:repeated="10"/>
          </chart:series>
          <chart:series chart:label-cell-address="Sheet1.$BC$93" chart:values-cell-range-address="Sheet1.$BD$93:.$BM$93" chart:class="chart:bar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IS rank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Sheet1.$BS$1" chart:values-cell-range-address="Sheet1.$BS$2:.$BS$11" chart:class="chart:scatter" chart:attached-axis="primary-y" chart:style-name="G0S0">
            <chart:domain table:cell-range-address="Sheet1.$BR$2:.$BR$11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